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fo:text-indent="0.2479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tab-stops>
          <style:tab-stop style:type="left" style:position="18.6319in"/>
        </style:tab-stops>
      </style:paragraph-properties>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479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P316" style:parent-style-name="Normalny" style:family="paragraph">
      <style:paragraph-properties fo:text-align="justify" fo:line-height="150%" fo:text-indent="0.2479in"/>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fo:text-indent="0.2479in"/>
    </style:style>
    <style:style style:name="P324" style:parent-style-name="Normalny" style:family="paragraph">
      <style:paragraph-properties fo:text-align="justify" fo:line-height="150%" fo:text-indent="0.2479in"/>
    </style:style>
    <style:style style:name="P325" style:parent-style-name="Normalny" style:family="paragraph">
      <style:paragraph-properties fo:text-align="justify" fo:line-height="150%" fo:text-indent="0.2479in"/>
    </style:style>
    <style:style style:name="P326" style:parent-style-name="Normalny" style:family="paragraph">
      <style:paragraph-properties fo:text-align="justify" fo:line-height="150%" fo:text-indent="0.2479in"/>
    </style:style>
    <style:style style:name="P327" style:parent-style-name="Normalny" style:family="paragraph">
      <style:paragraph-properties fo:text-align="justify" fo:line-height="150%" fo:text-indent="0.2479in"/>
    </style:style>
    <style:style style:name="P328" style:parent-style-name="Normalny" style:family="paragraph">
      <style:paragraph-properties fo:text-align="justify" fo:line-height="150%" fo:text-indent="0.2479in"/>
    </style:style>
    <style:style style:name="P329" style:parent-style-name="Normalny" style:family="paragraph">
      <style:paragraph-properties fo:text-align="justify" fo:line-height="150%" fo:margin-left="0.25in" fo:text-indent="0.2479in">
        <style:tab-stops/>
      </style:paragraph-properties>
    </style:style>
    <style:style style:name="P330" style:parent-style-name="Normalny" style:family="paragraph">
      <style:paragraph-properties fo:text-align="justify" fo:line-height="150%"/>
    </style:style>
    <style:style style:name="T331" style:parent-style-name="Domyślnaczcionkaakapitu" style:family="text">
      <style:text-properties style:text-underline-type="single" style:text-underline-style="solid" style:text-underline-width="auto" style:text-underline-mode="continuous"/>
    </style:style>
    <style:style style:name="T332" style:parent-style-name="Domyślnaczcionkaakapitu" style:family="text">
      <style:text-properties fo:background-color="#80FFFF" style:text-underline-type="single" style:text-underline-style="solid" style:text-underline-width="auto" style:text-underline-mode="continuous"/>
    </style:style>
    <style:style style:name="T333" style:parent-style-name="Domyślnaczcionkaakapitu" style:family="text">
      <style:text-properties style:text-underline-type="single" style:text-underline-style="solid" style:text-underline-width="auto" style:text-underline-mode="continuous"/>
    </style:style>
    <style:style style:name="T334" style:parent-style-name="Domyślnaczcionkaakapitu" style:family="text">
      <style:text-properties fo:background-color="#80FFFF" style:text-underline-type="single" style:text-underline-style="solid" style:text-underline-width="auto" style:text-underline-mode="continuous"/>
    </style:style>
    <style:style style:name="T335" style:parent-style-name="Domyślnaczcionkaakapitu" style:family="text">
      <style:text-properties style:text-underline-type="single" style:text-underline-style="solid" style:text-underline-width="auto" style:text-underline-mode="continuous"/>
    </style:style>
    <style:style style:name="P336" style:parent-style-name="Normalny" style:family="paragraph">
      <style:paragraph-properties fo:text-align="justify" fo:line-height="150%" fo:text-indent="0.2479in"/>
    </style:style>
    <style:style style:name="P337" style:parent-style-name="Normalny" style:family="paragraph">
      <style:paragraph-properties fo:text-align="justify" fo:line-height="150%"/>
    </style:style>
    <style:style style:name="T338" style:parent-style-name="Domyślnaczcionkaakapitu" style:family="text">
      <style:text-properties style:text-underline-type="single" style:text-underline-style="solid" style:text-underline-width="auto" style:text-underline-mode="continuous"/>
    </style:style>
    <style:style style:name="P339" style:parent-style-name="Normalny" style:family="paragraph">
      <style:paragraph-properties fo:text-align="justify" fo:line-height="150%" fo:text-indent="0.2479in"/>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style:style>
    <style:style style:name="T342" style:parent-style-name="Domyślnaczcionkaakapitu" style:family="text">
      <style:text-properties style:text-underline-type="single" style:text-underline-style="solid" style:text-underline-width="auto" style:text-underline-mode="continuous"/>
    </style:style>
    <style:style style:name="T343" style:parent-style-name="Domyślnaczcionkaakapitu" style:family="text">
      <style:text-properties fo:background-color="#80FFFF" style:text-underline-type="single" style:text-underline-style="solid" style:text-underline-width="auto" style:text-underline-mode="continuous"/>
    </style:style>
    <style:style style:name="T344" style:parent-style-name="Domyślnaczcionkaakapitu" style:family="text">
      <style:text-properties style:text-underline-type="single" style:text-underline-style="solid" style:text-underline-width="auto" style:text-underline-mode="continuous"/>
    </style:style>
    <style:style style:name="T345" style:parent-style-name="Domyślnaczcionkaakapitu" style:family="text">
      <style:text-properties fo:background-color="#80FFFF" style:text-underline-type="single" style:text-underline-style="solid" style:text-underline-width="auto" style:text-underline-mode="continuous"/>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text-underline-type="single" style:text-underline-style="solid" style:text-underline-width="auto" style:text-underline-mode="continuous"/>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style:style>
    <style:style style:name="T351" style:parent-style-name="Domyślnaczcionkaakapitu" style:family="text">
      <style:text-properties style:text-underline-type="single" style:text-underline-style="solid" style:text-underline-width="auto" style:text-underline-mode="continuous"/>
    </style:style>
    <style:style style:name="T352" style:parent-style-name="Domyślnaczcionkaakapitu" style:family="text">
      <style:text-properties fo:background-color="#80FFFF" style:text-underline-type="single" style:text-underline-style="solid" style:text-underline-width="auto" style:text-underline-mode="continuous"/>
    </style:style>
    <style:style style:name="T353" style:parent-style-name="Domyślnaczcionkaakapitu" style:family="text">
      <style:text-properties style:text-underline-type="single" style:text-underline-style="solid" style:text-underline-width="auto" style:text-underline-mode="continuous"/>
    </style:style>
    <style:style style:name="T354" style:parent-style-name="Domyślnaczcionkaakapitu" style:family="text">
      <style:text-properties fo:background-color="#80FFFF" style:text-underline-type="single" style:text-underline-style="solid" style:text-underline-width="auto" style:text-underline-mode="continuous"/>
    </style:style>
    <style:style style:name="T355" style:parent-style-name="Domyślnaczcionkaakapitu" style:family="text">
      <style:text-properties style:text-underline-type="single" style:text-underline-style="solid" style:text-underline-width="auto" style:text-underline-mode="continuous"/>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T360" style:parent-style-name="Domyślnaczcionkaakapitu" style:family="text">
      <style:text-properties fo:background-color="#80FFFF" style:text-underline-type="single" style:text-underline-style="solid" style:text-underline-width="auto" style:text-underline-mode="continuous"/>
    </style:style>
    <style:style style:name="T361" style:parent-style-name="Domyślnaczcionkaakapitu" style:family="text">
      <style:text-properties style:text-underline-type="single" style:text-underline-style="solid" style:text-underline-width="auto" style:text-underline-mode="continuous"/>
    </style:style>
    <style:style style:name="T362" style:parent-style-name="Domyślnaczcionkaakapitu" style:family="text">
      <style:text-properties fo:background-color="#80FFFF" style:text-underline-type="single" style:text-underline-style="solid" style:text-underline-width="auto" style:text-underline-mode="continuous"/>
    </style:style>
    <style:style style:name="T363" style:parent-style-name="Domyślnaczcionkaakapitu" style:family="text">
      <style:text-properties style:text-underline-type="single" style:text-underline-style="solid" style:text-underline-width="auto" style:text-underline-mode="continuous"/>
    </style:style>
    <style:style style:name="T364" style:parent-style-name="Domyślnaczcionkaakapitu" style:family="text">
      <style:text-properties fo:background-color="#80FFFF" style:text-underline-type="single" style:text-underline-style="solid" style:text-underline-width="auto" style:text-underline-mode="continuous"/>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479in"/>
    </style:style>
    <style:style style:name="P367" style:parent-style-name="Normalny" style:family="paragraph">
      <style:paragraph-properties fo:text-align="justify" fo:line-height="150%" fo:text-indent="0.2479in"/>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479in"/>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479in"/>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479in"/>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P454" style:parent-style-name="Normalny" style:family="paragraph">
      <style:paragraph-properties fo:text-align="justify" fo:line-height="150%" fo:text-indent="0.2479in"/>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fo:text-indent="0.2479in"/>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P472" style:parent-style-name="Normalny" style:family="paragraph">
      <style:paragraph-properties fo:text-align="justify" fo:line-height="150%"/>
    </style:style>
    <style:style style:name="T473" style:parent-style-name="Domyślnaczcionkaakapitu" style:family="text">
      <style:text-properties style:text-underline-type="single" style:text-underline-style="solid" style:text-underline-width="auto" style:text-underline-mode="continuous"/>
    </style:style>
    <style:style style:name="T474" style:parent-style-name="Domyślnaczcionkaakapitu" style:family="text">
      <style:text-properties fo:background-color="#80FFFF" style:text-underline-type="single" style:text-underline-style="solid" style:text-underline-width="auto" style:text-underline-mode="continuous"/>
    </style:style>
    <style:style style:name="T475" style:parent-style-name="Domyślnaczcionkaakapitu" style:family="text">
      <style:text-properties style:text-underline-type="single" style:text-underline-style="solid" style:text-underline-width="auto" style:text-underline-mode="continuous"/>
    </style:style>
    <style:style style:name="T476" style:parent-style-name="Domyślnaczcionkaakapitu" style:family="text">
      <style:text-properties fo:background-color="#80FFFF" style:text-underline-type="single" style:text-underline-style="solid" style:text-underline-width="auto" style:text-underline-mode="continuous"/>
    </style:style>
    <style:style style:name="T477" style:parent-style-name="Domyślnaczcionkaakapitu" style:family="text">
      <style:text-properties style:text-underline-type="single" style:text-underline-style="solid" style:text-underline-width="auto" style:text-underline-mode="continuous"/>
    </style:style>
    <style:style style:name="T478" style:parent-style-name="Domyślnaczcionkaakapitu" style:family="text">
      <style:text-properties fo:background-color="#80FFFF" style:text-underline-type="single" style:text-underline-style="solid" style:text-underline-width="auto" style:text-underline-mode="continuous"/>
    </style:style>
    <style:style style:name="T479" style:parent-style-name="Domyślnaczcionkaakapitu" style:family="text">
      <style:text-properties style:text-underline-type="single" style:text-underline-style="solid" style:text-underline-width="auto" style:text-underline-mode="continuous"/>
    </style:style>
    <style:style style:name="P480" style:parent-style-name="Normalny" style:family="paragraph">
      <style:paragraph-properties fo:text-align="justify" fo:line-height="150%" fo:text-indent="0.2479in"/>
    </style:style>
    <style:style style:name="P481" style:parent-style-name="Normalny" style:family="paragraph">
      <style:paragraph-properties fo:text-align="justify" fo:line-height="150%" fo:text-indent="0.2479in"/>
    </style:style>
    <style:style style:name="P482" style:parent-style-name="Normalny" style:family="paragraph">
      <style:paragraph-properties fo:text-align="justify" fo:line-height="150%"/>
    </style:style>
    <style:style style:name="T483" style:parent-style-name="Domyślnaczcionkaakapitu" style:family="text">
      <style:text-properties style:text-underline-type="single" style:text-underline-style="solid" style:text-underline-width="auto" style:text-underline-mode="continuous"/>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P548" style:parent-style-name="Normalny" style:family="paragraph">
      <style:paragraph-properties fo:text-align="justify" fo:line-height="150%"/>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style:style>
    <style:style style:name="P551" style:parent-style-name="Normalny" style:family="paragraph">
      <style:paragraph-properties fo:text-align="justify" fo:line-height="150%"/>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style:style>
    <style:style style:name="P556" style:parent-style-name="Normalny" style:family="paragraph">
      <style:paragraph-properties fo:text-align="justify" fo:line-height="150%"/>
    </style:style>
    <style:style style:name="P557" style:parent-style-name="Normalny" style:family="paragraph">
      <style:paragraph-properties fo:text-align="justify" fo:line-height="150%"/>
    </style:style>
    <style:style style:name="P558" style:parent-style-name="Normalny" style:family="paragraph">
      <style:paragraph-properties fo:text-align="justify" fo:line-height="150%"/>
    </style:style>
    <style:style style:name="P559" style:parent-style-name="Normalny" style:family="paragraph">
      <style:paragraph-properties fo:text-align="justify" fo:line-height="150%" fo:text-indent="0.2479in"/>
    </style:style>
    <style:style style:name="P560" style:parent-style-name="Normalny" style:family="paragraph">
      <style:paragraph-properties fo:text-align="justify" fo:line-height="150%"/>
    </style:style>
    <style:style style:name="T561" style:parent-style-name="Domyślnaczcionkaakapitu" style:family="text">
      <style:text-properties style:text-underline-type="single" style:text-underline-style="solid" style:text-underline-width="auto" style:text-underline-mode="continuous"/>
    </style:style>
    <style:style style:name="T562" style:parent-style-name="Domyślnaczcionkaakapitu" style:family="text">
      <style:text-properties fo:background-color="#80FFFF" style:text-underline-type="single" style:text-underline-style="solid" style:text-underline-width="auto" style:text-underline-mode="continuous"/>
    </style:style>
    <style:style style:name="T563" style:parent-style-name="Domyślnaczcionkaakapitu" style:family="text">
      <style:text-properties style:text-underline-type="single" style:text-underline-style="solid" style:text-underline-width="auto" style:text-underline-mode="continuous"/>
    </style:style>
    <style:style style:name="T564" style:parent-style-name="Domyślnaczcionkaakapitu" style:family="text">
      <style:text-properties fo:background-color="#80FFFF" style:text-underline-type="single" style:text-underline-style="solid" style:text-underline-width="auto" style:text-underline-mode="continuous"/>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P572" style:parent-style-name="Normalny" style:family="paragraph">
      <style:paragraph-properties fo:text-align="justify" fo:line-height="150%" fo:text-indent="0.2479in"/>
    </style:style>
    <style:style style:name="P573" style:parent-style-name="Normalny" style:family="paragraph">
      <style:paragraph-properties fo:text-align="justify" fo:line-height="150%" fo:text-indent="0.2479in"/>
    </style:style>
    <style:style style:name="P574" style:parent-style-name="Normalny" style:family="paragraph">
      <style:paragraph-properties fo:text-align="justify" fo:line-height="150%"/>
    </style:style>
    <style:style style:name="P575" style:parent-style-name="Normalny" style:family="paragraph">
      <style:paragraph-properties fo:text-align="justify" fo:line-height="150%"/>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style:style>
    <style:style style:name="P579" style:parent-style-name="Normalny" style:family="paragraph">
      <style:paragraph-properties fo:text-align="justify" fo:line-height="150%">
        <style:tab-stops>
          <style:tab-stop style:type="left" style:position="15.0902in"/>
        </style:tab-stops>
      </style:paragraph-properties>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style:tab-stops>
          <style:tab-stop style:type="left" style:position="15.0902in"/>
        </style:tab-stops>
      </style:paragraph-properties>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P591" style:parent-style-name="Normalny" style:family="paragraph">
      <style:paragraph-properties fo:text-align="justify" fo:line-height="150%"/>
    </style:style>
    <style:style style:name="T592" style:parent-style-name="Domyślnaczcionkaakapitu" style:family="text">
      <style:text-properties style:text-underline-type="single" style:text-underline-style="solid" style:text-underline-width="auto" style:text-underline-mode="continuous"/>
    </style:style>
    <style:style style:name="P593" style:parent-style-name="Normalny" style:family="paragraph">
      <style:paragraph-properties fo:text-align="justify" fo:line-height="150%" fo:text-indent="0.2479in"/>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479in"/>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P622" style:parent-style-name="Normalny" style:family="paragraph">
      <style:paragraph-properties fo:text-align="justify" fo:line-height="150%" fo:text-indent="0.2479in"/>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479in"/>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fo:text-indent="0.2479in"/>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P660" style:parent-style-name="Normalny" style:family="paragraph">
      <style:paragraph-properties fo:text-align="justify" fo:line-height="150%" fo:text-indent="0.2479in"/>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P682" style:parent-style-name="Normalny" style:family="paragraph">
      <style:paragraph-properties fo:text-align="justify" fo:line-height="150%" fo:text-indent="0.2479in"/>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fo:text-indent="0.2479in"/>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479in"/>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style:style>
    <style:style style:name="T754" style:parent-style-name="Domyślnaczcionkaakapitu" style:family="text">
      <style:text-properties style:text-underline-type="single" style:text-underline-style="solid" style:text-underline-width="auto" style:text-underline-mode="continuous"/>
    </style:style>
    <style:style style:name="T755" style:parent-style-name="Domyślnaczcionkaakapitu" style:family="text">
      <style:text-properties fo:background-color="#80FFFF" style:text-underline-type="single" style:text-underline-style="solid" style:text-underline-width="auto" style:text-underline-mode="continuous"/>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style:tab-stops>
          <style:tab-stop style:type="left" style:leader-style="solid" style:leader-text="_" style:position="-18.7611in"/>
        </style:tab-stops>
      </style:paragraph-properties>
    </style:style>
    <style:style style:name="T760" style:parent-style-name="Domyślnaczcionkaakapitu" style:family="text">
      <style:text-properties style:text-underline-type="single" style:text-underline-style="solid" style:text-underline-width="auto" style:text-underline-mode="continuous"/>
    </style:style>
    <style:style style:name="P761" style:parent-style-name="Normalny" style:family="paragraph">
      <style:paragraph-properties fo:text-align="justify" fo:line-height="150%" fo:text-indent="0.2479in">
        <style:tab-stops>
          <style:tab-stop style:type="left" style:leader-style="solid" style:leader-text="_" style:position="-18.7611in"/>
        </style:tab-stops>
      </style:paragraph-properties>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style:tab-stops>
          <style:tab-stop style:type="left" style:position="22in"/>
        </style:tab-stops>
      </style:paragraph-properties>
    </style:style>
    <style:style style:name="T765" style:parent-style-name="Domyślnaczcionkaakapitu" style:family="text">
      <style:text-properties style:text-underline-type="single" style:text-underline-style="solid" style:text-underline-width="auto" style:text-underline-mode="continuous"/>
    </style:style>
    <style:style style:name="T766" style:parent-style-name="Domyślnaczcionkaakapitu" style:family="text">
      <style:text-properties fo:background-color="#80FFFF" style:text-underline-type="single" style:text-underline-style="solid" style:text-underline-width="auto" style:text-underline-mode="continuous"/>
    </style:style>
    <style:style style:name="P767" style:parent-style-name="Normalny" style:family="paragraph">
      <style:paragraph-properties fo:text-align="justify" fo:line-height="150%" fo:text-indent="0.2479in">
        <style:tab-stops>
          <style:tab-stop style:type="left" style:position="22in"/>
        </style:tab-stops>
      </style:paragraph-properties>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P779" style:parent-style-name="Normalny" style:family="paragraph">
      <style:paragraph-properties fo:text-align="justify" fo:line-height="150%"/>
    </style:style>
    <style:style style:name="T780" style:parent-style-name="Domyślnaczcionkaakapitu" style:family="text">
      <style:text-properties style:text-underline-type="single" style:text-underline-style="solid" style:text-underline-width="auto" style:text-underline-mode="continuous"/>
    </style:style>
    <style:style style:name="T781" style:parent-style-name="Domyślnaczcionkaakapitu" style:family="text">
      <style:text-properties fo:background-color="#80FFFF" style:text-underline-type="single" style:text-underline-style="solid" style:text-underline-width="auto" style:text-underline-mode="continuous"/>
    </style:style>
    <style:style style:name="T782" style:parent-style-name="Domyślnaczcionkaakapitu" style:family="text">
      <style:text-properties style:text-underline-type="single" style:text-underline-style="solid" style:text-underline-width="auto" style:text-underline-mode="continuous"/>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P791" style:parent-style-name="Normalny" style:family="paragraph">
      <style:paragraph-properties fo:text-align="justify" fo:line-height="150%"/>
    </style:style>
    <style:style style:name="T792" style:parent-style-name="Domyślnaczcionkaakapitu" style:family="text">
      <style:text-properties fo:background-color="#80FFFF" style:text-underline-type="single" style:text-underline-style="solid" style:text-underline-width="auto" style:text-underline-mode="continuous"/>
    </style:style>
    <style:style style:name="T793" style:parent-style-name="Domyślnaczcionkaakapitu" style:family="text">
      <style:text-properties style:text-underline-type="single" style:text-underline-style="solid" style:text-underline-width="auto" style:text-underline-mode="continuous"/>
    </style:style>
    <style:style style:name="P794" style:parent-style-name="Normalny" style:family="paragraph">
      <style:paragraph-properties fo:text-align="justify" fo:line-height="150%" fo:text-indent="0.2479in"/>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479in"/>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style:tab-stops>
          <style:tab-stop style:type="left" style:position="-22in"/>
        </style:tab-stops>
      </style:paragraph-properties>
    </style:style>
    <style:style style:name="T809" style:parent-style-name="Domyślnaczcionkaakapitu" style:family="text">
      <style:text-properties style:text-underline-type="single" style:text-underline-style="solid" style:text-underline-width="auto" style:text-underline-mode="continuous"/>
    </style:style>
    <style:style style:name="T810" style:parent-style-name="Domyślnaczcionkaakapitu" style:family="text">
      <style:text-properties fo:background-color="#80FFFF"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479in">
        <style:tab-stops>
          <style:tab-stop style:type="left" style:position="-22in"/>
        </style:tab-stops>
      </style:paragraph-properties>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style:style>
    <style:style style:name="T815" style:parent-style-name="Domyślnaczcionkaakapitu" style:family="text">
      <style:text-properties style:text-underline-type="single" style:text-underline-style="solid" style:text-underline-width="auto" style:text-underline-mode="continuous"/>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P818" style:parent-style-name="Normalny" style:family="paragraph">
      <style:paragraph-properties fo:text-align="justify" fo:line-height="150%"/>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T820" style:parent-style-name="Domyślnaczcionkaakapitu" style:family="text">
      <style:text-properties style:text-underline-type="single" style:text-underline-style="solid" style:text-underline-width="auto" style:text-underline-mode="continuous"/>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style:style>
    <style:style style:name="T835" style:parent-style-name="Domyślnaczcionkaakapitu" style:family="text">
      <style:text-properties style:text-underline-type="single" style:text-underline-style="solid" style:text-underline-width="auto" style:text-underline-mode="continuous"/>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style:style>
    <style:style style:name="T845" style:parent-style-name="Domyślnaczcionkaakapitu" style:family="text">
      <style:text-properties style:text-underline-type="single" style:text-underline-style="solid" style:text-underline-width="auto" style:text-underline-mode="continuous"/>
    </style:style>
    <style:style style:name="T846" style:parent-style-name="Domyślnaczcionkaakapitu" style:family="text">
      <style:text-properties fo:background-color="#80FFFF" style:text-underline-type="single" style:text-underline-style="solid" style:text-underline-width="auto" style:text-underline-mode="continuous"/>
    </style:style>
    <style:style style:name="T847" style:parent-style-name="Domyślnaczcionkaakapitu" style:family="text">
      <style:text-properties style:text-underline-type="single" style:text-underline-style="solid" style:text-underline-width="auto" style:text-underline-mode="continuous"/>
    </style:style>
    <style:style style:name="T848" style:parent-style-name="Domyślnaczcionkaakapitu" style:family="text">
      <style:text-properties fo:background-color="#80FFFF" style:text-underline-type="single" style:text-underline-style="solid" style:text-underline-width="auto" style:text-underline-mode="continuous"/>
    </style:style>
    <style:style style:name="T849" style:parent-style-name="Domyślnaczcionkaakapitu" style:family="text">
      <style:text-properties style:text-underline-type="single" style:text-underline-style="solid" style:text-underline-width="auto" style:text-underline-mode="continuous"/>
    </style:style>
    <style:style style:name="P850" style:parent-style-name="Normalny" style:family="paragraph">
      <style:paragraph-properties fo:text-align="justify" fo:line-height="150%" fo:text-indent="0.2479in"/>
    </style:style>
    <style:style style:name="P851" style:parent-style-name="Normalny" style:family="paragraph">
      <style:paragraph-properties fo:text-align="justify" fo:line-height="150%"/>
    </style:style>
    <style:style style:name="T852" style:parent-style-name="Domyślnaczcionkaakapitu" style:family="text">
      <style:text-properties style:text-underline-type="single" style:text-underline-style="solid" style:text-underline-width="auto" style:text-underline-mode="continuous"/>
    </style:style>
    <style:style style:name="T853" style:parent-style-name="Domyślnaczcionkaakapitu" style:family="text">
      <style:text-properties fo:background-color="#80FFFF" style:text-underline-type="single" style:text-underline-style="solid" style:text-underline-width="auto" style:text-underline-mode="continuous"/>
    </style:style>
    <style:style style:name="T854" style:parent-style-name="Domyślnaczcionkaakapitu" style:family="text">
      <style:text-properties style:text-underline-type="single" style:text-underline-style="solid" style:text-underline-width="auto" style:text-underline-mode="continuous"/>
    </style:style>
    <style:style style:name="T855" style:parent-style-name="Domyślnaczcionkaakapitu" style:family="text">
      <style:text-properties fo:background-color="#80FFFF" style:text-underline-type="single" style:text-underline-style="solid" style:text-underline-width="auto" style:text-underline-mode="continuous"/>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T859" style:parent-style-name="Domyślnaczcionkaakapitu" style:family="text">
      <style:text-properties fo:background-color="#80FFFF" style:text-underline-type="single" style:text-underline-style="solid" style:text-underline-width="auto" style:text-underline-mode="continuous"/>
    </style:style>
    <style:style style:name="T860" style:parent-style-name="Domyślnaczcionkaakapitu" style:family="text">
      <style:text-properties style:text-underline-type="single" style:text-underline-style="solid" style:text-underline-width="auto" style:text-underline-mode="continuous"/>
    </style:style>
    <style:style style:name="T861" style:parent-style-name="Domyślnaczcionkaakapitu" style:family="text">
      <style:text-properties fo:background-color="#80FFFF" style:text-underline-type="single" style:text-underline-style="solid" style:text-underline-width="auto" style:text-underline-mode="continuous"/>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tab-stops>
          <style:tab-stop style:type="left" style:position="4.7152in"/>
          <style:tab-stop style:type="left" style:position="10.0069in"/>
          <style:tab-stop style:type="left" style:position="12.5486in"/>
        </style:tab-stops>
      </style:paragraph-properties>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style:tab-stops>
          <style:tab-stop style:type="left" style:position="4.7152in"/>
          <style:tab-stop style:type="left" style:position="10.0069in"/>
          <style:tab-stop style:type="left" style:position="12.5486in"/>
        </style:tab-stops>
      </style:paragraph-properties>
    </style:style>
    <style:style style:name="T874" style:parent-style-name="Domyślnaczcionkaakapitu" style:family="text">
      <style:text-properties style:text-underline-type="single" style:text-underline-style="solid" style:text-underline-width="auto" style:text-underline-mode="continuous"/>
    </style:style>
    <style:style style:name="P875" style:parent-style-name="Normalny" style:family="paragraph">
      <style:paragraph-properties fo:text-align="justify" fo:line-height="150%" fo:text-indent="0.2479in"/>
    </style:style>
    <style:style style:name="P876" style:parent-style-name="Normalny" style:family="paragraph">
      <style:paragraph-properties fo:text-align="justify" fo:line-height="150%" fo:text-indent="0.2479in"/>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P879" style:parent-style-name="Normalny" style:family="paragraph">
      <style:paragraph-properties fo:text-align="justify" fo:line-height="150%" fo:text-indent="0.2479in"/>
    </style:style>
    <style:style style:name="P880" style:parent-style-name="Normalny" style:family="paragraph">
      <style:paragraph-properties fo:text-align="justify" fo:line-height="150%"/>
    </style:style>
    <style:style style:name="T881" style:parent-style-name="Domyślnaczcionkaakapitu" style:family="text">
      <style:text-properties style:text-underline-type="single" style:text-underline-style="solid" style:text-underline-width="auto" style:text-underline-mode="continuous"/>
    </style:style>
    <style:style style:name="P882" style:parent-style-name="Normalny" style:family="paragraph">
      <style:paragraph-properties fo:text-align="justify" fo:line-height="150%" fo:text-indent="0.2479in"/>
    </style:style>
    <style:style style:name="P883" style:parent-style-name="Normalny" style:family="paragraph">
      <style:paragraph-properties fo:text-align="justify" fo:line-height="150%"/>
    </style:style>
    <style:style style:name="T884" style:parent-style-name="Domyślnaczcionkaakapitu" style:family="text">
      <style:text-properties style:text-underline-type="single" style:text-underline-style="solid" style:text-underline-width="auto" style:text-underline-mode="continuous"/>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P888" style:parent-style-name="Normalny" style:family="paragraph">
      <style:paragraph-properties fo:text-align="justify" fo:line-height="150%">
        <style:tab-stops>
          <style:tab-stop style:type="left" style:position="8.0347in"/>
          <style:tab-stop style:type="left" style:position="14.9513in"/>
        </style:tab-stops>
      </style:paragraph-properties>
    </style:style>
    <style:style style:name="T889" style:parent-style-name="Domyślnaczcionkaakapitu" style:family="text">
      <style:text-properties style:text-underline-type="single" style:text-underline-style="solid" style:text-underline-width="auto" style:text-underline-mode="continuous"/>
    </style:style>
    <style:style style:name="T890" style:parent-style-name="Domyślnaczcionkaakapitu" style:family="text">
      <style:text-properties fo:background-color="#80FFFF" style:text-underline-type="single" style:text-underline-style="solid" style:text-underline-width="auto" style:text-underline-mode="continuous"/>
    </style:style>
    <style:style style:name="T891" style:parent-style-name="Domyślnaczcionkaakapitu" style:family="text">
      <style:text-properties style:text-underline-type="single" style:text-underline-style="solid" style:text-underline-width="auto" style:text-underline-mode="continuous"/>
    </style:style>
    <style:style style:name="T892" style:parent-style-name="Domyślnaczcionkaakapitu" style:family="text">
      <style:text-properties fo:background-color="#80FFFF" style:text-underline-type="single" style:text-underline-style="solid" style:text-underline-width="auto" style:text-underline-mode="continuous"/>
    </style:style>
    <style:style style:name="T893" style:parent-style-name="Domyślnaczcionkaakapitu" style:family="text">
      <style:text-properties style:text-underline-type="single" style:text-underline-style="solid" style:text-underline-width="auto" style:text-underline-mode="continuous"/>
    </style:style>
    <style:style style:name="P894" style:parent-style-name="Normalny" style:family="paragraph">
      <style:paragraph-properties fo:text-align="justify" fo:line-height="150%" fo:text-indent="0.2479in">
        <style:tab-stops>
          <style:tab-stop style:type="left" style:position="8.0347in"/>
          <style:tab-stop style:type="left" style:position="14.9513in"/>
        </style:tab-stops>
      </style:paragraph-properties>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style:style>
    <style:style style:name="P909" style:parent-style-name="Normalny" style:family="paragraph">
      <style:paragraph-properties fo:text-align="justify" fo:line-height="150%" fo:text-indent="0.2479in"/>
    </style:style>
    <style:style style:name="P910" style:parent-style-name="Normalny" style:family="paragraph">
      <style:paragraph-properties fo:text-align="justify" fo:line-height="150%">
        <style:tab-stops>
          <style:tab-stop style:type="left" style:position="11.75in"/>
        </style:tab-stops>
      </style:paragraph-properties>
    </style:style>
    <style:style style:name="T911" style:parent-style-name="Domyślnaczcionkaakapitu" style:family="text">
      <style:text-properties style:text-underline-type="single" style:text-underline-style="solid" style:text-underline-width="auto" style:text-underline-mode="continuous"/>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P927" style:parent-style-name="Normalny" style:family="paragraph">
      <style:paragraph-properties fo:text-align="justify" fo:line-height="150%"/>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T930" style:parent-style-name="Domyślnaczcionkaakapitu" style:family="text">
      <style:text-properties style:text-underline-type="single" style:text-underline-style="solid" style:text-underline-width="auto" style:text-underline-mode="continuous"/>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style:style>
    <style:style style:name="T934" style:parent-style-name="Domyślnaczcionkaakapitu" style:family="text">
      <style:text-properties style:text-underline-type="single" style:text-underline-style="solid" style:text-underline-width="auto" style:text-underline-mode="continuous"/>
    </style:style>
    <style:style style:name="T935" style:parent-style-name="Domyślnaczcionkaakapitu" style:family="text">
      <style:text-properties fo:background-color="#80FFFF" style:text-underline-type="single" style:text-underline-style="solid" style:text-underline-width="auto" style:text-underline-mode="continuous"/>
    </style:style>
    <style:style style:name="T936" style:parent-style-name="Domyślnaczcionkaakapitu" style:family="text">
      <style:text-properties style:text-underline-type="single" style:text-underline-style="solid" style:text-underline-width="auto" style:text-underline-mode="continuous"/>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style:style>
    <style:style style:name="T940" style:parent-style-name="Domyślnaczcionkaakapitu" style:family="text">
      <style:text-properties style:text-underline-type="single" style:text-underline-style="solid" style:text-underline-width="auto" style:text-underline-mode="continuous"/>
    </style:style>
    <style:style style:name="P941" style:parent-style-name="Normalny" style:family="paragraph">
      <style:paragraph-properties fo:text-align="justify" fo:line-height="150%" fo:text-indent="0.2479in"/>
    </style:style>
    <style:style style:name="P942" style:parent-style-name="Normalny" style:family="paragraph">
      <style:paragraph-properties fo:text-align="justify" fo:line-height="150%" fo:text-indent="0.2479in"/>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style:tab-stops>
          <style:tab-stop style:type="left" style:position="-3.6847in"/>
        </style:tab-stops>
      </style:paragraph-properties>
    </style:style>
    <style:style style:name="T946" style:parent-style-name="Domyślnaczcionkaakapitu" style:family="text">
      <style:text-properties style:text-underline-type="single" style:text-underline-style="solid" style:text-underline-width="auto" style:text-underline-mode="continuous"/>
    </style:style>
    <style:style style:name="P947" style:parent-style-name="Normalny" style:family="paragraph">
      <style:paragraph-properties fo:text-align="justify" fo:line-height="150%" fo:text-indent="0.2479in">
        <style:tab-stops>
          <style:tab-stop style:type="left" style:position="-3.6847in"/>
        </style:tab-stops>
      </style:paragraph-properties>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style:style>
    <style:style style:name="T958" style:parent-style-name="Domyślnaczcionkaakapitu" style:family="text">
      <style:text-properties style:text-underline-type="single" style:text-underline-style="solid" style:text-underline-width="auto" style:text-underline-mode="continuous"/>
    </style:style>
    <style:style style:name="T959" style:parent-style-name="Domyślnaczcionkaakapitu" style:family="text">
      <style:text-properties fo:background-color="#80FFFF" style:text-underline-type="single" style:text-underline-style="solid" style:text-underline-width="auto" style:text-underline-mode="continuous"/>
    </style:style>
    <style:style style:name="P960" style:parent-style-name="Normalny" style:family="paragraph">
      <style:paragraph-properties fo:text-align="justify" fo:line-height="150%" fo:text-indent="0.2479in">
        <style:tab-stops>
          <style:tab-stop style:type="left" style:position="-13.7263in"/>
        </style:tab-stops>
      </style:paragraph-properties>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P964" style:parent-style-name="Normalny" style:family="paragraph">
      <style:paragraph-properties fo:text-align="justify" fo:line-height="150%"/>
    </style:style>
    <style:style style:name="T965" style:parent-style-name="Domyślnaczcionkaakapitu" style:family="text">
      <style:text-properties fo:background-color="#80FFFF"/>
    </style:style>
    <style:style style:name="T966" style:parent-style-name="Domyślnaczcionkaakapitu" style:family="text">
      <style:text-properties style:text-underline-type="single" style:text-underline-style="solid" style:text-underline-width="auto" style:text-underline-mode="continuous"/>
    </style:style>
    <style:style style:name="T967" style:parent-style-name="Domyślnaczcionkaakapitu" style:family="text">
      <style:text-properties fo:background-color="#80FFFF" style:text-underline-type="single" style:text-underline-style="solid" style:text-underline-width="auto" style:text-underline-mode="continuous"/>
    </style:style>
    <style:style style:name="T968" style:parent-style-name="Domyślnaczcionkaakapitu" style:family="text">
      <style:text-properties style:text-underline-type="single" style:text-underline-style="solid" style:text-underline-width="auto" style:text-underline-mode="continuous"/>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479in"/>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479in"/>
    </style:style>
    <style:style style:name="P992" style:parent-style-name="Normalny" style:family="paragraph">
      <style:paragraph-properties fo:text-align="justify" fo:line-height="150%" fo:text-indent="0.2479in"/>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tab-stops>
          <style:tab-stop style:type="left" style:position="-15.9625in"/>
        </style:tab-stops>
      </style:paragraph-properties>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P1014" style:parent-style-name="Normalny" style:family="paragraph">
      <style:paragraph-properties fo:text-align="justify" fo:line-height="150%" fo:text-indent="0.2479in"/>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fo:text-indent="0.2479in"/>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P1039" style:parent-style-name="Normalny" style:family="paragraph">
      <style:paragraph-properties fo:text-align="justify" fo:line-height="150%" fo:text-indent="0.2479in"/>
    </style:style>
    <style:style style:name="P1040" style:parent-style-name="Normalny" style:family="paragraph">
      <style:paragraph-properties fo:text-align="justify" fo:line-height="150%"/>
    </style:style>
    <style:style style:name="T1041" style:parent-style-name="Domyślnaczcionkaakapitu" style:family="text">
      <style:text-properties style:text-underline-type="single" style:text-underline-style="solid" style:text-underline-width="auto" style:text-underline-mode="continuous"/>
    </style:style>
    <style:style style:name="T1042" style:parent-style-name="Domyślnaczcionkaakapitu" style:family="text">
      <style:text-properties fo:background-color="#80FFFF" style:text-underline-type="single" style:text-underline-style="solid" style:text-underline-width="auto" style:text-underline-mode="continuous"/>
    </style:style>
    <style:style style:name="T1043" style:parent-style-name="Domyślnaczcionkaakapitu" style:family="text">
      <style:text-properties style:text-underline-type="single" style:text-underline-style="solid" style:text-underline-width="auto" style:text-underline-mode="continuous"/>
    </style:style>
    <style:style style:name="T1044" style:parent-style-name="Domyślnaczcionkaakapitu" style:family="text">
      <style:text-properties fo:background-color="#80FFFF" style:text-underline-type="single" style:text-underline-style="solid" style:text-underline-width="auto" style:text-underline-mode="continuous"/>
    </style:style>
    <style:style style:name="T1045" style:parent-style-name="Domyślnaczcionkaakapitu" style:family="text">
      <style:text-properties style:text-underline-type="single" style:text-underline-style="solid" style:text-underline-width="auto" style:text-underline-mode="continuous"/>
    </style:style>
    <style:style style:name="T1046" style:parent-style-name="Domyślnaczcionkaakapitu" style:family="text">
      <style:text-properties fo:background-color="#80FFFF" style:text-underline-type="single" style:text-underline-style="solid" style:text-underline-width="auto" style:text-underline-mode="continuous"/>
    </style:style>
    <style:style style:name="T1047" style:parent-style-name="Domyślnaczcionkaakapitu" style:family="text">
      <style:text-properties fo:background-color="#80FFFF"/>
    </style:style>
    <style:style style:name="P1048" style:parent-style-name="Normalny" style:family="paragraph">
      <style:paragraph-properties fo:text-align="justify" fo:line-height="150%" fo:text-indent="0.2479in"/>
    </style:style>
    <style:style style:name="P1049" style:parent-style-name="Normalny" style:family="paragraph">
      <style:paragraph-properties fo:text-align="justify" fo:line-height="150%"/>
    </style:style>
    <style:style style:name="T1050" style:parent-style-name="Domyślnaczcionkaakapitu" style:family="text">
      <style:text-properties style:text-underline-type="single" style:text-underline-style="solid" style:text-underline-width="auto" style:text-underline-mode="continuous"/>
    </style:style>
    <style:style style:name="T1051" style:parent-style-name="Domyślnaczcionkaakapitu" style:family="text">
      <style:text-properties fo:background-color="#80FFFF" style:text-underline-type="single" style:text-underline-style="solid" style:text-underline-width="auto" style:text-underline-mode="continuous"/>
    </style:style>
    <style:style style:name="T1052" style:parent-style-name="Domyślnaczcionkaakapitu" style:family="text">
      <style:text-properties style:text-underline-type="single" style:text-underline-style="solid" style:text-underline-width="auto" style:text-underline-mode="continuous"/>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479in"/>
    </style:style>
    <style:style style:name="P1056" style:parent-style-name="Normalny" style:family="paragraph">
      <style:paragraph-properties fo:text-align="justify" fo:line-height="150%"/>
    </style:style>
    <style:style style:name="T1057" style:parent-style-name="Domyślnaczcionkaakapitu" style:family="text">
      <style:text-properties style:text-underline-type="single" style:text-underline-style="solid" style:text-underline-width="auto" style:text-underline-mode="continuous"/>
    </style:style>
    <style:style style:name="T1058" style:parent-style-name="Domyślnaczcionkaakapitu" style:family="text">
      <style:text-properties fo:background-color="#80FFFF" style:text-underline-type="single" style:text-underline-style="solid" style:text-underline-width="auto" style:text-underline-mode="continuous"/>
    </style:style>
    <style:style style:name="P1059" style:parent-style-name="Normalny" style:family="paragraph">
      <style:paragraph-properties fo:text-align="justify" fo:line-height="150%" fo:text-indent="0.2479in"/>
    </style:style>
    <style:style style:name="P1060" style:parent-style-name="Normalny" style:family="paragraph">
      <style:paragraph-properties fo:text-align="justify" fo:line-height="150%" fo:text-indent="0.2479in"/>
    </style:style>
    <style:style style:name="P1061" style:parent-style-name="Normalny" style:family="paragraph">
      <style:paragraph-properties fo:text-align="justify" fo:line-height="150%"/>
    </style:style>
    <style:style style:name="P1062" style:parent-style-name="Normalny" style:family="paragraph">
      <style:paragraph-properties fo:text-align="justify" fo:line-height="150%"/>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style:style>
    <style:style style:name="P1065" style:parent-style-name="Normalny" style:family="paragraph">
      <style:paragraph-properties fo:text-align="justify" fo:line-height="150%"/>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style:style>
    <style:style style:name="P1068" style:parent-style-name="Normalny" style:family="paragraph">
      <style:paragraph-properties fo:text-align="justify" fo:line-height="150%"/>
    </style:style>
    <style:style style:name="T1069" style:parent-style-name="Domyślnaczcionkaakapitu" style:family="text">
      <style:text-properties style:text-underline-type="single" style:text-underline-style="solid" style:text-underline-width="auto" style:text-underline-mode="continuous"/>
    </style:style>
    <style:style style:name="T1070" style:parent-style-name="Domyślnaczcionkaakapitu" style:family="text">
      <style:text-properties fo:background-color="#80FFFF" style:text-underline-type="single" style:text-underline-style="solid" style:text-underline-width="auto" style:text-underline-mode="continuous"/>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P1084" style:parent-style-name="Normalny" style:family="paragraph">
      <style:paragraph-properties fo:text-align="justify" fo:line-height="150%"/>
    </style:style>
    <style:style style:name="T1085" style:parent-style-name="Domyślnaczcionkaakapitu" style:family="text">
      <style:text-properties style:text-underline-type="single" style:text-underline-style="solid" style:text-underline-width="auto" style:text-underline-mode="continuous"/>
    </style:style>
    <style:style style:name="P1086" style:parent-style-name="Normalny" style:family="paragraph">
      <style:paragraph-properties fo:text-align="justify" fo:line-height="150%" fo:text-indent="0.2479in"/>
    </style:style>
    <style:style style:name="P1087" style:parent-style-name="Normalny" style:family="paragraph">
      <style:paragraph-properties fo:text-align="justify" fo:line-height="150%"/>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P1091" style:parent-style-name="Normalny" style:family="paragraph">
      <style:paragraph-properties fo:text-align="justify" fo:line-height="150%" fo:text-indent="0.2479in"/>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style:style>
    <style:style style:name="T1095" style:parent-style-name="Domyślnaczcionkaakapitu" style:family="text">
      <style:text-properties style:text-underline-type="single" style:text-underline-style="solid" style:text-underline-width="auto" style:text-underline-mode="continuous"/>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style:style>
    <style:style style:name="T1101" style:parent-style-name="Domyślnaczcionkaakapitu" style:family="text">
      <style:text-properties fo:background-color="#80FFFF" style:text-underline-type="single" style:text-underline-style="solid" style:text-underline-width="auto" style:text-underline-mode="continuous"/>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T1104" style:parent-style-name="Domyślnaczcionkaakapitu" style:family="text">
      <style:text-properties style:text-underline-type="single" style:text-underline-style="solid" style:text-underline-width="auto" style:text-underline-mode="continuous"/>
    </style:style>
    <style:style style:name="T1105" style:parent-style-name="Domyślnaczcionkaakapitu" style:family="text">
      <style:text-properties fo:background-color="#80FFFF" style:text-underline-type="single" style:text-underline-style="solid" style:text-underline-width="auto" style:text-underline-mode="continuous"/>
    </style:style>
    <style:style style:name="T1106" style:parent-style-name="Domyślnaczcionkaakapitu" style:family="text">
      <style:text-properties style:text-underline-type="single" style:text-underline-style="solid" style:text-underline-width="auto" style:text-underline-mode="continuous"/>
    </style:style>
    <style:style style:name="T1107" style:parent-style-name="Domyślnaczcionkaakapitu" style:family="text">
      <style:text-properties fo:background-color="#80FFFF" style:text-underline-type="single" style:text-underline-style="solid" style:text-underline-width="auto" style:text-underline-mode="continuous"/>
    </style:style>
    <style:style style:name="T1108" style:parent-style-name="Domyślnaczcionkaakapitu" style:family="text">
      <style:text-properties style:text-underline-type="single" style:text-underline-style="solid" style:text-underline-width="auto" style:text-underline-mode="continuous"/>
    </style:style>
    <style:style style:name="P1109" style:parent-style-name="Normalny" style:family="paragraph">
      <style:paragraph-properties fo:text-align="justify" fo:line-height="150%" fo:text-indent="0.2479in"/>
    </style:style>
    <style:style style:name="P1110" style:parent-style-name="Normalny" style:family="paragraph">
      <style:paragraph-properties fo:text-align="justify" fo:line-height="150%"/>
    </style:style>
    <style:style style:name="T1111" style:parent-style-name="Domyślnaczcionkaakapitu" style:family="text">
      <style:text-properties style:text-underline-type="single" style:text-underline-style="solid" style:text-underline-width="auto" style:text-underline-mode="continuous"/>
    </style:style>
    <style:style style:name="P1112" style:parent-style-name="Normalny" style:family="paragraph">
      <style:paragraph-properties fo:text-align="justify" fo:line-height="150%" fo:text-indent="0.2479in"/>
    </style:style>
    <style:style style:name="P1113" style:parent-style-name="Normalny" style:family="paragraph">
      <style:paragraph-properties fo:text-align="justify" fo:line-height="150%"/>
    </style:style>
    <style:style style:name="T1114" style:parent-style-name="Domyślnaczcionkaakapitu" style:family="text">
      <style:text-properties style:text-underline-type="single" style:text-underline-style="solid" style:text-underline-width="auto" style:text-underline-mode="continuous"/>
    </style:style>
    <style:style style:name="T1115" style:parent-style-name="Domyślnaczcionkaakapitu" style:family="text">
      <style:text-properties fo:background-color="#80FFFF" style:text-underline-type="single" style:text-underline-style="solid" style:text-underline-width="auto" style:text-underline-mode="continuous"/>
    </style:style>
    <style:style style:name="T1116" style:parent-style-name="Domyślnaczcionkaakapitu" style:family="text">
      <style:text-properties style:text-underline-type="single" style:text-underline-style="solid" style:text-underline-width="auto" style:text-underline-mode="continuous"/>
    </style:style>
    <style:style style:name="P1117" style:parent-style-name="Normalny" style:family="paragraph">
      <style:paragraph-properties fo:text-align="justify" fo:line-height="150%" fo:text-indent="0.2479in"/>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style:style>
    <style:style style:name="T1121" style:parent-style-name="Domyślnaczcionkaakapitu" style:family="text">
      <style:text-properties style:text-underline-type="single" style:text-underline-style="solid" style:text-underline-width="auto" style:text-underline-mode="continuous"/>
    </style:style>
    <style:style style:name="P1122" style:parent-style-name="Normalny" style:family="paragraph">
      <style:paragraph-properties fo:text-align="justify" fo:line-height="150%" fo:text-indent="0.2479in"/>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style:style>
    <style:style style:name="T1128" style:parent-style-name="Domyślnaczcionkaakapitu" style:family="text">
      <style:text-properties style:text-underline-type="single" style:text-underline-style="solid" style:text-underline-width="auto" style:text-underline-mode="continuous"/>
    </style:style>
    <style:style style:name="P1129" style:parent-style-name="Normalny" style:family="paragraph">
      <style:paragraph-properties fo:text-align="justify" fo:line-height="150%" fo:text-indent="0.2479in"/>
    </style:style>
    <style:style style:name="P1130" style:parent-style-name="Normalny" style:family="paragraph">
      <style:paragraph-properties fo:text-align="justify" fo:line-height="150%"/>
    </style:style>
    <style:style style:name="T1131" style:parent-style-name="Domyślnaczcionkaakapitu" style:family="text">
      <style:text-properties style:text-underline-type="single" style:text-underline-style="solid" style:text-underline-width="auto" style:text-underline-mode="continuous"/>
    </style:style>
    <style:style style:name="T1132" style:parent-style-name="Domyślnaczcionkaakapitu" style:family="text">
      <style:text-properties fo:background-color="#80FFFF" style:text-underline-type="single" style:text-underline-style="solid" style:text-underline-width="auto" style:text-underline-mode="continuous"/>
    </style:style>
    <style:style style:name="P1133" style:parent-style-name="Normalny" style:family="paragraph">
      <style:paragraph-properties fo:text-align="justify" fo:line-height="150%" fo:text-indent="0.2479in"/>
    </style:style>
    <style:style style:name="P1134" style:parent-style-name="Normalny" style:family="paragraph">
      <style:paragraph-properties fo:text-align="justify" fo:line-height="150%" fo:text-indent="0.2479in">
        <style:tab-stops>
          <style:tab-stop style:type="left" style:position="14.868in"/>
        </style:tab-stops>
      </style:paragraph-properties>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style:tab-stops>
          <style:tab-stop style:type="left" style:position="14.868in"/>
        </style:tab-stops>
      </style:paragraph-properties>
    </style:style>
    <style:style style:name="T1138" style:parent-style-name="Domyślnaczcionkaakapitu" style:family="text">
      <style:text-properties style:text-underline-type="single" style:text-underline-style="solid" style:text-underline-width="auto" style:text-underline-mode="continuous"/>
    </style:style>
    <style:style style:name="T1139" style:parent-style-name="Domyślnaczcionkaakapitu" style:family="text">
      <style:text-properties fo:background-color="#80FFFF" style:text-underline-type="single" style:text-underline-style="solid" style:text-underline-width="auto" style:text-underline-mode="continuous"/>
    </style:style>
    <style:style style:name="T1140" style:parent-style-name="Domyślnaczcionkaakapitu" style:family="text">
      <style:text-properties style:text-underline-type="single" style:text-underline-style="solid" style:text-underline-width="auto" style:text-underline-mode="continuous"/>
    </style:style>
    <style:style style:name="P1141" style:parent-style-name="Normalny" style:family="paragraph">
      <style:paragraph-properties fo:text-align="justify" fo:line-height="150%" fo:text-indent="0.2479in">
        <style:tab-stops>
          <style:tab-stop style:type="left" style:position="14.868in"/>
        </style:tab-stops>
      </style:paragraph-properties>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text-underline-type="single" style:text-underline-style="solid" style:text-underline-width="auto" style:text-underline-mode="continuous"/>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text-underline-type="single" style:text-underline-style="solid" style:text-underline-width="auto" style:text-underline-mode="continuous"/>
    </style:style>
    <style:style style:name="T1156" style:parent-style-name="Domyślnaczcionkaakapitu" style:family="text">
      <style:text-properties style:text-underline-type="single" style:text-underline-style="solid" style:text-underline-width="auto" style:text-underline-mode="continuous"/>
    </style:style>
    <style:style style:name="P1157" style:parent-style-name="Normalny" style:family="paragraph">
      <style:paragraph-properties fo:text-align="justify" fo:line-height="150%" fo:text-indent="0.2479in"/>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P1161" style:parent-style-name="Normalny" style:family="paragraph">
      <style:paragraph-properties fo:text-align="justify" fo:line-height="150%"/>
    </style:style>
    <style:style style:name="T1162" style:parent-style-name="Domyślnaczcionkaakapitu" style:family="text">
      <style:text-properties style:text-underline-type="single" style:text-underline-style="solid" style:text-underline-width="auto" style:text-underline-mode="continuous"/>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P1167" style:parent-style-name="Normalny" style:family="paragraph">
      <style:paragraph-properties fo:text-align="justify" fo:line-height="150%"/>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text-underline-type="single" style:text-underline-style="solid" style:text-underline-width="auto" style:text-underline-mode="continuous"/>
    </style:style>
    <style:style style:name="T1170" style:parent-style-name="Domyślnaczcionkaakapitu" style:family="text">
      <style:text-properties style:text-underline-type="single" style:text-underline-style="solid" style:text-underline-width="auto" style:text-underline-mode="continuous"/>
    </style:style>
    <style:style style:name="T1171" style:parent-style-name="Domyślnaczcionkaakapitu" style:family="text">
      <style:text-properties fo:background-color="#80FFFF" style:text-underline-type="single" style:text-underline-style="solid" style:text-underline-width="auto" style:text-underline-mode="continuous"/>
    </style:style>
    <style:style style:name="T1172" style:parent-style-name="Domyślnaczcionkaakapitu" style:family="text">
      <style:text-properties style:text-underline-type="single" style:text-underline-style="solid" style:text-underline-width="auto" style:text-underline-mode="continuous"/>
    </style:style>
    <style:style style:name="P1173" style:parent-style-name="Normalny" style:family="paragraph">
      <style:paragraph-properties fo:text-align="justify" fo:line-height="150%" fo:text-indent="0.2479in"/>
    </style:style>
    <style:style style:name="P1174" style:parent-style-name="Normalny" style:family="paragraph">
      <style:paragraph-properties fo:text-align="justify" fo:line-height="150%" fo:text-indent="0.2479in"/>
    </style:style>
    <style:style style:name="P1175" style:parent-style-name="Normalny" style:family="paragraph">
      <style:paragraph-properties fo:text-align="justify" fo:line-height="150%" fo:text-indent="0.2479in"/>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fo:text-indent="0.2479in"/>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font-style="italic" style:font-style-asian="italic" style:font-style-complex="italic"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P1191" style:parent-style-name="Normalny" style:family="paragraph">
      <style:paragraph-properties fo:text-align="justify" fo:line-height="150%" fo:text-indent="0.2479in"/>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fo:text-indent="0.2479in"/>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fo:text-indent="0.2479in"/>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fo:text-indent="0.2479in"/>
    </style:style>
    <style:style style:name="P1258" style:parent-style-name="Normalny" style:family="paragraph">
      <style:paragraph-properties fo:text-align="justify" fo:line-height="150%"/>
    </style:style>
    <style:style style:name="T1259" style:parent-style-name="Domyślnaczcionkaakapitu" style:family="text">
      <style:text-properties style:text-underline-type="single" style:text-underline-style="solid" style:text-underline-width="auto" style:text-underline-mode="continuous"/>
    </style:style>
    <style:style style:name="T1260" style:parent-style-name="Domyślnaczcionkaakapitu" style:family="text">
      <style:text-properties fo:background-color="#80FFFF" style:text-underline-type="single" style:text-underline-style="solid" style:text-underline-width="auto" style:text-underline-mode="continuous"/>
    </style:style>
    <style:style style:name="P1261" style:parent-style-name="Normalny" style:family="paragraph">
      <style:paragraph-properties fo:text-align="justify" fo:line-height="150%" fo:text-indent="0.2479in"/>
    </style:style>
    <style:style style:name="P1262" style:parent-style-name="Normalny" style:family="paragraph">
      <style:paragraph-properties fo:text-align="justify" fo:line-height="150%" fo:text-indent="0.2479in"/>
    </style:style>
    <style:style style:name="P1263" style:parent-style-name="Normalny" style:family="paragraph">
      <style:paragraph-properties fo:text-align="justify" fo:line-height="150%"/>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P1266" style:parent-style-name="Normalny" style:family="paragraph">
      <style:paragraph-properties fo:text-align="justify" fo:line-height="150%" fo:text-indent="0.2479in"/>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479in"/>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479in"/>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P1314" style:parent-style-name="Normalny" style:family="paragraph">
      <style:paragraph-properties fo:text-align="justify" fo:line-height="150%" fo:text-indent="0.2479in"/>
    </style:style>
    <style:style style:name="P1315" style:parent-style-name="Normalny" style:family="paragraph">
      <style:paragraph-properties fo:text-align="justify" fo:line-height="150%">
        <style:tab-stops>
          <style:tab-stop style:type="left" style:position="15.6041in"/>
        </style:tab-stops>
      </style:paragraph-properties>
    </style:style>
    <style:style style:name="T1316" style:parent-style-name="Domyślnaczcionkaakapitu" style:family="text">
      <style:text-properties style:text-underline-type="single" style:text-underline-style="solid" style:text-underline-width="auto" style:text-underline-mode="continuous"/>
    </style:style>
    <style:style style:name="T1317" style:parent-style-name="Domyślnaczcionkaakapitu" style:family="text">
      <style:text-properties fo:background-color="#80FFFF" style:text-underline-type="single" style:text-underline-style="solid" style:text-underline-width="auto" style:text-underline-mode="continuous"/>
    </style:style>
    <style:style style:name="P1318" style:parent-style-name="Normalny" style:family="paragraph">
      <style:paragraph-properties fo:text-align="justify" fo:line-height="150%" fo:text-indent="0.2479in">
        <style:tab-stops>
          <style:tab-stop style:type="left" style:position="15.6041in"/>
        </style:tab-stops>
      </style:paragraph-properties>
    </style:style>
    <style:style style:name="P1319" style:parent-style-name="Normalny" style:family="paragraph">
      <style:paragraph-properties fo:text-align="justify" fo:line-height="150%"/>
    </style:style>
    <style:style style:name="T1320" style:parent-style-name="Domyślnaczcionkaakapitu" style:family="text">
      <style:text-properties style:text-underline-type="single" style:text-underline-style="solid" style:text-underline-width="auto" style:text-underline-mode="continuous"/>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P1338" style:parent-style-name="Normalny" style:family="paragraph">
      <style:paragraph-properties fo:text-align="justify" fo:line-height="150%" fo:text-indent="0.2479in"/>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P1369" style:parent-style-name="Normalny" style:family="paragraph">
      <style:paragraph-properties fo:text-align="justify" fo:line-height="150%" fo:text-indent="0.2479in"/>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P1401"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402" style:parent-style-name="Normalny" style:family="paragraph">
      <style:paragraph-properties fo:text-align="justify" fo:line-height="150%" fo:text-indent="0.2479in"/>
    </style:style>
    <style:style style:name="P1403" style:parent-style-name="Normalny" style:family="paragraph">
      <style:paragraph-properties fo:text-align="justify" fo:line-height="150%"/>
    </style:style>
    <style:style style:name="T1404" style:parent-style-name="Domyślnaczcionkaakapitu" style:family="text">
      <style:text-properties style:text-underline-type="single" style:text-underline-style="solid" style:text-underline-width="auto" style:text-underline-mode="continuous"/>
    </style:style>
    <style:style style:name="T1405" style:parent-style-name="Domyślnaczcionkaakapitu" style:family="text">
      <style:text-properties fo:background-color="#80FFFF" style:text-underline-type="single" style:text-underline-style="solid" style:text-underline-width="auto" style:text-underline-mode="continuous"/>
    </style:style>
    <style:style style:name="T1406" style:parent-style-name="Domyślnaczcionkaakapitu" style:family="text">
      <style:text-properties style:text-underline-type="single" style:text-underline-style="solid" style:text-underline-width="auto" style:text-underline-mode="continuous"/>
    </style:style>
    <style:style style:name="P1407" style:parent-style-name="Normalny" style:family="paragraph">
      <style:paragraph-properties fo:text-align="justify" fo:line-height="150%" fo:text-indent="0.2479in"/>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P1462" style:parent-style-name="Normalny" style:family="paragraph">
      <style:paragraph-properties fo:text-align="justify" fo:line-height="150%" fo:text-indent="0.2479in"/>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P1470" style:parent-style-name="Normalny" style:family="paragraph">
      <style:paragraph-properties fo:text-align="justify" fo:line-height="150%"/>
    </style:style>
    <style:style style:name="T1471" style:parent-style-name="Domyślnaczcionkaakapitu" style:family="text">
      <style:text-properties style:text-underline-type="single" style:text-underline-style="solid" style:text-underline-width="auto" style:text-underline-mode="continuous"/>
    </style:style>
    <style:style style:name="T1472" style:parent-style-name="Domyślnaczcionkaakapitu" style:family="text">
      <style:text-properties fo:background-color="#80FFFF" style:text-underline-type="single" style:text-underline-style="solid" style:text-underline-width="auto" style:text-underline-mode="continuous"/>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style:style>
    <style:style style:name="T1480" style:parent-style-name="Domyślnaczcionkaakapitu" style:family="text">
      <style:text-properties style:text-underline-type="single" style:text-underline-style="solid" style:text-underline-width="auto" style:text-underline-mode="continuous"/>
    </style:style>
    <style:style style:name="T1481" style:parent-style-name="Domyślnaczcionkaakapitu" style:family="text">
      <style:text-properties fo:background-color="#80FFFF" style:text-underline-type="single" style:text-underline-style="solid" style:text-underline-width="auto" style:text-underline-mode="continuous"/>
    </style:style>
    <style:style style:name="T1482" style:parent-style-name="Domyślnaczcionkaakapitu" style:family="text">
      <style:text-properties style:text-underline-type="single" style:text-underline-style="solid" style:text-underline-width="auto" style:text-underline-mode="continuous"/>
    </style:style>
    <style:style style:name="P1483" style:parent-style-name="Normalny" style:family="paragraph">
      <style:paragraph-properties fo:text-align="justify" fo:line-height="150%" fo:text-indent="0.2479in"/>
    </style:style>
    <style:style style:name="P1484" style:parent-style-name="Normalny" style:family="paragraph">
      <style:paragraph-properties fo:text-align="justify" fo:line-height="150%"/>
    </style:style>
    <style:style style:name="T1485" style:parent-style-name="Domyślnaczcionkaakapitu" style:family="text">
      <style:text-properties fo:background-color="#80FFFF" style:text-underline-type="single" style:text-underline-style="solid" style:text-underline-width="auto" style:text-underline-mode="continuous"/>
    </style:style>
    <style:style style:name="T1486" style:parent-style-name="Domyślnaczcionkaakapitu" style:family="text">
      <style:text-properties style:text-underline-type="single" style:text-underline-style="solid" style:text-underline-width="auto" style:text-underline-mode="continuous"/>
    </style:style>
    <style:style style:name="T1487" style:parent-style-name="Domyślnaczcionkaakapitu" style:family="text">
      <style:text-properties fo:background-color="#80FFFF" style:text-underline-type="single" style:text-underline-style="solid" style:text-underline-width="auto" style:text-underline-mode="continuous"/>
    </style:style>
    <style:style style:name="T1488" style:parent-style-name="Domyślnaczcionkaakapitu" style:family="text">
      <style:text-properties style:text-underline-type="single" style:text-underline-style="solid" style:text-underline-width="auto" style:text-underline-mode="continuous"/>
    </style:style>
    <style:style style:name="P1489" style:parent-style-name="Normalny" style:family="paragraph">
      <style:paragraph-properties fo:text-align="justify" fo:line-height="150%" fo:text-indent="0.2479in"/>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479in"/>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fo:text-indent="0.2479in"/>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P1552" style:parent-style-name="Normalny" style:family="paragraph">
      <style:paragraph-properties fo:text-align="justify" fo:line-height="150%" fo:text-indent="0.2479in"/>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fo:text-indent="0.2479in"/>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479in"/>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fo:text-indent="0.2479in"/>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fo:text-indent="0.2479in"/>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P1595" style:parent-style-name="Normalny" style:family="paragraph">
      <style:paragraph-properties fo:text-align="justify" fo:line-height="150%" fo:text-indent="0.2479in"/>
    </style:style>
    <style:style style:name="P1596" style:parent-style-name="Normalny" style:family="paragraph">
      <style:paragraph-properties fo:text-align="justify" fo:line-height="150%" fo:text-indent="0.2479in">
        <style:tab-stops>
          <style:tab-stop style:type="left" style:position="-1.6013in"/>
        </style:tab-stops>
      </style:paragraph-properties>
    </style:style>
    <style:style style:name="P1597" style:parent-style-name="Normalny" style:family="paragraph">
      <style:paragraph-properties fo:text-align="justify" fo:line-height="150%">
        <style:tab-stops>
          <style:tab-stop style:type="left" style:position="16.3263in"/>
        </style:tab-stops>
      </style:paragraph-properties>
    </style:style>
    <style:style style:name="T1598" style:parent-style-name="Domyślnaczcionkaakapitu" style:family="text">
      <style:text-properties style:text-underline-type="single" style:text-underline-style="solid" style:text-underline-width="auto" style:text-underline-mode="continuous"/>
    </style:style>
    <style:style style:name="T1599" style:parent-style-name="Domyślnaczcionkaakapitu" style:family="text">
      <style:text-properties fo:background-color="#80FFFF" style:text-underline-type="single" style:text-underline-style="solid" style:text-underline-width="auto" style:text-underline-mode="continuous"/>
    </style:style>
    <style:style style:name="T1600" style:parent-style-name="Domyślnaczcionkaakapitu" style:family="text">
      <style:text-properties style:text-underline-type="single" style:text-underline-style="solid" style:text-underline-width="auto" style:text-underline-mode="continuous"/>
    </style:style>
    <style:style style:name="P1601" style:parent-style-name="Normalny" style:family="paragraph">
      <style:paragraph-properties fo:text-align="justify" fo:line-height="150%" fo:text-indent="0.2479in">
        <style:tab-stops>
          <style:tab-stop style:type="left" style:position="16.3263in"/>
        </style:tab-stops>
      </style:paragraph-properties>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style:tab-stops>
          <style:tab-stop style:type="left" style:position="19.6041in"/>
        </style:tab-stops>
      </style:paragraph-properties>
    </style:style>
    <style:style style:name="T1604" style:parent-style-name="Domyślnaczcionkaakapitu" style:family="text">
      <style:text-properties fo:background-color="#80FFFF" style:text-underline-type="single" style:text-underline-style="solid" style:text-underline-width="auto" style:text-underline-mode="continuous"/>
    </style:style>
    <style:style style:name="T1605" style:parent-style-name="Domyślnaczcionkaakapitu" style:family="text">
      <style:text-properties style:text-underline-type="single" style:text-underline-style="solid" style:text-underline-width="auto" style:text-underline-mode="continuous"/>
    </style:style>
    <style:style style:name="P1606" style:parent-style-name="Normalny" style:family="paragraph">
      <style:paragraph-properties fo:text-align="justify" fo:line-height="150%" fo:text-indent="0.2479in">
        <style:tab-stops>
          <style:tab-stop style:type="left" style:position="19.6041in"/>
        </style:tab-stops>
      </style:paragraph-properties>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P1610" style:parent-style-name="Normalny" style:family="paragraph">
      <style:paragraph-properties fo:text-align="justify" fo:line-height="150%" fo:text-indent="0.2479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style:tab-stops>
          <style:tab-stop style:type="left" style:position="15.4652in"/>
        </style:tab-stops>
      </style:paragraph-properties>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text-underline-type="single" style:text-underline-style="solid" style:text-underline-width="auto" style:text-underline-mode="continuous"/>
    </style:style>
    <style:style style:name="P1618" style:parent-style-name="Normalny" style:family="paragraph">
      <style:paragraph-properties fo:text-align="justify" fo:line-height="150%" fo:text-indent="0.2479in">
        <style:tab-stops>
          <style:tab-stop style:type="left" style:position="15.4652in"/>
        </style:tab-stops>
      </style:paragraph-properties>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style:style>
    <style:style style:name="T1622" style:parent-style-name="Domyślnaczcionkaakapitu" style:family="text">
      <style:text-properties style:text-underline-type="single" style:text-underline-style="solid" style:text-underline-width="auto" style:text-underline-mode="continuous"/>
    </style:style>
    <style:style style:name="P1623" style:parent-style-name="Normalny" style:family="paragraph">
      <style:paragraph-properties fo:text-align="justify" fo:line-height="150%" fo:text-indent="0.2479in"/>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tab-stops>
          <style:tab-stop style:type="left" style:position="9.0694in"/>
        </style:tab-stops>
      </style:paragraph-properties>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479in"/>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P1646" style:parent-style-name="Normalny" style:family="paragraph">
      <style:paragraph-properties fo:text-align="justify" fo:line-height="150%" fo:text-indent="0.2479in"/>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P1663" style:parent-style-name="Normalny" style:family="paragraph">
      <style:paragraph-properties fo:text-align="justify" fo:line-height="150%" fo:text-indent="0.2479in"/>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P1694" style:parent-style-name="Normalny" style:family="paragraph">
      <style:paragraph-properties fo:text-align="justify" fo:line-height="150%" fo:text-indent="0.2479in"/>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479in"/>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479in"/>
    </style:style>
    <style:style style:name="P1726" style:parent-style-name="Normalny" style:family="paragraph">
      <style:paragraph-properties fo:text-align="justify" fo:line-height="150%"/>
    </style:style>
    <style:style style:name="T1727" style:parent-style-name="Domyślnaczcionkaakapitu" style:family="text">
      <style:text-properties style:text-underline-type="single" style:text-underline-style="solid" style:text-underline-width="auto" style:text-underline-mode="continuous"/>
    </style:style>
    <style:style style:name="T1728" style:parent-style-name="Domyślnaczcionkaakapitu" style:family="text">
      <style:text-properties fo:background-color="#80FFFF" style:text-underline-type="single" style:text-underline-style="solid" style:text-underline-width="auto" style:text-underline-mode="continuous"/>
    </style:style>
    <style:style style:name="P1729" style:parent-style-name="Normalny" style:family="paragraph">
      <style:paragraph-properties fo:text-align="justify" fo:line-height="150%" fo:text-indent="0.2479in"/>
    </style:style>
    <style:style style:name="P1730" style:parent-style-name="Normalny" style:family="paragraph">
      <style:paragraph-properties fo:text-align="justify" fo:line-height="150%" fo:text-indent="0.2479in"/>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479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479in"/>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479in"/>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fo:text-indent="0.2479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479in"/>
    </style:style>
    <style:style style:name="P1821" style:parent-style-name="Normalny" style:family="paragraph">
      <style:paragraph-properties fo:text-align="justify" fo:line-height="150%" fo:text-indent="0.2479in"/>
    </style:style>
    <style:style style:name="P1822" style:parent-style-name="Normalny" style:family="paragraph">
      <style:paragraph-properties fo:text-align="justify" fo:line-height="150%">
        <style:tab-stops>
          <style:tab-stop style:type="left" style:position="21.493in"/>
        </style:tab-stops>
      </style:paragraph-properties>
    </style:style>
    <style:style style:name="T1823" style:parent-style-name="Domyślnaczcionkaakapitu" style:family="text">
      <style:text-properties style:text-underline-type="single" style:text-underline-style="solid" style:text-underline-width="auto" style:text-underline-mode="continuous"/>
    </style:style>
    <style:style style:name="T1824" style:parent-style-name="Domyślnaczcionkaakapitu" style:family="text">
      <style:text-properties fo:background-color="#80FFFF" style:text-underline-type="single" style:text-underline-style="solid" style:text-underline-width="auto" style:text-underline-mode="continuous"/>
    </style:style>
    <style:style style:name="P1825" style:parent-style-name="Normalny" style:family="paragraph">
      <style:paragraph-properties fo:text-align="justify" fo:line-height="150%" fo:text-indent="0.2479in">
        <style:tab-stops>
          <style:tab-stop style:type="left" style:position="21.493in"/>
        </style:tab-stops>
      </style:paragraph-properties>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tab-stops>
          <style:tab-stop style:type="left" style:position="21.493in"/>
        </style:tab-stops>
      </style:paragraph-properties>
    </style:style>
    <style:style style:name="P1828" style:parent-style-name="Normalny" style:family="paragraph">
      <style:paragraph-properties fo:text-align="justify" fo:line-height="150%"/>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style:style>
    <style:style style:name="T1838" style:parent-style-name="Domyślnaczcionkaakapitu" style:family="text">
      <style:text-properties style:text-underline-type="single" style:text-underline-style="solid" style:text-underline-width="auto" style:text-underline-mode="continuous"/>
    </style:style>
    <style:style style:name="T1839" style:parent-style-name="Domyślnaczcionkaakapitu" style:family="text">
      <style:text-properties fo:background-color="#80FFFF" style:text-underline-type="single" style:text-underline-style="solid" style:text-underline-width="auto" style:text-underline-mode="continuous"/>
    </style:style>
    <style:style style:name="T1840" style:parent-style-name="Domyślnaczcionkaakapitu" style:family="text">
      <style:text-properties fo:background-color="#80FFFF"/>
    </style:style>
    <style:style style:name="P1841" style:parent-style-name="Normalny" style:family="paragraph">
      <style:paragraph-properties fo:text-align="justify" fo:line-height="150%" fo:text-indent="0.2479in"/>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style:tab-stops>
          <style:tab-stop style:type="left" style:position="-20.2611in"/>
        </style:tab-stops>
      </style:paragraph-properties>
    </style:style>
    <style:style style:name="T1844" style:parent-style-name="Domyślnaczcionkaakapitu" style:family="text">
      <style:text-properties style:text-underline-type="single" style:text-underline-style="solid" style:text-underline-width="auto" style:text-underline-mode="continuous"/>
    </style:style>
    <style:style style:name="T1845" style:parent-style-name="Domyślnaczcionkaakapitu" style:family="text">
      <style:text-properties fo:background-color="#80FFFF" style:text-underline-type="single" style:text-underline-style="solid" style:text-underline-width="auto" style:text-underline-mode="continuous"/>
    </style:style>
    <style:style style:name="T1846" style:parent-style-name="Domyślnaczcionkaakapitu" style:family="text">
      <style:text-properties style:text-underline-type="single" style:text-underline-style="solid" style:text-underline-width="auto" style:text-underline-mode="continuous"/>
    </style:style>
    <style:style style:name="P1847" style:parent-style-name="Normalny" style:family="paragraph">
      <style:paragraph-properties fo:text-align="justify" fo:line-height="150%" fo:text-indent="0.2479in">
        <style:tab-stops>
          <style:tab-stop style:type="left" style:position="-20.2611in"/>
        </style:tab-stops>
      </style:paragraph-properties>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P1863" style:parent-style-name="Normalny" style:family="paragraph">
      <style:paragraph-properties fo:text-align="justify" fo:line-height="150%" fo:text-indent="0.2479in"/>
    </style:style>
    <style:style style:name="P1864" style:parent-style-name="Normalny" style:family="paragraph">
      <style:paragraph-properties fo:text-align="justify" fo:line-height="150%" fo:text-indent="0.2479in"/>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479in"/>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fo:text-indent="0.2479in"/>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fo:text-indent="0.2479in"/>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fo:text-indent="0.2479in"/>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479in"/>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479in"/>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style:style>
    <style:style style:name="T1969" style:parent-style-name="Domyślnaczcionkaakapitu" style:family="text">
      <style:text-properties style:text-underline-type="single" style:text-underline-style="solid" style:text-underline-width="auto" style:text-underline-mode="continuous"/>
    </style:style>
    <style:style style:name="T1970" style:parent-style-name="Domyślnaczcionkaakapitu" style:family="text">
      <style:text-properties fo:background-color="#80FFFF" style:text-underline-type="single" style:text-underline-style="solid" style:text-underline-width="auto" style:text-underline-mode="continuous"/>
    </style:style>
    <style:style style:name="P1971" style:parent-style-name="Normalny" style:family="paragraph">
      <style:paragraph-properties fo:text-align="justify" fo:line-height="150%" fo:text-indent="0.2479in"/>
    </style:style>
    <style:style style:name="P1972" style:parent-style-name="Normalny" style:family="paragraph">
      <style:paragraph-properties fo:text-align="justify" fo:line-height="150%" fo:text-indent="0.2479in"/>
    </style:style>
    <style:style style:name="P1973" style:parent-style-name="Normalny" style:family="paragraph">
      <style:paragraph-properties fo:text-align="justify" fo:line-height="150%" fo:text-indent="0.2479in"/>
    </style:style>
    <style:style style:name="T1974" style:parent-style-name="Domyślnaczcionkaakapitu" style:family="text">
      <style:text-properties fo:background-color="#80FFFF"/>
    </style:style>
    <style:style style:name="P1975" style:parent-style-name="Normalny" style:family="paragraph">
      <style:paragraph-properties fo:text-align="justify" fo:line-height="150%" fo:text-indent="0.2479in"/>
    </style:style>
    <style:style style:name="P1976" style:parent-style-name="Normalny" style:family="paragraph">
      <style:paragraph-properties fo:text-align="justify" fo:line-height="150%"/>
    </style:style>
    <style:style style:name="P1977" style:parent-style-name="Normalny" style:family="paragraph">
      <style:paragraph-properties fo:text-align="justify" fo:line-height="150%"/>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style:style>
    <style:style style:name="P1981" style:parent-style-name="Normalny" style:family="paragraph">
      <style:paragraph-properties fo:text-align="justify" fo:line-height="150%">
        <style:tab-stops>
          <style:tab-stop style:type="left" style:position="14.5625in"/>
          <style:tab-stop style:type="left" style:position="16.2013in"/>
          <style:tab-stop style:type="left" style:position="20.4097in"/>
        </style:tab-stops>
      </style:paragraph-properties>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style:tab-stops>
          <style:tab-stop style:type="left" style:position="14.5625in"/>
          <style:tab-stop style:type="left" style:position="16.2013in"/>
          <style:tab-stop style:type="left" style:position="20.4097in"/>
        </style:tab-stops>
      </style:paragraph-properties>
    </style:style>
    <style:style style:name="P1984" style:parent-style-name="Normalny" style:family="paragraph">
      <style:paragraph-properties fo:text-align="justify" fo:line-height="150%"/>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style:text-underline-type="single" style:text-underline-style="solid" style:text-underline-width="auto" style:text-underline-mode="continuous"/>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T1989" style:parent-style-name="Domyślnaczcionkaakapitu" style:family="text">
      <style:text-properties style:text-underline-type="single" style:text-underline-style="solid" style:text-underline-width="auto" style:text-underline-mode="continuous"/>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479in"/>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fo:text-indent="0.2479in"/>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P2024" style:parent-style-name="Normalny" style:family="paragraph">
      <style:paragraph-properties fo:text-align="justify" fo:line-height="150%" fo:text-indent="0.2479in"/>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479in"/>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P2036" style:parent-style-name="Normalny" style:family="paragraph">
      <style:paragraph-properties fo:text-align="justify" fo:line-height="150%" fo:text-indent="0.2479in"/>
    </style:style>
    <style:style style:name="P2037" style:parent-style-name="Normalny" style:family="paragraph">
      <style:paragraph-properties fo:text-align="justify" fo:line-height="150%" fo:text-indent="0.2479in"/>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P2040" style:parent-style-name="Normalny" style:family="paragraph">
      <style:paragraph-properties fo:text-align="justify" fo:line-height="150%" fo:text-indent="0.2479in"/>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fo:text-indent="0.2479in"/>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style:style>
    <style:style style:name="T2055" style:parent-style-name="Domyślnaczcionkaakapitu" style:family="text">
      <style:text-properties fo:background-color="#80FFFF" style:text-underline-type="single" style:text-underline-style="solid" style:text-underline-width="auto" style:text-underline-mode="continuous"/>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text-underline-type="single" style:text-underline-style="solid" style:text-underline-width="auto" style:text-underline-mode="continuous"/>
    </style:style>
    <style:style style:name="T2058" style:parent-style-name="Domyślnaczcionkaakapitu" style:family="text">
      <style:text-properties style:text-underline-type="single" style:text-underline-style="solid" style:text-underline-width="auto" style:text-underline-mode="continuous"/>
    </style:style>
    <style:style style:name="P2059" style:parent-style-name="Normalny" style:family="paragraph">
      <style:paragraph-properties fo:text-align="justify" fo:line-height="150%" fo:text-indent="0.2479in"/>
    </style:style>
    <style:style style:name="P2060" style:parent-style-name="Normalny" style:family="paragraph">
      <style:paragraph-properties fo:text-align="justify" fo:line-height="150%" fo:text-indent="0.2479in"/>
    </style:style>
    <style:style style:name="P2061" style:parent-style-name="Normalny" style:family="paragraph">
      <style:paragraph-properties fo:text-align="justify" fo:line-height="150%"/>
    </style:style>
    <style:style style:name="T2062" style:parent-style-name="Domyślnaczcionkaakapitu" style:family="text">
      <style:text-properties style:text-underline-type="single" style:text-underline-style="solid" style:text-underline-width="auto" style:text-underline-mode="continuous"/>
    </style:style>
    <style:style style:name="P2063" style:parent-style-name="Normalny" style:family="paragraph">
      <style:paragraph-properties fo:text-align="justify" fo:line-height="150%" fo:text-indent="0.2479in"/>
    </style:style>
    <style:style style:name="P2064" style:parent-style-name="Normalny" style:family="paragraph">
      <style:paragraph-properties fo:text-align="justify" fo:line-height="150%"/>
    </style:style>
    <style:style style:name="T2065" style:parent-style-name="Domyślnaczcionkaakapitu" style:family="text">
      <style:text-properties fo:background-color="#80FFFF" style:text-underline-type="single" style:text-underline-style="solid" style:text-underline-width="auto" style:text-underline-mode="continuous"/>
    </style:style>
    <style:style style:name="T2066" style:parent-style-name="Domyślnaczcionkaakapitu" style:family="text">
      <style:text-properties style:text-underline-type="single" style:text-underline-style="solid" style:text-underline-width="auto" style:text-underline-mode="continuous"/>
    </style:style>
    <style:style style:name="T2067" style:parent-style-name="Domyślnaczcionkaakapitu" style:family="text">
      <style:text-properties fo:background-color="#80FFFF" style:text-underline-type="single" style:text-underline-style="solid" style:text-underline-width="auto" style:text-underline-mode="continuous"/>
    </style:style>
    <style:style style:name="T2068" style:parent-style-name="Domyślnaczcionkaakapitu" style:family="text">
      <style:text-properties style:text-underline-type="single" style:text-underline-style="solid" style:text-underline-width="auto" style:text-underline-mode="continuous"/>
    </style:style>
    <style:style style:name="T2069" style:parent-style-name="Domyślnaczcionkaakapitu" style:family="text">
      <style:text-properties fo:background-color="#80FFFF"/>
    </style:style>
    <style:style style:name="P2070" style:parent-style-name="Normalny" style:family="paragraph">
      <style:paragraph-properties fo:text-align="justify" fo:line-height="150%" fo:text-indent="0.2479in"/>
    </style:style>
    <style:style style:name="P2071" style:parent-style-name="Normalny" style:family="paragraph">
      <style:paragraph-properties fo:text-align="justify" fo:line-height="150%"/>
    </style:style>
    <style:style style:name="T2072" style:parent-style-name="Domyślnaczcionkaakapitu" style:family="text">
      <style:text-properties style:text-underline-type="single" style:text-underline-style="solid" style:text-underline-width="auto" style:text-underline-mode="continuous"/>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P2074" style:parent-style-name="Normalny" style:family="paragraph">
      <style:paragraph-properties fo:text-align="justify" fo:line-height="150%" fo:text-indent="0.2479in"/>
    </style:style>
    <style:style style:name="P2075" style:parent-style-name="Normalny" style:family="paragraph">
      <style:paragraph-properties fo:text-align="justify" fo:line-height="150%"/>
    </style:style>
    <style:style style:name="T2076" style:parent-style-name="Domyślnaczcionkaakapitu" style:family="text">
      <style:text-properties fo:background-color="#80FFFF" style:text-underline-type="single" style:text-underline-style="solid" style:text-underline-width="auto" style:text-underline-mode="continuous"/>
    </style:style>
    <style:style style:name="T2077" style:parent-style-name="Domyślnaczcionkaakapitu" style:family="text">
      <style:text-properties style:text-underline-type="single" style:text-underline-style="solid" style:text-underline-width="auto" style:text-underline-mode="continuous"/>
    </style:style>
    <style:style style:name="T2078" style:parent-style-name="Domyślnaczcionkaakapitu" style:family="text">
      <style:text-properties fo:background-color="#80FFFF" style:text-underline-type="single" style:text-underline-style="solid" style:text-underline-width="auto" style:text-underline-mode="continuous"/>
    </style:style>
    <style:style style:name="T2079" style:parent-style-name="Domyślnaczcionkaakapitu" style:family="text">
      <style:text-properties style:text-underline-type="single" style:text-underline-style="solid" style:text-underline-width="auto" style:text-underline-mode="continuous"/>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style:tab-stops>
          <style:tab-stop style:type="left" style:position="-18.4347in"/>
          <style:tab-stop style:type="left" style:position="-14.1013in"/>
          <style:tab-stop style:type="left" style:position="-11.6847in"/>
          <style:tab-stop style:type="left" style:position="-2.268in"/>
        </style:tab-stops>
      </style:paragraph-properties>
    </style:style>
    <style:style style:name="T2085" style:parent-style-name="Domyślnaczcionkaakapitu" style:family="text">
      <style:text-properties style:text-underline-type="single" style:text-underline-style="solid" style:text-underline-width="auto" style:text-underline-mode="continuous"/>
    </style:style>
    <style:style style:name="P2086" style:parent-style-name="Normalny" style:family="paragraph">
      <style:paragraph-properties fo:text-align="justify" fo:line-height="150%" fo:text-indent="0.2479in">
        <style:tab-stops>
          <style:tab-stop style:type="left" style:position="-18.4347in"/>
          <style:tab-stop style:type="left" style:position="-14.1013in"/>
          <style:tab-stop style:type="left" style:position="-11.6847in"/>
          <style:tab-stop style:type="left" style:position="-2.268in"/>
        </style:tab-stops>
      </style:paragraph-properties>
    </style:style>
    <style:style style:name="P2087" style:parent-style-name="Normalny" style:family="paragraph">
      <style:paragraph-properties fo:text-align="justify" fo:line-height="150%"/>
    </style:style>
    <style:style style:name="T2088" style:parent-style-name="Domyślnaczcionkaakapitu" style:family="text">
      <style:text-properties fo:background-color="#80FFFF" style:text-underline-type="single" style:text-underline-style="solid" style:text-underline-width="auto" style:text-underline-mode="continuous"/>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T2091" style:parent-style-name="Domyślnaczcionkaakapitu" style:family="text">
      <style:text-properties style:text-underline-type="single" style:text-underline-style="solid" style:text-underline-width="auto" style:text-underline-mode="continuous"/>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fo:text-indent="0.2479in"/>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P2096" style:parent-style-name="Normalny" style:family="paragraph">
      <style:paragraph-properties fo:text-align="justify" fo:line-height="150%"/>
    </style:style>
    <style:style style:name="T2097" style:parent-style-name="Domyślnaczcionkaakapitu" style:family="text">
      <style:text-properties style:text-underline-type="single" style:text-underline-style="solid" style:text-underline-width="auto" style:text-underline-mode="continuous"/>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text-underline-type="single" style:text-underline-style="solid" style:text-underline-width="auto" style:text-underline-mode="continuous"/>
    </style:style>
    <style:style style:name="T2106" style:parent-style-name="Domyślnaczcionkaakapitu" style:family="text">
      <style:text-properties style:text-underline-type="single" style:text-underline-style="solid" style:text-underline-width="auto" style:text-underline-mode="continuous"/>
    </style:style>
    <style:style style:name="P2107" style:parent-style-name="Normalny" style:family="paragraph">
      <style:paragraph-properties fo:text-align="justify" fo:line-height="150%" fo:text-indent="0.2479in">
        <style:tab-stops>
          <style:tab-stop style:type="left" style:leader-style="dotted" style:leader-text="." style:position="11.6666in"/>
          <style:tab-stop style:type="left" style:leader-style="dotted" style:leader-text="." style:position="12.5277in"/>
          <style:tab-stop style:type="left" style:leader-style="dotted" style:leader-text="." style:position="18.4444in"/>
        </style:tab-stops>
      </style:paragraph-properties>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style:style>
    <style:style style:name="T2111" style:parent-style-name="Domyślnaczcionkaakapitu" style:family="text">
      <style:text-properties style:text-underline-type="single" style:text-underline-style="solid" style:text-underline-width="auto" style:text-underline-mode="continuous"/>
    </style:style>
    <style:style style:name="P2112" style:parent-style-name="Normalny" style:family="paragraph">
      <style:paragraph-properties fo:text-align="justify" fo:line-height="150%" fo:text-indent="0.2479in"/>
    </style:style>
    <style:style style:name="P2113" style:parent-style-name="Normalny" style:family="paragraph">
      <style:paragraph-properties fo:text-align="justify" fo:line-height="150%"/>
    </style:style>
    <style:style style:name="T2114" style:parent-style-name="Domyślnaczcionkaakapitu" style:family="text">
      <style:text-properties fo:background-color="#80FFFF" style:text-underline-type="single" style:text-underline-style="solid" style:text-underline-width="auto" style:text-underline-mode="continuous"/>
    </style:style>
    <style:style style:name="T2115" style:parent-style-name="Domyślnaczcionkaakapitu" style:family="text">
      <style:text-properties style:text-underline-type="single" style:text-underline-style="solid" style:text-underline-width="auto" style:text-underline-mode="continuous"/>
    </style:style>
    <style:style style:name="T2116" style:parent-style-name="Domyślnaczcionkaakapitu" style:family="text">
      <style:text-properties fo:background-color="#80FFFF" style:text-underline-type="single" style:text-underline-style="solid" style:text-underline-width="auto" style:text-underline-mode="continuous"/>
    </style:style>
    <style:style style:name="T2117" style:parent-style-name="Domyślnaczcionkaakapitu" style:family="text">
      <style:text-properties style:text-underline-type="single" style:text-underline-style="solid" style:text-underline-width="auto" style:text-underline-mode="continuous"/>
    </style:style>
    <style:style style:name="T2118" style:parent-style-name="Domyślnaczcionkaakapitu" style:family="text">
      <style:text-properties style:text-underline-type="single" style:text-underline-style="solid" style:text-underline-width="auto" style:text-underline-mode="continuous"/>
    </style:style>
    <style:style style:name="T2119" style:parent-style-name="Domyślnaczcionkaakapitu" style:family="text">
      <style:text-properties style:text-underline-type="single" style:text-underline-style="solid" style:text-underline-width="auto" style:text-underline-mode="continuous"/>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479in"/>
    </style:style>
    <style:style style:name="P2122" style:parent-style-name="Normalny" style:family="paragraph">
      <style:paragraph-properties fo:text-align="justify" fo:line-height="150%"/>
    </style:style>
    <style:style style:name="T2123" style:parent-style-name="Domyślnaczcionkaakapitu" style:family="text">
      <style:text-properties style:text-underline-type="single" style:text-underline-style="solid" style:text-underline-width="auto" style:text-underline-mode="continuous"/>
    </style:style>
    <style:style style:name="T2124" style:parent-style-name="Domyślnaczcionkaakapitu" style:family="text">
      <style:text-properties fo:background-color="#80FFFF" style:text-underline-type="single" style:text-underline-style="solid" style:text-underline-width="auto" style:text-underline-mode="continuous"/>
    </style:style>
    <style:style style:name="P2125" style:parent-style-name="Normalny" style:family="paragraph">
      <style:paragraph-properties fo:text-align="justify" fo:line-height="150%" fo:text-indent="0.2479in"/>
    </style:style>
    <style:style style:name="P2126" style:parent-style-name="Normalny" style:family="paragraph">
      <style:paragraph-properties fo:text-align="justify" fo:line-height="150%"/>
    </style:style>
    <style:style style:name="T2127" style:parent-style-name="Domyślnaczcionkaakapitu" style:family="text">
      <style:text-properties style:text-underline-type="single" style:text-underline-style="solid" style:text-underline-width="auto" style:text-underline-mode="continuous"/>
    </style:style>
    <style:style style:name="T2128" style:parent-style-name="Domyślnaczcionkaakapitu" style:family="text">
      <style:text-properties fo:background-color="#80FFFF" style:text-underline-type="single" style:text-underline-style="solid" style:text-underline-width="auto" style:text-underline-mode="continuous"/>
    </style:style>
    <style:style style:name="T2129" style:parent-style-name="Domyślnaczcionkaakapitu" style:family="text">
      <style:text-properties style:text-underline-type="single" style:text-underline-style="solid" style:text-underline-width="auto" style:text-underline-mode="continuous"/>
    </style:style>
    <style:style style:name="T2130" style:parent-style-name="Domyślnaczcionkaakapitu" style:family="text">
      <style:text-properties fo:background-color="#80FFFF" style:text-underline-type="single" style:text-underline-style="solid" style:text-underline-width="auto" style:text-underline-mode="continuous"/>
    </style:style>
    <style:style style:name="T2131" style:parent-style-name="Domyślnaczcionkaakapitu" style:family="text">
      <style:text-properties style:text-underline-type="single" style:text-underline-style="solid" style:text-underline-width="auto" style:text-underline-mode="continuous"/>
    </style:style>
    <style:style style:name="T2132" style:parent-style-name="Domyślnaczcionkaakapitu" style:family="text">
      <style:text-properties fo:background-color="#80FFFF" style:text-underline-type="single" style:text-underline-style="solid" style:text-underline-width="auto" style:text-underline-mode="continuous"/>
    </style:style>
    <style:style style:name="T2133" style:parent-style-name="Domyślnaczcionkaakapitu" style:family="text">
      <style:text-properties style:text-underline-type="single" style:text-underline-style="solid" style:text-underline-width="auto" style:text-underline-mode="continuous"/>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style:style>
    <style:style style:name="T2144" style:parent-style-name="Domyślnaczcionkaakapitu" style:family="text">
      <style:text-properties style:text-underline-type="single" style:text-underline-style="solid" style:text-underline-width="auto" style:text-underline-mode="continuous"/>
    </style:style>
    <style:style style:name="P2145" style:parent-style-name="Normalny" style:family="paragraph">
      <style:paragraph-properties fo:text-align="justify" fo:line-height="150%" fo:text-indent="0.2479in"/>
    </style:style>
    <style:style style:name="P2146" style:parent-style-name="Normalny" style:family="paragraph">
      <style:paragraph-properties fo:text-align="justify" fo:line-height="150%"/>
    </style:style>
    <style:style style:name="T2147" style:parent-style-name="Domyślnaczcionkaakapitu" style:family="text">
      <style:text-properties style:text-underline-type="single" style:text-underline-style="solid" style:text-underline-width="auto" style:text-underline-mode="continuous"/>
    </style:style>
    <style:style style:name="P2148" style:parent-style-name="Normalny" style:family="paragraph">
      <style:paragraph-properties fo:text-align="justify" fo:line-height="150%" fo:text-indent="0.2479in"/>
    </style:style>
    <style:style style:name="P2149" style:parent-style-name="Normalny" style:family="paragraph">
      <style:paragraph-properties fo:text-align="justify" fo:line-height="150%">
        <style:tab-stops>
          <style:tab-stop style:type="left" style:position="14.375in"/>
          <style:tab-stop style:type="left" style:position="21.1319in"/>
          <style:tab-stop style:type="left" style:position="-16.8513in"/>
        </style:tab-stops>
      </style:paragraph-properties>
    </style:style>
    <style:style style:name="T2150" style:parent-style-name="Domyślnaczcionkaakapitu" style:family="text">
      <style:text-properties style:text-underline-type="single" style:text-underline-style="solid" style:text-underline-width="auto" style:text-underline-mode="continuous"/>
    </style:style>
    <style:style style:name="T2151" style:parent-style-name="Domyślnaczcionkaakapitu" style:family="text">
      <style:text-properties fo:background-color="#80FFFF" style:text-underline-type="single" style:text-underline-style="solid" style:text-underline-width="auto" style:text-underline-mode="continuous"/>
    </style:style>
    <style:style style:name="T2152" style:parent-style-name="Domyślnaczcionkaakapitu" style:family="text">
      <style:text-properties style:text-underline-type="single" style:text-underline-style="solid" style:text-underline-width="auto" style:text-underline-mode="continuous"/>
    </style:style>
    <style:style style:name="T2153" style:parent-style-name="Domyślnaczcionkaakapitu" style:family="text">
      <style:text-properties fo:background-color="#80FFFF" style:text-underline-type="single" style:text-underline-style="solid" style:text-underline-width="auto" style:text-underline-mode="continuous"/>
    </style:style>
    <style:style style:name="T2154" style:parent-style-name="Domyślnaczcionkaakapitu" style:family="text">
      <style:text-properties style:text-underline-type="single" style:text-underline-style="solid" style:text-underline-width="auto" style:text-underline-mode="continuous"/>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style:tab-stops>
          <style:tab-stop style:type="left" style:position="18.2986in"/>
          <style:tab-stop style:type="left" style:position="-16.1291in"/>
        </style:tab-stops>
      </style:paragraph-properties>
    </style:style>
    <style:style style:name="T2163" style:parent-style-name="Domyślnaczcionkaakapitu" style:family="text">
      <style:text-properties style:text-underline-type="single" style:text-underline-style="solid" style:text-underline-width="auto" style:text-underline-mode="continuous"/>
    </style:style>
    <style:style style:name="T2164" style:parent-style-name="Domyślnaczcionkaakapitu" style:family="text">
      <style:text-properties fo:background-color="#80FFFF" style:text-underline-type="single" style:text-underline-style="solid" style:text-underline-width="auto" style:text-underline-mode="continuous"/>
    </style:style>
    <style:style style:name="T2165" style:parent-style-name="Domyślnaczcionkaakapitu" style:family="text">
      <style:text-properties style:text-underline-type="single" style:text-underline-style="solid" style:text-underline-width="auto" style:text-underline-mode="continuous"/>
    </style:style>
    <style:style style:name="T2166" style:parent-style-name="Domyślnaczcionkaakapitu" style:family="text">
      <style:text-properties fo:background-color="#80FFFF" style:text-underline-type="single" style:text-underline-style="solid" style:text-underline-width="auto" style:text-underline-mode="continuous"/>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tab-stops>
          <style:tab-stop style:type="left" style:position="18.2986in"/>
          <style:tab-stop style:type="left" style:position="-16.1291in"/>
        </style:tab-stops>
      </style:paragraph-properties>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479in"/>
    </style:style>
    <style:style style:name="P2173" style:parent-style-name="Normalny" style:family="paragraph">
      <style:paragraph-properties fo:text-align="justify" fo:line-height="150%" fo:text-indent="0.2479in"/>
    </style:style>
    <style:style style:name="P2174" style:parent-style-name="Normalny" style:family="paragraph">
      <style:paragraph-properties fo:text-align="justify" fo:line-height="150%"/>
    </style:style>
    <style:style style:name="T2175" style:parent-style-name="Domyślnaczcionkaakapitu" style:family="text">
      <style:text-properties style:text-underline-type="single" style:text-underline-style="solid" style:text-underline-width="auto" style:text-underline-mode="continuous"/>
    </style:style>
    <style:style style:name="T2176" style:parent-style-name="Domyślnaczcionkaakapitu" style:family="text">
      <style:text-properties fo:background-color="#80FFFF" style:text-underline-type="single" style:text-underline-style="solid" style:text-underline-width="auto" style:text-underline-mode="continuous"/>
    </style:style>
    <style:style style:name="T2177" style:parent-style-name="Domyślnaczcionkaakapitu" style:family="text">
      <style:text-properties style:text-underline-type="single" style:text-underline-style="solid" style:text-underline-width="auto" style:text-underline-mode="continuous"/>
    </style:style>
    <style:style style:name="T2178" style:parent-style-name="Domyślnaczcionkaakapitu" style:family="text">
      <style:text-properties fo:background-color="#80FFFF" style:text-underline-type="single" style:text-underline-style="solid" style:text-underline-width="auto" style:text-underline-mode="continuous"/>
    </style:style>
    <style:style style:name="P2179" style:parent-style-name="Normalny" style:family="paragraph">
      <style:paragraph-properties fo:text-align="justify" fo:line-height="150%" fo:text-indent="0.2479in"/>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style:style>
    <style:style style:name="T2185" style:parent-style-name="Domyślnaczcionkaakapitu" style:family="text">
      <style:text-properties style:text-underline-type="single" style:text-underline-style="solid" style:text-underline-width="auto" style:text-underline-mode="continuous"/>
    </style:style>
    <style:style style:name="T2186" style:parent-style-name="Domyślnaczcionkaakapitu" style:family="text">
      <style:text-properties fo:background-color="#80FFFF" style:text-underline-type="single" style:text-underline-style="solid" style:text-underline-width="auto" style:text-underline-mode="continuous"/>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479in"/>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P2194" style:parent-style-name="Normalny" style:family="paragraph">
      <style:paragraph-properties fo:text-align="justify" fo:line-height="150%">
        <style:tab-stops>
          <style:tab-stop style:type="left" style:leader-style="solid" style:leader-text="_" style:position="11.625in"/>
          <style:tab-stop style:type="left" style:leader-style="solid" style:leader-text="_" style:position="-17.525in"/>
        </style:tab-stops>
      </style:paragraph-properties>
    </style:style>
    <style:style style:name="T2195" style:parent-style-name="Domyślnaczcionkaakapitu" style:family="text">
      <style:text-properties style:text-underline-type="single" style:text-underline-style="solid" style:text-underline-width="auto" style:text-underline-mode="continuous"/>
    </style:style>
    <style:style style:name="T2196" style:parent-style-name="Domyślnaczcionkaakapitu" style:family="text">
      <style:text-properties fo:background-color="#80FFFF" style:text-underline-type="single" style:text-underline-style="solid" style:text-underline-width="auto" style:text-underline-mode="continuous"/>
    </style:style>
    <style:style style:name="P2197" style:parent-style-name="Normalny" style:family="paragraph">
      <style:paragraph-properties fo:text-align="justify" fo:line-height="150%" fo:text-indent="0.2479in">
        <style:tab-stops>
          <style:tab-stop style:type="left" style:leader-style="solid" style:leader-text="_" style:position="11.625in"/>
          <style:tab-stop style:type="left" style:leader-style="solid" style:leader-text="_" style:position="-17.525in"/>
        </style:tab-stops>
      </style:paragraph-properties>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style:style>
    <style:style style:name="T2200" style:parent-style-name="Domyślnaczcionkaakapitu" style:family="text">
      <style:text-properties style:text-underline-type="single" style:text-underline-style="solid" style:text-underline-width="auto" style:text-underline-mode="continuous"/>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fo:text-indent="0.2479in">
        <style:tab-stops>
          <style:tab-stop style:type="left" style:leader-style="solid" style:leader-text="_" style:position="11.625in"/>
          <style:tab-stop style:type="left" style:leader-style="solid" style:leader-text="_" style:position="-17.525in"/>
        </style:tab-stops>
      </style:paragraph-properties>
    </style:style>
    <style:style style:name="P2204" style:parent-style-name="Normalny" style:family="paragraph">
      <style:paragraph-properties fo:text-align="justify" fo:line-height="150%" fo:text-indent="0.2479in"/>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style:style>
    <style:style style:name="T2209" style:parent-style-name="Domyślnaczcionkaakapitu" style:family="text">
      <style:text-properties style:text-underline-type="single" style:text-underline-style="solid" style:text-underline-width="auto" style:text-underline-mode="continuous"/>
    </style:style>
    <style:style style:name="P2210" style:parent-style-name="Normalny" style:family="paragraph">
      <style:paragraph-properties fo:text-align="justify" fo:line-height="150%" fo:text-indent="0.2479in"/>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style:style>
    <style:style style:name="T2215" style:parent-style-name="Domyślnaczcionkaakapitu" style:family="text">
      <style:text-properties fo:background-color="#80FFFF" style:text-underline-type="single" style:text-underline-style="solid" style:text-underline-width="auto" style:text-underline-mode="continuous"/>
    </style:style>
    <style:style style:name="T2216" style:parent-style-name="Domyślnaczcionkaakapitu" style:family="text">
      <style:text-properties style:text-underline-type="single" style:text-underline-style="solid" style:text-underline-width="auto" style:text-underline-mode="continuous"/>
    </style:style>
    <style:style style:name="T2217" style:parent-style-name="Domyślnaczcionkaakapitu" style:family="text">
      <style:text-properties fo:background-color="#80FFFF" style:text-underline-type="single" style:text-underline-style="solid" style:text-underline-width="auto" style:text-underline-mode="continuous"/>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P2227" style:parent-style-name="Normalny" style:family="paragraph">
      <style:paragraph-properties fo:text-align="justify" fo:line-height="150%"/>
    </style:style>
    <style:style style:name="T2228" style:parent-style-name="Domyślnaczcionkaakapitu" style:family="text">
      <style:text-properties fo:background-color="#80FFFF" style:text-underline-type="single" style:text-underline-style="solid" style:text-underline-width="auto" style:text-underline-mode="continuous"/>
    </style:style>
    <style:style style:name="T2229" style:parent-style-name="Domyślnaczcionkaakapitu" style:family="text">
      <style:text-properties style:text-underline-type="single" style:text-underline-style="solid" style:text-underline-width="auto" style:text-underline-mode="continuous"/>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P2236" style:parent-style-name="Normalny" style:family="paragraph">
      <style:paragraph-properties fo:text-align="justify" fo:line-height="150%">
        <style:tab-stops>
          <style:tab-stop style:type="left" style:leader-style="solid" style:leader-text="_" style:position="-17.0666in"/>
        </style:tab-stops>
      </style:paragraph-properties>
    </style:style>
    <style:style style:name="T2237" style:parent-style-name="Domyślnaczcionkaakapitu" style:family="text">
      <style:text-properties style:text-underline-type="single" style:text-underline-style="solid" style:text-underline-width="auto" style:text-underline-mode="continuous"/>
    </style:style>
    <style:style style:name="P2238" style:parent-style-name="Normalny" style:family="paragraph">
      <style:paragraph-properties fo:text-align="justify" fo:line-height="150%" fo:text-indent="0.2479in"/>
    </style:style>
    <style:style style:name="P2239" style:parent-style-name="Normalny" style:family="paragraph">
      <style:paragraph-properties fo:text-align="justify" fo:line-height="150%"/>
    </style:style>
    <style:style style:name="T2240" style:parent-style-name="Domyślnaczcionkaakapitu" style:family="text">
      <style:text-properties style:text-underline-type="single" style:text-underline-style="solid" style:text-underline-width="auto" style:text-underline-mode="continuous"/>
    </style:style>
    <style:style style:name="T2241" style:parent-style-name="Domyślnaczcionkaakapitu" style:family="text">
      <style:text-properties fo:background-color="#80FFFF" style:text-underline-type="single" style:text-underline-style="solid" style:text-underline-width="auto" style:text-underline-mode="continuous"/>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fo:text-indent="0.2479in"/>
    </style:style>
    <style:style style:name="P2244" style:parent-style-name="Normalny" style:family="paragraph">
      <style:paragraph-properties fo:text-align="justify" fo:line-height="150%">
        <style:tab-stops>
          <style:tab-stop style:type="left" style:position="12.5902in"/>
        </style:tab-stops>
      </style:paragraph-properties>
    </style:style>
    <style:style style:name="T2245" style:parent-style-name="Domyślnaczcionkaakapitu" style:family="text">
      <style:text-properties style:text-underline-type="single" style:text-underline-style="solid" style:text-underline-width="auto" style:text-underline-mode="continuous"/>
    </style:style>
    <style:style style:name="P2246" style:parent-style-name="Normalny" style:family="paragraph">
      <style:paragraph-properties fo:text-align="justify" fo:line-height="150%" fo:text-indent="0.2479in">
        <style:tab-stops>
          <style:tab-stop style:type="left" style:position="12.5902in"/>
        </style:tab-stops>
      </style:paragraph-properties>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479in"/>
    </style:style>
    <style:style style:name="P2251" style:parent-style-name="Normalny" style:family="paragraph">
      <style:paragraph-properties fo:text-align="justify" fo:line-height="150%" fo:text-indent="0.2479in"/>
    </style:style>
    <style:style style:name="P2252" style:parent-style-name="Normalny" style:family="paragraph">
      <style:paragraph-properties fo:text-align="justify" fo:line-height="150%" fo:text-indent="0.2479in"/>
    </style:style>
    <style:style style:name="P2253" style:parent-style-name="Normalny" style:family="paragraph">
      <style:paragraph-properties fo:text-align="justify" fo:line-height="150%"/>
    </style:style>
    <style:style style:name="T2254" style:parent-style-name="Domyślnaczcionkaakapitu" style:family="text">
      <style:text-properties style:text-underline-type="single" style:text-underline-style="solid" style:text-underline-width="auto" style:text-underline-mode="continuous"/>
    </style:style>
    <style:style style:name="T2255" style:parent-style-name="Domyślnaczcionkaakapitu" style:family="text">
      <style:text-properties fo:background-color="#80FFFF" style:text-underline-type="single" style:text-underline-style="solid" style:text-underline-width="auto" style:text-underline-mode="continuous"/>
    </style:style>
    <style:style style:name="P2256" style:parent-style-name="Normalny" style:family="paragraph">
      <style:paragraph-properties fo:text-align="justify" fo:line-height="150%" fo:text-indent="0.2479in"/>
    </style:style>
    <style:style style:name="P2257" style:parent-style-name="Normalny" style:family="paragraph">
      <style:paragraph-properties fo:text-align="justify" fo:line-height="150%"/>
    </style:style>
    <style:style style:name="T2258" style:parent-style-name="Domyślnaczcionkaakapitu" style:family="text">
      <style:text-properties style:text-underline-type="single" style:text-underline-style="solid" style:text-underline-width="auto" style:text-underline-mode="continuous"/>
    </style:style>
    <style:style style:name="P2259" style:parent-style-name="Normalny" style:family="paragraph">
      <style:paragraph-properties fo:text-align="justify" fo:line-height="150%" fo:text-indent="0.2479in"/>
    </style:style>
    <style:style style:name="P2260" style:parent-style-name="Normalny" style:family="paragraph">
      <style:paragraph-properties fo:text-align="justify" fo:line-height="150%"/>
    </style:style>
    <style:style style:name="T2261" style:parent-style-name="Domyślnaczcionkaakapitu" style:family="text">
      <style:text-properties style:text-underline-type="single" style:text-underline-style="solid" style:text-underline-width="auto" style:text-underline-mode="continuous"/>
    </style:style>
    <style:style style:name="T2262" style:parent-style-name="Domyślnaczcionkaakapitu" style:family="text">
      <style:text-properties fo:background-color="#80FFFF" style:text-underline-type="single" style:text-underline-style="solid" style:text-underline-width="auto" style:text-underline-mode="continuous"/>
    </style:style>
    <style:style style:name="P2263" style:parent-style-name="Normalny" style:family="paragraph">
      <style:paragraph-properties fo:text-align="justify" fo:line-height="150%" fo:text-indent="0.2479in"/>
    </style:style>
    <style:style style:name="P2264" style:parent-style-name="Normalny" style:family="paragraph">
      <style:paragraph-properties fo:text-align="justify" fo:line-height="150%" fo:text-indent="0.2479in"/>
    </style:style>
    <style:style style:name="P2265" style:parent-style-name="Normalny" style:family="paragraph">
      <style:paragraph-properties fo:text-align="justify" fo:line-height="150%" fo:text-indent="0.2479in"/>
    </style:style>
    <style:style style:name="P2266" style:parent-style-name="Normalny" style:family="paragraph">
      <style:paragraph-properties fo:text-align="justify" fo:line-height="150%" fo:text-indent="0.2479in"/>
    </style:style>
    <style:style style:name="P2267" style:parent-style-name="Normalny" style:family="paragraph">
      <style:paragraph-properties fo:text-align="justify" fo:line-height="150%"/>
    </style:style>
    <style:style style:name="T2268" style:parent-style-name="Domyślnaczcionkaakapitu" style:family="text">
      <style:text-properties style:text-underline-type="single" style:text-underline-style="solid" style:text-underline-width="auto" style:text-underline-mode="continuous"/>
    </style:style>
    <style:style style:name="P2269" style:parent-style-name="Normalny" style:family="paragraph">
      <style:paragraph-properties fo:text-align="justify" fo:line-height="150%" fo:text-indent="0.2479in">
        <style:tab-stops>
          <style:tab-stop style:type="left" style:position="0.2597in"/>
        </style:tab-stops>
      </style:paragraph-properties>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479in"/>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479in"/>
    </style:style>
    <style:style style:name="P2283" style:parent-style-name="Normalny" style:family="paragraph">
      <style:paragraph-properties fo:text-align="justify" fo:line-height="150%"/>
    </style:style>
    <style:style style:name="T2284" style:parent-style-name="Domyślnaczcionkaakapitu" style:family="text">
      <style:text-properties style:text-underline-type="single" style:text-underline-style="solid" style:text-underline-width="auto" style:text-underline-mode="continuous"/>
    </style:style>
    <style:style style:name="P2285" style:parent-style-name="Normalny" style:family="paragraph">
      <style:paragraph-properties fo:text-align="justify" fo:line-height="150%" fo:text-indent="0.2479in"/>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fo:text-indent="0.2479in"/>
    </style:style>
    <style:style style:name="P2292" style:parent-style-name="Normalny" style:family="paragraph">
      <style:paragraph-properties fo:text-align="justify" fo:line-height="150%" fo:text-indent="0.2479in"/>
    </style:style>
    <style:style style:name="P2293" style:parent-style-name="Normalny" style:family="paragraph">
      <style:paragraph-properties fo:text-align="justify" fo:line-height="150%"/>
    </style:style>
    <style:style style:name="T2294" style:parent-style-name="Domyślnaczcionkaakapitu" style:family="text">
      <style:text-properties style:text-underline-type="single" style:text-underline-style="solid" style:text-underline-width="auto" style:text-underline-mode="continuous"/>
    </style:style>
    <style:style style:name="T2295" style:parent-style-name="Domyślnaczcionkaakapitu" style:family="text">
      <style:text-properties fo:background-color="#80FFFF" style:text-underline-type="single" style:text-underline-style="solid" style:text-underline-width="auto" style:text-underline-mode="continuous"/>
    </style:style>
    <style:style style:name="P2296" style:parent-style-name="Normalny" style:family="paragraph">
      <style:paragraph-properties fo:text-align="justify" fo:line-height="150%" fo:text-indent="0.2479in"/>
    </style:style>
    <style:style style:name="P2297" style:parent-style-name="Normalny" style:family="paragraph">
      <style:paragraph-properties fo:text-align="justify" fo:line-height="150%"/>
    </style:style>
    <style:style style:name="T2298" style:parent-style-name="Domyślnaczcionkaakapitu" style:family="text">
      <style:text-properties style:text-underline-type="single" style:text-underline-style="solid" style:text-underline-width="auto" style:text-underline-mode="continuous"/>
    </style:style>
    <style:style style:name="P2299" style:parent-style-name="Normalny" style:family="paragraph">
      <style:paragraph-properties fo:text-align="justify" fo:line-height="150%" fo:text-indent="0.2479in"/>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P2302" style:parent-style-name="Normalny" style:family="paragraph">
      <style:paragraph-properties fo:text-align="justify" fo:line-height="150%"/>
    </style:style>
    <style:style style:name="T2303" style:parent-style-name="Domyślnaczcionkaakapitu" style:family="text">
      <style:text-properties style:text-underline-type="single" style:text-underline-style="solid" style:text-underline-width="auto" style:text-underline-mode="continuous"/>
    </style:style>
    <style:style style:name="T2304" style:parent-style-name="Domyślnaczcionkaakapitu" style:family="text">
      <style:text-properties fo:background-color="#80FFFF" style:text-underline-type="single" style:text-underline-style="solid" style:text-underline-width="auto" style:text-underline-mode="continuous"/>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P2307" style:parent-style-name="Normalny" style:family="paragraph">
      <style:paragraph-properties fo:text-align="justify" fo:line-height="150%" fo:text-indent="0.2479in"/>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T2310" style:parent-style-name="Domyślnaczcionkaakapitu" style:family="text">
      <style:text-properties fo:background-color="#80FFFF" style:text-underline-type="single" style:text-underline-style="solid" style:text-underline-width="auto" style:text-underline-mode="continuous"/>
    </style:style>
    <style:style style:name="T2311" style:parent-style-name="Domyślnaczcionkaakapitu" style:family="text">
      <style:text-properties style:text-underline-type="single" style:text-underline-style="solid" style:text-underline-width="auto" style:text-underline-mode="continuous"/>
    </style:style>
    <style:style style:name="P2312" style:parent-style-name="Normalny" style:family="paragraph">
      <style:paragraph-properties fo:text-align="justify" fo:line-height="150%" fo:text-indent="0.2479in"/>
    </style:style>
    <style:style style:name="P2313" style:parent-style-name="Normalny" style:family="paragraph">
      <style:paragraph-properties fo:text-align="justify" fo:line-height="150%"/>
    </style:style>
    <style:style style:name="T2314" style:parent-style-name="Domyślnaczcionkaakapitu" style:family="text">
      <style:text-properties style:text-underline-type="single" style:text-underline-style="solid" style:text-underline-width="auto" style:text-underline-mode="continuous"/>
    </style:style>
    <style:style style:name="T2315" style:parent-style-name="Domyślnaczcionkaakapitu" style:family="text">
      <style:text-properties fo:background-color="#80FFFF" style:text-underline-type="single" style:text-underline-style="solid" style:text-underline-width="auto" style:text-underline-mode="continuous"/>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479in"/>
    </style:style>
    <style:style style:name="P2321" style:parent-style-name="Normalny" style:family="paragraph">
      <style:paragraph-properties fo:text-align="justify" fo:line-height="150%"/>
    </style:style>
    <style:style style:name="T2322" style:parent-style-name="Domyślnaczcionkaakapitu" style:family="text">
      <style:text-properties style:text-underline-type="single" style:text-underline-style="solid" style:text-underline-width="auto" style:text-underline-mode="continuous"/>
    </style:style>
    <style:style style:name="T2323" style:parent-style-name="Domyślnaczcionkaakapitu" style:family="text">
      <style:text-properties fo:background-color="#80FFFF" style:text-underline-type="single" style:text-underline-style="solid" style:text-underline-width="auto" style:text-underline-mode="continuous"/>
    </style:style>
    <style:style style:name="T2324" style:parent-style-name="Domyślnaczcionkaakapitu" style:family="text">
      <style:text-properties style:text-underline-type="single" style:text-underline-style="solid" style:text-underline-width="auto" style:text-underline-mode="continuous"/>
    </style:style>
    <style:style style:name="P2325" style:parent-style-name="Normalny" style:family="paragraph">
      <style:paragraph-properties fo:text-align="justify" fo:line-height="150%" fo:text-indent="0.2479in"/>
    </style:style>
    <style:style style:name="P2326" style:parent-style-name="Normalny" style:family="paragraph">
      <style:paragraph-properties fo:text-align="justify" fo:line-height="150%" fo:text-indent="0.2479in"/>
    </style:style>
    <style:style style:name="P2327" style:parent-style-name="Normalny" style:family="paragraph">
      <style:paragraph-properties fo:text-align="justify" fo:line-height="150%" fo:text-indent="0.2479in"/>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style:tab-stops>
          <style:tab-stop style:type="left" style:position="4.3125in"/>
        </style:tab-stops>
      </style:paragraph-properties>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P2338" style:parent-style-name="Normalny" style:family="paragraph">
      <style:paragraph-properties fo:text-align="justify" fo:line-height="150%" fo:text-indent="0.2479in"/>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style:style>
    <style:style style:name="T2341" style:parent-style-name="Domyślnaczcionkaakapitu" style:family="text">
      <style:text-properties style:text-underline-type="single" style:text-underline-style="solid" style:text-underline-width="auto" style:text-underline-mode="continuous"/>
    </style:style>
    <style:style style:name="T2342" style:parent-style-name="Domyślnaczcionkaakapitu" style:family="text">
      <style:text-properties fo:background-color="#80FFFF" style:text-underline-type="single" style:text-underline-style="solid" style:text-underline-width="auto" style:text-underline-mode="continuous"/>
    </style:style>
    <style:style style:name="T2343" style:parent-style-name="Domyślnaczcionkaakapitu" style:family="text">
      <style:text-properties style:text-underline-type="single" style:text-underline-style="solid" style:text-underline-width="auto" style:text-underline-mode="continuous"/>
    </style:style>
    <style:style style:name="T2344" style:parent-style-name="Domyślnaczcionkaakapitu" style:family="text">
      <style:text-properties fo:background-color="#80FFFF" style:text-underline-type="single" style:text-underline-style="solid" style:text-underline-width="auto" style:text-underline-mode="continuous"/>
    </style:style>
    <style:style style:name="T2345" style:parent-style-name="Domyślnaczcionkaakapitu" style:family="text">
      <style:text-properties style:text-underline-type="single" style:text-underline-style="solid" style:text-underline-width="auto" style:text-underline-mode="continuous"/>
    </style:style>
    <style:style style:name="T2346" style:parent-style-name="Domyślnaczcionkaakapitu" style:family="text">
      <style:text-properties fo:background-color="#80FFFF" style:text-underline-type="single" style:text-underline-style="solid" style:text-underline-width="auto" style:text-underline-mode="continuous"/>
    </style:style>
    <style:style style:name="T2347" style:parent-style-name="Domyślnaczcionkaakapitu" style:family="text">
      <style:text-properties style:text-underline-type="single" style:text-underline-style="solid" style:text-underline-width="auto" style:text-underline-mode="continuous"/>
    </style:style>
    <style:style style:name="T2348" style:parent-style-name="Domyślnaczcionkaakapitu" style:family="text">
      <style:text-properties fo:background-color="#80FFFF" style:text-underline-type="single" style:text-underline-style="solid" style:text-underline-width="auto" style:text-underline-mode="continuous"/>
    </style:style>
    <style:style style:name="T2349" style:parent-style-name="Domyślnaczcionkaakapitu" style:family="text">
      <style:text-properties style:text-underline-type="single" style:text-underline-style="solid" style:text-underline-width="auto" style:text-underline-mode="continuous"/>
    </style:style>
    <style:style style:name="P2350" style:parent-style-name="Normalny" style:family="paragraph">
      <style:paragraph-properties fo:text-align="justify" fo:line-height="150%" fo:text-indent="0.2479in"/>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479in"/>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style:style>
    <style:style style:name="T2357" style:parent-style-name="Domyślnaczcionkaakapitu" style:family="text">
      <style:text-properties fo:background-color="#80FFFF" style:text-underline-type="single" style:text-underline-style="solid" style:text-underline-width="auto" style:text-underline-mode="continuous"/>
    </style:style>
    <style:style style:name="T2358" style:parent-style-name="Domyślnaczcionkaakapitu" style:family="text">
      <style:text-properties style:text-underline-type="single" style:text-underline-style="solid" style:text-underline-width="auto" style:text-underline-mode="continuous"/>
    </style:style>
    <style:style style:name="T2359" style:parent-style-name="Domyślnaczcionkaakapitu" style:family="text">
      <style:text-properties fo:background-color="#80FFFF" style:text-underline-type="single" style:text-underline-style="solid" style:text-underline-width="auto" style:text-underline-mode="continuous"/>
    </style:style>
    <style:style style:name="T2360" style:parent-style-name="Domyślnaczcionkaakapitu" style:family="text">
      <style:text-properties style:text-underline-type="single" style:text-underline-style="solid" style:text-underline-width="auto" style:text-underline-mode="continuous"/>
    </style:style>
    <style:style style:name="T2361" style:parent-style-name="Domyślnaczcionkaakapitu" style:family="text">
      <style:text-properties fo:background-color="#80FFFF" style:text-underline-type="single" style:text-underline-style="solid" style:text-underline-width="auto" style:text-underline-mode="continuous"/>
    </style:style>
    <style:style style:name="P2362" style:parent-style-name="Normalny" style:family="paragraph">
      <style:paragraph-properties fo:text-align="justify" fo:line-height="150%" fo:text-indent="0.2479in"/>
    </style:style>
    <style:style style:name="P2363" style:parent-style-name="Normalny" style:family="paragraph">
      <style:paragraph-properties fo:text-align="justify" fo:line-height="150%" fo:text-indent="0.2479in"/>
    </style:style>
    <style:style style:name="P2364" style:parent-style-name="Normalny" style:family="paragraph">
      <style:paragraph-properties fo:text-align="justify" fo:line-height="150%"/>
    </style:style>
    <style:style style:name="T2365" style:parent-style-name="Domyślnaczcionkaakapitu" style:family="text">
      <style:text-properties style:text-underline-type="single" style:text-underline-style="solid" style:text-underline-width="auto" style:text-underline-mode="continuous"/>
    </style:style>
    <style:style style:name="T2366" style:parent-style-name="Domyślnaczcionkaakapitu" style:family="text">
      <style:text-properties fo:background-color="#80FFFF" style:text-underline-type="single" style:text-underline-style="solid" style:text-underline-width="auto" style:text-underline-mode="continuous"/>
    </style:style>
    <style:style style:name="T2367" style:parent-style-name="Domyślnaczcionkaakapitu" style:family="text">
      <style:text-properties style:text-underline-type="single" style:text-underline-style="solid" style:text-underline-width="auto" style:text-underline-mode="continuous"/>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style:style>
    <style:style style:name="T2372" style:parent-style-name="Domyślnaczcionkaakapitu" style:family="text">
      <style:text-properties fo:background-color="#80FFFF" style:text-underline-type="single" style:text-underline-style="solid" style:text-underline-width="auto" style:text-underline-mode="continuous"/>
    </style:style>
    <style:style style:name="T2373" style:parent-style-name="Domyślnaczcionkaakapitu" style:family="text">
      <style:text-properties style:text-underline-type="single" style:text-underline-style="solid" style:text-underline-width="auto" style:text-underline-mode="continuous"/>
    </style:style>
    <style:style style:name="T2374" style:parent-style-name="Domyślnaczcionkaakapitu" style:family="text">
      <style:text-properties fo:background-color="#80FFFF" style:text-underline-type="single" style:text-underline-style="solid" style:text-underline-width="auto" style:text-underline-mode="continuous"/>
    </style:style>
    <style:style style:name="T2375" style:parent-style-name="Domyślnaczcionkaakapitu" style:family="text">
      <style:text-properties style:text-underline-type="single" style:text-underline-style="solid" style:text-underline-width="auto" style:text-underline-mode="continuous"/>
    </style:style>
    <style:style style:name="T2376" style:parent-style-name="Domyślnaczcionkaakapitu" style:family="text">
      <style:text-properties fo:background-color="#80FFFF" style:text-underline-type="single" style:text-underline-style="solid" style:text-underline-width="auto" style:text-underline-mode="continuous"/>
    </style:style>
    <style:style style:name="P2377" style:parent-style-name="Normalny" style:family="paragraph">
      <style:paragraph-properties fo:text-align="justify" fo:line-height="150%" fo:text-indent="0.2479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479in"/>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P2391" style:parent-style-name="Normalny" style:family="paragraph">
      <style:paragraph-properties fo:text-align="justify" fo:line-height="150%" fo:text-indent="0.2479in"/>
    </style:style>
    <style:style style:name="P2392" style:parent-style-name="Normalny" style:family="paragraph">
      <style:paragraph-properties fo:text-align="justify" fo:line-height="150%" fo:text-indent="0.2479in"/>
    </style:style>
    <style:style style:name="T2393" style:parent-style-name="Domyślnaczcionkaakapitu" style:family="text">
      <style:text-properties fo:background-color="#80FFFF"/>
    </style:style>
    <style:style style:name="P2394" style:parent-style-name="Normalny" style:family="paragraph">
      <style:paragraph-properties fo:text-align="justify" fo:line-height="150%"/>
    </style:style>
    <style:style style:name="T2395" style:parent-style-name="Domyślnaczcionkaakapitu" style:family="text">
      <style:text-properties style:text-underline-type="single" style:text-underline-style="solid" style:text-underline-width="auto" style:text-underline-mode="continuous"/>
    </style:style>
    <style:style style:name="T2396" style:parent-style-name="Domyślnaczcionkaakapitu" style:family="text">
      <style:text-properties fo:background-color="#80FFFF" style:text-underline-type="single" style:text-underline-style="solid" style:text-underline-width="auto" style:text-underline-mode="continuous"/>
    </style:style>
    <style:style style:name="T2397" style:parent-style-name="Domyślnaczcionkaakapitu" style:family="text">
      <style:text-properties style:text-underline-type="single" style:text-underline-style="solid" style:text-underline-width="auto" style:text-underline-mode="continuous"/>
    </style:style>
    <style:style style:name="T2398" style:parent-style-name="Domyślnaczcionkaakapitu" style:family="text">
      <style:text-properties fo:background-color="#80FFFF" style:text-underline-type="single" style:text-underline-style="solid" style:text-underline-width="auto" style:text-underline-mode="continuous"/>
    </style:style>
    <style:style style:name="P2399" style:parent-style-name="Normalny" style:family="paragraph">
      <style:paragraph-properties fo:text-align="justify" fo:line-height="150%" fo:text-indent="0.2479in"/>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style:style>
    <style:style style:name="T2405" style:parent-style-name="Domyślnaczcionkaakapitu" style:family="text">
      <style:text-properties style:text-underline-type="single" style:text-underline-style="solid" style:text-underline-width="auto" style:text-underline-mode="continuous"/>
    </style:style>
    <style:style style:name="T2406" style:parent-style-name="Domyślnaczcionkaakapitu" style:family="text">
      <style:text-properties fo:background-color="#80FFFF" style:text-underline-type="single" style:text-underline-style="solid" style:text-underline-width="auto" style:text-underline-mode="continuous"/>
    </style:style>
    <style:style style:name="T2407" style:parent-style-name="Domyślnaczcionkaakapitu" style:family="text">
      <style:text-properties style:text-underline-type="single" style:text-underline-style="solid" style:text-underline-width="auto" style:text-underline-mode="continuous"/>
    </style:style>
    <style:style style:name="P2408" style:parent-style-name="Normalny" style:family="paragraph">
      <style:paragraph-properties fo:text-align="justify" fo:line-height="150%" fo:text-indent="0.2479in"/>
    </style:style>
    <style:style style:name="P2409" style:parent-style-name="Normalny" style:family="paragraph">
      <style:paragraph-properties fo:text-align="justify" fo:line-height="150%">
        <style:tab-stops>
          <style:tab-stop style:type="left" style:position="11.6458in"/>
        </style:tab-stops>
      </style:paragraph-properties>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style>
    <style:style style:name="P2414" style:parent-style-name="Normalny" style:family="paragraph">
      <style:paragraph-properties fo:text-align="justify" fo:line-height="150%"/>
    </style:style>
    <style:style style:name="T2415" style:parent-style-name="Domyślnaczcionkaakapitu" style:family="text">
      <style:text-properties fo:background-color="#80FFFF" style:text-underline-type="single" style:text-underline-style="solid" style:text-underline-width="auto" style:text-underline-mode="continuous"/>
    </style:style>
    <style:style style:name="T2416" style:parent-style-name="Domyślnaczcionkaakapitu" style:family="text">
      <style:text-properties style:text-underline-type="single" style:text-underline-style="solid" style:text-underline-width="auto" style:text-underline-mode="continuous"/>
    </style:style>
    <style:style style:name="T2417" style:parent-style-name="Domyślnaczcionkaakapitu" style:family="text">
      <style:text-properties fo:background-color="#80FFFF" style:text-underline-type="single" style:text-underline-style="solid" style:text-underline-width="auto" style:text-underline-mode="continuous"/>
    </style:style>
    <style:style style:name="T2418" style:parent-style-name="Domyślnaczcionkaakapitu" style:family="text">
      <style:text-properties style:text-underline-type="single" style:text-underline-style="solid" style:text-underline-width="auto" style:text-underline-mode="continuous"/>
    </style:style>
    <style:style style:name="T2419" style:parent-style-name="Domyślnaczcionkaakapitu" style:family="text">
      <style:text-properties fo:background-color="#80FFFF" style:text-underline-type="single" style:text-underline-style="solid" style:text-underline-width="auto" style:text-underline-mode="continuous"/>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style:style>
    <style:style style:name="T2424" style:parent-style-name="Domyślnaczcionkaakapitu" style:family="text">
      <style:text-properties style:text-underline-type="single" style:text-underline-style="solid" style:text-underline-width="auto" style:text-underline-mode="continuous"/>
    </style:style>
    <style:style style:name="T2425" style:parent-style-name="Domyślnaczcionkaakapitu" style:family="text">
      <style:text-properties fo:background-color="#80FFFF" style:text-underline-type="single" style:text-underline-style="solid" style:text-underline-width="auto" style:text-underline-mode="continuous"/>
    </style:style>
    <style:style style:name="T2426" style:parent-style-name="Domyślnaczcionkaakapitu" style:family="text">
      <style:text-properties style:text-underline-type="single" style:text-underline-style="solid" style:text-underline-width="auto" style:text-underline-mode="continuous"/>
    </style:style>
    <style:style style:name="P2427" style:parent-style-name="Normalny" style:family="paragraph">
      <style:paragraph-properties fo:text-align="justify" fo:line-height="150%" fo:text-indent="0.2479in"/>
    </style:style>
    <style:style style:name="P2428" style:parent-style-name="Normalny" style:family="paragraph">
      <style:paragraph-properties fo:text-align="justify" fo:line-height="150%"/>
    </style:style>
    <style:style style:name="T2429" style:parent-style-name="Domyślnaczcionkaakapitu" style:family="text">
      <style:text-properties style:text-underline-type="single" style:text-underline-style="solid" style:text-underline-width="auto" style:text-underline-mode="continuous"/>
    </style:style>
    <style:style style:name="T2430" style:parent-style-name="Domyślnaczcionkaakapitu" style:family="text">
      <style:text-properties fo:background-color="#80FFFF" style:text-underline-type="single" style:text-underline-style="solid" style:text-underline-width="auto" style:text-underline-mode="continuous"/>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fo:text-indent="0.2479in"/>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style:style>
    <style:style style:name="T2437" style:parent-style-name="Domyślnaczcionkaakapitu" style:family="text">
      <style:text-properties style:text-underline-type="single" style:text-underline-style="solid" style:text-underline-width="auto" style:text-underline-mode="continuous"/>
    </style:style>
    <style:style style:name="T2438" style:parent-style-name="Domyślnaczcionkaakapitu" style:family="text">
      <style:text-properties fo:background-color="#80FFFF" style:text-underline-type="single" style:text-underline-style="solid" style:text-underline-width="auto" style:text-underline-mode="continuous"/>
    </style:style>
    <style:style style:name="T2439" style:parent-style-name="Domyślnaczcionkaakapitu" style:family="text">
      <style:text-properties style:text-underline-type="single" style:text-underline-style="solid" style:text-underline-width="auto" style:text-underline-mode="continuous"/>
    </style:style>
    <style:style style:name="P2440" style:parent-style-name="Normalny" style:family="paragraph">
      <style:paragraph-properties fo:text-align="justify" fo:line-height="150%" fo:text-indent="0.2479in"/>
    </style:style>
    <style:style style:name="P2441" style:parent-style-name="Normalny" style:family="paragraph">
      <style:paragraph-properties fo:text-align="justify" fo:line-height="150%"/>
    </style:style>
    <style:style style:name="T2442" style:parent-style-name="Domyślnaczcionkaakapitu" style:family="text">
      <style:text-properties style:text-underline-type="single" style:text-underline-style="solid" style:text-underline-width="auto" style:text-underline-mode="continuous"/>
    </style:style>
    <style:style style:name="T2443" style:parent-style-name="Domyślnaczcionkaakapitu" style:family="text">
      <style:text-properties fo:background-color="#80FFFF" style:text-underline-type="single" style:text-underline-style="solid" style:text-underline-width="auto" style:text-underline-mode="continuous"/>
    </style:style>
    <style:style style:name="T2444" style:parent-style-name="Domyślnaczcionkaakapitu" style:family="text">
      <style:text-properties style:text-underline-type="single" style:text-underline-style="solid" style:text-underline-width="auto" style:text-underline-mode="continuous"/>
    </style:style>
    <style:style style:name="P2445" style:parent-style-name="Normalny" style:family="paragraph">
      <style:paragraph-properties fo:text-align="justify" fo:line-height="150%" fo:text-indent="0.2479in"/>
    </style:style>
    <style:style style:name="P2446" style:parent-style-name="Normalny" style:family="paragraph">
      <style:paragraph-properties fo:text-align="justify" fo:line-height="150%"/>
    </style:style>
    <style:style style:name="T2447" style:parent-style-name="Domyślnaczcionkaakapitu" style:family="text">
      <style:text-properties style:text-underline-type="single" style:text-underline-style="solid" style:text-underline-width="auto" style:text-underline-mode="continuous"/>
    </style:style>
    <style:style style:name="T2448" style:parent-style-name="Domyślnaczcionkaakapitu" style:family="text">
      <style:text-properties fo:background-color="#80FFFF" style:text-underline-type="single" style:text-underline-style="solid" style:text-underline-width="auto" style:text-underline-mode="continuous"/>
    </style:style>
    <style:style style:name="T2449" style:parent-style-name="Domyślnaczcionkaakapitu" style:family="text">
      <style:text-properties style:text-underline-type="single" style:text-underline-style="solid" style:text-underline-width="auto" style:text-underline-mode="continuous"/>
    </style:style>
    <style:style style:name="T2450" style:parent-style-name="Domyślnaczcionkaakapitu" style:family="text">
      <style:text-properties fo:background-color="#80FFFF" style:text-underline-type="single" style:text-underline-style="solid" style:text-underline-width="auto" style:text-underline-mode="continuous"/>
    </style:style>
    <style:style style:name="T2451" style:parent-style-name="Domyślnaczcionkaakapitu" style:family="text">
      <style:text-properties style:text-underline-type="single" style:text-underline-style="solid" style:text-underline-width="auto" style:text-underline-mode="continuous"/>
    </style:style>
    <style:style style:name="T2452" style:parent-style-name="Domyślnaczcionkaakapitu" style:family="text">
      <style:text-properties fo:background-color="#80FFFF" style:text-underline-type="single" style:text-underline-style="solid" style:text-underline-width="auto" style:text-underline-mode="continuous"/>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P2457" style:parent-style-name="Normalny" style:family="paragraph">
      <style:paragraph-properties fo:text-align="justify" fo:line-height="150%"/>
    </style:style>
    <style:style style:name="T2458" style:parent-style-name="Domyślnaczcionkaakapitu" style:family="text">
      <style:text-properties style:text-underline-type="single" style:text-underline-style="solid" style:text-underline-width="auto" style:text-underline-mode="continuous"/>
    </style:style>
    <style:style style:name="T2459" style:parent-style-name="Domyślnaczcionkaakapitu" style:family="text">
      <style:text-properties fo:background-color="#80FFFF" style:text-underline-type="single" style:text-underline-style="solid" style:text-underline-width="auto" style:text-underline-mode="continuous"/>
    </style:style>
    <style:style style:name="P2460" style:parent-style-name="Normalny" style:family="paragraph">
      <style:paragraph-properties fo:text-align="justify" fo:line-height="150%" fo:text-indent="0.2479in"/>
    </style:style>
    <style:style style:name="P2461" style:parent-style-name="Normalny" style:family="paragraph">
      <style:paragraph-properties fo:text-align="justify" fo:line-height="150%"/>
    </style:style>
    <style:style style:name="T2462" style:parent-style-name="Domyślnaczcionkaakapitu" style:family="text">
      <style:text-properties style:text-underline-type="single" style:text-underline-style="solid" style:text-underline-width="auto" style:text-underline-mode="continuous"/>
    </style:style>
    <style:style style:name="T2463" style:parent-style-name="Domyślnaczcionkaakapitu" style:family="text">
      <style:text-properties fo:background-color="#80FFFF" style:text-underline-type="single" style:text-underline-style="solid" style:text-underline-width="auto" style:text-underline-mode="continuous"/>
    </style:style>
    <style:style style:name="T2464" style:parent-style-name="Domyślnaczcionkaakapitu" style:family="text">
      <style:text-properties style:text-underline-type="single" style:text-underline-style="solid" style:text-underline-width="auto" style:text-underline-mode="continuous"/>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fo:text-indent="0.2479in"/>
    </style:style>
    <style:style style:name="T2467" style:parent-style-name="Domyślnaczcionkaakapitu" style:family="text">
      <style:text-properties fo:background-color="#80FFFF"/>
    </style:style>
    <style:style style:name="P2468" style:parent-style-name="Normalny" style:family="paragraph">
      <style:paragraph-properties fo:text-align="justify" fo:line-height="150%"/>
    </style:style>
    <style:style style:name="T2469" style:parent-style-name="Domyślnaczcionkaakapitu" style:family="text">
      <style:text-properties style:text-underline-type="single" style:text-underline-style="solid" style:text-underline-width="auto" style:text-underline-mode="continuous"/>
    </style:style>
    <style:style style:name="T2470" style:parent-style-name="Domyślnaczcionkaakapitu" style:family="text">
      <style:text-properties fo:background-color="#80FFFF" style:text-underline-type="single" style:text-underline-style="solid" style:text-underline-width="auto" style:text-underline-mode="continuous"/>
    </style:style>
    <style:style style:name="T2471" style:parent-style-name="Domyślnaczcionkaakapitu" style:family="text">
      <style:text-properties fo:background-color="#80FFFF"/>
    </style:style>
    <style:style style:name="P2472" style:parent-style-name="Normalny" style:family="paragraph">
      <style:paragraph-properties fo:text-align="justify" fo:line-height="150%" fo:text-indent="0.2479in"/>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P2478" style:parent-style-name="Normalny" style:family="paragraph">
      <style:paragraph-properties fo:text-align="justify" fo:line-height="150%"/>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P2482" style:parent-style-name="Normalny" style:family="paragraph">
      <style:paragraph-properties fo:text-align="justify" fo:line-height="150%" fo:text-indent="0.2479in"/>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fo:text-indent="0.2479in"/>
    </style:style>
    <style:style style:name="P2486" style:parent-style-name="Normalny" style:family="paragraph">
      <style:paragraph-properties fo:text-align="justify" fo:line-height="150%"/>
    </style:style>
    <style:style style:name="T2487" style:parent-style-name="Domyślnaczcionkaakapitu" style:family="text">
      <style:text-properties style:text-underline-type="single" style:text-underline-style="solid" style:text-underline-width="auto" style:text-underline-mode="continuous"/>
    </style:style>
    <style:style style:name="T2488" style:parent-style-name="Domyślnaczcionkaakapitu" style:family="text">
      <style:text-properties fo:background-color="#80FFFF" style:text-underline-type="single" style:text-underline-style="solid" style:text-underline-width="auto" style:text-underline-mode="continuous"/>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T2491" style:parent-style-name="Domyślnaczcionkaakapitu" style:family="text">
      <style:text-properties style:text-underline-type="single" style:text-underline-style="solid" style:text-underline-width="auto" style:text-underline-mode="continuous"/>
    </style:style>
    <style:style style:name="T2492" style:parent-style-name="Domyślnaczcionkaakapitu" style:family="text">
      <style:text-properties fo:background-color="#80FFFF" style:text-underline-type="single" style:text-underline-style="solid" style:text-underline-width="auto" style:text-underline-mode="continuous"/>
    </style:style>
    <style:style style:name="P2493" style:parent-style-name="Normalny" style:family="paragraph">
      <style:paragraph-properties fo:text-align="justify" fo:line-height="150%" fo:text-indent="0.2479in"/>
    </style:style>
    <style:style style:name="P2494" style:parent-style-name="Normalny" style:family="paragraph">
      <style:paragraph-properties fo:text-align="justify" fo:line-height="150%" fo:text-indent="0.2479in"/>
    </style:style>
    <style:style style:name="P2495" style:parent-style-name="Normalny" style:family="paragraph">
      <style:paragraph-properties fo:text-align="justify" fo:line-height="150%"/>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fo:background-color="#80FFFF" style:text-underline-type="single" style:text-underline-style="solid" style:text-underline-width="auto" style:text-underline-mode="continuous"/>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479in"/>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style:tab-stops>
          <style:tab-stop style:type="left" style:position="14.6736in"/>
        </style:tab-stops>
      </style:paragraph-properties>
    </style:style>
    <style:style style:name="T2502" style:parent-style-name="Domyślnaczcionkaakapitu" style:family="text">
      <style:text-properties style:text-underline-type="single" style:text-underline-style="solid" style:text-underline-width="auto" style:text-underline-mode="continuous"/>
    </style:style>
    <style:style style:name="T2503" style:parent-style-name="Domyślnaczcionkaakapitu" style:family="text">
      <style:text-properties fo:background-color="#80FFFF" style:text-underline-type="single" style:text-underline-style="solid" style:text-underline-width="auto" style:text-underline-mode="continuous"/>
    </style:style>
    <style:style style:name="T2504" style:parent-style-name="Domyślnaczcionkaakapitu" style:family="text">
      <style:text-properties fo:background-color="#80FFFF"/>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P2513" style:parent-style-name="Normalny" style:family="paragraph">
      <style:paragraph-properties fo:text-align="justify" fo:line-height="150%" fo:text-indent="0.2479in"/>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style:style>
    <style:style style:name="T2516" style:parent-style-name="Domyślnaczcionkaakapitu" style:family="text">
      <style:text-properties style:text-underline-type="single" style:text-underline-style="solid" style:text-underline-width="auto" style:text-underline-mode="continuous"/>
    </style:style>
    <style:style style:name="T2517" style:parent-style-name="Domyślnaczcionkaakapitu" style:family="text">
      <style:text-properties fo:background-color="#80FFFF" style:text-underline-type="single" style:text-underline-style="solid" style:text-underline-width="auto" style:text-underline-mode="continuous"/>
    </style:style>
    <style:style style:name="T2518" style:parent-style-name="Domyślnaczcionkaakapitu" style:family="text">
      <style:text-properties style:text-underline-type="single" style:text-underline-style="solid" style:text-underline-width="auto" style:text-underline-mode="continuous"/>
    </style:style>
    <style:style style:name="P2519" style:parent-style-name="Normalny" style:family="paragraph">
      <style:paragraph-properties fo:text-align="justify" fo:line-height="150%" fo:text-indent="0.2479in"/>
    </style:style>
    <style:style style:name="T2520" style:parent-style-name="Domyślnaczcionkaakapitu" style:family="text">
      <style:text-properties fo:background-color="#80FFFF"/>
    </style:style>
    <style:style style:name="P2521" style:parent-style-name="Normalny" style:family="paragraph">
      <style:paragraph-properties fo:text-align="justify" fo:line-height="150%"/>
    </style:style>
    <style:style style:name="T2522" style:parent-style-name="Domyślnaczcionkaakapitu" style:family="text">
      <style:text-properties style:text-underline-type="single" style:text-underline-style="solid" style:text-underline-width="auto" style:text-underline-mode="continuous"/>
    </style:style>
    <style:style style:name="P2523" style:parent-style-name="Normalny" style:family="paragraph">
      <style:paragraph-properties fo:text-align="justify" fo:line-height="150%" fo:text-indent="0.2479in"/>
    </style:style>
    <style:style style:name="P2524" style:parent-style-name="Normalny" style:family="paragraph">
      <style:paragraph-properties fo:text-align="justify" fo:line-height="150%"/>
    </style:style>
    <style:style style:name="T2525" style:parent-style-name="Domyślnaczcionkaakapitu" style:family="text">
      <style:text-properties style:text-underline-type="single" style:text-underline-style="solid" style:text-underline-width="auto" style:text-underline-mode="continuous"/>
    </style:style>
    <style:style style:name="T2526" style:parent-style-name="Domyślnaczcionkaakapitu" style:family="text">
      <style:text-properties fo:background-color="#80FFFF" style:text-underline-type="single" style:text-underline-style="solid" style:text-underline-width="auto" style:text-underline-mode="continuous"/>
    </style:style>
    <style:style style:name="T2527" style:parent-style-name="Domyślnaczcionkaakapitu" style:family="text">
      <style:text-properties style:text-underline-type="single" style:text-underline-style="solid" style:text-underline-width="auto" style:text-underline-mode="continuous"/>
    </style:style>
    <style:style style:name="P2528" style:parent-style-name="Normalny" style:family="paragraph">
      <style:paragraph-properties fo:text-align="justify" fo:line-height="150%" fo:text-indent="0.2479in"/>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fo:text-indent="0.2479in"/>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style:style>
    <style:style style:name="T2534" style:parent-style-name="Domyślnaczcionkaakapitu" style:family="text">
      <style:text-properties style:text-underline-type="single" style:text-underline-style="solid" style:text-underline-width="auto" style:text-underline-mode="continuous"/>
    </style:style>
    <style:style style:name="T2535" style:parent-style-name="Domyślnaczcionkaakapitu" style:family="text">
      <style:text-properties fo:background-color="#80FFFF" style:text-underline-type="single" style:text-underline-style="solid" style:text-underline-width="auto" style:text-underline-mode="continuous"/>
    </style:style>
    <style:style style:name="T2536" style:parent-style-name="Domyślnaczcionkaakapitu" style:family="text">
      <style:text-properties style:text-underline-type="single" style:text-underline-style="solid" style:text-underline-width="auto" style:text-underline-mode="continuous"/>
    </style:style>
    <style:style style:name="P2537" style:parent-style-name="Normalny" style:family="paragraph">
      <style:paragraph-properties fo:text-align="justify" fo:line-height="150%" fo:text-indent="0.2479in"/>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style:style>
    <style:style style:name="T2540" style:parent-style-name="Domyślnaczcionkaakapitu" style:family="text">
      <style:text-properties fo:background-color="#80FFFF" style:text-underline-type="single" style:text-underline-style="solid" style:text-underline-width="auto" style:text-underline-mode="continuous"/>
    </style:style>
    <style:style style:name="T2541" style:parent-style-name="Domyślnaczcionkaakapitu" style:family="text">
      <style:text-properties style:text-underline-type="single" style:text-underline-style="solid" style:text-underline-width="auto" style:text-underline-mode="continuous"/>
    </style:style>
    <style:style style:name="T2542" style:parent-style-name="Domyślnaczcionkaakapitu" style:family="text">
      <style:text-properties fo:background-color="#80FFFF" style:text-underline-type="single" style:text-underline-style="solid" style:text-underline-width="auto" style:text-underline-mode="continuous"/>
    </style:style>
    <style:style style:name="T2543" style:parent-style-name="Domyślnaczcionkaakapitu" style:family="text">
      <style:text-properties style:text-underline-type="single" style:text-underline-style="solid" style:text-underline-width="auto" style:text-underline-mode="continuous"/>
    </style:style>
    <style:style style:name="P2544" style:parent-style-name="Normalny" style:family="paragraph">
      <style:paragraph-properties fo:text-align="justify" fo:line-height="150%" fo:text-indent="0.2479in">
        <style:tab-stops>
          <style:tab-stop style:type="left" style:position="20.1736in"/>
        </style:tab-stops>
      </style:paragraph-properties>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P2549" style:parent-style-name="Normalny" style:family="paragraph">
      <style:paragraph-properties fo:text-align="justify" fo:line-height="150%" fo:text-indent="0.2479in"/>
    </style:style>
    <style:style style:name="P2550" style:parent-style-name="Normalny" style:family="paragraph">
      <style:paragraph-properties fo:text-align="justify" fo:line-height="150%"/>
    </style:style>
    <style:style style:name="T2551" style:parent-style-name="Domyślnaczcionkaakapitu" style:family="text">
      <style:text-properties style:text-underline-type="single" style:text-underline-style="solid" style:text-underline-width="auto" style:text-underline-mode="continuous"/>
    </style:style>
    <style:style style:name="T2552" style:parent-style-name="Domyślnaczcionkaakapitu" style:family="text">
      <style:text-properties fo:background-color="#80FFFF" style:text-underline-type="single" style:text-underline-style="solid" style:text-underline-width="auto" style:text-underline-mode="continuous"/>
    </style:style>
    <style:style style:name="T2553" style:parent-style-name="Domyślnaczcionkaakapitu" style:family="text">
      <style:text-properties style:text-underline-type="single" style:text-underline-style="solid" style:text-underline-width="auto" style:text-underline-mode="continuous"/>
    </style:style>
    <style:style style:name="T2554" style:parent-style-name="Domyślnaczcionkaakapitu" style:family="text">
      <style:text-properties fo:background-color="#80FFFF" style:text-underline-type="single" style:text-underline-style="solid" style:text-underline-width="auto" style:text-underline-mode="continuous"/>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fo:text-indent="0.2479in"/>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style:style>
    <style:style style:name="T2562"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563" style:parent-style-name="Domyślnaczcionkaakapitu" style:family="text">
      <style:text-properties style:text-underline-type="single" style:text-underline-style="solid" style:text-underline-width="auto" style:text-underline-mode="continuous"/>
    </style:style>
    <style:style style:name="T2564"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565" style:parent-style-name="Domyślnaczcionkaakapitu" style:family="text">
      <style:text-properties fo:background-color="#80FFFF" style:text-underline-type="single" style:text-underline-style="solid" style:text-underline-width="auto" style:text-underline-mode="continuous" fo:language="en" fo:country="US" style:language-asian="en" style:country-asian="US" style:language-complex="en" style:country-complex="US"/>
    </style:style>
    <style:style style:name="T2566"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2567" style:parent-style-name="Domyślnaczcionkaakapitu" style:family="text">
      <style:text-properties fo:language="en" fo:country="US" style:language-asian="en" style:country-asian="US" style:language-complex="en" style:country-complex="US"/>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fo:text-indent="0.2479in">
        <style:tab-stops>
          <style:tab-stop style:type="left" style:position="22in"/>
          <style:tab-stop style:type="left" style:position="-7.893in"/>
          <style:tab-stop style:type="left" style:position="-5.2541in"/>
        </style:tab-stops>
      </style:paragraph-properties>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P2576" style:parent-style-name="Normalny" style:family="paragraph">
      <style:paragraph-properties fo:text-align="justify" fo:line-height="150%">
        <style:tab-stops>
          <style:tab-stop style:type="left" style:leader-style="dotted" style:leader-text="." style:position="11.625in"/>
          <style:tab-stop style:type="right" style:leader-style="dotted" style:leader-text="." style:position="-19.9972in"/>
          <style:tab-stop style:type="left" style:position="-19.143in"/>
        </style:tab-stops>
      </style:paragraph-properties>
    </style:style>
    <style:style style:name="T2577" style:parent-style-name="Domyślnaczcionkaakapitu" style:family="text">
      <style:text-properties style:text-underline-type="single" style:text-underline-style="solid" style:text-underline-width="auto" style:text-underline-mode="continuous"/>
    </style:style>
    <style:style style:name="P2578" style:parent-style-name="Normalny" style:family="paragraph">
      <style:paragraph-properties fo:text-align="justify" fo:line-height="150%" fo:text-indent="0.2479in">
        <style:tab-stops>
          <style:tab-stop style:type="left" style:leader-style="dotted" style:leader-text="." style:position="11.625in"/>
          <style:tab-stop style:type="right" style:leader-style="dotted" style:leader-text="." style:position="-19.9972in"/>
          <style:tab-stop style:type="left" style:position="-19.143in"/>
        </style:tab-stops>
      </style:paragraph-properties>
    </style:style>
    <style:style style:name="P2579" style:parent-style-name="Normalny" style:family="paragraph">
      <style:paragraph-properties fo:text-align="justify" fo:line-height="150%"/>
    </style:style>
    <style:style style:name="T2580" style:parent-style-name="Domyślnaczcionkaakapitu" style:family="text">
      <style:text-properties style:text-underline-type="single" style:text-underline-style="solid" style:text-underline-width="auto" style:text-underline-mode="continuous"/>
    </style:style>
    <style:style style:name="T2581" style:parent-style-name="Domyślnaczcionkaakapitu" style:family="text">
      <style:text-properties fo:background-color="#80FFFF" style:text-underline-type="single" style:text-underline-style="solid" style:text-underline-width="auto" style:text-underline-mode="continuous"/>
    </style:style>
    <style:style style:name="T2582" style:parent-style-name="Domyślnaczcionkaakapitu" style:family="text">
      <style:text-properties style:text-underline-type="single" style:text-underline-style="solid" style:text-underline-width="auto" style:text-underline-mode="continuous"/>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style:style>
    <style:style style:name="T2588" style:parent-style-name="Domyślnaczcionkaakapitu" style:family="text">
      <style:text-properties style:text-underline-type="single" style:text-underline-style="solid" style:text-underline-width="auto" style:text-underline-mode="continuous"/>
    </style:style>
    <style:style style:name="T2589" style:parent-style-name="Domyślnaczcionkaakapitu" style:family="text">
      <style:text-properties fo:background-color="#80FFFF" style:text-underline-type="single" style:text-underline-style="solid" style:text-underline-width="auto" style:text-underline-mode="continuous"/>
    </style:style>
    <style:style style:name="P2590" style:parent-style-name="Normalny" style:family="paragraph">
      <style:paragraph-properties fo:text-align="justify" fo:line-height="150%" fo:text-indent="0.2479in"/>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style:style>
    <style:style style:name="T2593" style:parent-style-name="Domyślnaczcionkaakapitu" style:family="text">
      <style:text-properties style:text-underline-type="single" style:text-underline-style="solid" style:text-underline-width="auto" style:text-underline-mode="continuous"/>
    </style:style>
    <style:style style:name="T2594" style:parent-style-name="Domyślnaczcionkaakapitu" style:family="text">
      <style:text-properties fo:background-color="#80FFFF" style:text-underline-type="single" style:text-underline-style="solid" style:text-underline-width="auto" style:text-underline-mode="continuous"/>
    </style:style>
    <style:style style:name="T2595" style:parent-style-name="Domyślnaczcionkaakapitu" style:family="text">
      <style:text-properties style:text-underline-type="single" style:text-underline-style="solid" style:text-underline-width="auto" style:text-underline-mode="continuous"/>
    </style:style>
    <style:style style:name="T2596" style:parent-style-name="Domyślnaczcionkaakapitu" style:family="text">
      <style:text-properties fo:background-color="#80FFFF" style:text-underline-type="single" style:text-underline-style="solid" style:text-underline-width="auto" style:text-underline-mode="continuous"/>
    </style:style>
    <style:style style:name="T2597" style:parent-style-name="Domyślnaczcionkaakapitu" style:family="text">
      <style:text-properties style:text-underline-type="single" style:text-underline-style="solid" style:text-underline-width="auto" style:text-underline-mode="continuous"/>
    </style:style>
    <style:style style:name="P2598" style:parent-style-name="Normalny" style:family="paragraph">
      <style:paragraph-properties fo:text-align="justify" fo:line-height="150%" fo:text-indent="0.2479in"/>
      <style:text-properties fo:background-color="#80FFFF"/>
    </style:style>
    <style:style style:name="P2599" style:parent-style-name="Normalny" style:family="paragraph">
      <style:paragraph-properties fo:text-align="justify" fo:line-height="150%"/>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P2602" style:parent-style-name="Normalny" style:family="paragraph">
      <style:paragraph-properties fo:text-align="justify" fo:line-height="150%" fo:text-indent="0.2479in"/>
      <style:text-properties fo:background-color="#80FFFF"/>
    </style:style>
    <style:style style:name="P2603" style:parent-style-name="Normalny" style:family="paragraph">
      <style:paragraph-properties fo:text-align="justify" fo:line-height="150%"/>
    </style:style>
    <style:style style:name="T2604" style:parent-style-name="Domyślnaczcionkaakapitu" style:family="text">
      <style:text-properties style:text-underline-type="single" style:text-underline-style="solid" style:text-underline-width="auto" style:text-underline-mode="continuous"/>
    </style:style>
    <style:style style:name="T2605" style:parent-style-name="Domyślnaczcionkaakapitu" style:family="text">
      <style:text-properties fo:background-color="#80FFFF" style:text-underline-type="single" style:text-underline-style="solid" style:text-underline-width="auto" style:text-underline-mode="continuous"/>
    </style:style>
    <style:style style:name="T2606" style:parent-style-name="Domyślnaczcionkaakapitu" style:family="text">
      <style:text-properties style:text-underline-type="single" style:text-underline-style="solid" style:text-underline-width="auto" style:text-underline-mode="continuous"/>
    </style:style>
    <style:style style:name="T2607" style:parent-style-name="Domyślnaczcionkaakapitu" style:family="text">
      <style:text-properties fo:background-color="#80FFFF" style:text-underline-type="single" style:text-underline-style="solid" style:text-underline-width="auto" style:text-underline-mode="continuous"/>
    </style:style>
    <style:style style:name="T2608" style:parent-style-name="Domyślnaczcionkaakapitu" style:family="text">
      <style:text-properties style:text-underline-type="single" style:text-underline-style="solid" style:text-underline-width="auto" style:text-underline-mode="continuous"/>
    </style:style>
    <style:style style:name="P2609" style:parent-style-name="Normalny" style:family="paragraph">
      <style:paragraph-properties fo:text-align="justify" fo:line-height="150%" fo:text-indent="0.2479in"/>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P2616" style:parent-style-name="Normalny" style:family="paragraph">
      <style:paragraph-properties fo:text-align="justify" fo:line-height="150%"/>
    </style:style>
    <style:style style:name="T2617" style:parent-style-name="Domyślnaczcionkaakapitu" style:family="text">
      <style:text-properties style:text-underline-type="single" style:text-underline-style="solid" style:text-underline-width="auto" style:text-underline-mode="continuous"/>
    </style:style>
    <style:style style:name="P2618" style:parent-style-name="Normalny" style:family="paragraph">
      <style:paragraph-properties fo:text-align="justify" fo:line-height="150%" fo:text-indent="0.2479in"/>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P2622" style:parent-style-name="Normalny" style:family="paragraph">
      <style:paragraph-properties fo:text-align="justify" fo:line-height="150%">
        <style:tab-stops>
          <style:tab-stop style:type="left" style:position="-20.5041in"/>
          <style:tab-stop style:type="left" style:position="-15.393in"/>
          <style:tab-stop style:type="left" style:position="-11.1152in"/>
          <style:tab-stop style:type="left" style:position="-0.0041in"/>
        </style:tab-stops>
      </style:paragraph-properties>
    </style:style>
    <style:style style:name="T2623" style:parent-style-name="Domyślnaczcionkaakapitu" style:family="text">
      <style:text-properties style:text-underline-type="single" style:text-underline-style="solid" style:text-underline-width="auto" style:text-underline-mode="continuous"/>
    </style:style>
    <style:style style:name="P2624" style:parent-style-name="Normalny" style:family="paragraph">
      <style:paragraph-properties fo:text-align="justify" fo:line-height="150%" fo:text-indent="0.2479in"/>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style:style>
    <style:style style:name="T2627" style:parent-style-name="Domyślnaczcionkaakapitu" style:family="text">
      <style:text-properties style:text-underline-type="single" style:text-underline-style="solid" style:text-underline-width="auto" style:text-underline-mode="continuous"/>
    </style:style>
    <style:style style:name="T2628" style:parent-style-name="Domyślnaczcionkaakapitu" style:family="text">
      <style:text-properties fo:background-color="#80FFFF" style:text-underline-type="single" style:text-underline-style="solid" style:text-underline-width="auto" style:text-underline-mode="continuous"/>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fo:text-indent="0.2479in"/>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style:style>
    <style:style style:name="T2640" style:parent-style-name="Domyślnaczcionkaakapitu" style:family="text">
      <style:text-properties style:text-underline-type="single" style:text-underline-style="solid" style:text-underline-width="auto" style:text-underline-mode="continuous"/>
    </style:style>
    <style:style style:name="P2641" style:parent-style-name="Normalny" style:family="paragraph">
      <style:paragraph-properties fo:text-align="justify" fo:line-height="150%" fo:text-indent="0.2479in"/>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style:style>
    <style:style style:name="T2644" style:parent-style-name="Domyślnaczcionkaakapitu" style:family="text">
      <style:text-properties style:text-underline-type="single" style:text-underline-style="solid" style:text-underline-width="auto" style:text-underline-mode="continuous"/>
    </style:style>
    <style:style style:name="T2645" style:parent-style-name="Domyślnaczcionkaakapitu" style:family="text">
      <style:text-properties fo:background-color="#80FFFF" style:text-underline-type="single" style:text-underline-style="solid" style:text-underline-width="auto" style:text-underline-mode="continuous"/>
    </style:style>
    <style:style style:name="T2646" style:parent-style-name="Domyślnaczcionkaakapitu" style:family="text">
      <style:text-properties style:text-underline-type="single" style:text-underline-style="solid" style:text-underline-width="auto" style:text-underline-mode="continuous"/>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T2648" style:parent-style-name="Domyślnaczcionkaakapitu" style:family="text">
      <style:text-properties style:text-underline-type="single" style:text-underline-style="solid" style:text-underline-width="auto" style:text-underline-mode="continuous"/>
    </style:style>
    <style:style style:name="T2649" style:parent-style-name="Domyślnaczcionkaakapitu" style:family="text">
      <style:text-properties fo:background-color="#80FFFF" style:text-underline-type="single" style:text-underline-style="solid" style:text-underline-width="auto" style:text-underline-mode="continuous"/>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fo:text-indent="0.2479in"/>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P2655" style:parent-style-name="Normalny" style:family="paragraph">
      <style:paragraph-properties fo:text-align="justify" fo:line-height="150%" fo:text-indent="0.2479in"/>
    </style:style>
    <style:style style:name="P2656" style:parent-style-name="Normalny" style:family="paragraph">
      <style:paragraph-properties fo:text-align="justify" fo:line-height="150%"/>
    </style:style>
    <style:style style:name="T2657" style:parent-style-name="Domyślnaczcionkaakapitu" style:family="text">
      <style:text-properties style:text-underline-type="single" style:text-underline-style="solid" style:text-underline-width="auto" style:text-underline-mode="continuous"/>
    </style:style>
    <style:style style:name="P2658" style:parent-style-name="Normalny" style:family="paragraph">
      <style:paragraph-properties fo:text-align="justify" fo:line-height="150%" fo:text-indent="0.2479in"/>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style:style>
    <style:style style:name="T2665" style:parent-style-name="Domyślnaczcionkaakapitu" style:family="text">
      <style:text-properties style:text-underline-type="single" style:text-underline-style="solid" style:text-underline-width="auto" style:text-underline-mode="continuous"/>
    </style:style>
    <style:style style:name="P2666" style:parent-style-name="Normalny" style:family="paragraph">
      <style:paragraph-properties fo:text-align="justify" fo:line-height="150%" fo:text-indent="0.2479in"/>
    </style:style>
    <style:style style:name="P2667" style:parent-style-name="Normalny" style:family="paragraph">
      <style:paragraph-properties fo:text-align="justify" fo:line-height="150%"/>
    </style:style>
    <style:style style:name="T2668" style:parent-style-name="Domyślnaczcionkaakapitu" style:family="text">
      <style:text-properties style:text-underline-type="single" style:text-underline-style="solid" style:text-underline-width="auto" style:text-underline-mode="continuous"/>
    </style:style>
    <style:style style:name="T2669" style:parent-style-name="Domyślnaczcionkaakapitu" style:family="text">
      <style:text-properties fo:background-color="#80FFFF" style:text-underline-type="single" style:text-underline-style="solid" style:text-underline-width="auto" style:text-underline-mode="continuous"/>
    </style:style>
    <style:style style:name="P2670" style:parent-style-name="Normalny" style:family="paragraph">
      <style:paragraph-properties fo:text-align="justify" fo:line-height="150%" fo:text-indent="0.2479in"/>
    </style:style>
    <style:style style:name="P2671" style:parent-style-name="Normalny" style:family="paragraph">
      <style:paragraph-properties fo:text-align="justify" fo:line-height="150%"/>
    </style:style>
    <style:style style:name="T2672" style:parent-style-name="Domyślnaczcionkaakapitu" style:family="text">
      <style:text-properties style:text-underline-type="single" style:text-underline-style="solid" style:text-underline-width="auto" style:text-underline-mode="continuous"/>
    </style:style>
    <style:style style:name="P2673" style:parent-style-name="Normalny" style:family="paragraph">
      <style:paragraph-properties fo:text-align="justify" fo:line-height="150%" fo:text-indent="0.2479in"/>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P2676" style:parent-style-name="Normalny" style:family="paragraph">
      <style:paragraph-properties fo:text-align="justify" fo:line-height="150%"/>
    </style:style>
    <style:style style:name="T2677" style:parent-style-name="Domyślnaczcionkaakapitu" style:family="text">
      <style:text-properties style:text-underline-type="single" style:text-underline-style="solid" style:text-underline-width="auto" style:text-underline-mode="continuous"/>
    </style:style>
    <style:style style:name="P2678" style:parent-style-name="Normalny" style:family="paragraph">
      <style:paragraph-properties fo:text-align="justify" fo:line-height="150%" fo:text-indent="0.2479in"/>
    </style:style>
    <style:style style:name="P2679" style:parent-style-name="Normalny" style:family="paragraph">
      <style:paragraph-properties fo:text-align="justify" fo:line-height="150%"/>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fo:text-indent="0.2479in"/>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text-underline-type="single" style:text-underline-style="solid" style:text-underline-width="auto" style:text-underline-mode="continuous"/>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text-underline-type="single" style:text-underline-style="solid" style:text-underline-width="auto" style:text-underline-mode="continuous"/>
    </style:style>
    <style:style style:name="T2688" style:parent-style-name="Domyślnaczcionkaakapitu" style:family="text">
      <style:text-properties style:text-underline-type="single" style:text-underline-style="solid" style:text-underline-width="auto" style:text-underline-mode="continuous"/>
    </style:style>
    <style:style style:name="T2689" style:parent-style-name="Domyślnaczcionkaakapitu" style:family="text">
      <style:text-properties fo:background-color="#80FFFF" style:text-underline-type="single" style:text-underline-style="solid" style:text-underline-width="auto" style:text-underline-mode="continuous"/>
    </style:style>
    <style:style style:name="T2690" style:parent-style-name="Domyślnaczcionkaakapitu" style:family="text">
      <style:text-properties style:text-underline-type="single" style:text-underline-style="solid" style:text-underline-width="auto" style:text-underline-mode="continuous"/>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style:style>
    <style:style style:name="T2694" style:parent-style-name="Domyślnaczcionkaakapitu" style:family="text">
      <style:text-properties style:text-underline-type="single" style:text-underline-style="solid" style:text-underline-width="auto" style:text-underline-mode="continuous"/>
    </style:style>
    <style:style style:name="P2695" style:parent-style-name="Normalny" style:family="paragraph">
      <style:paragraph-properties fo:text-align="justify" fo:line-height="150%" fo:text-indent="0.2479in"/>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P2705" style:parent-style-name="Normalny" style:family="paragraph">
      <style:paragraph-properties fo:text-align="justify" fo:line-height="150%"/>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style:text-underline-type="single" style:text-underline-style="solid" style:text-underline-width="auto" style:text-underline-mode="continuous"/>
    </style:style>
    <style:style style:name="P2708" style:parent-style-name="Normalny" style:family="paragraph">
      <style:paragraph-properties fo:text-align="justify" fo:line-height="150%" fo:text-indent="0.2479in"/>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style:style>
    <style:style style:name="T2711" style:parent-style-name="Domyślnaczcionkaakapitu" style:family="text">
      <style:text-properties style:text-underline-type="single" style:text-underline-style="solid" style:text-underline-width="auto" style:text-underline-mode="continuous"/>
    </style:style>
    <style:style style:name="P2712" style:parent-style-name="Normalny" style:family="paragraph">
      <style:paragraph-properties fo:text-align="justify" fo:line-height="150%" fo:text-indent="0.2479in"/>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P2719" style:parent-style-name="Normalny" style:family="paragraph">
      <style:paragraph-properties fo:text-align="justify" fo:line-height="150%"/>
    </style:style>
    <style:style style:name="T2720" style:parent-style-name="Domyślnaczcionkaakapitu" style:family="text">
      <style:text-properties style:text-underline-type="single" style:text-underline-style="solid" style:text-underline-width="auto" style:text-underline-mode="continuous"/>
    </style:style>
    <style:style style:name="T2721" style:parent-style-name="Domyślnaczcionkaakapitu" style:family="text">
      <style:text-properties fo:background-color="#80FFFF" style:text-underline-type="single" style:text-underline-style="solid" style:text-underline-width="auto" style:text-underline-mode="continuous"/>
    </style:style>
    <style:style style:name="T2722" style:parent-style-name="Domyślnaczcionkaakapitu" style:family="text">
      <style:text-properties style:text-underline-type="single" style:text-underline-style="solid" style:text-underline-width="auto" style:text-underline-mode="continuous"/>
    </style:style>
    <style:style style:name="P2723" style:parent-style-name="Normalny" style:family="paragraph">
      <style:paragraph-properties fo:text-align="justify" fo:line-height="150%" fo:text-indent="0.2479in"/>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P2727" style:parent-style-name="Normalny" style:family="paragraph">
      <style:paragraph-properties fo:text-align="justify" fo:line-height="150%"/>
    </style:style>
    <style:style style:name="T2728" style:parent-style-name="Domyślnaczcionkaakapitu" style:family="text">
      <style:text-properties style:text-underline-type="single" style:text-underline-style="solid" style:text-underline-width="auto" style:text-underline-mode="continuous"/>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style>
    <style:style style:name="P2731" style:parent-style-name="Normalny" style:family="paragraph">
      <style:paragraph-properties fo:text-align="justify" fo:line-height="150%"/>
    </style:style>
    <style:style style:name="T2732" style:parent-style-name="Domyślnaczcionkaakapitu" style:family="text">
      <style:text-properties style:text-underline-type="single" style:text-underline-style="solid" style:text-underline-width="auto" style:text-underline-mode="continuous"/>
    </style:style>
    <style:style style:name="T2733" style:parent-style-name="Domyślnaczcionkaakapitu" style:family="text">
      <style:text-properties fo:background-color="#80FFFF" style:text-underline-type="single" style:text-underline-style="solid" style:text-underline-width="auto" style:text-underline-mode="continuous"/>
    </style:style>
    <style:style style:name="T2734" style:parent-style-name="Domyślnaczcionkaakapitu" style:family="text">
      <style:text-properties style:text-underline-type="single" style:text-underline-style="solid" style:text-underline-width="auto" style:text-underline-mode="continuous"/>
    </style:style>
    <style:style style:name="T2735" style:parent-style-name="Domyślnaczcionkaakapitu" style:family="text">
      <style:text-properties fo:background-color="#80FFFF" style:text-underline-type="single" style:text-underline-style="solid" style:text-underline-width="auto" style:text-underline-mode="continuous"/>
    </style:style>
    <style:style style:name="T2736" style:parent-style-name="Domyślnaczcionkaakapitu" style:family="text">
      <style:text-properties style:text-underline-type="single" style:text-underline-style="solid" style:text-underline-width="auto" style:text-underline-mode="continuous"/>
    </style:style>
    <style:style style:name="T2737" style:parent-style-name="Domyślnaczcionkaakapitu" style:family="text">
      <style:text-properties fo:background-color="#80FFFF" style:text-underline-type="single" style:text-underline-style="solid" style:text-underline-width="auto" style:text-underline-mode="continuous"/>
    </style:style>
    <style:style style:name="P2738" style:parent-style-name="Normalny" style:family="paragraph">
      <style:paragraph-properties fo:text-align="justify" fo:line-height="150%" fo:text-indent="0.2479in"/>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style:style>
    <style:style style:name="T2742" style:parent-style-name="Domyślnaczcionkaakapitu" style:family="text">
      <style:text-properties style:text-underline-type="single" style:text-underline-style="solid" style:text-underline-width="auto" style:text-underline-mode="continuous"/>
    </style:style>
    <style:style style:name="T2743" style:parent-style-name="Domyślnaczcionkaakapitu" style:family="text">
      <style:text-properties style:text-underline-type="single" style:text-underline-style="solid" style:text-underline-width="auto" style:text-underline-mode="continuous"/>
    </style:style>
    <style:style style:name="T2744" style:parent-style-name="Domyślnaczcionkaakapitu" style:family="text">
      <style:text-properties style:text-underline-type="single" style:text-underline-style="solid" style:text-underline-width="auto" style:text-underline-mode="continuous"/>
    </style:style>
    <style:style style:name="T2745" style:parent-style-name="Domyślnaczcionkaakapitu" style:family="text">
      <style:text-properties fo:background-color="#80FFFF"/>
    </style:style>
    <style:style style:name="P2746" style:parent-style-name="Normalny" style:family="paragraph">
      <style:paragraph-properties fo:text-align="justify" fo:line-height="150%" fo:text-indent="0.2479in"/>
    </style:style>
    <style:style style:name="T2747" style:parent-style-name="Domyślnaczcionkaakapitu" style:family="text">
      <style:text-properties fo:background-color="#80FFFF"/>
    </style:style>
    <style:style style:name="P2748" style:parent-style-name="Normalny" style:family="paragraph">
      <style:paragraph-properties fo:text-align="justify" fo:line-height="150%"/>
    </style:style>
    <style:style style:name="T2749" style:parent-style-name="Domyślnaczcionkaakapitu" style:family="text">
      <style:text-properties fo:background-color="#80FFFF" style:text-underline-type="single" style:text-underline-style="solid" style:text-underline-width="auto" style:text-underline-mode="continuous"/>
    </style:style>
    <style:style style:name="T2750" style:parent-style-name="Domyślnaczcionkaakapitu" style:family="text">
      <style:text-properties style:text-underline-type="single" style:text-underline-style="solid" style:text-underline-width="auto" style:text-underline-mode="continuous"/>
    </style:style>
    <style:style style:name="T2751" style:parent-style-name="Domyślnaczcionkaakapitu" style:family="text">
      <style:text-properties fo:background-color="#80FFFF" style:text-underline-type="single" style:text-underline-style="solid" style:text-underline-width="auto" style:text-underline-mode="continuous"/>
    </style:style>
    <style:style style:name="T2752" style:parent-style-name="Domyślnaczcionkaakapitu" style:family="text">
      <style:text-properties style:text-underline-type="single" style:text-underline-style="solid" style:text-underline-width="auto" style:text-underline-mode="continuous"/>
    </style:style>
    <style:style style:name="P2753" style:parent-style-name="Normalny" style:family="paragraph">
      <style:paragraph-properties fo:text-align="justify" fo:line-height="150%" fo:text-indent="0.2479in"/>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P2757" style:parent-style-name="Normalny" style:family="paragraph">
      <style:paragraph-properties fo:text-align="justify" fo:line-height="150%"/>
    </style:style>
    <style:style style:name="T2758" style:parent-style-name="Domyślnaczcionkaakapitu" style:family="text">
      <style:text-properties style:text-underline-type="single" style:text-underline-style="solid" style:text-underline-width="auto" style:text-underline-mode="continuous"/>
    </style:style>
    <style:style style:name="T2759" style:parent-style-name="Domyślnaczcionkaakapitu" style:family="text">
      <style:text-properties fo:background-color="#80FFFF" style:text-underline-type="single" style:text-underline-style="solid" style:text-underline-width="auto" style:text-underline-mode="continuous"/>
    </style:style>
    <style:style style:name="T2760" style:parent-style-name="Domyślnaczcionkaakapitu" style:family="text">
      <style:text-properties style:text-underline-type="single" style:text-underline-style="solid" style:text-underline-width="auto" style:text-underline-mode="continuous"/>
    </style:style>
    <style:style style:name="T2761" style:parent-style-name="Domyślnaczcionkaakapitu" style:family="text">
      <style:text-properties fo:background-color="#80FFFF"/>
    </style:style>
    <style:style style:name="P2762" style:parent-style-name="Normalny" style:family="paragraph">
      <style:paragraph-properties fo:text-align="justify" fo:line-height="150%" fo:text-indent="0.2479in"/>
    </style:style>
    <style:style style:name="T2763" style:parent-style-name="Domyślnaczcionkaakapitu" style:family="text">
      <style:text-properties fo:background-color="#80FFFF"/>
    </style:style>
    <style:style style:name="P2764" style:parent-style-name="Normalny" style:family="paragraph">
      <style:paragraph-properties fo:text-align="justify" fo:line-height="150%"/>
    </style:style>
    <style:style style:name="T2765" style:parent-style-name="Domyślnaczcionkaakapitu" style:family="text">
      <style:text-properties style:text-underline-type="single" style:text-underline-style="solid" style:text-underline-width="auto" style:text-underline-mode="continuous"/>
    </style:style>
    <style:style style:name="T2766" style:parent-style-name="Domyślnaczcionkaakapitu" style:family="text">
      <style:text-properties fo:background-color="#80FFFF" style:text-underline-type="single" style:text-underline-style="solid" style:text-underline-width="auto" style:text-underline-mode="continuous"/>
    </style:style>
    <style:style style:name="T2767" style:parent-style-name="Domyślnaczcionkaakapitu" style:family="text">
      <style:text-properties style:text-underline-type="single" style:text-underline-style="solid" style:text-underline-width="auto" style:text-underline-mode="continuous"/>
    </style:style>
    <style:style style:name="T2768" style:parent-style-name="Domyślnaczcionkaakapitu" style:family="text">
      <style:text-properties fo:background-color="#80FFFF" style:text-underline-type="single" style:text-underline-style="solid" style:text-underline-width="auto" style:text-underline-mode="continuous"/>
    </style:style>
    <style:style style:name="T2769" style:parent-style-name="Domyślnaczcionkaakapitu" style:family="text">
      <style:text-properties style:text-underline-type="single" style:text-underline-style="solid" style:text-underline-width="auto" style:text-underline-mode="continuous"/>
    </style:style>
    <style:style style:name="P2770" style:parent-style-name="Normalny" style:family="paragraph">
      <style:paragraph-properties fo:text-align="justify" fo:line-height="150%" fo:text-indent="0.2479in"/>
      <style:text-properties fo:background-color="#80FFFF"/>
    </style:style>
    <style:style style:name="P2771" style:parent-style-name="Normalny" style:family="paragraph">
      <style:paragraph-properties fo:text-align="justify" fo:line-height="150%"/>
    </style:style>
    <style:style style:name="T2772" style:parent-style-name="Domyślnaczcionkaakapitu" style:family="text">
      <style:text-properties style:text-underline-type="single" style:text-underline-style="solid" style:text-underline-width="auto" style:text-underline-mode="continuous"/>
    </style:style>
    <style:style style:name="T2773" style:parent-style-name="Domyślnaczcionkaakapitu" style:family="text">
      <style:text-properties fo:background-color="#80FFFF"/>
    </style:style>
    <style:style style:name="P2774" style:parent-style-name="Normalny" style:family="paragraph">
      <style:paragraph-properties fo:text-align="justify" fo:line-height="150%" fo:text-indent="0.2479in"/>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P2777" style:parent-style-name="Normalny" style:family="paragraph">
      <style:paragraph-properties fo:text-align="justify" fo:line-height="150%"/>
    </style:style>
    <style:style style:name="T2778" style:parent-style-name="Domyślnaczcionkaakapitu" style:family="text">
      <style:text-properties style:text-underline-type="single" style:text-underline-style="solid" style:text-underline-width="auto" style:text-underline-mode="continuous"/>
    </style:style>
    <style:style style:name="P2779" style:parent-style-name="Normalny" style:family="paragraph">
      <style:paragraph-properties fo:text-align="justify" fo:line-height="150%" fo:text-indent="0.2479in"/>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style:style>
    <style:style style:name="T2782" style:parent-style-name="Domyślnaczcionkaakapitu" style:family="text">
      <style:text-properties style:text-underline-type="single" style:text-underline-style="solid" style:text-underline-width="auto" style:text-underline-mode="continuous"/>
    </style:style>
    <style:style style:name="T2783" style:parent-style-name="Domyślnaczcionkaakapitu" style:family="text">
      <style:text-properties fo:background-color="#80FFFF" style:text-underline-type="single" style:text-underline-style="solid" style:text-underline-width="auto" style:text-underline-mode="continuous"/>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P2786" style:parent-style-name="Normalny" style:family="paragraph">
      <style:paragraph-properties fo:text-align="justify" fo:line-height="150%"/>
    </style:style>
    <style:style style:name="T2787" style:parent-style-name="Domyślnaczcionkaakapitu" style:family="text">
      <style:text-properties style:text-underline-type="single" style:text-underline-style="solid" style:text-underline-width="auto" style:text-underline-mode="continuous"/>
    </style:style>
    <style:style style:name="P2788" style:parent-style-name="Normalny" style:family="paragraph">
      <style:paragraph-properties fo:text-align="justify" fo:line-height="150%" fo:text-indent="0.2479in"/>
    </style:style>
    <style:style style:name="P2789" style:parent-style-name="Normalny" style:family="paragraph">
      <style:paragraph-properties fo:text-align="justify" fo:line-height="150%"/>
    </style:style>
    <style:style style:name="T2790" style:parent-style-name="Domyślnaczcionkaakapitu" style:family="text">
      <style:text-properties style:text-underline-type="single" style:text-underline-style="solid" style:text-underline-width="auto" style:text-underline-mode="continuous"/>
    </style:style>
    <style:style style:name="T2791" style:parent-style-name="Domyślnaczcionkaakapitu" style:family="text">
      <style:text-properties fo:background-color="#80FFFF" style:text-underline-type="single" style:text-underline-style="solid" style:text-underline-width="auto" style:text-underline-mode="continuous"/>
    </style:style>
    <style:style style:name="T2792" style:parent-style-name="Domyślnaczcionkaakapitu" style:family="text">
      <style:text-properties fo:background-color="#80FFFF"/>
    </style:style>
    <style:style style:name="P2793" style:parent-style-name="Normalny" style:family="paragraph">
      <style:paragraph-properties fo:text-align="justify" fo:line-height="150%" fo:text-indent="0.2479in"/>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style:style>
    <style:style style:name="T2797" style:parent-style-name="Domyślnaczcionkaakapitu" style:family="text">
      <style:text-properties style:text-underline-type="single" style:text-underline-style="solid" style:text-underline-width="auto" style:text-underline-mode="continuous"/>
    </style:style>
    <style:style style:name="P2798" style:parent-style-name="Normalny" style:family="paragraph">
      <style:paragraph-properties fo:text-align="justify" fo:line-height="150%" fo:text-indent="0.2479in"/>
    </style:style>
    <style:style style:name="P2799" style:parent-style-name="Normalny" style:family="paragraph">
      <style:paragraph-properties fo:text-align="justify" fo:line-height="150%"/>
    </style:style>
    <style:style style:name="T2800" style:parent-style-name="Domyślnaczcionkaakapitu" style:family="text">
      <style:text-properties style:text-underline-type="single" style:text-underline-style="solid" style:text-underline-width="auto" style:text-underline-mode="continuous"/>
    </style:style>
    <style:style style:name="P2801" style:parent-style-name="Normalny" style:family="paragraph">
      <style:paragraph-properties fo:text-align="justify" fo:line-height="150%" fo:text-indent="0.2479in"/>
    </style:style>
    <style:style style:name="P2802" style:parent-style-name="Normalny" style:family="paragraph">
      <style:paragraph-properties fo:text-align="justify" fo:line-height="150%" fo:text-indent="0.2479in"/>
    </style:style>
    <style:style style:name="P2803" style:parent-style-name="Normalny" style:family="paragraph">
      <style:paragraph-properties fo:text-align="justify" fo:line-height="150%">
        <style:tab-stops>
          <style:tab-stop style:type="right" style:leader-style="dotted" style:leader-text="." style:position="-14.3305in"/>
          <style:tab-stop style:type="left" style:position="-13.393in"/>
        </style:tab-stops>
      </style:paragraph-properties>
    </style:style>
    <style:style style:name="T2804" style:parent-style-name="Domyślnaczcionkaakapitu" style:family="text">
      <style:text-properties fo:background-color="#80FFFF" style:text-underline-type="single" style:text-underline-style="solid" style:text-underline-width="auto" style:text-underline-mode="continuous"/>
    </style:style>
    <style:style style:name="T2805" style:parent-style-name="Domyślnaczcionkaakapitu" style:family="text">
      <style:text-properties style:text-underline-type="single" style:text-underline-style="solid" style:text-underline-width="auto" style:text-underline-mode="continuous"/>
    </style:style>
    <style:style style:name="P2806" style:parent-style-name="Normalny" style:family="paragraph">
      <style:paragraph-properties fo:text-align="justify" fo:line-height="150%" fo:text-indent="0.2479in">
        <style:tab-stops>
          <style:tab-stop style:type="right" style:leader-style="dotted" style:leader-text="." style:position="-14.3305in"/>
          <style:tab-stop style:type="left" style:position="-13.393in"/>
        </style:tab-stops>
      </style:paragraph-properties>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style:style>
    <style:style style:name="T2810" style:parent-style-name="Domyślnaczcionkaakapitu" style:family="text">
      <style:text-properties style:text-underline-type="single" style:text-underline-style="solid" style:text-underline-width="auto" style:text-underline-mode="continuous"/>
    </style:style>
    <style:style style:name="T2811" style:parent-style-name="Domyślnaczcionkaakapitu" style:family="text">
      <style:text-properties fo:background-color="#80FFFF" style:text-underline-type="single" style:text-underline-style="solid" style:text-underline-width="auto" style:text-underline-mode="continuous"/>
    </style:style>
    <style:style style:name="P2812" style:parent-style-name="Normalny" style:family="paragraph">
      <style:paragraph-properties fo:text-align="justify" fo:line-height="150%" fo:text-indent="0.2479in"/>
    </style:style>
    <style:style style:name="P2813" style:parent-style-name="Normalny" style:family="paragraph">
      <style:paragraph-properties fo:text-align="justify" fo:line-height="150%"/>
    </style:style>
    <style:style style:name="T2814" style:parent-style-name="Domyślnaczcionkaakapitu" style:family="text">
      <style:text-properties fo:background-color="#80FFFF" style:text-underline-type="single" style:text-underline-style="solid" style:text-underline-width="auto" style:text-underline-mode="continuous"/>
    </style:style>
    <style:style style:name="T2815" style:parent-style-name="Domyślnaczcionkaakapitu" style:family="text">
      <style:text-properties style:text-underline-type="single" style:text-underline-style="solid" style:text-underline-width="auto" style:text-underline-mode="continuous"/>
    </style:style>
    <style:style style:name="T2816" style:parent-style-name="Domyślnaczcionkaakapitu" style:family="text">
      <style:text-properties fo:background-color="#80FFFF"/>
    </style:style>
    <style:style style:name="P2817" style:parent-style-name="Normalny" style:family="paragraph">
      <style:paragraph-properties fo:text-align="justify" fo:line-height="150%" fo:text-indent="0.2479in"/>
    </style:style>
    <style:style style:name="P2818" style:parent-style-name="Normalny" style:family="paragraph">
      <style:paragraph-properties fo:text-align="justify" fo:line-height="150%"/>
    </style:style>
    <style:style style:name="T2819" style:parent-style-name="Domyślnaczcionkaakapitu" style:family="text">
      <style:text-properties style:text-underline-type="single" style:text-underline-style="solid" style:text-underline-width="auto" style:text-underline-mode="continuous"/>
    </style:style>
    <style:style style:name="T2820" style:parent-style-name="Domyślnaczcionkaakapitu" style:family="text">
      <style:text-properties fo:background-color="#80FFFF" style:text-underline-type="single" style:text-underline-style="solid" style:text-underline-width="auto" style:text-underline-mode="continuous"/>
    </style:style>
    <style:style style:name="P2821" style:parent-style-name="Normalny" style:family="paragraph">
      <style:paragraph-properties fo:text-align="justify" fo:line-height="150%" fo:text-indent="0.2479in"/>
    </style:style>
    <style:style style:name="P2822" style:parent-style-name="Normalny" style:family="paragraph">
      <style:paragraph-properties fo:text-align="justify" fo:line-height="150%" fo:text-indent="0.2479in"/>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P2828" style:parent-style-name="Normalny" style:family="paragraph">
      <style:paragraph-properties fo:text-align="justify" fo:line-height="150%" fo:text-indent="0.2479in"/>
    </style:style>
    <style:style style:name="P2829" style:parent-style-name="Normalny" style:family="paragraph">
      <style:paragraph-properties fo:text-align="justify" fo:line-height="150%"/>
    </style:style>
    <style:style style:name="T2830"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Górnictwa</text:p>
      <text:p text:style-name="P3">TYTUŁ= STENOGRAM z pierwszego posiedzenia Podzespołu do spraw Górnictwa</text:p>
      <text:p text:style-name="P4">DATA= 17 lutego 1989 r.</text:p>
      <text:p text:style-name="P5">SYGNATURA=<text:s/></text:p>
      <text:p text:style-name="P6">INW= 46059</text:p>
      <text:p text:style-name="P7">TEKST=<text:s/></text:p>
      <text:p text:style-name="P8">Stenogram z obrad Podzespołu do spraw Górnictwa w dniu 17.II.19<text:span text:style-name="T9">8</text:span>9<text:s/>r.</text:p>
      <text:p text:style-name="P10">/Obradom<text:s/>przewodniczy ob.<text:s/><text:span text:style-name="T11">Marian Gustek</text:span>/.</text:p>
      <text:p text:style-name="P12"><text:span text:style-name="T13">P</text:span><text:span text:style-name="T14">rz</text:span><text:span text:style-name="T15">ewodnicząc</text:span><text:span text:style-name="T16">y</text:span><text:span text:style-name="T17">:</text:span></text:p>
      <text:p text:style-name="P18"><text:span text:style-name="T19">W</text:span><text:s/>imieniu nas wszystkich serdecznie wszyscy się witamy przy tym stole. Zgodnie z ustaleniami nasz górniczy stół prowadzi<text:span text:style-name="T20">ć</text:span><text:s/>będziemy w układzie - chcemy prowadzić w układzie trzech współprzewodniczący<text:span text:style-name="T21">c</text:span>h, ja ze strony rządowej, pan Pietrzyk ze strony<text:s/><text:span text:style-name="T22">„</text:span>Solidarności”<text:s/>i pan Moric - przewodniczący Federacji Związków Zawodowych Górników.</text:p>
      <text:p text:style-name="P23">Myślę, że ta sprawa jest domówiona. Ja myślę, że dobrze by było, aby współprzewodniczący zaprezentowali swoje stanowiska na rozpoczęcie i będziemy chcieli tak gdzieś koło godziny - jeżeli będzie oczywiście na to zgoda - gdzieś koło godziny 12 zrobić przerwę, później druga przerwa gdzieś około godziny 14 na obiad, a później zobaczymy, umówimy się co dalej będzie.</text:p>
      <text:p text:style-name="P24">Szanowni Państw<text:span text:style-name="T25">o</text:span>!</text:p>
      <text:p text:style-name="P26">Spotykamy się w gronie fachowców związanych w różny sposób z górnictwem, aby rozpatrzyć i przedyskutować podstawowe problemy przyszłości tego przemysłu, jego pracowników i ich rodzin. Powołano przy Okrągłym Stole nasz podzespół zapewne z tego względu, że sytua<text:span text:style-name="T27">cj</text:span>a w górnictwie podobnie jak w rolnictwie będzie miała znaczny wpływ na odpowiedź na podstawie pytanie: co zrobić, aby w kraju było lepiej.</text:p>
      <text:p text:style-name="P28">Od dłuższego czasu i<text:s/><text:span text:style-name="T29">w</text:span><text:s/>środkach masowego przekazu i na różnych kon<text:span text:style-name="T30">fe</text:span>ren<text:span text:style-name="T31">cj</text:span>ach często spotykamy się z tezą,<text:span text:style-name="T32"><text:s/></text:span>że górnictwo węgłowe nie jest efektywne wręcz, że<text:s/>kryzysogenne, a krytykowanie wsz<text:span text:style-name="T33">y</text:span>stkiego co związane z górnictwem zaczęło należeć niemal do dobrego tonu.</text:p>
      <text:p text:style-name="P34">Powstało w efekcie sporo nieporozumień, które skłócają nawet środowiska górnicze. Pozwolę sobie zatem na poruszenie paru podstawowych spraw, które zapewne są państwu znane, a moje opinie mogą zabrzmieć jak truizmy. Niemniej trzeba chyba je podjąć. Przede wszystkim czy górnictwo należy do przemysłu ciężkiego, a zatem czy w ramach restrukturyzac<text:span text:style-name="T35">ji</text:span><text:s/>powinno być ograniczane? Górnictwo jest przemysłem surowcowym, który może pracować na rzecz przemysłu ciężkiego, ale wcale nie musi. Może na przykład pracować głównie na eksport, jak w Australii, która sprzedaje za granicę około 100 mln ton węgla rocznie, choć w ż<text:span text:style-name="T36">a</text:span>dnym wypadku nie można jej uznać za kraj zacofany.</text:p>
      <text:p text:style-name="P37">Może też górnictwo zasilać głównie gospodarkę komun<text:span text:style-name="T38">a</text:span>lną, rolnictwo, przemysł spożywczy, lekki, elektrotechniczny, elektroniczny itd. A zatem rozstrzygnąć trzeba problem zapotrzebowania na węgiel w naszym kraju, co jest kwestią podstawową dla określenia perspektyw górnictwa i górników, rozwiązania zagadnienia organizacji i czasu ich pracy, systemu płac itd.</text:p>
      <text:p text:style-name="P39">Niejednokrotnie można zetknąć się z twierdzeniem, że należy ograniczyć wydobycie, wymusić<text:s/><text:soft-page-break/>zmniejszenie jego nadmi<text:span text:style-name="T40">e</text:span>rnego zużycia. Istotnie, spalanie, aż 160 mln ton węgla rocznie, w tym 130 mln w przemyśle jest ilością olbrzymią, jak na gospodarkę tej wielkości co nasza. Nadmierne ilości węgla spala się i bezpośrednio w zakładach przemysłowych, i w elektrowniach.</text:p>
      <text:p text:style-name="P41">Raport Wiedeńskiego Instytut Mię<text:span text:style-name="T42">dz</text:span>ynaro<text:span text:style-name="T43">do</text:span>wych Porównań Gospodarczych informuje między innymi, że w 1984 r. Polska pobierała w Austrii 480 tys. szylingów za eksport 1 gigawatogodziny energii elektrycznej. Natomiast za eksport węgla spalonego w Polsce na uzyskanie tej gigawatogodziny mogłaby pobierać 610 tys. szylingów. Przyczyną tego ekonomicznego paradoksu jest przede wszystkim nadmierne zużycie węgla w polskich<text:s/>elektrowniac<text:span text:style-name="T44">h<text:s/></text:span>co wynika z aktualnie stosowanych<text:s/><text:span text:style-name="T45">te</text:span>chnologii. A zatem niewątpliwie niezbędne jest zmniejszenie zużycia węgla w naszej gospodarce, podjęcie przedsięwzięć oszczędnościowych na znacznie większą niż dotąd skalę. W ostatnich 3 latach program oszczędności nie przyniósł spodziewanych efektów.</text:p>
      <text:p text:style-name="P46">Czy oznacza to jednak, że można ograniczać wydobycie węgla? Próba odpowiedzi na to pytanie jest obecnie bardzo utrudniona. Narasta bowiem wyraźnie społeczna nieufność i dezaprobata wobec energetyki jądrowej i trzeba się liczyć z tym, że może to spowodować zahamowanie w jej ledwo zaczynającym się u nas rozwoju. Z kolei import paliw płynnych długo jeszcze będzie ograniczony naszymi możliwościami płatniczymi. Opieranie ponadto energetyki na tych paliwach i paliwie jądrowym spowodowałoby znaczne uzależnienie się od zagranicznych dostawców.</text:p>
      <text:p text:style-name="P47">A czy energia może nie być strategicznym instr<text:span text:style-name="T48">u</text:span>mentem dla dowolnej gospodarki niezależnie od ustroju?<text:s/>Dal<text:span text:style-name="T49">ej</text:span>, obecna wielkość produkcji energii elektrycznej w przeliczeniu na 1 mieszkańca stawia nasz kraj na 19 mie<text:span text:style-name="T50">js</text:span>cu w Europie. Wraz ze zmianą struktury gospod<text:span text:style-name="T51">a</text:span>rk<text:span text:style-name="T52">i</text:span>, rozwijaniem nowoczesnych, przetwórczych przemysłów niezbędne będzie rozbudowywanie energetyki.<text:s/>Realnie ważąc możliwości, trzeba zdać sobie spraw<text:span text:style-name="T53">ę</text:span><text:s/><text:span text:style-name="T54">z</text:span><text:s/>tego,<text:s/><text:span text:style-name="T55">że</text:span><text:s/>jest bardzo prawdop<text:span text:style-name="T56">odobne,</text:span><text:s/>iż będzie to<text:s/><text:span text:style-name="T57">w</text:span><text:s/>znacznym stopniu rozbudowa energetyki opartej na węglu brunatnym i kamiennym<text:span text:style-name="T58">.</text:span></text:p>
      <text:p text:style-name="P59">Tymczasem w naszy<text:span text:style-name="T60">m</text:span><text:s/>górnictwie, w którym ograniczono nakłady na utrzymanie i rozwój wydobycia od 1979 r. nie podjęto budowy żadnej nowej kopalni. Natomiast w n<text:span text:style-name="T61">ajs</text:span>tars<text:span text:style-name="T62">zych<text:s/></text:span>kopalniach kończą się zasoby<text:span text:style-name="T63">.</text:span><text:s/><text:span text:style-name="T64">W</text:span><text:s/>najbliższych latach następował będzie spadek możliwości wydobywczych. Maleją nakłady inwestycyjne<text:span text:style-name="T65">.</text:span><text:s/>Przy czym warto zauważyć, że wbrew rozpowszechnionym opiniom udział tych nakładów w inwe<text:span text:style-name="T66">st</text:span>y<text:span text:style-name="T67">cj</text:span>ach ogółem w gospodarce narodowej wcale nie był i nie jest aż ta<text:span text:style-name="T68">k</text:span><text:s/>bardzo<text:s/><text:span text:style-name="T69">w</text:span>ysok<text:span text:style-name="T70">i.</text:span><text:s/><text:span text:style-name="T71">W</text:span><text:s/>lata<text:span text:style-name="T72">c</text:span>h 197<text:span text:style-name="T73">6-</text:span><text:span text:style-name="T74">198</text:span>0 stanowią 4,5 proc.,<text:s/><text:span text:style-name="T75">w</text:span><text:s/>latach 1981<text:span text:style-name="T76">-</text:span><text:span text:style-name="T77">19</text:span><text:span text:style-name="T78">8</text:span>5<text:span text:style-name="T79"><text:s/></text:span>spadł do 4,1<text:s/><text:span text:style-name="T80">p</text:span>r<text:span text:style-name="T81">oc</text:span>., a<text:s/><text:span text:style-name="T82">w</text:span><text:s/>obecnym 5<text:span text:style-name="T83">-</text:span>l<text:span text:style-name="T84">e</text:span>c<text:span text:style-name="T85">iu</text:span><text:s/>3,<text:span text:style-name="T86">7</text:span><text:s/><text:span text:style-name="T87">proc</text:span>.</text:p>
      <text:p text:style-name="P88">Skoro węgiel stanowi niemal 8<text:span text:style-name="T89">0</text:span><text:s/>proc. całości zużycia e<text:span text:style-name="T90">ne</text:span>rgii pierwotnej<text:s/><text:span text:style-name="T91">w</text:span><text:s/>Polsce, czy to są nakłady nadmierne?</text:p>
      <text:p text:style-name="P92">Sporo emocji wywołuje stale sprawa kosztów i cen węgla oraz opartych na tym wątpliwośc<text:span text:style-name="T93">i,</text:span><text:s/>czy opłaca się go wydobywać. Przede wszystkim podobnie jak w rolnictwie materiały i urządzenia kupujemy po cena<text:span text:style-name="T94">c</text:span>h umownych, a węgiel sprzedajemy po ce<text:span text:style-name="T95">n</text:span>ach urzędowych<text:span text:style-name="T96">.</text:span><text:s/>Przy czym trudno tu mówić o sprzedaży, ponieważ jest to właściwie realizacja ustalonego w centralnym planie rocznym bilansu rozchodu w<text:span text:style-name="T97">ęg</text:span>l<text:span text:style-name="T98">a.</text:span><text:s/><text:span text:style-name="T99">Są</text:span><text:s/>to zatem pozostałości systemu nakazowo-rozdzielczeg<text:span text:style-name="T100">o,</text:span><text:s/>utrudniające ocenę ekonomiczną.</text:p>
      <text:p text:style-name="P101">Na dzisiaj, ze względu na trudną sytuacją materialną społeczeństwa wydaje się to jednak konieczne. Niemniej można z całą pewnością stwierdzić, że wydobycie węgla jest u nas wysoce opłacalne<text:span text:style-name="T102">.</text:span><text:s/>Najlepszą weryfikacją ekonom<text:span text:style-name="T103">ic</text:span>z<text:span text:style-name="T104">ną</text:span><text:s/>jest eksport do krajów strefy dolarowej<text:span text:style-name="T105">,</text:span><text:s/><text:span text:style-name="T106">P</text:span>rze<text:span text:style-name="T107">cię</text:span><text:span text:style-name="T108">t</text:span>na cena za eksportowaną tonę<text:s/><text:soft-page-break/>wę<text:span text:style-name="T109">g</text:span>la wyniosła w zeszłym roku przeszło<text:s/><text:span text:style-name="T110">4</text:span>6 dolarów<text:span text:style-name="T111">.</text:span><text:s/>Ponieważ zaś koszt własny wydobycia tejże<text:s/><text:span text:style-name="T112">t</text:span>ony wynosił średnio 10 <text:span text:style-name="T113">413</text:span><text:s/>zł, to znaczy, że koszt uzyskania dolara wynosił niespełna 2<text:span text:style-name="T114">3</text:span>0 zł<text:span text:style-name="T115">.</text:span></text:p>
      <text:p text:style-name="P116"><text:span text:style-name="T117">I</text:span>le<text:s/><text:span text:style-name="T118">m</text:span>amy towarów sprzedawanych tak opłacalnie? W dodatku<text:s/><text:span text:style-name="T119">w</text:span><text:s/>tak znacznych ilościach<text:span text:style-name="T120">.</text:span><text:s/>Bo<text:s/><text:span text:style-name="T121">w</text:span><text:s/>ub<text:span text:style-name="T122">.</text:span><text:s/>roku sprzedaliśmy do<text:s/><text:span text:style-name="T123">str</text:span>efy<text:s/>dolarowej<text:s/>17<text:s/>-<text:s/>1<text:span text:style-name="T124">8</text:span><text:s/>m<text:span text:style-name="T125">l</text:span>n<text:s/>ton w<text:span text:style-name="T126">ę</text:span>gl<text:span text:style-name="T127">a,</text:span><text:s/>uzyskując ponad 820 mln dolar<text:span text:style-name="T128">ó</text:span>w<text:span text:style-name="T129">.</text:span><text:s/><text:span text:style-name="T130">W</text:span><text:s/>tym roku występują tendencje w<text:span text:style-name="T131">zros</text:span>towe cen wę<text:span text:style-name="T132">g</text:span>la i można się spodziewać średniej ceny w wysokości<text:s/><text:span text:style-name="T133">4</text:span>7 do<text:s/><text:span text:style-name="T134">4</text:span>8 dolarów za tonę<text:span text:style-name="T135">.</text:span></text:p>
      <text:p text:style-name="P136"><text:span text:style-name="T137">W</text:span><text:s/>kraju natomiast dotacje w<text:span text:style-name="T138">yn</text:span>iosły w ub<text:span text:style-name="T139">.</text:span><text:s/>roku 30<text:span text:style-name="T140">5</text:span><text:s/><text:span text:style-name="T141">m</text:span>ld z<text:span text:style-name="T142">ł.</text:span><text:s/>Przeciętna urzędowa cena zbytu węgla wy<text:span text:style-name="T143">n</text:span>iosła bowiem 8 6<text:span text:style-name="T144">3</text:span>9 z<text:span text:style-name="T145">ł.</text:span><text:s/>P<text:span text:style-name="T146">o</text:span>równanie tej kwoty<text:s/><text:span text:style-name="T147">z</text:span><text:s/>przeciętną ce<text:span text:style-name="T148">n</text:span>ą dolarową wykazuje bezspornie, że urzędowe ceny węgla są znacznie niższe od cen światowych, co jest niezgodne z<text:s/><text:span text:style-name="T149">z</text:span>a<text:span text:style-name="T150">ł</text:span>ożenia<text:span text:style-name="T151">m</text:span>i reformy. Oznacza to, że do<text:span text:style-name="T152">fi</text:span>na<text:span text:style-name="T153">nsowyw</text:span>anie odbiorców, którz<text:span text:style-name="T154">y</text:span><text:s/>do<text:span text:style-name="T155">st</text:span>ają tani węgiel, w dodatku transportowany naw<text:span text:style-name="T156">et<text:s/></text:span>do nich na koszt górnictwa<text:span text:style-name="T157">.</text:span><text:s/>Przewóz węgla do odbiorców kosztuje przeciętnie 1 060 zł na tonę. I kwota ta podwyższa ogólne koszty wydobycia.</text:p>
      <text:p text:style-name="P158">Czy taki sy<text:span text:style-name="T159">ste</text:span>m sprzedaży, a właściwie rozdysponowywanie węgla, może skłaniać odbiorców do poważnych przedsięwzięć oszczędnoś<text:span text:style-name="T160">c</text:span>iowy<text:span text:style-name="T161">c</text:span>h?</text:p>
      <text:p text:style-name="P162">Pro<text:span text:style-name="T163">f.</text:span><text:s/>Andrzej Lisowski, przewodniczący sekc<text:span text:style-name="T164">j</text:span>i ekonomiki i organizacji górnictwa Kom<text:span text:style-name="T165">it</text:span>etu Górnictwa Polskiej Akademii Nauk przeliczył na dolary dotacje dla odbiorców wę<text:span text:style-name="T166">g</text:span>la za<text:span text:style-name="T167">w</text:span>a<text:span text:style-name="T168">rte</text:span><text:s/><text:span text:style-name="T169">w</text:span><text:s/>różnicy<text:s/><text:span text:style-name="T170">m</text:span>i<text:span text:style-name="T171">ę</text:span>dz<text:span text:style-name="T172">y</text:span><text:s/><text:span text:style-name="T173">cenami<text:s/></text:span>światowymi a niski<text:span text:style-name="T174">m</text:span>i krajowymi cenami zbytu<text:span text:style-name="T175">.</text:span><text:s/>Otó<text:span text:style-name="T176">ż</text:span><text:s/>w latach 19<text:span text:style-name="T177">66</text:span><text:s/><text:span text:style-name="T178">do</text:span><text:s/>1987 górnictwo węgla kamiennego do<text:span text:style-name="T179">fi</text:span>nansowało w ten sposób inne ga<text:span text:style-name="T180">ł</text:span>ęzie gospodarki<text:span text:style-name="T181">,</text:span><text:s/>a prz<text:span text:style-name="T182">e</text:span>de wszystki<text:span text:style-name="T183">m</text:span><text:s/>przemysł prz<text:span text:style-name="T184">et</text:span>wórczy<text:s/><text:span text:style-name="T185">k</text:span>w<text:span text:style-name="T186">otą<text:s/></text:span>odpowiad<text:span text:style-name="T187">aj</text:span>ącą<text:s/><text:span text:style-name="T188">4</text:span>0 mld<text:s/><text:span text:style-name="T189">3</text:span>6<text:span text:style-name="T190">0</text:span><text:s/>mln dolarów.</text:p>
      <text:p text:style-name="P191"><text:span text:style-name="T192">W</text:span><text:s/>celu uporządkowania sytuacji należałoby zatem wprowadzić do górnictwa zasady samo<text:span text:style-name="T193">fi</text:span>nansowania<text:span text:style-name="T194">.</text:span><text:s/>Ten postulat powtarza si<text:span text:style-name="T195">ę</text:span><text:s/>bard<text:span text:style-name="T196">z</text:span>o c<text:span text:style-name="T197">z</text:span>ęsto, a<text:s/><text:span text:style-name="T198">je</text:span>g<text:span text:style-name="T199">o</text:span><text:s/>reali<text:span text:style-name="T200">z</text:span>acja by<text:span text:style-name="T201">ł</text:span>aby ekonomicznie korzystna dla górnictwa<text:span text:style-name="T202">.</text:span><text:s/>M<text:span text:style-name="T203">.in.</text:span><text:s/>tak<text:span text:style-name="T204">ż</text:span>e dlatego,<text:s/><text:span text:style-name="T205">że<text:s/></text:span>skończyłyby się problemy przydzielania kwot na inwestycje i r<text:span text:style-name="T206">ozw</text:span>ażan<text:span text:style-name="T207">ia</text:span><text:s/>na temat kapitało<text:span text:style-name="T208">ch</text:span>łonności górnictwa węglowego<text:span text:style-name="T209">. Pr</text:span>z<text:span text:style-name="T210">y</text:span><text:s/>zasadzie samo<text:span text:style-name="T211">fi</text:span>nans<text:span text:style-name="T212">ow</text:span>ania byłaby to bowie<text:span text:style-name="T213">m</text:span><text:s/>sprawa samego górnictwa<text:span text:style-name="T214">.</text:span></text:p>
      <text:p text:style-name="P215">Tu rodzi się jednak dylemat<text:span text:style-name="T216">.</text:span><text:s/><text:span text:style-name="T217">P</text:span><text:span text:style-name="T218">r</text:span><text:span text:style-name="T219">zy</text:span><text:s/>samodzielności i samo<text:span text:style-name="T220">fi</text:span>nansowaniu gór<text:span text:style-name="T221">n</text:span>ictwa zwiększyłyby się ceny w<text:span text:style-name="T222">ęg</text:span>la, średnio ponad dwukrotnie do poziomu cen eksportowych i nastąpiłoby kolejne przyspieszenie inflacji. Jest to zatem problem wymagający wnikliwego przeanalizowania<text:span text:style-name="T223">.</text:span><text:s/>Trzeba jednak wziąć pod uwagę, że w takich krajach, jak RFN<text:span text:style-name="T224">,</text:span><text:s/>Francja, Wielka Brytania, wybrano wariant dotowania węgla, a nie nakręcania sp<text:span text:style-name="T225">i</text:span>rali inflacyjnej<text:span text:style-name="T226">.</text:span></text:p>
      <text:p text:style-name="P227">Stąd też dyskusja o samodzielności i samofinansowaniu kopalń ze względu na ich zróżnicowane warunki górniczo-geologiczne musi się sprowadzać do określonej grupy zakładów wydobyw<text:span text:style-name="T228">cz</text:span>yc<text:span text:style-name="T229">h,</text:span><text:s/>czyli przedsiębiorstw lub całej branży. Taki był też kierunek o<text:span text:style-name="T230">st</text:span>atniej reorganizacji, której nie można uznać za zwykłą zmianę szyldu<text:span text:style-name="T231">.</text:span><text:s/>Przeprowadzono mianowicie daleko idące zmiany organizac<text:span text:style-name="T232">yj</text:span>ne. Przedsi<text:span text:style-name="T233">ęb</text:span>i<text:span text:style-name="T234">o</text:span>r<text:span text:style-name="T235">s</text:span>twa grupują kopalnie o zbliżonych warunkach górniczo-geologicznych<text:span text:style-name="T236">.</text:span><text:s/>Pozwala to m.in<text:span text:style-name="T237">.</text:span><text:s/>na efektywne i właściwie skoordynowane prowadzenie działalności eksploatacyjne<text:span text:style-name="T238">j</text:span>, właściwą gospodarkę złożami<text:span text:style-name="T239">,</text:span><text:s/>lepszą ochronę powierzchni, a o okoł<text:span text:style-name="T240">o</text:span><text:s/>900 osób zmni<text:span text:style-name="T241">ejs</text:span>zyło si<text:span text:style-name="T242">ę</text:span><text:s/>ponadto zatrudnienie w admin<text:span text:style-name="T243">istr</text:span>a<text:span text:style-name="T244">cji.</text:span></text:p>
      <text:p text:style-name="P245">Na całym świecie występuje tendencja do łączenia kopalń<text:s/><text:span text:style-name="T246">w</text:span><text:s/>przedsiębiorstwa wielozakładowe<text:span text:style-name="T247">.</text:span><text:s/>Obecny model wprowadzony we wspólnocie węgla kamiennego jest podobny do organizacji górnictwa b<text:span text:style-name="T248">r</text:span>ytyjskiego i w RFN<text:span text:style-name="T249">.</text:span><text:s/>Nie sądzę, żeby były to złe wzory i chyba lepiej<text:s/><text:span text:style-name="T250">z</text:span><text:s/>nich skorzystać, niż stale eksperymentować,<text:s/><text:soft-page-break/>uczyć się na własnych błędach<text:span text:style-name="T251">.</text:span></text:p>
      <text:p text:style-name="P252">Natomiast sądzę, że powinniśmy wspólnie działać na rzecz aktywizacji załóg, ich udziału w samorządności, a więc upodmi<text:span text:style-name="T253">ot</text:span>ow<text:span text:style-name="T254">ie</text:span>nia załóg<text:span text:style-name="T255">.</text:span><text:s/><text:span text:style-name="T256">W</text:span><text:s/>ramach przedsiębior<text:span text:style-name="T257">st</text:span>w<text:span text:style-name="T258"><text:s/></text:span>eksploatacji węgla wprowadzono tak elastyczne formy organizacyjne, że dają one możliwość pełnej samodzielności kopalni w g<text:span text:style-name="T259">os</text:span>p<text:span text:style-name="T260">od</text:span>arowaniu przydz<text:span text:style-name="T261">ie</text:span>lonymi jej środkami<text:span text:style-name="T262">.</text:span><text:s/>Sądzę,<text:s/><text:span text:style-name="T263">ż</text:span>e<text:span text:style-name="T264"><text:s/></text:span>warto dzisiaj przedyskutować także, jaka powinna być rola rad pracowniczych w stosunkach z administra<text:span text:style-name="T265">cj</text:span>ą i związkami zaw<text:span text:style-name="T266">od</text:span>owymi?</text:p>
      <text:p text:style-name="P267">Z tymi wszystkimi dylematami<text:s/><text:span text:style-name="T268">fu</text:span>nk<text:span text:style-name="T269">cj</text:span>onowania kopalń, przy wysokim obecnym i zapewne nie malejącym w przyszł<text:span text:style-name="T270">oś</text:span>ci zap<text:span text:style-name="T271">ot</text:span>rzebowaniu na węgiel, wiąże si<text:span text:style-name="T272">ę</text:span><text:s/>problem, którego, niestety, nie udało nam s<text:span text:style-name="T273">i</text:span>ę d<text:span text:style-name="T274">ot</text:span>ąd zadowalająco<text:s/><text:span text:style-name="T275">r</text:span>ozwiąza<text:span text:style-name="T276">ć.<text:s/></text:span>Mianowicie czasu pracy i płac górników<text:span text:style-name="T277">.</text:span></text:p>
      <text:p text:style-name="P278">Po wprowadzeniu<text:s/><text:span text:style-name="T279">z</text:span>godnie z Porozumienie<text:span text:style-name="T280">m</text:span><text:s/>ja<text:span text:style-name="T281">strzę</text:span>b<text:span text:style-name="T282">ski</text:span>m<text:span text:style-name="T283"><text:s/>5-</text:span>dn<text:span text:style-name="T284">iowego</text:span><text:s/>tygodnia pracy w górni<text:span text:style-name="T285">ct</text:span>wie w<text:s/><text:span text:style-name="T286">19</text:span>8<text:span text:style-name="T287">1</text:span><text:s/>r<text:span text:style-name="T288">.</text:span><text:s/>w<text:span text:style-name="T289">ydobyci</text:span>e<text:s/>spadło do 163 mln to<text:span text:style-name="T290">n</text:span><text:s/><text:span text:style-name="T291">i</text:span><text:s/>odbiło si<text:span text:style-name="T292">ę</text:span><text:s/>to katastro<text:span text:style-name="T293">fa</text:span>lnie w gospodarce krajowej i eksporcie węgla<text:span text:style-name="T294">.</text:span><text:s/>Wprowadzono wówc<text:span text:style-name="T295">z</text:span>as<text:s/><text:span text:style-name="T296">w</text:span><text:s/>końcu<text:s/><text:span text:style-name="T297">19</text:span>8<text:span text:style-name="T298">1</text:span><text:s/>r. uchwałę nr 199 Rad<text:span text:style-name="T299">y</text:span><text:s/>Ministrów zachęcającą do pracy w soboty wysokimi stawkami oraz<text:s/><text:span text:style-name="T300">ut</text:span>worzeniem sklepów górniczych<text:s/><text:span text:style-name="T301">z</text:span><text:s/>atrakcyjnymi towarami, przy współudziale ówczesnych związków zawodowych, w tym i<text:s/>„Solidarności”<text:span text:style-name="T302">.</text:span></text:p>
      <text:p text:style-name="P303">Wydobycie<text:s/><text:span text:style-name="T304">w</text:span><text:s/>soboty niewątpliwie pozo<text:span text:style-name="T305">st</text:span>anie niezbędne dla gospodarki, niemniej można rozważyć, czy nie potraktować go inaczej niż dotąd, ujmując w planie rocznym tylko wydobycie<text:s/><text:span text:style-name="T306">w</text:span><text:s/>„dni czarne”, to znaczy około 160 mln ton, zaś dalsze 30 mln ton wydobywane w soboty przyjmować jako zadania dodatkowe w formie stosownej umowy.</text:p>
      <text:p text:style-name="P307">Ustawa o utworzeniu Wspólnoty Węgla Kamiennego stwarza pole dla różnych form takich rozwiązań, ponieważ w art. 4<text:span text:style-name="T308">8<text:s/></text:span>stwierdza się, iż Minister Przemysłu może nałożyć na Wspólnotę obowiązek wprowadzenia do planu zadań lub wyznaczyć zadanie poza planem, na przykład w celu wykonywania zobowiązań międzynarodowych, ale wówczas zapewnia środki niezbędne do wykonania tych zadań.</text:p>
      <text:p text:style-name="P309">Sprawa ta wiąże się ze strukturą płac górników. Wynagrodzenie za pracę w soboty i niedziele stanowi 1/4 zarobku. Mamy świadomość nieprawidłowości tej relacji. Wobec inflacji i konieczności okresowych podwyżek zarobków nego<text:span text:style-name="T310">cj</text:span>owanych ze związkami zawodowymi stoimy na stanowisku, że przeciętny zarobek górnika wynosić powinien minimum 1,7 przeciętnego wynagrodzenia w przemyśle ogółem, w porównywalnym czasie pr<text:span text:style-name="T311">ac</text:span>y.</text:p>
      <text:p text:style-name="P312">Kolejna sprawa do rozstrzygnięcia. Każda tona węgla jest obciążona kosztem budowy i utrzymania mieszkań dla górników, służby zdrowia, budowy i utrzymywania szpitali górniczych, utrzymywania obiektów wczasowych, sportowych, domów kultury i innych placówek socjalno-by<text:span text:style-name="T313">to</text:span>wych. Czy załogi chcą podtrzymywania tej działalności i zasad jej<text:s/><text:span text:style-name="T314">fi</text:span>nansowania, czy też zamierzają z tego zrezygnować? Na to pytanie powinniśmy sobie odpowiedzieć.</text:p>
      <text:p text:style-name="P315">I następne pytanie. Czy w dotychczasowym lub większym stopniu obciążyć koszt tony węgla wydatkami na ochronę środowiska, degradowanego w wyniku działalności górniczej, jak szkody górnicze, odprowadzenie wód zasolonych, likwidację hałd, jak również sprostać słusznym uwarunkowaniom finansowym stawianym przez rady narodowe w związku z eksploatacją górniczą?</text:p>
      <text:p text:style-name="P316">A skoro już mówimy o sprawach ludzkich, to chciałbym się odnieść do niektórych. Mówi się na przykład, że górnictwo produkuje inwalidów i przeciętny rencista górniczy ma 43 lata. Z tym wiekiem to prawda, ale wynika to z prawa przechodzenia na emeryturę po 25 latach pracy na dole, uzyskanego przez górników w<text:s/><text:soft-page-break/>wyniku realizacji programu, w tym również i<text:s/>„Solidarności”.</text:p>
      <text:p text:style-name="P317">W 1981 r. na renty powypadkowe wskutek chorób zawodowych, czy ogólnie złego stanu zdrowia odeszło 8 657 górników. Zaś na emerytu<text:span text:style-name="T318">r</text:span>y tylko 4 404 osoby. W wyniku starań o poprawę warunków pracy i ochrony zdrowia górników, a także dzięki skróceniu wieku emerytalnego sytuacja jest<text:s/><text:span text:style-name="T319">je</text:span>dnak...<text:s/><text:span text:style-name="T320">z</text:span>upełnie się odwróciła. I w 19<text:span text:style-name="T321">8</text:span>7 r. na emerytury odeszło 8 864 górników, a na renty 4 566.</text:p>
      <text:p text:style-name="P322">Systematycznie zmniejsza się liczba wypadków przy pracy, w tym śmiertelnych i ciężkich. Szczególnie pomyślnym był pod tym względem ubiegły rok. Wypadków śmiertelnych w kopalniach było 86, podczas gdy w poprzednich latach ponad 100, a w 1981 r. też bardzo dobrym 90.</text:p>
      <text:p text:style-name="P323">Istnieje zresztą możliwość dalszego zmniejszenia liczby tych tragicznych wydarzeń pod warunkiem utrzymywania dotychczasowego wspólnego frontu dozoru jej pracowników.</text:p>
      <text:p text:style-name="P324">W dalszym ciągu wiele uwagi poświęcić musimy eliminowaniu<text:s/>nieprawidłowości w stosunkach międzyludzkich. Od wielu lat realizowane są programy humanizacji pracy w kopalniach i w większości dały one trwałe pomyślne rezultaty. Tam, gdzie ludzie są szanowani, panują dobre stosunki, tam też praca daje znacznie lepsze wyniki.</text:p>
      <text:p text:style-name="P325">Rekapitulując proponuję dyskusję nad osiągnięciem konsensusu w sprawie utrzymania obecnego poziomu wydobycia węgla kamiennego jako minimum niezbędnego do przeprowadzenia zamierzeń restrukturyzacyjnych w gospodarce narodowej.</text:p>
      <text:p text:style-name="P326">W związku z tym także w sprawach: systemu ekonomiczno- finansowego w górnictwie, niezbędnych inwestycji, czasu pracy górników, systemu wynagradzania i relacji płacowych, finansowania działalności socjalnej i ochrony środowiska.</text:p>
      <text:p text:style-name="P327">Proponuję ponadto wypracowanie wspólnego zdania w sprawie polityki oszczędzania węgla i przedstawienie naszego stanowiska zespołowi gospodarczemu.</text:p>
      <text:p text:style-name="P328">Jestem głęboko przekonany, i przeświadczony, że uda nam się wypracować tutaj wspólne stanowisko. Dziękuję bardzo za uwagę.</text:p>
      <text:p text:style-name="P329">Jeżeli można prosić pana Pietrzyka o zabranie głosu.</text:p>
      <text:p text:style-name="P330"><text:span text:style-name="T331">Ob</text:span><text:span text:style-name="T332">.</text:span><text:span text:style-name="T333"><text:s/>Alo</text:span><text:span text:style-name="T334">j</text:span><text:span text:style-name="T335">zy Pietrzyk</text:span>:</text:p>
      <text:p text:style-name="P336">Ja bym proponował zachowanie kolejności takiej, że po panu, panie Gustek, żeby głos zabrał kol. Moric.</text:p>
      <text:p text:style-name="P337"><text:span text:style-name="T338">Ob. Marian Gustek:</text:span></text:p>
      <text:p text:style-name="P339"><text:span text:style-name="T340">B</text:span>roszę bardzo. Proszę bardzo, kol. Moric.</text:p>
      <text:p text:style-name="P341"><text:span text:style-name="T342">O</text:span><text:span text:style-name="T343">b.</text:span><text:span text:style-name="T344"><text:s/>R</text:span><text:span text:style-name="T345">ajm</text:span><text:span text:style-name="T346">und Mo</text:span><text:span text:style-name="T347">ric:</text:span></text:p>
      <text:p text:style-name="P348">Szkoda, żeśmy nie ustalili wcześniej porządku. Trudno nam się było spotkać w trójkę i ustalić porządek, z reguły tak bywa przy stołach tego typu, że przedstawia tutaj strona rządowa swój pogląd, jak i później panowie z opozycji i<text:s/>„Solidarności”, a my jako niezawisła strona przedstawiamy później swój pogląd. Dlatego bym prosił jednak, gdyby można było, żeby panowie mogli też przedstawić swój program, ponieważ nie kryję, że my jako związki zawodowe na pewno jako was rep<text:span text:style-name="T349">r</text:span>ezentantów załóg górniczych będziemy chcieli w naszym programie później też uwzględnić.</text:p>
      <text:p text:style-name="P350"><text:span text:style-name="T351">Ob</text:span><text:span text:style-name="T352">.</text:span><text:span text:style-name="T353"><text:s/>Alo</text:span><text:span text:style-name="T354">j</text:span><text:span text:style-name="T355">zy Pietrzyk</text:span>:</text:p>
      <text:p text:style-name="P356">Ja myślę, że to jest niepotrzebna polemika, jako że jednak kolega tu twierdzi, że akurat są niezawiśli, a my opozycja. No ja myślę, że ten konsensus, który tu ma być wypracowany, powinien obowiązywać od<text:s/><text:soft-page-break/>pierwszych chwil tu praktycznie rzecz biorąc i w dalszym ciągu twierdzę, że jednak pomimo wszystko daje pierwszeństwo koledze Mo<text:span text:style-name="T357">ri</text:span>cowi.</text:p>
      <text:p text:style-name="P358"><text:span text:style-name="T359">O</text:span><text:span text:style-name="T360">b.</text:span><text:span text:style-name="T361"><text:s/>R</text:span><text:span text:style-name="T362">ajm</text:span><text:span text:style-name="T363">und Mo</text:span><text:span text:style-name="T364">ric</text:span><text:span text:style-name="T365">:</text:span></text:p>
      <text:p text:style-name="P366">Muszę powiedzieć, że mimo że... proszę panie przewodniczący wybaczyć, że nie uszanuję wskazania pańskiego kto ma zabrać głos i zabiorę w tym czasie zgodnie z życzeniem kolegi Pietrzyka jednak ja głos.</text:p>
      <text:p text:style-name="P367">Szanowni Państwo!</text:p>
      <text:p text:style-name="P368">Występ<text:span text:style-name="T369">uj</text:span>emy przed wami jako demokratycznie wybrani reprezentanci 500-tysięcznej organizacji związkowej Federacji Związków Zawodowych Górników wywodzących się ze wszystkich nur<text:span text:style-name="T370">t</text:span>ów struktur związkowych istniejących przed rokiem 198<text:span text:style-name="T371">1<text:s/></text:span>c<text:span text:style-name="T372">o</text:span><text:s/><text:span text:style-name="T373">w</text:span>ida<text:span text:style-name="T374">ć</text:span><text:s/>tu przy tym stole.</text:p>
      <text:p text:style-name="P375">Ludzi zatrudnionych przy wydobyciu węgla kamiennego i brunatnego, rud metali, surowców chemicznych i skalnych, ludzi zatrudnionych w przedsiębiorstw<text:span text:style-name="T376">ac</text:span>h geologicznych i wiertniczych, jak również w fabrykach maszyn i urządzeń górniczych.</text:p>
      <text:p text:style-name="P377">St<text:span text:style-name="T378">oj</text:span>ę prawdę mówiąc przed państwem z pewną obawą, szczególnie po ostatnich wypowiedziach zdając sobie sprawę, że mogę występowa<text:span text:style-name="T379">ć</text:span><text:s/>między przedstawici<text:span text:style-name="T380">e</text:span>lami tak zwanego lobby i anty-lobby górniczego. Mam jednak przy tym świadomość, że reprezentując niezależną siłę społeczną, występuję jako rzecznik interesów górników, a zarazem mający na względzie dobro naszej ojczyzny.</text:p>
      <text:p text:style-name="P381">Atmosfera, jaką wytwarzano wokół górnictwa nie sprzyja dobremu samopoczuciu i stabilnej pracy załóg górniczych.<text:s/><text:span text:style-name="T382">W</text:span><text:s/>niektórych okresach w naszej 40-letniej historii naszego państwa, górnictwo było wysoko cenione jako filar gospodarki, czy lokomotywa jego rozwoju, a w innych - jak to ma miejsce ostatnio - traktuje się je jako jeden z czynników sprawczych kryzysu w naszym kraju. W zależności od tego, jak słońce przygrzało i jaka była zima, górnictwo raz było hołubione albo bardzo krytykowane.</text:p>
      <text:p text:style-name="P383">Wyraźnie odczuwamy to obecnie, gdy jednym z zamierzeń reformy gospodarczej jest restrukturyza<text:span text:style-name="T384">cj</text:span>a gospodarki narodowej. Zawsze opowiadaliśmy się za celowością przebudowy gospodarki, za tym, aby ciężki, niebezpieczny wysiłek g<text:span text:style-name="T385">ó</text:span>rnika<text:span text:style-name="T386">,</text:span><text:s/><text:span text:style-name="T387">z</text:span>astępowa<text:span text:style-name="T388">ć</text:span><text:s/>pr<text:span text:style-name="T389">a</text:span>c<text:span text:style-name="T390">ą</text:span><text:s/><text:span text:style-name="T391">w</text:span>ysokowydajną<text:span text:style-name="T392">,</text:span><text:s/>nowocze<text:span text:style-name="T393">s</text:span>ną<text:span text:style-name="T394">,</text:span><text:s/>wykony<text:span text:style-name="T395">waną</text:span><text:s/><text:span text:style-name="T396">w</text:span><text:s/>dobrych warunkach<text:s/><text:span text:style-name="T397">i</text:span><text:s/>przynoszących znaczne efekty gospodarcze.</text:p>
      <text:p text:style-name="P398">Prawda jednak i realia dnia dzisiejszego są takie,<text:s/><text:span text:style-name="T399">ż</text:span>e daleko nam jeszcze do tego etapu rozwoju, jak to jest w Japonii czy Hiszpanii.</text:p>
      <text:p text:style-name="P400">Moim zdaniem jednym z powodów zastoju gospodarczeg<text:span text:style-name="T401">o<text:s/></text:span>naszego kraju jest brak surowców, a w niedalekiej przyszłości może dojś<text:span text:style-name="T402">ć</text:span><text:s/>i do tego jeszcze - niedostatek energii elektrycznej. Dlatego koniecznym jest realizacja wreszcie programów oszczędnościowych wszystkich surowców, nie tylko węgla.</text:p>
      <text:p text:style-name="P403">Uważamy, że polska gospodarka nie może rozwijać się bez własnych surowców. Nie łudźmy się, że przy tak znacznym zadłużeniu naszego kraju stać nas będzie n<text:span text:style-name="T404">a<text:s/></text:span>zakup surowców i paliw za granicą.<text:s/><text:span text:style-name="T405">W</text:span><text:s/>tej sytuacji opowiadamy się za jasnym stwierdzeniem - czy górnictwo jest potrzebne, jaki ma być poziom wydobycia węgla oraz innych surowców kopalnych. Takie stwierdzenie stanowi bowiem podstawowy warunek stabilności zatrudnienia, przezwyciężania na<text:span text:style-name="T406">st</text:span>ro<text:span text:style-name="T407">jó</text:span>w niepewności i zagrożenia wśród załóg górniczych, poczucia tymczasowości.</text:p>
      <text:p text:style-name="P408">Stawiamy zarazem warunek, aby górnictwo przestało by<text:span text:style-name="T409">ć</text:span><text:s/>enklawą w polskim systemie ekonomicznym i sposobie zatrudnienia ludzi, a korzystało z tego wszystkiego co przewidują uchwały Międzynarodow<text:span text:style-name="T410">ej</text:span><text:s/>Organizacji Pracy w zakresie warunków pracy górników.</text:p>
      <text:soft-page-break/>
      <text:p text:style-name="P411">Niedobrą atmosferę wokół górnictwa stwarzają zarówno pseudoeksperci, którzy nigdy w kopalni nie byli, nie znają pracy górniczej, jak i niestety niektórzy pracujący w górnictwie.</text:p>
      <text:p text:style-name="P412">Mam tu na myśli w wielu przypadkach tych, którym zrobiono wielką krzywdę werbując ich do pracy w górnictwie. Werbownicy jeżdżący od Rzeszowa do Suwałk, od Szczecina do Wrocławia opowiadali o niebotycznych zarobkach w górnictwie i szklanych domach na nich czekających<text:span text:style-name="T413"><text:s/></text:span>na<text:s/><text:span text:style-name="T414">Ś</text:span>ląsku. I jak handlarze niewolników dostawali za każdego werbowanego pracownika gratyfikację pieniężną.</text:p>
      <text:p text:style-name="P415">Wnoszę, aby zakazać administracji górniczej wysyłanie tych ludzi w Polskę. Człowiek, który przychodzi do pracy w górnictwi<text:span text:style-name="T416">e</text:span>, tak jak i w innych zawodach powinien dokonać świadomego wyboru znając prawdziwe warunki pracy i życia górników, a nie pod wpływem, nie raz - jak to bywało - kieliszka wódki.</text:p>
      <text:p text:style-name="P417">Jest to jeden z ważn<text:span text:style-name="T418">yc</text:span>h czynników odbudowy godności zawodowej górników, szczególnie w nowo powstałych regionach górniczych. Skoro już mówimy o godności, to chciałem podkreślić, że niedopuszczalne jest tolerowanie, jeszcze w kopalniach chamstwa i wzajemnego złego stosunku dozoru i pracowników górnictwa.</text:p>
      <text:p text:style-name="P419">Nasze związki zawodowe występują z interwenc<text:span text:style-name="T420">ja</text:span>mi w tego rodzaju konfliktach i działalność na tym polu w sferze obrony godności ludzkiej będziemy nasilać domagając się od kierownictwa kopalń kar dla tych pracowników, którzy brak kompetencji i wiedzy fachowej zastępują krzykiem i wyzwiskami.</text:p>
      <text:p text:style-name="P421">Szanowni Państwo! Mając na uwadze autorytet i rangę górnictwa, niezbędność wprowadzenia jednolitych zasad działania w poszczególnych jego branżach, a także specyfikę rozwiązań ekonomicznyc<text:span text:style-name="T422">h</text:span><text:s/><text:span text:style-name="T423">w</text:span><text:s/>górnictwie występuję do rządu, zgodnie z uchwałami naszego zjazdu i konferencji o utworzenie resortu przemysłu wydobywczego. Powinien on - naszym zdaniem - skupić geologów, górników, wiertników, zakłady zaplecza górnictwa, fabryki maszyn i urządzeń.</text:p>
      <text:p text:style-name="P424">Wnosimy o tę zmianę organizacyjną nie dlatego, że kieruje nami jakaś górnicza megalomania. Natomiast faktem<text:span text:style-name="T425"><text:s/></text:span>jest, że górnictwo ma specyficzny system ekonomiczny, nie przystający do zasad funk<text:span text:style-name="T426">cjo</text:span>nowania innych branż w resorcie przemysłu. Utworzenie resortu przemysłu wydobywczego uważamy za słuszne także z tego względu, że przecież przemysł surowcowy w każdym państwie, niezależnie od ustroju ma szczególne, duże znaczenie dla gospodarki.</text:p>
      <text:p text:style-name="P427">Istotne znaczenie w przemyśle surowcowym ma struktura jego zarządzania. Uważaliśmy, że gwarectwa są niedobrym rozwiązaniem, gdyż całkowicie odbierały kopalniom samodzielność we wszystkich sprawach. Mieliśmy wątpliwość już przy powstawaniu tej struktury. A gdy życie potwierdziło słuszność naszych zastrzeżeń, wystąpiliśmy w połowie ubiegłego roku o zmianę struktury organizac<text:span text:style-name="T428">yj</text:span>n<text:span text:style-name="T429">ej<text:s/></text:span>w górnictwie węglowym.</text:p>
      <text:p text:style-name="P430">Domagając się zmian organiz<text:span text:style-name="T431">acyj</text:span>nych w górnictwie prz<text:span text:style-name="T432">yj</text:span>ęliśmy zasadę, że maksymalna ilość uprawnień powinna przejść do kopalń, do zakład<text:span text:style-name="T433">ó</text:span>w pracy.</text:p>
      <text:p text:style-name="P434">Zdając sobie jednak sprawę ze złożoności problemu, w pierwszym rzędzie zażądaliśmy przekazania do kopalń uprawnień w zakresie socjalnym. Naszym zdaniem kopalnie węgla winny uzyskać także samodzielność ekonomiczną w powiązaniu ze zmianą systemu ekonomicznego finansowania górnictwa. W tej chwili trudno jest mówić o możliwości samodzielnego działania kopalń, gdy za materiały i urządzenia górnicze płaci się ceny umowne, a węgiel sprzedaje po cenach urzędowych, niższych od faktycznej wartości towaru, o czym nawet tu pan minister Gustek wspomniał.</text:p>
      <text:soft-page-break/>
      <text:p text:style-name="P435">Nie daje to szans pokrycia chociażby kosztów wydobycia w kopalniach, które mają trudne warunki górniczo-geologiczne. Prace nad zmianą systemu ekonomiczno-finansowego w górnictwie, należy naszym zdaniem, prowadzić w takim kierunku, aby doprowadzić do usamodzielnienia kopalń<text:s/><text:span text:style-name="T436">i<text:s/></text:span>objęcia ich zasadą samo<text:span text:style-name="T437">fi</text:span>nansowania.</text:p>
      <text:p text:style-name="P438">Zdajemy sobie jednak sprawę, że wymaga to radykalnej zmiany polityki cenowe<text:span text:style-name="T439">j</text:span>, w dziedzinie surowców i paliw, to jest - urynkowienia jej.</text:p>
      <text:p text:style-name="P440">Jesteśmy zdania, że należy maksymalnie rozszerzać uprawnienia kopalń, a w każdym razie nie należy ograniczać raz już przyznanych kopalniom uprawnień.</text:p>
      <text:p text:style-name="P441">Wszelkie próby ich przejmowania przez struktury ponadzakładow<text:span text:style-name="T442">e</text:span>, będziemy zdecydowanie zwalczać.</text:p>
      <text:p text:style-name="P443">W naszej dział<text:span text:style-name="T444">al</text:span>ności, po odbudowaniu ruchu związkowego w górnictwie, przyjęliśmy zasadę, że stoimy na gruncie porozumień jastrzębskich. I przyjęliśmy na siebie obowi<text:span text:style-name="T445">ą</text:span>zek jego gwaranta.</text:p>
      <text:p text:style-name="P446">Porozumienie to uzupełnione o wnioski i postulaty zgłoszone przez załogi po 1980 roku, a potem o uchwały naszego zjazdu i konferencji sprawozdawcz<text:span text:style-name="T447">ej,</text:span><text:s/>realizujemy według opracowanego harmonogramu zgodnie z hierarchią ważności.</text:p>
      <text:p text:style-name="P448">Regularnie też kontrolujemy i rozliczamy się przed załogami górniczymi z wykonanych zadań ujętych w tym harmonogramie. Naczelne miejsce zajęła wśród nich sprawa czasu pracy, którą wiążemy jednocześnie z zagadnieniem planowania wydobycia. Górnictwo jest niestety enklawą w naszym systemie gospodarczym. Planowanie wydobycia n<text:span text:style-name="T449">i</text:span>e odbywa się bowiem w oparciu o rzetelną analizę mocy produkcyjnych i uwarunkowań ekonomicznych, a zależy od grubego czy cienkiego ołówka centralnego planisty.</text:p>
      <text:p text:style-name="P450">Należy z tą praktyką radykalnie skończy<text:span text:style-name="T451">ć</text:span>. Dotychczasowy sposób planowania wydobycia w górnictwie - naszym zdaniem - wywodzi się ze starego, stalinowskiego systemu nakazowego. Podtrzymanie takiego planowania spowodowało, że administracja byłego resortu górnictwa chcąc zrealizować za wszelką cenę plany wydobycia wydłużała czas pracy załóg. Występując tym samym przeciwko Porozumieniu jastrzębskiemu i obowiązując<text:span text:style-name="T452">ej</text:span><text:s/>obecnie Karcie Górnika.</text:p>
      <text:p text:style-name="P453">Wspólnota Węgla Kamiennego i inne struktury górnicze niestety także pierwszoplanowo traktują tony, a nie widzą zza wózka człowieka w tym zakresie.</text:p>
      <text:p text:style-name="P454">Opowiadamy się więc za tym, aby w pierwszym rzędzie zmienić system planowania w górnictwie. Powinien on być opa<text:span text:style-name="T455">rty</text:span><text:s/>o<text:s/><text:span text:style-name="T456">5</text:span>-dnio<text:span text:style-name="T457">w</text:span>y,<text:s/><text:span text:style-name="T458">a</text:span><text:s/><text:span text:style-name="T459">nie</text:span><text:s/>6-d<text:span text:style-name="T460">n</text:span>i<text:span text:style-name="T461">owy</text:span><text:s/>tydzień<text:s/><text:span text:style-name="T462">pracy</text:span><text:span text:style-name="T463">.</text:span><text:span text:style-name="T464"><text:s/></text:span>Zaś wydobycie w soboty traktować należy jako ponadplanowe - dodatkowe. Pozwoli to skończyć wreszcie, pozwoli to wreszcie rozwiązać sprawy i spory związane z problemem czasu pracy w górnictwie, który na tą porę rozwiązaliśmy - może nawet skutecznie - ale w sumie doraźnie.</text:p>
      <text:p text:style-name="P465">Istotną sprawą, którą należy rozwiązać wraz z problemem czasu pracy, jest system i poziom płac odpowiedni do ciężkiej, niebezpieczn<text:span text:style-name="T466">ej</text:span><text:s/>pracy górników.<text:s/><text:span text:style-name="T467">T</text:span>e inne tematy z pewnością rozwiną w dalszych swych wystąpieniach moi koledzy. Nie chcę zabierać im wszystkich tematów.</text:p>
      <text:p text:style-name="P468">Kończąc wystąpienie chciałbym podkreślić, że niezależnie od tego czy zaistniałby<text:s/><text:span text:style-name="T469">„</text:span>okrągły stół”<text:s/>- my związkowcy górnicy realizowalibyśmy tematy przedstawiane przez załogi, gdyż podjęliśmy się rozwiązywania nurtujących ich problemów. Uważamy, że zorganizowanie podzespołu górniczego przy<text:s/>„okrągłym stole”, o który zabiegaliśmy również, stwarza możliwość przedstawienia potrzeb załóg<text:s/><text:soft-page-break/>górniczych na szerszym forum. Liczę zatem na to, że w toku dyskusji te wstępne poruszone zagadnienia zostaną wnikliwie rozpatrzone i doprowadzą n<text:span text:style-name="T470">as<text:s/></text:span>do zgodnych wniosków i postanowień służących załogom górniczym i krajowi.</text:p>
      <text:p text:style-name="P471">Dziękuję panie przewodniczący.</text:p>
      <text:p text:style-name="P472"><text:span text:style-name="T473">Prze</text:span><text:span text:style-name="T474">w</text:span><text:span text:style-name="T475">odni</text:span><text:span text:style-name="T476">c</text:span><text:span text:style-name="T477">z</text:span><text:span text:style-name="T478">ą</text:span><text:span text:style-name="T479">cy</text:span>:</text:p>
      <text:p text:style-name="P480">Dziękuję. Czy mogę prosić pana Pietrzyka.</text:p>
      <text:p text:style-name="P481">Proszę pana Pietrzyka.</text:p>
      <text:p text:style-name="P482"><text:span text:style-name="T483">Ob. Alojzy Pietrzyk</text:span>:</text:p>
      <text:p text:style-name="P484">Dziękuję za udzielenie mi głosu. Rozpoczyn<text:span text:style-name="T485">aj</text:span>ąc obrady<text:s/><text:span text:style-name="T486">w</text:span><text:s/>sprawie górnictwa przedstawiamy stanowisko naszego związku w podstawowych kwestiach. Jest to punkt wyjścia do dalszych szczegółowych pertrakta<text:span text:style-name="T487">cj</text:span>i. Sytuacja naszej grupy zawodowej mimo pozornie wysokich płac i pozornych przywilejów jest wysoce niezadowal<text:span text:style-name="T488">aj</text:span>ąca. Wynika to z równie niezad<text:span text:style-name="T489">o</text:span>wal<text:span text:style-name="T490">aj</text:span>ącego stanu w jakim znajduje się przemysł węglowy i ze strukturalnego kryzy<text:span text:style-name="T491">su</text:span><text:s/>w jakim znajduje się cał<text:span text:style-name="T492">a</text:span><text:s/>gospodarka. Dlatego też interesy górników będziemy rozpatrywa<text:span text:style-name="T493">ć</text:span><text:s/>w związku ze stanem górnictwa i gospodarki tak, aby ich realizacja nie znajdowała się w sprzeczności z dobrze rozumianymi interesami naszej branży i całego społeczeństw<text:span text:style-name="T494">a.<text:s/></text:span>Liczmy, że sprawy te uda się harmonijnie połączy<text:span text:style-name="T495">ć</text:span>. Zamierzamy walczyć o uznanie uzasadnionych interesów górniczych w żadnym wypadku nie wolno dopuścić do tego, aby zmiany dokonywane w górnictwie odbywały się kosztem zatrudnionych.</text:p>
      <text:p text:style-name="P496">Chcemy przedstawić n<text:span text:style-name="T497">aj</text:span>bardziej palące postulaty<text:span text:style-name="T498">,</text:span><text:s/>które powinny być uwzględnione niezwłocznie przed jakimikolwie<text:span text:style-name="T499">k</text:span><text:s/>radykalnymi zmianami w górnictwie. Pomijamy<text:s/><text:span text:style-name="T500">w</text:span><text:s/>tym miejscu kwestie ponownej legalizacji<text:s/><text:span text:style-name="T501">„</text:span>Solidarności”<text:s/>gdyż jest ona bezdyskusyjna. Tu poruszamy tylko problemy górnictwa. Domagamy się zaprzestania represji wobec pracowników, likwidacji<text:s/><text:span text:style-name="T502">s</text:span>ku<text:span text:style-name="T503">t</text:span>ków represji za działalność związkową i strajkową po 13 grudnia 1981 roku do chwili obecnej<text:span text:style-name="T504">.</text:span></text:p>
      <text:p text:style-name="P505">Jeśli zainteresowani nie są chcą powró<text:span text:style-name="T506">ci</text:span>ć do pracy to należy w uzgodnieniu z nimi zastosować inną formę zadośćuczynienia<text:span text:style-name="T507">.</text:span><text:s/>Konieczne jest urealnienie rekompensat za wypadki śmiertelne. Kalectwo, przejściową i trwałą utratę zdrowia, czy to na skutek nieszczęśliwych wypadków chorób zawodowych, czy chorób wywołanych przez pracę w górnictwie.</text:p>
      <text:p text:style-name="P508">Należy zmienić elementarne przepisy zmuszające do pracy przy stanie zdrowia kwalifikującym się do zwolnienie lekarskiego. Trzeba też zaniechać, nawet przy pomocy egzekwowania kar, ukrywania wypadków przy pracy i ich<text:s/><text:span text:style-name="T509">fa</text:span>k<text:span text:style-name="T510">tycz</text:span>nych przyczyn. Realizacja powyższych postulatów nie pociąga za sobą znaczących kosztów, nie wymaga daleko idących zmian, stanowi ona zarazem usunięcie najbardziej rażących krzywd, znakomicie poprawiłaby atmos<text:span text:style-name="T511">f</text:span>erę w górnictwie, ułatwiając dalsze przeobrażania. Uznanie tych postulatów musi być dokonane w toku obecnych rozmów. Związek nasz w trosce o podstawowe interesy społeczne zamierza realizować postulaty górników w ramach autentycznej reformy.</text:p>
      <text:p text:style-name="P512">Uważamy, że reforma ta nie może pomijać tak podstawowej branży jak górnictwo, a tak to faktycznie do tej pory wygląda<text:span text:style-name="T513">.</text:span><text:s/>Reforma wymaga bezwzględnie upodmiotowienia i<text:s/><text:span text:style-name="T514">ws</text:span>zechstronnego usamodzielnienia zakładów, które nie mogą podlegać nikomu poza prawem. Status taki wygląda na możliwy da osiągnięcia nawet pod rządami ustaw o samorządzie i o prze<text:span text:style-name="T515">ds</text:span>iębiorstwach państwowych z roku 1981 oraz przy istnieniu organu założycielskiego w postaci Ministra Przemysłu<text:span text:style-name="T516">.</text:span><text:s/>Konieczne jest jednak<text:s/><text:soft-page-break/>unieważnienie licznych szczegółowych przepisów niższego rzędu, ogranicz<text:span text:style-name="T517">aj</text:span>ących samo<text:span text:style-name="T518">dz</text:span>ielnoś<text:span text:style-name="T519">ć</text:span><text:s/>zakładów, konieczna jest też likwidacja pośrednich struktur zarządzających.</text:p>
      <text:p text:style-name="P520">W przeciwieństwie do PKP, górnictwo nie musi być centralnie zarzą<text:span text:style-name="T521">dz</text:span>ane. Kopalnia stanowi dosy<text:span text:style-name="T522">ć</text:span><text:s/>wyizolowaną jednostkę, zarówno terytorialnie jak i pod względem technicznym. Autentyczna reforma pozwoli na prawidłowy rachunek ekonomiczny, na precyzyjnie wykazanie stopnia efektywności i deficytu poszczególnych jednostek oraz na podejmowanie racjonalnych decyzji. Dotychczas jest to niemożliwe przy arbitralnie ustalanych cenach na węgiel i wszystko co jest potrzebne do jego wydobycia, a także przy polityce uśredniania prowadzonej przez struktury zarządz<text:span text:style-name="T523">aj</text:span>ące.</text:p>
      <text:p text:style-name="P524">Zdajemy sobie sprawę, że zmiany w górnictwie ujawniające faktyczny rozmiar i miejsce występowania deficytu mogą prowadzić w poszczególnych przypadkach do ograniczenia wydobycia, zamykania niektórych kopal<text:span text:style-name="T525">ń</text:span><text:s/>oraz do redukcji zatrudnienia. Nie może to jednak w żadnym przypadku następować w rezultacie arbitralnej decyzji władz, jak było w przypadku Stoczni Gdańskiej i co między innymi Wilczek już zapowiedział<text:s/>odnośnie<text:s/>niektórych kopalni. Z tym, że nie wyklucza to możliwości celowego dotowania wydobycia w poszczególnych uzasadnionych przypadkach<text:span text:style-name="T526">.</text:span><text:s/>Zanim jednak dojdzie do tego rodzaju zmian domagamy si<text:span text:style-name="T527">ę</text:span><text:s/>ustalenia w miarę szczegółowych warunków zwalniania i ewentualnego przekwali<text:span text:style-name="T528">fi</text:span>kowywania pracowników<text:span text:style-name="T529">.</text:span><text:s/><text:span text:style-name="T530">W</text:span><text:s/>grę wchodzi wcześniejsze przechodzenie na emerytury ludzi z długim stażem pracy, zapewnienie niezmienionych warunków materialnych przez co najmniej pół roku lub dłuższy okres potrzebny na zdobycie nowych kwalifikacji. Wygodne kred<text:span text:style-name="T531">yt</text:span>y na urządzenie się w nowym miejscu i pomoc w uzyskaniu mieszkania. Pomoc przy zakładaniu własnych przedsiębiorstw, konieczne jednakże jest opracowanie mechanizmów przemieszczania środków zapewniających pełne finansowanie takiego programu.<text:s/>„Solidarność<text:span text:style-name="T532">”</text:span><text:span text:style-name="T533"><text:s/></text:span>jako związek zawodowy oświadcza,<text:s/><text:span text:style-name="T534">ż</text:span>e<text:s/>w każdym wypadku będzie bronił interesów pracowniczych. W obecnej sytuacji ekonomiczno-społeczn<text:span text:style-name="T535">ej</text:span><text:s/>nie wysuwamy generalnie żądań rewindykacyjnych, szczególnie natury płacowej<text:span text:style-name="T536">,</text:span><text:s/>Popieramy<text:s/>wszakże generalną zasadę indeksacji wysuwaną przez nasz związek, postulujemy także uporządkowanie polityki płacowej. Chodzi o czytelne powiązanie płacy z pracą eliminac<text:span text:style-name="T537">ję</text:span><text:s/>martwych dusz, nieuzasadnionego zatrudnienia.</text:p>
      <text:p text:style-name="P538">Szczegółowe propozycje przedstawimy w toku dalszych rokowań<text:span text:style-name="T539">.</text:span><text:s/>Domagamy się zdecydowanie uporządkowania czasu pracy w górnictwie, szczególnie konieczne jest ustalenie, że górnikom należy się 5<text:span text:style-name="T540">-d</text:span>niowy tydzień pracy, zgodnie z Porozumieniem jastrzębskim.</text:p>
      <text:p text:style-name="P541">Podstawowe zarobki powinny być otrzymywane za pracę w dni robocze, tak jak to jest w prawidłowej gospodarce. Postulat ten jest jednym z tych,<text:s/><text:span text:style-name="T542">k</text:span>tórych uznania domagamy się niezwłocznie, a sposób realizacji jesteśmy gotowi negocjować tak, aby nie nastąpiło nagłe zahamowanie i załamanie wydobycia. Sądzimy, że realizacja tego postulatu pozwoli potraktować kwestię czasu pracy w innym wymiarze, i rozwiązać ten problem w zgodzie z efektywnością ekonomiczną i prawem pracy. Zgodnie z<text:s/><text:span text:style-name="T543">oświ</text:span>adc<text:span text:style-name="T544">ze</text:span>niem związków zawodowych walka o zmniejszenie czasu pracy wymusza ra<text:span text:style-name="T545">cj</text:span>onaliza<text:span text:style-name="T546">cj</text:span>ę pracy i produkcji. Wszystko co przedstawiamy stanowi zarys modelu docelowego naszego górnictwa, który będzie tutaj przedyskutowany.</text:p>
      <text:p text:style-name="P547">Takie jest w ogólnym zarysie stanowisko związku zawodowego<text:s/>„Solidarność”<text:s/>na początku obrad w sprawie górnictwa. Chcemy tu przedstawić następujące zagadnienia:</text:p>
      <text:p text:style-name="P548">1/<text:tab/>Represj<text:span text:style-name="T549">e</text:span><text:s/>typu zwolnienia z pracy, powołania do wojska, degradacja płacowa i stanowiskowa;</text:p>
      <text:soft-page-break/>
      <text:p text:style-name="P550">2/<text:tab/>Struktury pośrednie, likwidacja, samodzielność kopalń;</text:p>
      <text:p text:style-name="P551">3/<text:tab/>Czas pracy - Porozu<text:span text:style-name="T552">m</text:span>ienia jastrzębskie;</text:p>
      <text:p text:style-name="P553">4/<text:tab/>System ekonomiczno-<text:span text:style-name="T554">fi</text:span>nansowy kopalń;</text:p>
      <text:p text:style-name="P555">5/<text:tab/>Uniezależnienie BHP od zakładu;</text:p>
      <text:p text:style-name="P556">6/<text:tab/>Wypadki, choroby zawodowe, wybór lekarza;</text:p>
      <text:p text:style-name="P557">7/<text:tab/>Renty i emerytury;</text:p>
      <text:p text:style-name="P558">8/<text:tab/>Ochrona środowiska.</text:p>
      <text:p text:style-name="P559">Dziękuję.</text:p>
      <text:p text:style-name="P560"><text:span text:style-name="T561">P</text:span><text:span text:style-name="T562">rz</text:span><text:span text:style-name="T563">ewodnicząc</text:span><text:span text:style-name="T564">y</text:span><text:span text:style-name="T565">:</text:span></text:p>
      <text:p text:style-name="P566">Dziękuję bardzo.</text:p>
      <text:p text:style-name="P567">Panowie współprzewodnicząc<text:span text:style-name="T568">y</text:span>! Czy nie uważacie, żeby warto byłoby zrobić 10 minut przerwy? Bo<text:s/><text:span text:style-name="T569">t</text:span>o są tematy, które ja wrzuciłem wcześniej i panowie wrzucili - trudno teraz tak od razu powiedzieć, kto zabierze głos i tak dalej, czy z naszej strony czy inacze<text:span text:style-name="T570">j.</text:span></text:p>
      <text:p text:style-name="P571">Zróbmy dla wyprostowania kości i papieroska na 10 minut przerwę.</text:p>
      <text:p text:style-name="P572">Zgoda?</text:p>
      <text:p text:style-name="P573">Dziękuję bardzo.</text:p>
      <text:p text:style-name="P574"/>
      <text:p text:style-name="P575">/<text:span text:style-name="T576">P</text:span>rzer<text:span text:style-name="T577">w</text:span>a/.</text:p>
      <text:p text:style-name="P578"/>
      <text:p text:style-name="P579">/<text:span text:style-name="T580">Po</text:span><text:s/>przerwi<text:span text:style-name="T581">e</text:span>/.</text:p>
      <text:p text:style-name="P582"/>
      <text:p text:style-name="P583"><text:span text:style-name="T584">Przewodniczący</text:span>:</text:p>
      <text:p text:style-name="P585">Proszę o za<text:span text:style-name="T586">ję</text:span>cie miejsc, rozpoczęlibyśmy dalszy ciąg obrad.</text:p>
      <text:p text:style-name="P587">Proszę państwa,<text:s/><text:span text:style-name="T588">w</text:span><text:s/>czasie przerwy uzgodniliśmy w ramach współprzewodniczących, że dzisiejszy dzień poświęcimy na dalszą wymianę poglądów. I ponieważ każda ze stron wy<text:span text:style-name="T589">s</text:span>unęła konkretne tematy, a górnicy to są konkretni ludzie, będziemy chcieć opracować w ciągu dzisiejszego dnia tematy i kalendarz ich rozpatrywania. Ja myślę, że to jest bardzo, taka konkretna metoda pracy.</text:p>
      <text:p text:style-name="P590">Proszono, aby po przerwie pierwszy zabrał głos pan Piotrowski ze strony<text:s/>„Solidarności”. Proszę uprzejmie.</text:p>
      <text:p text:style-name="P591"><text:span text:style-name="T592">Ob. Leszek Piotrowski</text:span>:</text:p>
      <text:p text:style-name="P593">Po s<text:span text:style-name="T594">tr</text:span>a<text:span text:style-name="T595">jk</text:span>ach sierpniow<text:span text:style-name="T596">yc</text:span>h ub. roku Międz<text:span text:style-name="T597">yz</text:span>akładowy Komitet Strajkowy w Jastrzębiu Zdroju opracował postulaty, które mają datę 21 sierpnia 1988 r.<text:s/>Postulat nr 9 ma następującą treść:</text:p>
      <text:p text:style-name="P598">„Przywrócić do pracy zwolnionych za działalność ma<text:span text:style-name="T599">ją</text:span>cą na celu ochronę interesów pracownicz<text:span text:style-name="T600">yc</text:span>h z zachowaniem ciągłości pracy i z pełnym odszkodowaniem”.</text:p>
      <text:p text:style-name="P601">Mam nadzieję uzasadnić ten postulat i przekonać szanownych zebranych do jego słuszności. Postulat ten nie zawiera żadnego ograniczenia czy określenia czasowego, a więc należy przyjąć, że dotyczy wszystkich pracowników zwolnionych za działalność w nim określoną, niezależnie od tego, kiedy zwolnienie miało miejsce.</text:p>
      <text:p text:style-name="P602">Pierwsza grupa pracowników zwolnionych za działalność związkową, to zwolnieni w czasie stanu<text:s/><text:soft-page-break/>wojennego, następnie w czasie zawieszenia stanu wojennego i bezpośrednio potem.<text:s/>Był to okres, który my określamy jako okres szerokiej represji. Zwolniono z pracy tysiące robotników, w tym tysiące górników. W kopalniach jako jednostkach zmilitaryzowanych zwolnienie w czasie stanu wojennego odbywało się<text:s/><text:span text:style-name="T603">w</text:span><text:s/>trybie ustawy z 21 listopada 19<text:span text:style-name="T604">6</text:span>7 r. o powszechnym obowiązku obrony Polskiej Rzeczpospolitej Ludowej i nazywało się zwolnieniem ze służby.</text:p>
      <text:p text:style-name="P605">Takie zwolnienie nie korzystało z żadnej ochrony sądow<text:span text:style-name="T606">ej,</text:span><text:s/>nie było żadnego odwołania. Górnik tracił pracę, tracił mieszkanie funkcyjne, obecnie nazywane zakładowym. Wielu na zasadzie<text:s/>„wilczego biletu”<text:s/>nie mogło uzyskać zatrudnienia w innych jednostkach gospodarki uspołecznion<text:span text:style-name="T607">ej</text:span>. Rezultat był taki, że miała miejsce masowa emigracja. Nie wymaga chyba szerszego uzasadnienia pogląd, jaka szkoda nastąpiła społeczna przez tą masową emigrac<text:span text:style-name="T608">ję</text:span>.</text:p>
      <text:p text:style-name="P609">Nie trzeba chyba też szerzej uzasadniać postulatu umożliwienia tym ludziom powrotu do kraju, a powrót do kraju to pow<text:span text:style-name="T610">r</text:span>ót z gwarancją na odzyskanie pracy.</text:p>
      <text:p text:style-name="P611"><text:span text:style-name="T612">Z</text:span><text:s/>przywróceniem do pracy w tym samym zakładzie łączy się kwestia żądania odszkodowania, którą górnicy też artykułują. Jako prawnik znajduję podstawę prawną do tego żądania w art. 81 kodeksu pracy.</text:p>
      <text:p text:style-name="P613">Następna fala zwolnień za działalność ma<text:span text:style-name="T614">ją</text:span>cą na celu ochronę interesów pracowniczych to m<text:span text:style-name="T615">aj,</text:span><text:s/>a szczególnie sierpień 1988 r. Udział w akcjach protestac<text:span text:style-name="T616">yj</text:span>n<text:span text:style-name="T617">yc</text:span>h i w strajkach został uznany przez zakłady pracy za ciężkie naruszenie podstawowych obowiązków pracowniczych, w zrozumieniu art. 52 kodeksu pracy i na podstawie tego przepisu rozwi<text:span text:style-name="T618">ą</text:span>zano umowy o pracę bez wypowiedzenia z około 200 górnikami. Naliczyliśmy na Śląsku 19<text:span text:style-name="T619">6</text:span><text:s/>takich zwolnień. P<text:span text:style-name="T620">r</text:span>zy czym nie dajemy gwarancji, że cyfra ta jest absolutnie ścisła, więc wolę powiedzieć, że około 200, czy ponad 200. W ogóle przypadki zwolnień, które były krótkie i górnik nie szukając pomocy na zewnątrz swojego zakładu pracy załatwiał sobie przywrócenie do tej pracy własnym sposobem.</text:p>
      <text:p text:style-name="P621">Więc twierdzę, bo może to być istotne, że cyfra zwolnień bez wypowiedzenia przekroczyła 200 osób w górnictwie oczywiście chodzi mi o okres po sierpniu 1988 r.</text:p>
      <text:p text:style-name="P622">Kopalnia<text:s/>„Moszczenica”<text:s/>dopuściła się, jeśli tak można się wyrazić, takiego ekscesu, że nadto wypowiedziała stosunek pracy grupie 14 pracownikom, ale zaraz po wniesieniu sprawy do sądu, wycofała się z tego stanowiska i sama od siebie cofnęła te rozwiązanie z umowy o pracę za wypowiedzeniem.</text:p>
      <text:p text:style-name="P623">Zwolnieni z pracy d<text:span text:style-name="T624">ys</text:span>cyplinarnie za strajki górnicy w sierpniu zwrócili się do sądów pracy o ochronę, o przywrócenie do pracy. Sprawy odbywały się w sądach rejonowych w Jastrzębiu Zdroju, w Wodzisławiu Śląskim, w Rybniku, w Mysłowicach i w Tarnowskich Górach. Wszystkie te sprawy z wyjątkiem trzech zakończyły się ugodami sądowymi, względnie ugodami pozasądowymi, które to ugody z reguły rozpoczynają się od stwierdzenia, że pozwana kopalnia cofa za zgodą powodów swoje oświadczenie o rozwiązaniu z nimi umowy o pracę i dopuszcza ich do pracy, z zachowaniem jej ciągłości na dotychczasowych warunkach.</text:p>
      <text:p text:style-name="P625">Nie są załatwione jeszcze 4 sprawy. Jedna w sądzie<text:s/>pracy w Jastrzębiu Zdroju, dwie w sądzie pracy w Mysłowicach, jedna w sądzie pracy w Lubinie. Przy czym ta sprawa w sądzie pracy w Lubinie będzie przeze mnie omówiona osobno z przyczyn, które podam.</text:p>
      <text:p text:style-name="P626">Są też jeszcze w toku w sądach pracy w Rybniku, w Wodzisławiu i w Jastrzębiu Zdroju sprawy o wynagrodzenie za pracę za czas jej niewykonywania. Bo to się okazało być sporne między pracownikami<text:s/><text:soft-page-break/>zwolnionymi i prz<text:span text:style-name="T627">yw</text:span>róconymi następnie trybem ugodowym do pracy, a poszczególnymi kopalniami. Jeden sąd uwzględnił żądanie wypłaty wynagrodzenia w całości, dwa inne sądy te żądania w całości oddaliły.</text:p>
      <text:p text:style-name="P628">Sprawy o te odszkodowania są toku<text:s/><text:span text:style-name="T629">-</text:span><text:s/>jak powiedziałem - w postępowaniu rewizyjnym, konkretnie w Sądzie Wojewódzkim w Katowicach one zawisły. Indywidualnie chciałbym omówić sprawę z powództwa Władysława Grockiego przeciwko pozwanemu Kombinatowi Górniczo-Hutniczemu Miedzi Zakład Rob<text:span text:style-name="T630">ó</text:span>t Górniczych w Lubinie.</text:p>
      <text:p text:style-name="P631">Chodzi o to, że chcę tę sprawę jako ilustrację podać, represji, niesłusznej represji.<text:s/><text:span text:style-name="T632">I</text:span><text:s/>sprawę, która może by<text:span text:style-name="T633">ć</text:span><text:s/>- moim zdaniem - bardzo łatwo załatwiona i krzywda pana Grockiego może być naprawiona.</text:p>
      <text:p text:style-name="P634">Władysław Grocki domagał się przywrócenia do pracy przed Sądem Rejonowym w Lubinie /sygn. akt IVP/154/88/, I z tekstu<text:span text:style-name="T635">.</text:span><text:s/>który mam tutaj przed sobą wynika, że został zwolniony za to, że w dniu 22 sierpnia<text:s/><text:span text:style-name="T636">19</text:span>88 r. około godziny 22.00 nawoływał pracowników do strajku okupac<text:span text:style-name="T637">yj</text:span>nego,<text:s/><text:span text:style-name="T638">a</text:span><text:s/>w dniu 23 sierpnia około godziny 5.3<text:span text:style-name="T639">0</text:span><text:s/>pr<text:span text:style-name="T640">ó</text:span>bował organizować strajk okupacyjny na dole kopalni poprzez zablokowanie wyjazdu pracowników na górę, zakłócenie pracy kopalni, udanie się bez ewidencji, bez należytego ekwipunku na dół kopalni i przebywanie bez wiedzy dozoru. Opóźnienie wyjazdu też mu się tutaj zarzuca.</text:p>
      <text:p text:style-name="P641">W tekście, kt<text:span text:style-name="T642">ó</text:span>ry mam, jest napisane, że powód był dobrym pracownikiem, zdyscyplinowanym, sumiennym i rzetelnym. Ni<text:span text:style-name="T643">ej</text:span>ednokrotnie wynagradzany za dobrze wykonaną pracę, był członkiem rady pracowniczej i niejednokrotnie występował w imieniu pracowników.</text:p>
      <text:p text:style-name="P644">Ta sprawa jest zupełnie wyjątkowa. Na terenie sądu wojewódzkiego w Katowicach uzyskaliśmy przywrócenie do pracy górników, którzy kierowali strajkami. Są przywróceni do pracy ci, którzy kierowali strajkiem najdłu<text:span text:style-name="T645">ż</text:span>szym w okresie powojennym, bo na<text:s/><text:span text:style-name="T646">„</text:span>Manifeście Lipcowym”. Tymczasem tutaj za próbę zorganizowania strajku, za próbę podkreślam, za akcję prote<text:span text:style-name="T647">st</text:span>ac<text:span text:style-name="T648">yj</text:span>ną, za brak pochłaniacza n<text:span text:style-name="T649">a</text:span><text:s/>dole, zwolniono z pracy jednego z tych górników co w relacji do tamtych spraw, o których mówię, które już są załatwione, jest nieporównywalne i jest to krzywda kol.<text:s/><text:span text:style-name="T650">G</text:span>rockiego, który jest tutaj przy stole obecny.</text:p>
      <text:p text:style-name="P651"><text:span text:style-name="T652">W</text:span><text:s/>związku z tą sprawą proponuję ugodowe jej załatwienie. Pan przewodniczący minister Gustek ma - w moim przekonaniu - pełne umocowanie do zawarcia z panem Grockim ugody pozasądowej, tak jak to miało miejsce w Jastrzębiu, w Rybniku, w Wodzisławiu, w Lubinie, w Mysłowicach. I zawiadomimy sąd rejonowy w Lubinie, że sprawa jest załatwiona ugodowo i wniesiemy zgodę o jej umorzenie. Taka jest moja propozycja. Wzór ugody m<text:span text:style-name="T653">a</text:span>m, nie będę go referował, żeby nie przeciągać i nie przedłużać tutaj obrad. W każdym razie jestem przygotowany do poddania pod rozwagę tekstu takiej ugody w tej konkretnej sprawie.</text:p>
      <text:p text:style-name="P654">Poza Władysławem Grockim nie są jeszcze przywróceni do pracy w Zagłębiu Miedziowym: Jan Bogusz i Tadeusz<text:s/><text:span text:style-name="T655">S</text:span>zmajda - obaj z Lubina. Spośród górników zwolnionych<text:s/><text:span text:style-name="T656">w 1</text:span>981 r., a chcących powrócić do pracy, dwóch upoważniło mnie do podawania swoich nazwisk. Tadeusz Jedynak, który chciałby powróci<text:span text:style-name="T657">ć</text:span><text:s/>do kopalni węgla kamiennego<text:s/><text:span text:style-name="T658">„</text:span>Manifest Lipcowy”<text:s/>i Marian Tarnowski, który chciałby powrócić do kopalni węgla kamiennego<text:s/>„Wałbrzych”.</text:p>
      <text:p text:style-name="P659">Oczywiście uważam, że to jest też możliwe do załatwienia, tak jak w przypadku pana Grockiego, z tym że nie dzisiaj, nie jutro. Po prostu ci trzej panowie są tutaj w Warszawie obecni.</text:p>
      <text:p text:style-name="P660">Dziesiąty postulat<text:s/><text:span text:style-name="T661">-</text:span><text:s/>postulat nr 10 Międzyzakładowego Komitetu Strajkowego w Jastrzębiu Zdroju z dnia 21 sierpnia<text:s/><text:span text:style-name="T662">198</text:span>8 r. był taki:<text:s/>„zagwara<text:span text:style-name="T663">nt</text:span>ow<text:span text:style-name="T664">ać,</text:span><text:s/>że nikt nie będzie repres<text:span text:style-name="T665">jo</text:span>nowany za organizowanie i udział w strajku oraz za pomoc niesioną osobom str<text:span text:style-name="T666">aj</text:span>kującym”.</text:p>
      <text:soft-page-break/>
      <text:p text:style-name="P667">Za okres strajku dniówki będą obliczane jak za normalny dzień. Odstąpić od poboru do służb zmilitaryzowanych stosowanego jako sankcję za<text:s/><text:span text:style-name="T668">st</text:span>rajk.</text:p>
      <text:p text:style-name="P669">O zwolnieniach z pracy już mówiłem, przy okazji omawiania postulatu nr 9.</text:p>
      <text:p text:style-name="P670">Dalsza forma represji to przeniesienia na inne stanowiska pracy, czyli zmiana warunków tej pracy i płac. Trzeba jednakże przyznać, że nie było tych przypadków dużo, nie były to masowe zjawiska. Jeśli idzie o gwarectwo jastrzębskie, to wszystkie te sprawy zostały załatwione w trybie ugodowym. I stać mnie na to, żeby to przyznać - przy dobrej woli władz g<text:span text:style-name="T671">ó</text:span>rniczych.</text:p>
      <text:p text:style-name="P672">Natomiast w kopalni węgla brunatnego<text:s/><text:span text:style-name="T673">„</text:span>Adamów”<text:s/>w Turku taka represja spotkała<text:s/><text:span text:style-name="T674">5<text:s/></text:span>osób. I są to sprawy wymagające załatwienia. Stefan Piotrowski, Tadeusz Kubiak, Józef Sztrymer, Lech Wieczorek i Jerzy Drzewiecki.</text:p>
      <text:p text:style-name="P675">Powtarzam<text:s/><text:span text:style-name="T676">-</text:span><text:s/>chodzi o grupę osób, którym represyjnie zmieniono warunki pracy i płac.</text:p>
      <text:p text:style-name="P677">W zakładzie robót górniczych w Lubinie przeniesiono do gorzej płatnej pracy Zdzisława Dembickiego i Ryszarda Chudzik<text:span text:style-name="T678">a</text:span>.</text:p>
      <text:p text:style-name="P679">Osobna, dalsza represja to wszczęcie postępowań karnych przeciwko górnikom, którzy protestowali, bądź strajkowali w sierpniu 19<text:span text:style-name="T680">8</text:span>8 r. Za strajki wszczęto śledztwa prokuratorskie w stosunku do 37 osób. Ogólnie można powiedzieć, że dotyczyło to wszystkich członków komitetów strajkowych, ale nie tylko tych członków.</text:p>
      <text:p text:style-name="P681">Zarzucono przestępstwo z art. 54 ustawy o związkach zawodowych, który penalizuje kierowanie strajkiem zorganizowanym wbrew postanowieniom ustawy o związkach zawodowych. Wyróżnia się tutaj jedynie sprawa Tadeusza Jedynaka, która jest dalej w śledztwie, gdzie obok zarzutu przestępstwa z art. 54 o związkach zawodowych, zarzucono mu nadto - jako jedynemu - przestępstwo z art. 167 § 1 Kodeksu Karnego.</text:p>
      <text:p text:style-name="P682">Większość z tych spraw zakończyła się już, bądź umorzeniem na podstawie art. 26 k.k., bądź warunkowym umorzeniem postępowania karnego na podstawie art. 27 k.k.</text:p>
      <text:p text:style-name="P683">W wypadkach warunkowego umorzenia postępowania wszystkich górników, nie wiedzieć dlaczego, potraktowano jednakowo. Mianowicie skutek majątkowy, represja majątkowa polegała na wpłaceniu na cel społeczny kwoty 40 t<text:span text:style-name="T684">ys</text:span>. zł. Wszyscy jakoś jednakowo, bez względu na ich stopień<text:span text:style-name="T685"><text:s/></text:span>zawinienia, że tak się wyrażę po prokur<text:span text:style-name="T686">ato</text:span>rsku i bez względu na ich sytuację rodzinną, możliwości płatnicze, zarobki itd.<text:s/>Dwie tylko osoby miały sprawy o wykroczenia na tle samego udziału w strajkach. Bo potem były sprawy o wykroczenia i są masowe, ale one już nie mają bezpośredniego związku z udziałem w akcjach protestacyjnych względnie strajkach sierpniowych. Zakończyły się te dwie sprawy zapłaceniem grzywny.<text:s/>Trzymając się tematu represji karnej muszę opowiedzieć o sprawie Lesława Szuwarskiego i Sławomira Kozłowskiego<text:span text:style-name="T687">,</text:span><text:s/>obaj<text:s/><text:span text:style-name="T688">z</text:span><text:s/>kopalni<text:s/>„XXX-lecia PRL<text:span text:style-name="T689">”</text:span><text:s/>w Jastrzębiu Zdroju. Chodzi o to, że organy MO powzięły wiadomość, że obok są w kawiarni i że z tej kawiarni będą wyc<text:span text:style-name="T690">h</text:span>odzić. Zostali zatrzymani przez funk<text:span text:style-name="T691">cjo</text:span>nariuszy ZOMO na ulicy w Jastrzębiu Zdroju i obu ich zawieziono do Rejonowego Urzędu Spraw Wewnętrznych w Jastrzębiu Zdroju nie podając powodu. Na ulicy nie zostali nawet wylegitymowani.<text:s/>Dwaj umundurowani funkcjonariusze zakręcili im ręce do tyłu i siłą wrzucili do radiowozu.</text:p>
      <text:p text:style-name="P692">Zaraz w drzwiach budynku Rejonowego Urzędu Spraw Wewnętrznych funk<text:span text:style-name="T693">cjo</text:span>n<text:span text:style-name="T694">ar</text:span>iu<text:span text:style-name="T695">sz</text:span><text:s/>dwukrotnie uderz<text:span text:style-name="T696">y</text:span>ł w twarz i kopnął w żo<text:span text:style-name="T697">ł</text:span>ądek Lesława Szuwarskiego, później pokrzywdzony Szuwarski z rękami<text:s/><text:soft-page-break/>zakutymi do tyłu bity był pięściami po głowie i kopany po całym ciele, kopano go nawet w głowę, gdy upadł na podłogę.</text:p>
      <text:p text:style-name="P698">Kiedy funk<text:span text:style-name="T699">cj</text:span>onariusze przerwali to bicie i zdołał się podnieść, to jeden z nich znowu złapał go za włosy i uderzał głową o ścianę. Pokrzywdzony jest pewien, że kiedy leżał na ziemi, to kopał go w głowę funkcjonariusz, którego rozpoznał. Kopał go między innymi w nos i tym kopnięciem spowodował złamanie kości nosa z przemieszczeniem odłamów, to było opisane w opinii sądow<text:span text:style-name="T700">o</text:span>-lekarski<text:span text:style-name="T701">ej.</text:span><text:s/>W pewnym momencie gdy pokrzywdzony leżał na ziemi funk<text:span text:style-name="T702">cjo</text:span>n<text:span text:style-name="T703">ar</text:span>iu<text:span text:style-name="T704">sz</text:span>, o którym mowa postawił mu nogę na głowie i powiedział, zgniótłbym tę<text:s/><text:span text:style-name="T705">„</text:span>Solidarność”<text:s/>jak wesz. W opinii sądowo-lekarskiej<text:s/><text:span text:style-name="T706">Ś</text:span>ląskiej Akademii Medycznej, Katedra i Zakład Medycyny Sądowej w Katowicach z dnia 21 października 1988 r. jest stwierdzone, że u badanego Lesława Szuwarskiego wystąpiły obustronne si<text:span text:style-name="T707">ń</text:span>ce okularowe i siniec grzbietu nosa, sińce i otarcia naskórka na głowie, liczne sińce otarcie naskórka na tułowiu i kończynach połączone z żywą bolesnością palpacyjną i przy ruchach<text:span text:style-name="T708">.</text:span><text:s/>Stopień przemiany barwnikowej i charakter obrażeń,<text:s/><text:span text:style-name="T709">i</text:span><text:s/>cechy gojenia wskazują, że mogły powstać w czasie i okolicznościach podanych przez badanego, a na okazanym zdjęciu rentgenowskim stwierdza się złamanie kości nosa z przemieszczeniem odłamów. We wnioskach tej opinii sądowo-lekarskiej ustalono, że obrażenia doznane przez pokrzywdzonego Lesława Szuwarskiego spowodowały naruszenie czynności narządów ciała, to jest skóry i tkanki podskórne, a przede wszystkim układu oddechowego na okres przekracz<text:span text:style-name="T710">aj</text:span>ący 7 dni, co kwalifikuje się do zarzucenia osobie względnie osobowym winnym prz<text:span text:style-name="T711">es</text:span>tęp<text:span text:style-name="T712">st</text:span>wa z a<text:span text:style-name="T713">rt.</text:span><text:s/>1<text:span text:style-name="T714">5</text:span>6 par<text:span text:style-name="T715">.</text:span><text:s/>1 kodeksu karnego.</text:p>
      <text:p text:style-name="P716">Na koniec tej sprawy chcę dodać, że podczas gdy Lesław Szuwarski był już sądzony, to śledztwo wszczęte przez prokuraturę wojewódzką w stosunku do funkcjonariuszy MO, czy które miało być wszczęte w stosunku do funkc<text:span text:style-name="T717">jo</text:span>nariuszy MO nie jest zakończone. Szuwarski został od zarzutu znieważenia funkcjona<text:span text:style-name="T718">ri</text:span>uszy MO uniewinniony nieprawomocnie. Mamy do czynienia z rewizją,<text:s/>która będzie rozpoznawana przez sąd wojewódzki w Katowicach.</text:p>
      <text:p text:style-name="P719">Następną formą represji za udział w strajkach sierpniowych to jest wcielanie do zasadnicze służby wo<text:span text:style-name="T720">js</text:span>kowej. Na początku strajków dyrekcje zawiadamiałby właściwe wo<text:span text:style-name="T721">js</text:span>kowe komendy uzupełnie<text:span text:style-name="T722">ń</text:span><text:s/>o przerwaniu pracy, jak to nazywano przez górników, odrabiających służbę wojskową w kopalni. Miało to ten skutek, że po zakończeniu strajków górnicy ci otrzymali karty p<text:span text:style-name="T723">o</text:span>wołania do zasadniczej służby wojskow<text:span text:style-name="T724">ej.</text:span><text:s/>Ta forma represji w naszej ocenie ma szczególną wymowę<text:span text:style-name="T725">.</text:span><text:s/>Podczas gdy służba wojskowa jest obowiązkiem,<text:s/><text:span text:style-name="T726">z</text:span>aszczytem obywatela, tutaj występuje wyraźnie jako kara za udział w strajku.</text:p>
      <text:p text:style-name="P727">Niezależnie więc od problemu krzywdy, jaka dotknęła tych ludzi odrabi<text:span text:style-name="T728">aj</text:span>ących w kopalniach służbę wojskową, możemy mówić o naruszeniu ustawy z 21 listopada 1967 roku o powszechnym obowiązku obrony PRL. Nie mam ścisłych danych liczbowych w zakresie t<text:span text:style-name="T729">e</text:span>go rodzaju represji, ale mogę powiedzieć tyle, że było to ponad 50 przypadków, a tylko 3 górników do tej pory zostało zwolnionych ze służby wojskowej, ale to wcale nie z powodu tego, żeby zmieniono zdanie co do podstaw powołania do służby wojskowej, tylko po prostu ci ludzie do służby wojskowej jak się potem okazało nie nadawali się ze względu na zły stan zdrowia.</text:p>
      <text:p text:style-name="P730">Skargi i wnioski składane w tych sprawach nie odniosły żadnego rezultatu.<text:s/><text:span text:style-name="T731">W</text:span>ręcz zostały zignorowane przez adresatów.<text:s/><text:span text:style-name="T732">Ż</text:span>eby być konkretnym to grupa 4 takich żołnierzy przebyw<text:span text:style-name="T733">aj</text:span>ących w jednostce wojskowej w Biedrusku napisała skargę. I podpisani są Dariusz Kurpanek, Matek Bogusławski, Janusz Ramiszewski<text:s/><text:soft-page-break/>i Jacek Sołtysik.</text:p>
      <text:p text:style-name="P734">W końcu chcę powiedzieć, że jesteśmy uprawnieni jako obywatele do inicjatywy ustawodawcz<text:span text:style-name="T735">ej.</text:span><text:s/>Mając do czynienia ze sprawozdaniami z posiedzeń innych zespołów względnie podzespołów wiem, że są postulaty zmian ustawodawczych. My na tle tego co tutaj zreferowałem, a nazywam represją postrajkową mamy postulat, aby ustawa o związkach zawodowych została znowelizowana także w ten sposób, że uchyla się przepisy artykułów 53 i 54. Są to przepisy zupełnie niepotrzebnie penalizujące udział, względnie kierowane strajkiem albo jakiekolwiek zachowanie, które może być zakwali<text:span text:style-name="T736">fi</text:span>kowane jako niezgodne z ustawą o związkach zawodowych. Jeżeli ktoś, jeżeli pracownik, jeżeli funk<text:span text:style-name="T737">cj</text:span>onariusz kopalni czy innego zakładu górniczego dopuści<text:s/><text:span text:style-name="T738">s</text:span>ię czynu społecznie niebezpiecznego, zrobi coś naprawdę złego, mówiąc językiem już nieprawniczym, to i tak trafi pod odpowiedni przepis kodeksu karnego. Jeżeli kogoś uderz<text:span text:style-name="T739">y</text:span>, to będzie to przestępstwo z art. 181 względnie 156 itd. kodeksu karnego. Jeżeli spowoduje szkodę to będzie za nią<text:s/>odpowiadał<text:s/>na podstawie artykułu 212 kodeksu karnego.<text:s/>Jeżeli nie dopełni jako funkc<text:span text:style-name="T740">jo</text:span>nariusz swoich obowiązków w związku z obowiązkiem przestrzegania zasad ustawy o związkach zawodowych, będzie odpowiadał z art. 24<text:span text:style-name="T741">6</text:span><text:s/>kodeksu karnego.</text:p>
      <text:p text:style-name="P742">Po co ta penalizacja dodatkowa w ustawie o związkach zawodowych? Te przepisy są zgoła niepotrzebne i penalizujące nadmiernie nasze życie, są wycinkiem naszego życia i uważam, że nie powinny te przepisy dalej funkc<text:span text:style-name="T743">jo</text:span>nować.</text:p>
      <text:p text:style-name="P744">Na koniec chciałem powiedzieć, że do górników w 19<text:span text:style-name="T745">8</text:span>1 r. strzelano. Nie jestem pierwszy, który to powiedział przy<text:s/>„okrągłym stole”, bo zrobił to górnik Alojzy Pietrzyk. Chcę ze swej strony dodać, że miałem do czynienia z wypadkiem przy pracy, który polegał na postrzeleniu z broni maszynow<text:span text:style-name="T746">ej.</text:span><text:s/>Chodziło o górnika, który nie brał udziału w strajku, a strzelono do niego kiedy wychodził z łaźni. Kula bardzo nieszczęśliwie utkwiła w kręgach szyjnych i nawet w poliklinikach nie zdołano jej wydobyć.</text:p>
      <text:p text:style-name="P747">Przyszedł do zespołu adwokackiego, powierzył sprawę o prowadzenie sprawy odszkodowawczej za ten wypadek prz<text:span text:style-name="T748">y<text:s/></text:span>pracy. Po czym po trzech dniach przyszedł i to wszystko wycofał, zabrał dokumenty, nie zgodził się na zrobienie z nich odpisów, bo<text:s/><text:span text:style-name="T749">ja</text:span>k powiedział, ja już nie chcę dochodzić odszkodowania, bo oni już wiedzą, że byłem w zespole.</text:p>
      <text:p text:style-name="P750">Tak kończę temat represji za strajki.</text:p>
      <text:p text:style-name="P751">Dziękuję bardz<text:span text:style-name="T752">o.</text:span></text:p>
      <text:p text:style-name="P753"><text:span text:style-name="T754">Przewodnicząc</text:span><text:span text:style-name="T755">y</text:span>:</text:p>
      <text:p text:style-name="P756">Dzięku<text:span text:style-name="T757">ję</text:span><text:s/>bardzo. Jest teraz taka sprawa, czy dzisiaj do tej sprawy chce się ustosunkować, czy w tej materii zabrać gło<text:span text:style-name="T758">s</text:span><text:s/>ktokolwiek?</text:p>
      <text:p text:style-name="P759"><text:span text:style-name="T760">Ob. Alojzy Pietrzyk</text:span>:</text:p>
      <text:p text:style-name="P761">Przepraszam, można?</text:p>
      <text:p text:style-name="P762">Tzn<text:span text:style-name="T763">.</text:span><text:s/>w tej kwestii, którą nadmienił mecenas Piotrowski, w kwestii spisania ugody, czy to jest możliwe i czy to jest w kompetencji pana przewodniczącego?</text:p>
      <text:p text:style-name="P764"><text:span text:style-name="T765">Przewodnicząc</text:span><text:span text:style-name="T766">y</text:span>:</text:p>
      <text:p text:style-name="P767">Ja chcę postawić sprawę tak.<text:s/>Mam taką wątpliwość jedną zasadniczą. Uznając, że taka sprawa jest, tzn. temat, który państwo tutaj postawili, pan mecenas postawił, czy nasz podzespół jest do tego typu spraw upoważniony właściwie? Może nie upoważnion<text:span text:style-name="T768">y</text:span>,<text:s/><text:span text:style-name="T769">a</text:span>le właściwie. Dlatego, że ta sprawa ma szerszy zasięg.<text:s/><text:soft-page-break/>Bo jest to sprawa, jak ja rozumiem tutaj pana mecenasa, sięgająca do lat osiemdziesiątych, 1981 r. i do spraw z 1988 r. Wiele z tych spraw jest w sądzie. Wszyscy bijemy się o to, że sądy są sądami niezawisłymi. Wobec tego ja tutaj naprawdę nam wątpliwości, czy myśmy tę sprawę powinni rozważ<text:span text:style-name="T770">a</text:span>ć, czy to nie przekracza naszych kompetencji, czy naszego tutaj w ogóle powołania do spraw górniczych.<text:s/>Czy nie uznać tej sprawy jako istniejącą i przekazać jej do zespołu sądownictwa. Bo my tutaj będziemy się - pan mecenas jest prawnikiem, wyjdzie z dziesiątkami paragrafów, my oczywiście możemy to tak zrobić, żeby domówić tę sprawę, że odłożymy to na następny raz, będziemy przez prawnik<text:span text:style-name="T771">ó</text:span>w przyg<text:span text:style-name="T772">ot</text:span>owywać<text:span text:style-name="T773">.</text:span><text:span text:style-name="T774"><text:s/></text:span>Tylko czy my jesteśmy do tego powołani?<text:s/>Czy to nie przekazać z naszego podzespołu do zespołu sądownictwa?</text:p>
      <text:p text:style-name="P775">Ja mam takie wątpliwości co do całości sprawy.<text:s/>Czy mógłbym w tej sprawie jakieś...? To znaczy, ja konkretnie proponu<text:span text:style-name="T776">ję</text:span>, żeby uznać ten temat jako istniejący i przekazać go w całości do zespołu sądowni<text:span text:style-name="T777">ct</text:span>wa.</text:p>
      <text:p text:style-name="P778">Proszę bardzo.</text:p>
      <text:p text:style-name="P779"><text:span text:style-name="T780">Ob</text:span><text:span text:style-name="T781">.</text:span><text:span text:style-name="T782"><text:s/>Alojzy Pietrzyk</text:span>:</text:p>
      <text:p text:style-name="P783">Nie wiem, czy zostaliśmy właściwie zrozumiani<text:span text:style-name="T784">.</text:span><text:s/>M.in. chodzi o to, że my oczekujemy deklaracji intencji. Intencji i ze strony pana przewodniczącego. Intencji w sensie tak rozumianej, że w sytuacji kiedy my tu zasiadamy, te represje różnego rodzaju, które były stosowane, a powód tych represji był, prawdę mówiąc, bardzo różny, m.in. też i presja, nacisk odgórne na niektóre osoby, które tę represję wywierały na naszą<text:s/>„Solidarność”<text:s/>i na górników, ale i m.in. też i ta złośliwość tzw. górnicza, która też była wynikiem tego i tego też nie pomija się tuta<text:span text:style-name="T785">j</text:span>.</text:p>
      <text:p text:style-name="P786"><text:span text:style-name="T787">W</text:span><text:s/>związku z czym oczekujemy po prostu deklaracji intencji dobrej woli z drugiej strony, że fakt taki, że oczywiście te wszystkie represje mają miejsce,<text:s/><text:span text:style-name="T788">w</text:span><text:s/>górnictwie to jest bardzo często spotykane, ale z punktu widzenia społecznego, z punktu widzenia stosunków międz<text:span text:style-name="T789">yl</text:span>udzkich chcielibyśmy, żeby w przyszłości takie fakty nie miały miejsca.</text:p>
      <text:p text:style-name="P790">Dziękuję. Prosiłbym mecenasa Piotrowskiego jeszcze o zabranie głosu.</text:p>
      <text:p text:style-name="P791"><text:span text:style-name="T792">O</text:span><text:span text:style-name="T793">b. Leszek Piotrowski</text:span>:</text:p>
      <text:p text:style-name="P794">Więc kwe<text:span text:style-name="T795">st</text:span>ia kompetencji. Tylko w tym zespole możemy to załatwić, właśnie<text:s/>niekomp<text:span text:style-name="T796">et</text:span>entny<text:s/>byłby Zespół ds. Reformy Prawa i Wymiaru Sprawiedliwości. Bo my chcemy załatwić tą sprawę według obowiązu<text:span text:style-name="T797">ją</text:span>cego stanu prawnego. My wcale nie chcemy przepisów w jakimk<text:span text:style-name="T798">ol</text:span>wiek zakresie zmieniać, jeśli idzie o zagadnienie przywracania górników do pracy.</text:p>
      <text:p text:style-name="P799">Kompetentne są tylko władze górnicze, które reprezentują pracodawców. I ugodowe załatwienie sprawy<text:s/><text:span text:style-name="T800">je</text:span>st możliwe tylko między strunami uprawnionymi. A uprawnioną stroną jest dyrekcja kopalni, która może być reprezentowana - ja rozumiem - także przez zwierzchników, a danym pracownikiem.</text:p>
      <text:p text:style-name="P801">Trzymając się przykładu pana Grockiego, który - powtarzam - jest członkiem naszej delegacji, uważam, że można w każdym czasie podpisać ugodę, która będzie miała moc wiążącą, która spowoduje umorzenie sprawy i jego powrót do pracy.</text:p>
      <text:p text:style-name="P802">Jesteśmy przekonani, że będzie to odebrane nie tylko przez nas, ale w ogóle, jako akt dobrej woli, jako dobry początek rozmów mer<text:span text:style-name="T803">yt</text:span>or<text:span text:style-name="T804">yc</text:span>zn<text:span text:style-name="T805">yc</text:span>h.</text:p>
      <text:p text:style-name="P806">Dzięku<text:span text:style-name="T807">ję</text:span><text:s/>bardzo.</text:p>
      <text:p text:style-name="P808"><text:span text:style-name="T809">Przewodnicząc</text:span><text:span text:style-name="T810">y</text:span>:</text:p>
      <text:soft-page-break/>
      <text:p text:style-name="P811">Czy kolega<text:s/><text:span text:style-name="T812">M</text:span><text:span text:style-name="T813">o</text:span>ric, czy od was się ktoś do tego zagadnienia chciał jakoś ustosunkować?</text:p>
      <text:p text:style-name="P814"><text:span text:style-name="T815">Ob. Rajmund Moric</text:span>:</text:p>
      <text:p text:style-name="P816">Trudno się ustosunkować do spraw, których nie znamy. Dokumentacja w tym zakresie jest nam nieznana. Nie znamy w ogóle sprawy. Nikt się z tych pracowników do nas nie zwracał do tej pory i sprawa jest nam nieznana, nie jest przez nas zbadana. Tak że przecież nie możemy podejmować jaki<text:span text:style-name="T817">ej</text:span>kolwiek decyzji nie znając zagadnienia. Prawdę mówiąc, pracownicy nie zwracali się.</text:p>
      <text:p text:style-name="P818"><text:span text:style-name="T819">O</text:span><text:span text:style-name="T820">b. Alojzy Pietrzyk</text:span>:</text:p>
      <text:p text:style-name="P821">Dziwi mnie trochę stanowisko kolegi<text:s/><text:span text:style-name="T822">Mo</text:span>rica z tego względu, że jako związkowiec nie powinien przechodzić nigdy obojętnie obok krzywd pracowniczych, jakie się w tym kraju dzieją. I wszem i wobec oświadczam, że sprawy represji za strajki sierpień 19<text:span text:style-name="T823">8</text:span>8 i to co się potem działo było tak głośne, że no niestety, tu się nie trzeba u<text:span text:style-name="T824">st</text:span>osunkowywać, tylko z punktu widzenia działacza związkowego trzeba by było robić wszystko, żeby tych krzywd nie było, żeby one nie miały miejsca i żeby one już więcej nie występowały.</text:p>
      <text:p text:style-name="P825"><text:span text:style-name="T826">Ob. M</text:span><text:span text:style-name="T827">or</text:span><text:span text:style-name="T828">ic</text:span>:</text:p>
      <text:p text:style-name="P829">Chcę oświadczyć, że w stosunku do tych osób, które się do nas zwracały o pomoc w zakresie represji postrajkowych, jak to panowie nazywacie, po roku 1980 jak i 1988, które się zwracały, czyniliśmy takie kroki dając ni<text:span text:style-name="T830">ej</text:span>ednokrotnie poręczenia, robiąc działania w zakresie pomocy prawn<text:span text:style-name="T831">ej,</text:span><text:s/>aby tych represji uniknąć. Natomiast trudno zajmować stanowisko, jeżeli nie zna się dokumentacji. Ja rozumiem, że te osoby, czy panowie przekażą dokumentację do nas, to się wtedy możemy ustosunkować.<text:s/><text:span text:style-name="T832">Z</text:span><text:s/>tym, że o<text:s/><text:span text:style-name="T833">i</text:span>le mnie jest wiadomo, wiele spraw jest w sądzie i nie rzeczą związków zawodowych jest rozstrzygać te sprawy za sąd.</text:p>
      <text:p text:style-name="P834"><text:span text:style-name="T835">Ob. Alojzy Pietrzyk</text:span>:</text:p>
      <text:p text:style-name="P836">Ustosunkowu<text:span text:style-name="T837">ją</text:span>c się do tej ostatniej wypowiedzi. Sprawa jest w sądzie, ale związek zawodowy, zwłaszcza związek zawodowy, który istnieje, który działa w jednym kierunku, a mianowicie w interesie pracownika, bierze udział w takiej sprawie i ją opiniuje.</text:p>
      <text:p text:style-name="P838">Jeśli idzie o brak dokumentacji, to służę wyrokiem sądu rejonowego<text:s/><text:span text:style-name="T839">w</text:span><text:s/>Lubinie. Jeśli to pana przewodniczące<text:span text:style-name="T840">go<text:s/></text:span>zadowoli, to uważam, że ten problem niezn<text:span text:style-name="T841">aj</text:span>omości spraw<text:span text:style-name="T842">y<text:s/></text:span><text:span text:style-name="T843">do</text:span><text:s/>tej pory upadnie.</text:p>
      <text:p text:style-name="P844"><text:span text:style-name="T845">P</text:span><text:span text:style-name="T846">r</text:span><text:span text:style-name="T847">zewod</text:span><text:span text:style-name="T848">ni</text:span><text:span text:style-name="T849">czący</text:span>:</text:p>
      <text:p text:style-name="P850">Dziękuję bardzo.</text:p>
      <text:p text:style-name="P851"><text:span text:style-name="T852">O</text:span><text:span text:style-name="T853">b.</text:span><text:span text:style-name="T854"><text:s/></text:span><text:span text:style-name="T855">M</text:span><text:span text:style-name="T856">or</text:span><text:span text:style-name="T857">i</text:span><text:span text:style-name="T858">c Ra</text:span><text:span text:style-name="T859">j</text:span><text:span text:style-name="T860">mun</text:span><text:span text:style-name="T861">d</text:span><text:span text:style-name="T862">:</text:span></text:p>
      <text:p text:style-name="P863">Pros<text:span text:style-name="T864">z</text:span>ę kolegów, ja mam taką propozycj<text:span text:style-name="T865">ę</text:span>, abyśmy wykazując w pełni dobrą wolę uznali, że istnieje taki temat, taka problematyką jaką zreferował tutaj pan mecenas Piotrowski, jaką to sprawę przedstawiła strona<text:s/>„Solidarności<text:span text:style-name="T866">”</text:span>.<text:s/><text:span text:style-name="T867">I</text:span><text:s/>proponuję, ponieważ my nie znamy tych szczegółów prawnych, bo cały szereg rzeczy jest w sądzie, żeby powołać spośród nas tutaj konkretną imienną grupę spe<text:span text:style-name="T868">cj</text:span>alistów i przygotować jednoznaczne stanowisko w tej sprawie na kolejnym posiedzeniu.</text:p>
      <text:p text:style-name="P869">Bo tak to naprawdę. Ja tutaj chcę wykazać maksimum dobrej woli, ale jest to dziesiątki spraw bardzo szczegółowych, na których temat będziemy tutaj wzajemnie wymieniać zdania.<text:s/><text:span text:style-name="T870">I</text:span><text:s/>żeby opracować to na następne posiedzenie.</text:p>
      <text:p text:style-name="P871">Ja nie wie<text:span text:style-name="T872">rn</text:span>a czy na następnym posiedzeniu jako rada, w każdym razie ten temat jest i należy opracować.</text:p>
      <text:soft-page-break/>
      <text:p text:style-name="P873"><text:span text:style-name="T874">Ob. Alojzy Pietrzyk</text:span>:</text:p>
      <text:p text:style-name="P875">Tak oczywiście strona<text:s/>„Solidarności”<text:s/>przyjmuje ten wniosek, z tym że proponujemy po jednej osobie z każdego składu. I żeby to było zrobione już teraz.</text:p>
      <text:p text:style-name="P876">Oczywiście my proponujemy pana Piotrowskiego z naszej stron<text:span text:style-name="T877">y</text:span>.</text:p>
      <text:p text:style-name="P878">I żeby na następnym posiedzeniu przedstawić już konkretne fakty i rozwiązania.</text:p>
      <text:p text:style-name="P879">Dziękuję.</text:p>
      <text:p text:style-name="P880"><text:span text:style-name="T881">Ob. Piotrowski Leszek</text:span>:</text:p>
      <text:p text:style-name="P882">Przepraszam, ja jeszcze chciałem dopowiedzieć do tego, bo jesteśmy blisko do uzyskania tego małego porozumienia. A więc rozumiem, że zaraz załatwimy powołanie komisji, a załatwienie problemu do następnego do pierwszego następnego posiedzenia.</text:p>
      <text:p text:style-name="P883"><text:span text:style-name="T884">Przewodnicząc</text:span><text:span text:style-name="T885">y</text:span><text:span text:style-name="T886">:</text:span></text:p>
      <text:p text:style-name="P887">Dziękuję.</text:p>
      <text:p text:style-name="P888"><text:span text:style-name="T889">Ob.<text:s/></text:span><text:span text:style-name="T890">M</text:span><text:span text:style-name="T891">oric R</text:span><text:span text:style-name="T892">aj</text:span><text:span text:style-name="T893">mund</text:span>:</text:p>
      <text:p text:style-name="P894">Tak byśmy sprawę stawiali. Tylko ja nie wiem czy po jednym, dlatego że są tutaj przypadki z węgla brunatnego. Jest tu przypadek z miedzi.<text:s/><text:span text:style-name="T895">I</text:span><text:s/>gros przypadków jest z węgla kamiennego.</text:p>
      <text:p text:style-name="P896">Ja bym proponował, żeby jedna<text:span text:style-name="T897">k</text:span><text:s/>weszli tam<text:s/><text:span text:style-name="T898">-</text:span><text:s/>w ramach naszej komisji są przedstawiciele, w ramach naszego zespołu jest przedstawiciel w zespole z miedzi pan Ziaja, jest pan dyr.<text:s/><text:span text:style-name="T899">D</text:span>rozdowski z węgla brunatnego, a tam chodzi o<text:s/><text:span text:style-name="T900">„</text:span>Adamów<text:span text:style-name="T901">”</text:span>.<text:s/><text:span text:style-name="T902">I</text:span><text:s/>ja bym proponował z naszej strony dyr.<text:s/><text:span text:style-name="T903">B</text:span>ąka<text:span text:style-name="T904">.</text:span></text:p>
      <text:p text:style-name="P905">A więc z naszej strony byłoby trzech: z węgla kamiennego dyr.<text:s/><text:span text:style-name="T906">B</text:span>ąk /<text:span text:style-name="T907">z</text:span>e Wspólnoty Węgla Kamiennego/, z miedzi kol. Ziaja.</text:p>
      <text:p text:style-name="P908">/Przyjmuję<text:s/>tą propozycję/.</text:p>
      <text:p text:style-name="P909">Teraz z waszej strony kto?</text:p>
      <text:p text:style-name="P910"><text:span text:style-name="T911">Ob. Alojzy Pietrzyk</text:span>:</text:p>
      <text:p text:style-name="P912">Propozycja naszej strony jest taka, że<text:s/><text:span text:style-name="T913">w<text:s/></text:span>związku z tym, iż od samego p<text:span text:style-name="T914">o</text:span>czątku jest to problem<text:s/>„Solidarności”<text:s/>i problem władz górniczych w większej c<text:span text:style-name="T915">zę</text:span>ści<text:span text:style-name="T916">,</text:span><text:s/>proponuję ro<text:span text:style-name="T917">zwią</text:span>z<text:span text:style-name="T918">a</text:span>ć<text:s/><text:span text:style-name="T919">to</text:span><text:s/><text:span text:style-name="T920">akurat</text:span><text:s/><text:span text:style-name="T921">pom</text:span>i<text:span text:style-name="T922">ędzy</text:span><text:s/><text:span text:style-name="T923">tym</text:span>i<text:s/>stronami.<text:s/><text:span text:style-name="T924">I</text:span><text:s/>przyjmujemy skład ze strony władz górniczych i z naszej strony propon<text:span text:style-name="T925">uj</text:span>emy pana Piotrowskiego, pana Grzegorza Stawskiego i z miedzi Henryka Karasia.</text:p>
      <text:p text:style-name="P926">Taka jest nasza propozycja.</text:p>
      <text:p text:style-name="P927"><text:span text:style-name="T928">Ob. R</text:span><text:span text:style-name="T929">aj</text:span><text:span text:style-name="T930">mund Moric</text:span>:</text:p>
      <text:p text:style-name="P931">Dobrze<text:s/><text:span text:style-name="T932">-</text:span><text:s/>jeszcze raz, kto z waszej strony?</text:p>
      <text:p text:style-name="P933"><text:span text:style-name="T934">Ob.<text:s/></text:span><text:span text:style-name="T935">A</text:span><text:span text:style-name="T936">lojzy Pietrzyk</text:span>:</text:p>
      <text:p text:style-name="P937">Pan Leszek Piotrowski, Grzegorz Stawki, i Henr<text:span text:style-name="T938">y</text:span>k Karaś, akurat z miedzi.</text:p>
      <text:p text:style-name="P939"><text:span text:style-name="T940">Przewodniczący</text:span>:</text:p>
      <text:p text:style-name="P941">A czy OPZZ nie wchodzi do tej operacji?</text:p>
      <text:p text:style-name="P942">Ja rozumiem, że przyjmujemy to, a niezależnie od tego nic nie przeszkadza, żeby ci koledzy, którzy zostali w ramach komisji tutaj wytypowani są współodpowiedzialni za opracowanie tego tematu. A jeżeli trzeba to sobie wezmą prawników i te sprawy tam<text:s/>roztrząsną. Bo nie wyobrażam sobie bardzo, żeby Drozdowski sam tam, ja go bardzo cenię jako uniwersalnego człowieka, ale żeby sam tam roztrząsał sprawy w sądach, nie w sądach. Tylko, żeby tej sprawy po prostu dopilnował, żeby to było opracowane.</text:p>
      <text:soft-page-break/>
      <text:p text:style-name="P943">Możemy co<text:s/><text:span text:style-name="T944">d</text:span>o tego przyjąć, żeśmy ten temat nie załatwili, ale postanowili po prostu coś z nim zrobić. Tak?</text:p>
      <text:p text:style-name="P945"><text:span text:style-name="T946">Ob. Alojzy Pietrzyk</text:span>:</text:p>
      <text:p text:style-name="P947">Oczywiście - liczymy na ten akt dobrej woli, że podejście do tego tematu będzie naprawdę rzetelne i<text:s/><text:span text:style-name="T948">k</text:span>onkretne<text:span text:style-name="T949">.</text:span><text:s/>Jako że spowoduje to,<text:s/><text:span text:style-name="T950">ż</text:span>e ta praca<text:s/><text:span text:style-name="T951">w</text:span><text:s/><text:span text:style-name="T952">t</text:span>ym górnictwie wejdzie na właściwe tory. Pomijając już ten fakt, że m.in. my w programie mamy też, żeby jednak tą pracę w górnictwie uczynić, w tych stosunkach międzyludzkich trochę lepszą aniżeli ona jest.</text:p>
      <text:p text:style-name="P953">Tak że strona<text:s/><text:span text:style-name="T954">„</text:span>Solidarności”<text:s/>przyjmuje ten wniosek. I liczymy, że na następne spotkanie będą już przedstawione konkretne propozycje, względnie rozwiązania.</text:p>
      <text:p text:style-name="P955">Dzięku<text:span text:style-name="T956">ję</text:span>.</text:p>
      <text:p text:style-name="P957"><text:span text:style-name="T958">Przewodnicząc</text:span><text:span text:style-name="T959">y</text:span>:</text:p>
      <text:p text:style-name="P960">Dziękuję bardzo. Ja myślę, że w ten sposób ten konkretny temat myśmy omówili. Ja mam propozycje taką teraz z naszej strony. Ponieważ istot<text:span text:style-name="T961">ą</text:span><text:s/>rzeczy do dalszych wszystkich naszych spraw jest sprawa czasu pracy, płac i tych wszystkich spraw z tym związanych<text:span text:style-name="T962">.</text:span><text:s/>Ale musimy wyjść, przynajmniej mieć orientację wszyscy razem - czy węgiel nam w ogóle jest potrzebny i ile tego węgla w tym kraju powinniśmy wydobywać. Bo ja zawsze powiadam, że gdybyśmy w tym kraju wydobywali tylko 100 min ton węgla, to będzie to górnictwo, to górnictwo bardzo duże i będzie bardzo dużo problemów [brak tekstu] natury załogami bezpieczeństwa pracy, płac, zatrudnienia, spraw socjalnych, itd.</text:p>
      <text:p text:style-name="P963">I żeby w tej sprawie z naszej strony zabrał głos pan Klonowski.</text:p>
      <text:p text:style-name="P964"><text:span text:style-name="T965">O</text:span><text:span text:style-name="T966">b</text:span><text:span text:style-name="T967">.</text:span><text:span text:style-name="T968"><text:s/>Zbigniew Klonowski:</text:span></text:p>
      <text:p text:style-name="P969">Dziękuję uprzejmie za udzielenie mi głosu i chci<text:span text:style-name="T970">a</text:span>łem państwu naświetlić w skrócie, zresztą bardzo wielkim skrócie, podstawowe zagadnienia jakie występują w tej chwili w polskim przemyśle węgla kamiennego. Czym dysponujemy i co nas będzie czekało w najbliższym okresie czasu jeżeli chodzi o nasze zdolności i możliwości wydobywcze?</text:p>
      <text:p text:style-name="P971">Zasoby naszych kopalń czynnych, a mamy ich w tej chwili 70, 6<text:span text:style-name="T972">5</text:span><text:s/>na Górnym Śląsku, 4 na Dolnym<text:s/><text:span text:style-name="T973">Ś</text:span>ląsku i 1 w Lubelskim Zagłębiu Węglowym, zasoby bilansowe tych kopalń wynoszą 29,5 miliarda ton. Zasoby operatywne wynoszą na tych kopalniach 12,7 mld ton. Z tego na poziomy czynne na kopalniach przypada 5 miliardów ton. Na poziomy w budowie 2 700 mln ton i poniżej poziomów czynnych i w budowie mamy 5 mld ton węgla.</text:p>
      <text:p text:style-name="P974">Jakie są aktualnie nasze możliwości wydobywcze? Może jeszcze wrócę do nakładów jakie budżet państwa ponosi na kopalnie jeżeli chodzi o nakłady inwestycyjne. Otóż w latach 1976-1980 w cenach podaję roku 1984 jako tak te ceny porównywalne, które w tej chwili prowadzimy, te nakłady wynosiły 530 na okrągło miliardów złotych. W latach 1981-1985 na skutek wiadomych trudności nakłady na kopalnie przemysłu węgla kamiennego zostały obniżone do około 345 miliardów złotych. I na 5-latkę 1986-1990 przewidziano nakłady w granicach od 375 do 42<text:span text:style-name="T975">5</text:span><text:s/>miliardów złotych, w tej chwili już wiemy, że one będą wynosiły 384 miliardy złotych.</text:p>
      <text:p text:style-name="P976">Przy potrzebach,<text:s/><text:span text:style-name="T977">k</text:span>tóre były opracowywane przed rozpoczęciem 5-latki jako jedna z wersji przedłożona na Sejm przez rząd w roku 1<text:span text:style-name="T978">9</text:span>85 w potrzebach na<text:s/><text:span text:style-name="T979">588</text:span><text:s/>miliardów złotych przy czym zakładano, że jeżeli te nakłady będą poniesione, to zdolności wydobywcze naszych kopalń od roku 1990 będą wynosiły 195<text:s/><text:soft-page-break/>milionów ton, do roku 2000. Ze względu na to, że te nakłady tak jak powiedziałe<text:span text:style-name="T980">m<text:s/></text:span>daleko odbiegły od potrzeb, zdolności wydobywcze naszych kopalń malały, maleją i będą malały.</text:p>
      <text:p text:style-name="P981">I chciałem tutaj teraz już zaznaczyć, że gdyby w tej chwili przeznaczono na górnictwo jakieś nadspodziewane duże kwoty, to<text:s/><text:span text:style-name="T982">i</text:span><text:s/>tak już nie będziemy w stanie - ze względu na brak czasu - uzyskać zdolności wydobywczych,<text:s/><text:span text:style-name="T983">k</text:span>tóre umożliwiłyby nam wydobywanie to co planowano w latach 1985-1986 - 195 mln ton węgla. Obecnie nasze zdolności wydobywcze wahają się w granicach 190 mln ton węgla, i jak słyszeliśmy rząd stwierdza,<text:s/><text:span text:style-name="T984">ż</text:span>e ten poziom wydobycia 190 mln ton będzie potrzebny co n<text:span text:style-name="T985">aj</text:span>mniej do roku 2000. Zaraz powiem, czy to jest możliwe.</text:p>
      <text:p text:style-name="P986"><text:span text:style-name="T987">W</text:span><text:s/>opracowywanych w Głównym Biurze Studiów i Projektów Górniczych, którego jestem dyrektorem, w założeniach techniczno-ekonomicznych dla wszystkich naszych kopalń i w pracach prognostycznych wynika niezbicie, że zdolności wydobywcze naszych kopalń będą się zmniejszały. Zasoby na poziomach czynnych szczególnie na kopalniach starych wyczerpują się bardzo szybko. Nowe kopalnie budujemy z dużymi ograniczeniami, a do tego wszystkiego<text:s/>pseudo ekonomi<text:span text:style-name="T988">ści</text:span><text:s/>wyliczyli, że niektóre kopanie, które były w programie i w budowie będą nierentowne, nakłady będą za w<text:span text:style-name="T989">y</text:span>sokie i budowa kopalń została wstrzymana. Konkretnie wstrzymano kopalnię<text:s/><text:span text:style-name="T990">„</text:span>Stefanów”<text:s/>w Lubelskim Zagłębiu Węglowym, jak i wstrzymano decyzje<text:s/>odnośnie<text:s/>budowy kopalni<text:s/>„Mikołów”, na Górnośląskim Zagłębiu Węglowym.</text:p>
      <text:p text:style-name="P991">Oczywiście jest inną sprawą dyskusja, czy budowanie 66 kopalni na Górnym Śląsku jest celowe, czy nie, i obciążanie naszego środowiska na tak silnie uprzemysłowionym i zurbanizowanym terenie jest konieczne czy nie, bo to jest sprawa też jeszcze w tej chwili do przedyskutowania. Natomiast zatrzymanie kopalni K-2 gdzie nakłady już poniesiono rzędu 17 miliardów złotych gdzie praktycznie połowa kopalni została wybudowana, kopalni, która rokuje duże nadzieje na bardzo ekonomiczne w przyszłości wydobycie, można określić jako ogromny błąd.</text:p>
      <text:p text:style-name="P992">Zdolności, przy potrzebach jak powiedziałem 19<text:span text:style-name="T993">0<text:s/></text:span>milionów, ale jakie to są potrzeby, to trudno powiedzieć, bo praktycznie takiego prawdziwego bilansu jakie są potrzeby na węgiel to w tej chwili nikt nie zrobił, my taki bilans posiadamy wykonany wspólnie ze Wspólnotą Energetyki i Węgla Brunatnego, który nie jest zupełnie wiarygodny, na potrzeby na węgiel, jako że nie znamy w tej chwili jeszcze jaka ma być polityka energetyczna kraju, czy chcemy budować czy nie chcemy budować energetyki jądrowej, czy będziemy importowali większe ilości ropy naftowej lub gazu ziemnego, ale z tego wstępnego bilansu wynika, że potrzeby na rok 1990 dla gospodarki krajowej wynoszą 172 miliony ton, na<text:s/>rok 1995 187 milionów ton i na rok 2000 - 197 mln ton węgla<text:span text:style-name="T994">.</text:span></text:p>
      <text:p text:style-name="P995">Z tego głównym odbiorcą ma b<text:span text:style-name="T996">y</text:span>ć energetyka zawodowa i tak energetyka zawodowa przewidu<text:span text:style-name="T997">je</text:span><text:s/>zużycie węgla w 1990 66 mln ton, 1995<text:s/><text:span text:style-name="T998">-</text:span><text:s/>76 mln ton, i w 2000 roku 82 mln ton. Oczywiście zakładając, realność lub nie programu budowy elektrowni jądrowych<text:span text:style-name="T999">.</text:span><text:s/>Jak wiemy też bardzo dyskusyjnego, z różnych powodów.</text:p>
      <text:p text:style-name="P1000">Zdolności naszych kopalń wszystkich w roku 1990, zdolności wydobywcze będą wynosiły 623 t<text:span text:style-name="T1001">ys</text:span>. ton na dobę, co w przeliczeniu na roczne wydobycie bez sobót wynosi 157 mln ton węgla.<text:s/>Gdybyśmy pracowali łącznie z sobotami - ja abstrahuję od tego, w jakim wymiarze czasu będą pracowali górnicy, czy będą pracowali 5<text:s/><text:span text:style-name="T1002">cz</text:span>y 6 dni w tygodniu, sądzę, że na pewno 5, tylko w jaki sposób to będzie zorganizowane, to przypuszczam, że będziemy w stanie się jeszcze tutaj domówić, to z sobotami by możliwości wydobywcze naszych kopalń wynosiły 189 mln ton<text:span text:style-name="T1003">.</text:span></text:p>
      <text:soft-page-break/>
      <text:p text:style-name="P1004"><text:span text:style-name="T1005">I</text:span><text:s/>dalej<text:s/><text:span text:style-name="T1006">-</text:span><text:s/>w roku 1992, bez sobót, 157 mln ton, z sobotami 189 mln ton.<text:s/><text:span text:style-name="T1007">W</text:span><text:s/>1993 r. zaczyna się już poważny spadek. Wynosi on 184 mln z sobotami i bez sobót 154 mln ton. W roku 1994 z sobotami 181, bez sobót 150 mln ton. I w roku 1995 z sobotami 176 mln, bez sobót 146 mln ton węgla.</text:p>
      <text:p text:style-name="P1008">Z tym, że to wydobycie podaje nie uwzględnia<text:span text:style-name="T1009">ją</text:span>c uwarunkowań, które wynikają z nas<text:span text:style-name="T1010">tę</text:span>pu<text:span text:style-name="T1011">ją</text:span>cych prz<text:span text:style-name="T1012">yc</text:span>zyn. Energetyka, i słusznie, domaga się od przemysłu węglowego, aż<text:span text:style-name="T1013">eby</text:span>śmy miały energetyczne dostarczane do naszych elektrowni wzbogacali i w związku z tym mamy program wybudowania dodatkowych 12 zakładów wzbogacania miałów energetycznych.</text:p>
      <text:p text:style-name="P1014">Ze względu na ochronę środowiska konieczne jest odpirytowanie węgla z kopalń wschodnich naszego zagłębia górnośląskiego i przewiduje się wybudowanie też do roku 2000 4 zakładów<text:s/><text:span text:style-name="T1015">od</text:span>pir<text:span text:style-name="T1016">ytow</text:span>ania.</text:p>
      <text:p text:style-name="P1017">Jeżeli byśmy wprowadzili te zakłady, a wszystko wskazuje na to, że te zakłady będą wybudowane, to wobec tego wydobycie spadnie nam jeszcze więcej i wynosiłoby dla przykładu podam już tylko w roku 1995, przy wzbogacaniu miałów i odpirytowania, wydobycie to by wynosiło łącznie z sobotami około 170 mln ton, a w roku 1995, a<text:s/><text:span text:style-name="T1018">w</text:span><text:s/>roku 2000 spadłoby do 164 mln ton. Rzecz jasna, jak się od<text:span text:style-name="T1019">ej</text:span>mie te soboty, to w 5-dniowym tygodniu pracy będzie jeszcze znacznie mniej.</text:p>
      <text:p text:style-name="P1020">Kolejne uwarunkowania to są te, że woj. katowickie, na którym - jak powiedziałem - zlokalizowana jest zdecydowana większość naszych kopalń, w tej chwili już nie jest w stanie przyjąć tych ogromnych ilości odpadów, które produkujemy, a wynoszą one około 80 mln ton i wzrosną ze względu na pogarszanie się jakości p<text:span text:style-name="T1021">o</text:span>kładów do około 100 mln ton rocznie.</text:p>
      <text:p text:style-name="P1022">Są życzenia, ażeby zmniejszyć eksploatację zawałową, przejść na eksploatację podsadzkową, szczególnie w filarach ochronnych pod miastami ze względu na występujące szkody górnicze. No i oczywiście wielkim problemem jest również zasolenie naszych wód, gdzie też mamy opracowany ogromny program, ale zrealizowanie tego programu będzie wymagało wielkich nakładów odsalania wód. I tu też jest bardzo poważne uwarunkowanie<text:s/>odnośnie<text:s/>naszych zdolności wydobywcz<text:span text:style-name="T1023">yc</text:span>h.</text:p>
      <text:p text:style-name="P1024">Gdyby zapotrzebowanie na węgiel wynosiło tyle, ile tu na wstępie podałem, to możemy się spodziewać z początkiem lat dziewięćdziesiątych albo ogromnego deficytu węgla na potrzeby krajowe, albo zlikwidowania całkowicie naszego eksportu. Oczywiście zlikwidowanie eksportu, tak jak na wstępie powiedział już minister Gustek, nasz przewodniczący, który dał nam za rok ubiegły ponad 820 mln dolarów t<text:span text:style-name="T1025">ylk</text:span>o w eksporcie do drugiego obszaru, już nie mówiąc o pierwszym obszarze, będzie wymagało zastąpienia tych dewiz innym eksportem. Oczywiście to już jest zmartwienie innej ekipy, a nie nasz<text:span text:style-name="T1026">ej</text:span>.</text:p>
      <text:p text:style-name="P1027">Niemniej zlikwidowanie eksportu w obecnych układach ekonomicznych i gospodarczych oznacza dla górnictwa ogromny cios w postaci braku dewiz, który jest również dla naszego przemysłu ogromnie potrzebny i te odpisy dewizowe za eksport są dla nas niezbędne. I w związku z tym zrezygnowanie z eksportu choćby dla drugiego obszaru nie będzie możliwe ze względu na egzystencję przemysłu węglowego, bo trudno się spodziewać, żeby przy obecnej atmosferze, jaka jest wytwarzana wokół przemysłu węgla kamiennego, ktoś dawał nam dewizy tylko dlatego, że górnictwo węgla kamiennego całą swoją produkcję będzie przeznaczało na potrzeby kraju.</text:p>
      <text:p text:style-name="P1028">Robiliśmy też pewne przybliżenia, co należałoby zrobić, ażeby przemysł wę<text:span text:style-name="T1029">g</text:span>la przestał być dotowany? Okazuje się, że nie tak znowu wiele kopalń trzeba by zatrzymać, wydobycie na tych kopalniach, aby w ten sposób prowadząc tylko kopalnie, które są rentowne, można by bardzo szybko dotacje zlikwidować. Tylko<text:s/><text:soft-page-break/>znowu byłyby to kolejne miliony ton mniej w wydobyciu węgla. I niestety, my jako przemysł węglowy nie jesteśmy w stanie w tej chwili podjąć decyzji o ile należy zmnie<text:span text:style-name="T1030">js</text:span>zyć wydobycie węgla, ażeby przemysł węglowy mógł sam o własnych siłach być rentowny. Na razie potrzeby kraju, plany, które się ustala poza przemysłem węglowym, wymagają takiego wydobycia, jakie w tej chwili uzyskujemy. Ażeby to wydobycie uzyskać niestety, wszystkie kopalnie mniej lub więcej rentowne, muszą prowadzić eksploatac<text:span text:style-name="T1031">ję</text:span>, bo tego poziomu nie udałoby się uzyskać z tego względu, że zdolności wydobywcze naszych kopalń są takie jak powiedziałem, a nie inne.</text:p>
      <text:p text:style-name="P1032">Spadek tych zdolności wydobywczych już w tej chwili jest nieuchronny. I każde manewrowanie, jeżeli chodzi o za<text:span text:style-name="T1033">m</text:span>ykanie kopalń nierentown<text:span text:style-name="T1034">yc</text:span>h, eliminowanie tych kopalń, będzie oznaczało dodatkowy spadek wydobycia. Niewykluczone, że będzie to możliwe, jeżeli program gospodarki energ<text:span text:style-name="T1035">et</text:span>ycznej kraju będzie ściśle określony i ukierunkowany. I będziemy wiedzieli, ile musimy wydobywać. W tej chwili potrzeby określane na rząd 150 mln ton w aspekcie tego co powiedziałem<text:span text:style-name="T1036"><text:s/></text:span>nakładów, które na górnictwo w ciągu ostatnich 10 lat ponoszono, uniemożliwi<text:span text:style-name="T1037">ają</text:span><text:s/>nam uzyskanie tego poziomu.<text:s/>Nawet biorąc pod uwagę wydobycie łącznie z sobotami.</text:p>
      <text:p text:style-name="P1038">To może tyle byłoby tytułem wstępu, jeżeli chodzi o sytuację, w jakiej się znajduje obecnie nasz przemysł węglowy.</text:p>
      <text:p text:style-name="P1039">Dziękuję.</text:p>
      <text:p text:style-name="P1040"><text:span text:style-name="T1041">Pr</text:span><text:span text:style-name="T1042">zewod</text:span><text:span text:style-name="T1043">n</text:span><text:span text:style-name="T1044">iczą</text:span><text:span text:style-name="T1045">c</text:span><text:span text:style-name="T1046">y</text:span><text:span text:style-name="T1047">:</text:span></text:p>
      <text:p text:style-name="P1048">Dziękuję bardzo. Czy od kolegi Pietrzyka, czy od kolegi, w tej sprawie się ktoś chciał wypowiedzieć, czy zarządzimy przerwę na parę minut?</text:p>
      <text:p text:style-name="P1049"><text:span text:style-name="T1050">Ob. Rajmund<text:s/></text:span><text:span text:style-name="T1051">M</text:span><text:span text:style-name="T1052">or</text:span><text:span text:style-name="T1053">ic</text:span><text:span text:style-name="T1054">:</text:span></text:p>
      <text:p text:style-name="P1055">Ja bym był jednak za przerwą.</text:p>
      <text:p text:style-name="P1056"><text:span text:style-name="T1057">Przewodnicząc</text:span><text:span text:style-name="T1058">y</text:span>:</text:p>
      <text:p text:style-name="P1059">Pierwsza rzecz, którą się udało...</text:p>
      <text:p text:style-name="P1060">10 minut przerwy.</text:p>
      <text:p text:style-name="P1061"/>
      <text:p text:style-name="P1062">/<text:span text:style-name="T1063">Przerwa</text:span>/.</text:p>
      <text:p text:style-name="P1064"/>
      <text:p text:style-name="P1065"><text:span text:style-name="T1066">/</text:span>Po przerwie/.</text:p>
      <text:p text:style-name="P1067"/>
      <text:p text:style-name="P1068"><text:span text:style-name="T1069">Przewodnicząc</text:span><text:span text:style-name="T1070">y</text:span>:</text:p>
      <text:p text:style-name="P1071">Pięć minut minęło.<text:s/><text:span text:style-name="T1072">P</text:span>rosiłby<text:span text:style-name="T1073">m</text:span><text:s/>o zajmowanie<text:s/><text:span text:style-name="T1074">m</text:span>ie<text:span text:style-name="T1075">js</text:span>c<text:span text:style-name="T1076">.<text:s/></text:span>Pr<text:span text:style-name="T1077">oszę</text:span><text:s/>o zajmowanie miejsc.</text:p>
      <text:p text:style-name="P1078">Proszę pa<text:span text:style-name="T1079">ń</text:span>stwa, zanim przystąpimy do dalszej dyskusji mam konkretną taką propozycję. Ponieważ ja na przykład nie zdążyłem zapisać wszystkich tematów, które proponował pan Pietrzyk. Prawd<text:span text:style-name="T1080">op</text:span>odobnie pan Pietrzyk zdążył, bo młodszy, zapisać to co ja wysuwałem. Podobnie jest z tematami wysuwanymi przez pana Morica. Mam taką propozycję, żeby sekretarze teraz stanęli na głowie i spisali te wszystkie tematy, które ja wysunąłem, pan Pietrzyk wysunął i pan Moric. Niektóre się pokryw<text:span text:style-name="T1081">aj</text:span>ą, bo... albo są zbieżne. No, a jeżeli mówimy, że tam trzeba omówić sprawę płac, to u was wychodzi, u nas wychodzi. I zrobimy sobie jaki<text:span text:style-name="T1082">ś<text:s/></text:span>taki kalendarzyk po obiedzie, żebyśmy już wiedzieli, że na przyszły raz przygotowujemy jeden czy<text:s/><text:soft-page-break/>dwa tematy konkretne.</text:p>
      <text:p text:style-name="P1083">Czy zgoda co do takiego postawienia sprawy?</text:p>
      <text:p text:style-name="P1084"><text:span text:style-name="T1085"><text:s text:c="29"/></text:span>:</text:p>
      <text:p text:style-name="P1086">Czy jeżeli te tematy będą zamknięte to innych nie może być?</text:p>
      <text:p text:style-name="P1087"><text:span text:style-name="T1088">Ob.<text:s/></text:span><text:span text:style-name="T1089">A</text:span><text:span text:style-name="T1090">lojzy Pietrzyk</text:span>:</text:p>
      <text:p text:style-name="P1091">Tak, oczywiście.<text:s/><text:span text:style-name="T1092">Z</text:span><text:s/>tym, że posunąłbym się jeszcze dalej, jako że uważamy, że dzisiaj powinna nastąpić prezentacja stanowisk, z tym się zgadzamy. I ewentualnie po wygłoszeniu każdego referatu, żeby nastąpił<text:span text:style-name="T1093">a</text:span><text:s/>wzajemna wymiana materiałów, żeby je sobie przekazywać, jeżeli to oczywiście jest możliwe.</text:p>
      <text:p text:style-name="P1094"><text:span text:style-name="T1095">Przewodniczący</text:span><text:span text:style-name="T1096">:</text:span></text:p>
      <text:p text:style-name="P1097">To ja rozumiem<text:s/><text:span text:style-name="T1098">-</text:span><text:s/>prezentacja<text:s/><text:span text:style-name="T1099">-</text:span><text:s/>wymiana materiałów dzisiejszych, czy tych, które będziemy omawiać w kolejnych tam dniach.</text:p>
      <text:p text:style-name="P1100"><text:span text:style-name="T1101">O</text:span><text:span text:style-name="T1102">b.<text:s/></text:span><text:span text:style-name="T1103">A</text:span><text:span text:style-name="T1104">l</text:span><text:span text:style-name="T1105">oj</text:span><text:span text:style-name="T1106">z</text:span><text:span text:style-name="T1107">y</text:span><text:span text:style-name="T1108"><text:s/>Pietrzyk</text:span>:</text:p>
      <text:p text:style-name="P1109">Apeluję o przyjęcie takiej zasady, żeby była wzajemna wymiana tych materiałów.</text:p>
      <text:p text:style-name="P1110"><text:span text:style-name="T1111">Przewodniczący</text:span>:</text:p>
      <text:p text:style-name="P1112">Ja myślę, że nie ma przeszkód, panie przewodniczący Moric.</text:p>
      <text:p text:style-name="P1113"><text:span text:style-name="T1114">Ob.<text:s/></text:span><text:span text:style-name="T1115">Raj</text:span><text:span text:style-name="T1116">mund Moric</text:span>:</text:p>
      <text:p text:style-name="P1117">Panie przewodniczący, z naszej strony będzie to utrudnione, ponieważ nasze wystąpienia są przygotowane w rękopisie, nie są powielane. Koledzy mają tylko notatki, referują z tych notatek. Nie są to wystąpienia na piśmie.</text:p>
      <text:p text:style-name="P1118">Oczywiście jeżeli będą tematy, do których będz<text:span text:style-name="T1119">ie</text:span>my się przygotowywali w przyszłości, już konkretne, wtedy będą dokumenty przygotowane na piśmie.</text:p>
      <text:p text:style-name="P1120"><text:span text:style-name="T1121"><text:s text:c="29"/></text:span>:</text:p>
      <text:p text:style-name="P1122">Jeśli można, mam prośbę do pana Gu<text:span text:style-name="T1123">st</text:span>ka, żeby spowodował, żeby to było załatwiane tak jak w innych<text:s/>„stolikach”. Na przykład<text:s/>„stolik”<text:s/>ekonomiczny otrzymuje już na drugi dzień od strony rządowej pełen stenogram. Każdy członek tego<text:s/>„stolika”<text:s/>otrzymuje pełen stenogram przemówień i wszystkich wystąpień. I to jest na pew<text:span text:style-name="T1124">no</text:span><text:s/>w tej chwili stenogr<text:span text:style-name="T1125">af</text:span>owane.<text:s/><text:span text:style-name="T1126">I</text:span><text:s/>prosilibyśmy, żebyśmy tu również wszyscy obecni na sali dostali jeden taki egzemplarz.</text:p>
      <text:p text:style-name="P1127"><text:span text:style-name="T1128"><text:s text:c="29"/></text:span>:</text:p>
      <text:p text:style-name="P1129">Dzisiaj dopiero będzie ten cały materiał powielany.</text:p>
      <text:p text:style-name="P1130"><text:span text:style-name="T1131">Przewodnicząc</text:span><text:span text:style-name="T1132">y</text:span>:</text:p>
      <text:p text:style-name="P1133">Dobrze. Dziękuję bardzo.</text:p>
      <text:p text:style-name="P1134">Była w czasie przerwy propozycja... bo tak, w pierwszej przerwie żeśmy się umówili, że jedziemy tak jak byśmy jechali, bo przecież dobrze się nam pracuje. Ale kol.<text:s/><text:span text:style-name="T1135">M</text:span>oric przyszedł, żeby przejął przewodnictwo kol.<text:s/><text:span text:style-name="T1136">P</text:span>ietrzyk albo on. Jak uważacie - proszę bardzo.</text:p>
      <text:p text:style-name="P1137"><text:span text:style-name="T1138">Ob.<text:s/></text:span><text:span text:style-name="T1139">A</text:span><text:span text:style-name="T1140">lojzy Pietrzyk</text:span>:</text:p>
      <text:p text:style-name="P1141">Moja propozycja jest taka, żeby się rozgraniczać<text:span text:style-name="T1142">,</text:span><text:s/>żeby przykładowo dzisiaj pan prowadzi<text:s/><text:span text:style-name="T1143">-</text:span><text:s/>panie przewodniczący i robi pan to dobrze. Następnym razem - powiedzmy ja - a na trzeci dzień kol.<text:s/><text:span text:style-name="T1144">M</text:span>oric. I w ten sposób unikniemy tego przekazywania sobie<text:s/>„pałeczki”<text:s/>tak jakby pośrednio.</text:p>
      <text:p text:style-name="P1145"><text:span text:style-name="T1146">Pr</text:span><text:span text:style-name="T1147">ze</text:span><text:span text:style-name="T1148">wodni</text:span><text:span text:style-name="T1149">cz</text:span><text:span text:style-name="T1150">ąc</text:span><text:span text:style-name="T1151">y</text:span>:</text:p>
      <text:soft-page-break/>
      <text:p text:style-name="P1152">Co kolega Moric na to?</text:p>
      <text:p text:style-name="P1153"><text:span text:style-name="T1154">Ob.<text:s/></text:span><text:span text:style-name="T1155">R</text:span><text:span text:style-name="T1156">ajmund Moric</text:span>:</text:p>
      <text:p text:style-name="P1157">Oczywiście pan przewodniczący robi to wspaniale. Natomiast nauczony doświadczeniem<text:s/>„stolików”<text:s/>innych, w których również brał<text:span text:style-name="T1158">em</text:span><text:s/>udział strona opozyc<text:span text:style-name="T1159">yj</text:span>no-solidarnościowa, sądziłem, że to jest właśnie ich życzenie.</text:p>
      <text:p text:style-name="P1160">Jeżeli oczywiście z tego rezygnują, nie widzę przeszkód, nie ma znaczenia kto prowadzi obrady. Pan przewodniczący faktycznie robi to dobrze.</text:p>
      <text:p text:style-name="P1161"><text:span text:style-name="T1162">Przewodniczący</text:span>:</text:p>
      <text:p text:style-name="P1163">Dziękuję bardzo. I to w czynie społecznym w dodatku.</text:p>
      <text:p text:style-name="P1164">Proszę bardzo - ze strony<text:s/><text:span text:style-name="T1165">O</text:span>PZZ kol.<text:s/><text:span text:style-name="T1166">S</text:span>tępień - proszę bardzo.</text:p>
      <text:p text:style-name="P1167"><text:span text:style-name="T1168">Ob.<text:s/></text:span><text:span text:style-name="T1169">W</text:span><text:span text:style-name="T1170">ład</text:span><text:span text:style-name="T1171">ys</text:span><text:span text:style-name="T1172">ław Stępień</text:span>:</text:p>
      <text:p text:style-name="P1173">Władysław Stępień wiceprzewodniczący Federacji. Nadzoruję organizacje związkowe z górnictwa surowców chemicznych i skalnych.</text:p>
      <text:p text:style-name="P1174">Zanim rozpocznę zapoznanie państwa z tymi sprawami, które chciałbym tu przy tym stole poruszyć, chciałbym zgłosić takie dwie tezy, które moim zdaniem powinny nam wszystkim towarzyszyć, jeżeli będą do zaakceptowania.</text:p>
      <text:p text:style-name="P1175">Pierwsza moja teza - to uważam, że jesteśmy tym zespołem, który powinien omówić, rozpatrzyć i przyjąć procedurę, bądź załatwić, wszystkich problemów dotyczących górnictwa i górników. Bez względu na to kto je zgłasza i kogo dotyczą.</text:p>
      <text:p text:style-name="P1176">Myślę, że dobrze gd<text:span text:style-name="T1177">y</text:span>by<text:s/><text:span text:style-name="T1178">t</text:span>a teza była przyjęta, ponieważ nie chciałbym, żeby ktoś za<text:s/><text:span text:style-name="T1179">na</text:span>s to robił, żeby nas ktoś wyręczał. Dla mnie jako dla działacza związkowego jest to bardzo istotne i nie ma tutaj dla mnie tematu, który należałoby tak czy inaczej stawiać. Trzeba stawiać wszystkie w sposób bezpośredni, ponieważ to grono zostało wybrane spośród szerokiej reprezentacji polskiego górnictwa z różnych ugrupowań.</text:p>
      <text:p text:style-name="P1180">Teza druga - oparta jest na doświadczeniach z lat ubiegłych, ponieważ zbyt wiele krzywd wyrządzono polskiemu górnictwu chciałbym postawić tezę, żeby wszystkie decyzje w sprawie górnictwa przy szerokich zmianach politycznych, jakie w kraju mają nastąpić bądź następują, były podejmowane tylko i wyłącznie w kompetentnym gronie, bez tzw.<text:s/>„błogosławieństw politycznych”<text:s/>albo formalnie realizowanych.</text:p>
      <text:p text:style-name="P1181">To jest po to, żeby się zabezpieczyć przed różnego typu decyzjami, które spowodowały wielkie koszty i wiele niepotrzebnych działa<text:span text:style-name="T1182">ń</text:span><text:s/>w polskim górnictwie, które niczego gospodarce i górnikom, i społeczeństwu nie przyniosły.</text:p>
      <text:p text:style-name="P1183">Teraz pozwolicie państwo, że w kilku słowach odniosę się do problemów, które chciałbym postawić<text:s/><text:span text:style-name="T1184">w<text:s/></text:span>imieniu tej grupy górników, którą reprezentuję. Rozpocznę od bardzo atrakc<text:span text:style-name="T1185">yj</text:span>nego, aczkolwiek z niezbyt dobrym zapachem minerału, jakim jest siarka. Siarki w Polsce produkujemy<text:s/><text:span text:style-name="T1186">5</text:span><text:s/>mln ton i jest ona atrakcyjnym towarem na Wschodzie i na Zachodzie. I jest to najbardziej efektywna kopalina na dzień dzisiejszy w sytuacji rynkowej na świecie, ponieważ pozyskanie jednego dolara to jest kwestia stu kilku złotych.</text:p>
      <text:p text:style-name="P1187">Chcę powiedzieć tutaj jedno, że jest tak na Zachodzie, natomiast jest katastrofa jeżeli chodzi o zasady rynkowe, ekonomiczne w grze gospodarczej z pierwszym obszarem płatniczym.</text:p>
      <text:p text:style-name="P1188">Chciałbym postawić zdecydowany wniosek, żeby urealnić ceny eksportu siarki do pierwszego obszaru<text:s/><text:soft-page-break/>płatniczego. Podam państwu przykład, że kopalnia siarki w Grzybowie otrzymuje z pustego budżetu państwa, mówiono o tym w Sejmie, że on jest taki pusty, że aż strach do niego w ogóle zaglądać. Otrzymała w roku<text:s/><text:span text:style-name="T1189">198</text:span>8 prawie 5 mld zł tzw. dotowania do rachunku wyrównawczego, żeby ludzi mogli godziwie, jak to się mówi, zarobić. Jest to dla mnie absurd. I bardzo bym szukał tutaj zwolenników przy tym stole, żeby to w sposób natychmiastowy takie praktyki zostały zaprzestane.</text:p>
      <text:p text:style-name="P1190">Dalej - na końcu zgłoszę kilka wniosków takich podporządkowanych pod uwagę państwa, ewentualnie przyjęcie ich do realizacji. Przejdę teraz jednak do następnej grupy minerałów to jest sól.</text:p>
      <text:p text:style-name="P1191">Soli wydobywamy około 4 mln w Polsce i robimy to w kopalniach podziemnych i w kopalniach otworowych. Wielką kopalnią soli na skalę<text:s/><text:span text:style-name="T1192">p</text:span>rzemysłową jest kopalnia Kłodawa, w której mamy wiele problemów, o których jeszcze będę w kilku słowach mówił.</text:p>
      <text:p text:style-name="P1193">Mamy natomiast dwie kopalnie... Moje wystąpienie proszę państwa, jest pod kątem robienia interesów w polskim górnictwie. Interesuje mnie biznes jaki na górnictwie można robić. Bo są dwie szkoły w kraju - jedni uważają,<text:s/><text:span text:style-name="T1194">że<text:s/></text:span>jest nieszczęście, że Polska ma surowce, drudzy uważają, że jest to wielkie szczęście.</text:p>
      <text:p text:style-name="P1195">Mamy dwie kopalnie soli w Bochni i Wieliczce. Obydwie stare kopalnie, których wydobycie pod ziemią jest praktycznie już szczątkowe<text:s/><text:span text:style-name="T1196">-</text:span><text:s/>kończy się. I należy rob<text:span text:style-name="T1197">i</text:span>ć<text:span text:style-name="T1198"><text:s/></text:span>na tych wyrobiskach dwie sprawy - masowe leczenie górników i młodzieży do lat 15 w komorach solnych. Proszę państwa, leczenie młodego człowieka, który od urodzenia ma kłopoty z górnymi drogami oddechowymi w komorze solnej, jest jedynym skutecznym leczeniem, wyleczeniem go na całe dalsze jego życie.</text:p>
      <text:p text:style-name="P1199">W Wieliczce nie ma w ogóle bazy do lecznictwa. Młodzież można leczy<text:span text:style-name="T1200">ć</text:span><text:s/>tylko w lecie, kiedy są puste internaty o bardzo niskim standardzie.</text:p>
      <text:p text:style-name="P1201">Wnoszę, aby znaleźć środki, zbudować bazę sanatoryjną w Wieliczce. I aby również zainteresował się rząd budową nowoczesnej bazy lecznictwa sanator<text:span text:style-name="T1202">yj</text:span>nego, rehabilitacji dorosłych i dzieci w komorach solnych w Bochni. Jest to naprawdę atrakcyjna sprawa. A przy okazji można na tym trochę zarobić, ponieważ można zrobić jedną komorę np. dla tzw. cudzoziemców i za dewizy umożliwiać im leczenie. Bo w Wieliczce jest tylko dla cudz<text:span text:style-name="T1203">o</text:span>ziemców, natomiast ja bardzo kocham Polaków i zdrowych Polaków przede wszystkim.</text:p>
      <text:p text:style-name="P1204">Dalej - górnictwo skalne. Ponad 400 mln ton wydobycia. 5 000 czynnych kamieniołomów w Polsce. Może nie wszyscy się orientują, ale bogactwo przechodzi oczekiwania i wyobraźnię. My na górnictwie skalnym, które jest ogromnie zacofane technicznie, na dziś możemy robić ogromny interes. Proponu<text:span text:style-name="T1205">ję,</text:span><text:s/>proponowałem zres<text:span text:style-name="T1206">zt</text:span>ą to na Państwowej Radzie Górnictwa w Październiku, wnioski moje zostały przyjęte w imieniu... przedstawiłem je w imieniu Federacji Górników.</text:p>
      <text:p text:style-name="P1207">Proponuję, żeby 3<text:span text:style-name="T1208">-</text:span>4<text:s/>—<text:s/>eksperci to powi<text:span text:style-name="T1209">n</text:span>ni oszacować<text:s/>—<text:s/>kamienie: granit, marmur, bazalt, które są drogie tak jak złoto na świecie. Dać środki, dać sprzęt nowoczesny. Dać środki, dać sprzęt nowoczesny i uruchomić, ale pilnie<text:s/>w<text:span text:style-name="T1210">ys</text:span>oko opłacalny<text:s/>eksport, wysoko przetworzonych elementów z tych właśnie trzech kamieni, które ja znam, które są...<text:s/><text:span text:style-name="T1211">k</text:span>tóre wszyscy znają państwo. Trzeba to zrobić natychmiast i biznes na kamieniach tych trzech jest gwarantowany. Przy niezbyt dużych nakładach finansow<text:span text:style-name="T1212">yc</text:span>h.</text:p>
      <text:p text:style-name="P1213">To jest wniosek w górnictwie skalnym. Dalej jest priorytet rządowy i my go wszyscy popieramy, żeby po<text:span text:style-name="T1214">s</text:span>tawi<text:span text:style-name="T1215">ć</text:span><text:s/>na polskie rolnictwo, w których rezerwy są ogromne. Proponuję, ażeby w trybie pilnym przystąpić na bazie wydobycia dolomitów, w Sandomierzu i na przykład w Niemodlinie koło Opol<text:span text:style-name="T1216">a</text:span>, bo tam jest wielkie<text:s/><text:soft-page-break/>rolnictwo, w Sandomierzu już ta produkcja jest szczątkowa, ale jest prowadzona, uruchomić na zasadzie mielenia dolomitu produkcję nawozu wapniowo-magnezowego, poszukiwanego, jest to nasz najlepszy zawierający 4 składniki do użyźniana polskiej ziemi i nie tylko polskiej.</text:p>
      <text:p text:style-name="P1217">Produkcja bardzo prosta, bardzo prosta, trzeba to natychmiast uruchomić. I tu bym proponował,<text:s/><text:span text:style-name="T1218">ż</text:span>eby również było kolejne stanowisko rządowe jak z tym idziemy, my się<text:s/>ślamazarzymy<text:s/>z tym już 2 lata na przykład w Sandomierzu i to jest na takiej zasadzie, że ludzie przyjeżdż<text:span text:style-name="T1219">aj</text:span>ą, łopatami sobie sypią, a jest to poszukiwany nawóz na rynku krajowym, mamy tak zakwaszone gleby przez ekologiczne zagrożenie jakie daje przemysł, że jest to naprawdę bardzo ważna sprawa. Dla nas wszystkich, bo tu chodzi o żywność i o zdrową żywność.</text:p>
      <text:p text:style-name="P1220">I to byłyby moje wnioski pod adresem strony rządowej i chciałbym tutaj korzystając z tego, że przyjęliśmy zasadę, że również niektóre szczegóły sprawy przedstawiamy na tym forum, bo chyba tak trzeba, nie ważne jak długo będziemy obradować, ale ważne żebyśmy w tym gronie kilka spraw uporządkowa<text:span text:style-name="T1221">li,</text:span><text:s/>czy też kilkadziesią<text:span text:style-name="T1222">t</text:span>, więc pozwólcie państwo, że ja prze<text:span text:style-name="T1223">ds</text:span>tawiłbym takich 12 wniosków szczegółowych, które wynikają między<text:s/><text:span text:style-name="T1224">i</text:span>nnymi z tego co przed chwilą powiedziałem.</text:p>
      <text:p text:style-name="P1225">Więc pierwszy generalny wniosek, który stawiam w imieniu całej Federacji, nie tylko branży, którą nadzoruję, bo nas jest duża autonomia w branżach, dlatego tak mogę sobie mówić branżowo, trochę, więc generalny wniosek, aby rząd podczas obrad naszego podzespołu przedstawił informację o sposobie realizacji wszystkich przyjętych przez naszą Federację wniosków z okresu strajków sierpniowych i majowych, w roku ubiegłym jak również wniosków, przyjętych w uchwale naszego zgromadzenia Federac<text:span text:style-name="T1226">ji</text:span><text:s/>w październiku 1988 roku.<text:s/><text:span text:style-name="T1227">W</text:span><text:s/>tej sprawie przewodniczący Federacji spotkał się z premierem Rakowskim w roku ubiegłym i oczek<text:span text:style-name="T1228">uj</text:span>emy tutaj chyba wszyscy, żeby zobaczyć jak te wnioski mają szanse realizacji,<text:s/><text:span text:style-name="T1229">k</text:span>tóre są realne na dziś, które są realne na jutro.</text:p>
      <text:p text:style-name="P1230">Wiele spraw nam się wyjaśni jeśli taka informacja byłaby tutaj<text:span text:style-name="T1231"><text:s/></text:span>wszystkim nam prze<text:span text:style-name="T1232">ds</text:span>t<text:span text:style-name="T1233">a</text:span>w<text:span text:style-name="T1234">i</text:span>ona.</text:p>
      <text:p text:style-name="P1235">To jest na czas trwania prac zespołu wniosek,<text:span text:style-name="T1236"><text:s/></text:span>natomiast wnioski, które w imieniu branży chciałbym tutaj przedstawić, to jest tak.</text:p>
      <text:p text:style-name="P1237">Pierwszy wniosek urealnienie cen eksportu siarki do pierwszego obszaru płatniczego, objęcie tego kie<text:span text:style-name="T1238">r</text:span>unku cenami transakcyjnymi.</text:p>
      <text:p text:style-name="P1239">Dwa - to byłoby natychmiastowe wstrzymanie w związku z punktem pierwszym dotacji budżetowej do kopalni siarki w Grzybowie, która jest bezsensowna jeśli są ceny transakcyjne.</text:p>
      <text:p text:style-name="P1240">Dalej chciałbym prosić o wsparcie<text:s/><text:span text:style-name="T1241">-</text:span><text:s/>mamy dosłownie 3 stanowiska w górnictwie siarki, gdzie ludzie pracują w tzw. krematorium. Jest to stanowisko w rafinacji i granulacji siar<text:span text:style-name="T1242">ki</text:span><text:s/>gdzie technika obecna jest niezdolna poprawić sytuac<text:span text:style-name="T1243">ji</text:span>. Ludzie pracują w str<text:span text:style-name="T1244">as</text:span>znych warunkach i odchodzą na emerytury po uzyskaniu 60 lat życia. Chciałbym prosić o zrozumienie dla tych ludzi, żaden z nich tego okresu 60 lat nie doczekuje, na stanowisku jest na rencie albo gdzieś tam niżej, chciałbym prosić, żeby tutaj można było o 5 lat skrócić tym ludziom wiek emerytalny. Pracują w autentycznych krematoriach można to sprawdzić, stanowiska są do dyspozycji.</text:p>
      <text:p text:style-name="P1245">Dalej - jeśli chodzi o górnictwo soli, o tej bazie mówiłem w Wieliczce, o bazie w Bochni, i na szeroką skalę leczyć polskich górników i nie tylko polskich górników - ludzi, którzy tego wymagają. Jest ogromna możliwoś<text:span text:style-name="T1246">ć</text:span><text:s/>tutaj.</text:p>
      <text:soft-page-break/>
      <text:p text:style-name="P1247">Dalej chciałbym również, ażeby przy tym stole była mowa o wydaniu odpowiednich przepisów regulujących rozwiązanie dla górników, którzy muszą odejść, bo likwiduje się kopalnię głębinową. Mamy przykład taki w Inowrocławiu, człowiek pracuje załóżmy 18 lat w kopalni pod ziemią i nagle<text:s/><text:span text:style-name="T1248">k</text:span>opalnia ulega likwidacji<text:span text:style-name="T1249">,</text:span><text:s/>bo grozi zawaleniem miasta i najbliższa kopalnia jest 100 km od Inowrocławia i co z nim zrobić? Wiem, że taki dokument jest szykowany przez stronę rządową i prosiłbym, żeby tutaj w tym temacie wszyscy otrzymali jakąś informację, bo to może spotkać w przyszłości różne inne grupy górników.</text:p>
      <text:p text:style-name="P1250">Chciałby prosić o zdecydowane wsparcie młodych, bardzo młodych, a już chorych górników w kopalni barytu w Boguszowie, dla których jest brak środków dewizowych na ubrania ochronne. To jest naprawdę nieszczęście, ci młodzi ludzie prosili mnie po 20 lat: P<text:span text:style-name="T1251">a</text:span>nie przewodniczący niech pan to zrobi, ja po prostu załatwiłem pożyczkę z siarki dewiz,<text:s/><text:span text:style-name="T1252">ż</text:span>eby tym młodym ludziom kupić te ubrania, bo oni tam dosłownie w pełnej świadomości dyrekcji i ich wszystkich tracą zdrowie po 2-3 latach pracy.</text:p>
      <text:p text:style-name="P1253">Musi to być ciągłość jakaś, zabezpieczenie tam dla tych ludzi.</text:p>
      <text:p text:style-name="P1254">I tutaj już ostatnie dwa wnioski to jest sprawa tego przypatrzenia się, który kamień należałoby tutaj do<text:span text:style-name="T1255">fi</text:span>nansować, unowocześnić, doinwestowa<text:span text:style-name="T1256">ć</text:span><text:s/>i robić na tym interes, i jeden temat z porozumień strzelińskich, to są takie porozumienia wprawdzie półoficjalne, ale były między stroną rządową i ówczesnym związkiem<text:s/>„Solidarności”, żeby wreszcie po kilku latach ujednolicić i uporządkować<text:s/>deputaty węgłowe dla górników skalnych, pracujących w prymitywnych warunkach bardzo ciężkich za nie całe 50 tysięcy złotych.</text:p>
      <text:p text:style-name="P1257">Dziękuję.</text:p>
      <text:p text:style-name="P1258"><text:span text:style-name="T1259">Przewodniczą</text:span><text:span text:style-name="T1260">cy</text:span>:</text:p>
      <text:p text:style-name="P1261">Dziękuję bardzo koledze Stępniowi.</text:p>
      <text:p text:style-name="P1262">Proszę bardzo ze strony<text:s/>„Solidarności”, proszę uprzejmie, kto chce zabrać głos?</text:p>
      <text:p text:style-name="P1263"><text:span text:style-name="T1264">Ob. Grzegorz Stawsk</text:span><text:span text:style-name="T1265">i</text:span>:</text:p>
      <text:p text:style-name="P1266">Jestem sztygarem w kopalni<text:s/>„Manifest Lipcowy”<text:s/>uczestniczyłem w dwóch wielkich strajkach śląskich, byłem sygnatariuszem porozumień jastrzębskich i jestem sygnatariuszem porozumień jastrzębskich, reprezentuję stronę<text:s/>„Solidarności”<text:s/>i byłem świadkiem tworzenia się przyczyn strajków i jedną z tych przyczyn było - jestem przekonany - fakt, że kopa<text:span text:style-name="T1267">l</text:span>nie nie były samodzielnymi przedsi<text:span text:style-name="T1268">ęb</text:span>iorstwami.</text:p>
      <text:p text:style-name="P1269">Moim tematem jest ra<text:span text:style-name="T1270">cj</text:span>onaliza<text:span text:style-name="T1271">cj</text:span>a struktur organizacyjnych górnictwa. Jest to temat dość nośny, dość modny ostatnio, ale to nie znaczy, żeby go nie podejmowa<text:span text:style-name="T1272">ć</text:span>.</text:p>
      <text:p text:style-name="P1273">Likwidacja pośrednich struktur zarządzania w górnictwie jest postulatem powtarzanym w czasie trwania kolejnych strajków.<text:s/><text:span text:style-name="T1274">W</text:span><text:s/>roku 1980 postulat likwidacji<text:s/><text:span text:style-name="T1275">zj</text:span>ednoczeń nie został spełniony. Miejsce zjednoczeń powołano zrzeszenia obligatoryjne, okres działalności zrzeszeń z perspektywy czasu można ocenić jako najmniej uciążliwy, ponieważ dawały one częściową samodzielność kopalni<text:span text:style-name="T1276">o</text:span>m. Krytyka struktur pośrednich i tendencja reformatorska w kierunku ich likwidacji spowodowała tendencje zachowawcze i dążenie do ut<text:span text:style-name="T1277">r</text:span>zymania dotychcz<text:span text:style-name="T1278">as</text:span>owego modelu zarządzania. Dowodem na to było powstanie przedsiębiorstw wielozakładowych, tak zwanych gwarectw. Ich powstanie spowodowało całkowitą likwidację samodzielności kopalń i samorządów pracowniczych. Nastąpiło dalsze wzmocnienie systemu nakazowo-rozdzielczego. Ten system zarządzania odgrodził kopalnie od jakichkolwiek działań reformatorskich.</text:p>
      <text:soft-page-break/>
      <text:p text:style-name="P1279">Zaczęły gwałtownie rosną<text:span text:style-name="T1280">ć</text:span><text:s/>koszty wydobycia węgla, spowodowane nie tylko inflacją. Postulaty str<text:span text:style-name="T1281">ajk</text:span>ując<text:span text:style-name="T1282">y</text:span>ch załóg górniczych doprowadziły do kolejnej metamorfozy struktur. Postulat brzmiał w roku 1988: zlikwidować gwarectwa i ograniczyć administra<text:span text:style-name="T1283">cj</text:span>ę.<text:s/><text:span text:style-name="T1284">W</text:span><text:s/>rzeczywistości powstały przedsiębiorstwa eksploatacji węgla, które przejęły i kontynuują funkcje gwarectw. Jedynym efektem tej zmiany jest zlikwidowanie trzech gwarectw.</text:p>
      <text:p text:style-name="P1285">Obecna organizacja górnictwa jest wręcz karykaturalna. Obowiązuje trzystopniowa struktura podległości kopalń. Taki układ powoduje niedrożność systemu zarządzania, na przykład decyzje centrum muszą przejść wszystkie szczeble struktury zanim dotrą do wykonawców.<text:s/>Można też przypuszczać, że decyzje te mogą być tu<text:s/>„zniekształcone i poprawione”<text:s/>w czasie wędrówki po kolejnych szczeblach drabiny administracy<text:span text:style-name="T1286">jn</text:span>ej.</text:p>
      <text:p text:style-name="P1287">Nasze stanowisko w tej sprawie jest następujące. Kopalnia jest samodzielną jednostką produkcyjną, bez silnych powiązań kooperac<text:span text:style-name="T1288">yj</text:span>nych z innymi podmiotami gospodarczymi. Zgodnie więc z ogólnymi zasadami reformy gospodarczej poszczególne kopalnie powinny być samodzielne, samodzielnymi, samorządnymi i w miarę możliwości samo<text:span text:style-name="T1289">fi</text:span>nansu<text:span text:style-name="T1290">ją</text:span>c<text:span text:style-name="T1291">ym</text:span>i się przedsiębiorstwami państwowymi. Pozwoli to łatwiej tworzyć sam<text:span text:style-name="T1292">o</text:span>rząd przedsiębior<text:span text:style-name="T1293">st</text:span>wa i realizować jego funkcje. Sprzyjać to będzie wyzwalaniu inicjatyw załóg oraz podejmowaniu przedsięwzięć innowac<text:span text:style-name="T1294">yjnyc</text:span>h. Kopalnia - przedsiębiorstwo stanie się<text:s/><text:span text:style-name="T1295">je</text:span>dnoznacznym podmiotem gospodarczym w stosunkach z załogą, władzami terenowymi i innymi przedsiębiorstwami oraz z władzami państwowymi. Kopalnia - przedsiębiorstwo stanie się właściwym depoz<text:span text:style-name="T1296">yt</text:span>ariuszem majątku narodowego obejmującego wydzielone złoża zasobów mineralnych oraz pozostałego majątku. Ułatwi to państwową kontrolę właściwego użytkowania tego majątku, szczególnie kontrolę gospodarki złożami związanymi z pobieraniem do budżetu państwa opłat z tytułu renty górniczej oraz gospodarki maszynami i amortyzacją.<text:s/><text:span text:style-name="T1297">W</text:span><text:s/>tych warunkach wartość renty górniczej będzie mogła łatwiej zostać zróżnicowana dla poszczególnych kopalń i pokładów, uściślając rozliczenia i kontrole.</text:p>
      <text:p text:style-name="P1298">W szczególnie niekorzystnych warunkach geologiczn<text:span text:style-name="T1299">yc</text:span>h i utrzymywaniu kopalń ni<text:span text:style-name="T1300">er</text:span>en<text:span text:style-name="T1301">to</text:span>wnych,<text:s/><text:span text:style-name="T1302">moż</text:span>e być to decyzja<text:s/><text:span text:style-name="T1303">orga</text:span>nu założycielskiego, będą indywidualnie ustalane kwoty do finansowała tych kopalń z budżetu państwa zamiast odprowadzania do budżetu renty górniczej.</text:p>
      <text:p text:style-name="P1304">Kopalnia - przedsiębiorstwo jako wydzielony podmiot gospodarczy będzie ponosiła jednak znaczną odpowiedzialność za jakość kopaliny użytecznej zbywanej na zewnątrz, za bezpieczeństwo i higienę pracy w kopalni oraz za spełnienie wymagań ochrony środowiska i inne warunki uzgadnianie z władzami terenowymi. Likwidacja Wspólnoty Węgla i przedsiębiorstw eksploatac<text:span text:style-name="T1305">yj</text:span>nych węgla powinno towarzyszyć szereg<text:span text:style-name="T1306"><text:s/></text:span>przedsięwzięć, a więc powstanie samorządu pracowniczego, wzmocnienie kontroli warunków bhp w poszczególnych kopalniach przez Urząd Górniczy i Pa<text:span text:style-name="T1307">ń</text:span>stwową Inspekcję Pracy, wzmocnienie kontroli warunkó<text:span text:style-name="T1308">w</text:span><text:s/>zagospodarowania i pełnego wykorz<text:span text:style-name="T1309">ys</text:span>tania zasobów naturalnych, ustalenia przez instytucję państwową ogólnych zasad obliczania wysokości opłat za przejęte przez kopalnie do eksploatacji zasoby naturalne, poszerzenie i wzmocnienie kontroli jakości węgla i innych kopalin, określenie nowych zasad zbywania węgla, wzmocnieni<text:span text:style-name="T1310">e<text:s/></text:span>państwowej i społecznej kontroli ochrony środowiska przez kopalnie, poszerzenie studiów techniczno-ekonomiczn<text:span text:style-name="T1311">yc</text:span>h i badań nad zagadnieniami eksploatac<text:span text:style-name="T1312">yj</text:span>nymi i możliwymi drogami obniżki kosztów nad warunkami zalegania zasobów, kierunkami postępu technicznego i prognozowaniem przyszłości górnictwa.</text:p>
      <text:soft-page-break/>
      <text:p text:style-name="P1313">Takie są nasze propozycje, z którymi przychodzimy tutaj do dalszej dyskusji.</text:p>
      <text:p text:style-name="P1314">Dziękuję.</text:p>
      <text:p text:style-name="P1315"><text:span text:style-name="T1316">Przewodnicząc</text:span><text:span text:style-name="T1317">y</text:span>:</text:p>
      <text:p text:style-name="P1318">Dziękuję bardzo. To także by była dalsza prezentacja stanowisk, to ja poproszę - jeżeli koledzy współprzewodniczący nie mają nic przeciwko temu - o zabranie głosu kolegi Kapłanka.</text:p>
      <text:p text:style-name="P1319"><text:span text:style-name="T1320">Ob. Andrzej Kapłanek</text:span>:</text:p>
      <text:p text:style-name="P1321">Od kilku tygodni powierzono mi obowiązki dyrektora Przedsiębiorstwa Eksploatac<text:span text:style-name="T1322">ji</text:span><text:s/>Węgla -<text:s/>„P<text:span text:style-name="T1323">oł</text:span>udnie”.</text:p>
      <text:p text:style-name="P1324">Tu 25 lat w górnictwie pracuję, jak koledzy górnicy wiedzą, żeby dotrzeć do stanowisk dyrektorskich w górni<text:span text:style-name="T1325">ct</text:span>wie nie można być gdzieś tam przywiezionym, tylko trzeba od sztygara, nadgórnika, po kolei wszystkie stanowiska przejść i<text:s/><text:span text:style-name="T1326">również</text:span><text:s/>dotrzeć do tych stanowisk dyrektorskich.</text:p>
      <text:p text:style-name="P1327">Chcę powiedzieć, że te ćwierć wieku to jest do<text:span text:style-name="T1328">ś</text:span>ć dużo by nauczyć się i zawodu górniczego, i poznać, na czym polega górnicza praca i górniczy trud, a również nasiąknąć tym, co zawsze górnictwo cechowało, te wartości tradycyjne - odpowiedzialności, szacunku do pracy, przełożonych i do tej czysto górniczej tradycji opartej na ludzkiej wzajemnej solidarności i życzliwości.</text:p>
      <text:p text:style-name="P1329">I po co ja w tym swoim kilkuzdaniowym wstępie o tym mówię? Mówię dlatego, że na naszych oczach - my<text:span text:style-name="T1330">ś</text:span>lę, że wszyscy tak jak tu górnicy siedzimy i nad tym ubolewamy - poplątało nam się to wszystko. Poplątało nam się w zakresie i tych tradycyjnych odruchów, i tych, o których tutaj koledzy mówią, w zakresie ekonomii etc.</text:p>
      <text:p text:style-name="P1331"><text:span text:style-name="T1332">W</text:span><text:s/>efekcie to spojrzenie na nas, górników, ludzi spoza branży, ludzi z zewnątrz, jest takie jakie jest od wielu lat. Po części my dajemy im, różnymi naszymi<text:s/>splątanymi<text:s/>losami, w które się sami wplątujemy<text:span text:style-name="T1333">,</text:span><text:s/>dajemy im argumenty do takiego spojrzenia, do takiej oceny naszej rzeczywistości.</text:p>
      <text:p text:style-name="P1334"><text:span text:style-name="T1335">I</text:span><text:s/>teraz może przejdę do kilku rzeczy... to znaczy najpierw chciałbym osobiście jako górnik, nie tylko jako dyrektor przedsiębiorstwa, wyrazić ogromną radość i nadzieję, że w tych wstępnych wprowadzeniach, jakie tutaj strony przedstawiły, tak wiele jest zbieżnych cech. Wynikają przecież, bo zresztą nie spodziewałem się jadąc tutaj, że może być inacz<text:span text:style-name="T1336">ej,</text:span><text:s/>bowiem jeżeli prawdziwy górnik z prawdziwym górnikiem siądzie przy stole, no to przecież te interesy naszych górniczych rodzin, naszych górniczych załóg, są jednakowe, czy ta kopalnia będzie się nazywać tak, czy inaczej .</text:p>
      <text:p text:style-name="P1337">W związku z tym również nie dziwię się, że tak wiele jest elementów w naszych wystąpieniach wspólnych.</text:p>
      <text:p text:style-name="P1338"><text:span text:style-name="T1339">W</text:span><text:s/>moim odczuciu należałoby, bowiem ta dyskusja już od dwóch godzin trwająca, dotyka jakże różnych wątków. Ale należałoby w pierwszej tutaj chwili zdecydować o pewnym nie tyle kierunku, ile kolejności zajmowania się tymi zagadnieniami, które dla nas górników są niezwykle istotne.</text:p>
      <text:p text:style-name="P1340">Ja chciałbym powiedzieć tutaj o czterech. Pierwszy to jest to, co tutaj wypływało z wielu ust moich przedmówców. O zdefiniowaniu i wypracowaniu spojrzenia na to, ile tego węgla będzie temu krajowi potrzebne, bowiem my górnicy zawsze byli<text:span text:style-name="T1341">ś</text:span>my na usługach tego społeczeństwa i zawsze staraliśmy się realizować to, co to społeczeństwo w<text:s/><text:span text:style-name="T1342">z</text:span>a<text:span text:style-name="T1343">k</text:span>re<text:span text:style-name="T1344">sie</text:span><text:s/>zapotrzebowania na energię życzy sobie. Faktem jest - j<text:span text:style-name="T1345">a</text:span><text:s/>już nie chcę wspominać lat sześćdziesiątych, kiedy pracowało nam się bardzo trudno, bo życzenie społeczne, zapotrzebowanie społeczne było przeogromne. A my takimi czy innymi metodami próbowaliśmy to społeczne oczekiwania realizować.</text:p>
      <text:soft-page-break/>
      <text:p text:style-name="P1346">A więc na dzień dzisie<text:span text:style-name="T1347">js</text:span>zy chcielibyśmy to jasno mieć zde<text:span text:style-name="T1348">fi</text:span>niowane, bo to jest pierwszy warunek sine qua non, warunek konieczny do wejścia w te inne zagadnienia, również bardzo skomplikowane, a które są dla nas niezwykle interesu<text:span text:style-name="T1349">ją</text:span>ce.</text:p>
      <text:p text:style-name="P1350">Drugim tematem to jest kwestia teraz systemu finansowo-ekonomicznego, czy ewentualnie struktur w górnictwie. Moim zdaniem, tzn. z moich doświadczeń, dzielę się tu moimi doświadczeniami, podstawowym elementem jest rozwiązanie systemu ekonomiczno-<text:span text:style-name="T1351">fi</text:span>nansowego w górnictwie. Struktury organizacyjne są rzeczą pochodną tego. Rzeczą pochodną tego pierwszego. Żeby być dobrze zrozumianym, myślę, że ten temat jest mi bardzo bliski. Jak powiedziałem kilka tygodni temu byłem dyrektorem kopalni. I przez wiele miesięcy<text:span text:style-name="T1352"><text:s/></text:span>ja z moim własnym zespołem ekonomistów koło mnie skupionych próbowaliśmy stworzyć taki system dla siebie, dla naszej kopalni finansowy, który by te elementy tu rozsiane w tej dyskusji połączył. Uczynił tą kopalnię odpowiedzialną, samofinansu<text:span text:style-name="T1353">ją</text:span>cą etc., etc.</text:p>
      <text:p text:style-name="P1354">I powiem tutaj szanownym zgromadzonym, że po tych wielu miesiącach pracy wycofaliśmy się, daliśmy spokój. Dlaczego? Nie dlatego, że temat jest nie do ugryzienia, tylko uwarunkowania zewnętrzne, wobec których kopalnie pracują, są na dzie<text:span text:style-name="T1355">ń</text:span><text:s/>dzisiejszy praktycznie nie do ugryzienia<text:span text:style-name="T1356">.</text:span></text:p>
      <text:p text:style-name="P1357">Żeby być dobrze zrozumianym, co ja rozumiem przez uwarunkowania zewnętrzne? Weźmy chociażby podstawowy element - możliwość odtworzenia naszego majątku oparta jest na funduszu rozwoju. Fundusz rozwoju to są środki odprowadzone z amortyzacji środków trwałych majątku kopalni. Dla przykładu weźmy taką sobie nie<text:s/>najstarszą, ale i nie<text:s/>najmłodszą kopalnię<text:s/>„Rydułtowy”<text:s/>akurat z naszego przedsiębiorstwa.</text:p>
      <text:p text:style-name="P1358">Wartość majątku trwałego kopalni, szacowana na dzień dzisiejszy, z tymi wszystkimi nawarstwieniami z lat ubiegłych - k<text:span text:style-name="T1359">o</text:span>ledzy wiedzą, jak to zostało przeliczane - jest rząd wielkości circa 6,5 mld zł. Ktoś powie, dużo, mało. Można z tego przeliczyć, ile z tego odpisu amortyzacyjnego. Kilkaset milionów. A w tym roku ta sama kopalnia<text:s/>„Rydułtowy”<text:s/>za jedną jedyną obudowę zm<text:span text:style-name="T1360">ec</text:span>han<text:span text:style-name="T1361">iz</text:span>owaną zapłaci 4,5 mld. Jakie są możliwości kopalni postawionej samej sobie? Ktoś powie, nie<text:s/><text:span text:style-name="T1362">m</text:span>a nic prostszego, podnieść wartość, przeliczyć wartość majątku kopalni. Każdy tu siedzący ekonomista wie, jak to się skończy, gdyby taki mechanizm wprowadzono do naszego przemysłu, jakby się to skończyło dla cen i dla całego tego mie<text:span text:style-name="T1363">js</text:span>ca, w którym się znajdujemy na dzień dzisiejszy<text:span text:style-name="T1364">.</text:span></text:p>
      <text:p text:style-name="P1365">Ja powiedziałem o jednym, jedynym ogniwku w tym całym ciągu myślowym, który się nazywa samodzielność i samofinan<text:span text:style-name="T1366">s</text:span>owanie kopalń. To jest cały łańcuch takich problemów wobec których, przyznam się, staliśmy bezradni. Bowiem tu nie chodziło o jakieś ambicje moje jako dyrektora, czy zespołu, który chciał wdrożyć samodzielność i samo<text:span text:style-name="T1367">fi</text:span>nansowanie kopalni<text:span text:style-name="T1368">.</text:span></text:p>
      <text:p text:style-name="P1369"><text:span text:style-name="T1370">W</text:span><text:s/>pewnym momencie doszliśmy do jeszcze bardziej rzeczy, która nas przeraziła. Bowiem, załóżmy, że byśmy nawet dopięli swego. I w pewnym momencie stanęlibyśmy wobec rozwoju zewnętrznie uwarunkowanych zdarzeń, które nie jest na dzień dzisiejszy w stanie najlepszy ekonomista przewidzieć. Bo można - powie ktoś - by stworzyć jakieś gwarancje, przeliczenia, naliczenia. Nie wszystko można przewidzieć.</text:p>
      <text:p text:style-name="P1371"><text:span text:style-name="T1372">W</text:span><text:s/>pewnym momencie staniemy wobec sytuacji, że tej załodze, która nam zawierzy, a tym rodzinom, które stoją za tymi pracującymi na tej kopalni, nie będziemy potrafili zapewnić tego, takiego przynajmniej standardu jak na dzień dzisiejszy. Jako przykład dam - chociażby wracając do tego funduszu rozwoju i do możliwości kopalni. Jeżeli jesteśmy zobowiązani tworzyć tę pracę by była bezpieczna i aby była jak<text:s/><text:soft-page-break/>najmniej szkodliwa dla tego zdrowia. Ale to wszystko kosztuje, przeogromne pieniądze kosztuje. I wobec takiego rozwoju sytuacji, kiedy kopa<text:span text:style-name="T1373">l</text:span>nia z<text:span text:style-name="T1374">ac</text:span>znie się borykać z kłopotami finansowymi, no wiadomo czym się to skończy. A więc cięciami w sferze technicznych rozwiąza<text:span text:style-name="T1375">ń</text:span><text:s/>etc.,<text:s/><text:span text:style-name="T1376">e</text:span>tc.,<text:s/><text:span text:style-name="T1377">e</text:span>tc. To jako jeden z przykładów tylko da<text:span text:style-name="T1378">ję</text:span>.</text:p>
      <text:p text:style-name="P1379">I to wszystko spowodowało, że w pewnym momencie powiedzieliśmy sobie - nie, na dzisiaj nie można. A więc wracając do mojej myśli - jeżeli chcemy mówić o tych dwóch sprawach, to najpierw system ekonomiczno- finansowy, który niejako da gwarancję, by ta o<text:span text:style-name="T1380">r</text:span>gan<text:span text:style-name="T1381">iz</text:span>acja pracy, która wyniknie z tego wszystkiego, była log<text:span text:style-name="T1382">ic</text:span>zną konsekwencją, bez upierania się przy czymkolwiek.</text:p>
      <text:p text:style-name="P1383">Logiczną konsekwen<text:span text:style-name="T1384">cją,</text:span><text:s/>która zapewni interes naszym załogom, ale i społeczeństwu, które chce od nas określonych kalorii, określonych ilości węgla. Bowiem tu pięknymi, nie raz proszę państwa, szczególnie w ostatnich miesiącach, a nawet i latach, spotykamy się z przepięknymi hasłami.<text:s/><text:span text:style-name="T1385">I</text:span><text:s/>nie potrafimy wyzbyć się tej hasłowości w naszym spojrzeniu, w naszych działaniach. Mówimy<text:s/>samo<text:span text:style-name="T1386"><text:s/>f</text:span>inansowo<text:span text:style-name="T1387">ść</text:span><text:s/>- a kiedy ktoś konkretny pyta - a jak. Pozostaje to na razie w sferze hase<text:span text:style-name="T1388">ł</text:span>.</text:p>
      <text:p text:style-name="P1389">Ja myślę, że te dwa zagadnienia powinny w takim kierunku zmierzać. I jest jeszcze czwarta sprawa, która<text:span text:style-name="T1390"><text:s/></text:span>mnie, związanego z kierownictwami kopalń boli, nad czym<text:span text:style-name="T1391"><text:s/></text:span>boleję i chciałbym tu również na początku powiedzieć. Bo niejako ustalamy ten ciąg działań, który będzie przedmiotem naszych dywagacji i rozważań w najbliższym okresie.</text:p>
      <text:p text:style-name="P1392">Od kilku miesięcy stało się, że po tej drugiej stronie bramy, tam gdzie powinno się pracować rozdysk<text:span text:style-name="T1393">u</text:span>towaliśmy się, na n<text:span text:style-name="T1394">aj</text:span>przeróżniejsze tematy i słuszne, i niekiedy wydumane, i niekiedy naciągnięte. Oczywiście absorbuje to dwie strony, strasznie absorbuje.</text:p>
      <text:p text:style-name="P1395">Kolegom górnikom znany jest fakt, że my górnicy boimy się najbardziej jakiego miesiąca? Grudnia. Wiemy, grudzień każdy dmucha na zimne, bowiem to tradycyjnie mówi się - górnik zajęty zakupami świątecznymi, porządkami domowymi, innymi. I rzeczywiście tak jest, historia górnictwa pokazuje, że w tym grudniu zdarzają się<text:s/><text:span text:style-name="T1396">rzecz</text:span>y, że głowa boli. Ni<text:span text:style-name="T1397">e</text:span><text:s/>powinny się zdarzać, a zdarzają się. A my doszliśmy do sytuacji, że takich miesięcy jak grudzień mamy teraz 12 w roku, ciągle jest podobnie. Dlatego również nad tym powinniśmy się zastanowić<text:s/><text:span text:style-name="T1398">-</text:span><text:s/>jak zrobić, by po tej stronie bramy była praca, myślenie o bezpieczeństwie, o technice, o rozwoju kopalni. A tam gdzie chcemy to o czym mamy sobie coś do powiedzenia, m<text:span text:style-name="T1399">us</text:span>imy stworzyć inne fora, gdzie będziemy sobie mogli to powiedzieć i gadać po prostu tak długo, aż doprowadzimy rzecz do samego końca, ku obydwu stron zadowoleniu.</text:p>
      <text:p text:style-name="P1400">To są te cztery elementy, które ja tu na początku do tej dyskusji chciałbym włączyć.</text:p>
      <text:p text:style-name="P1401">Przewodniczący:</text:p>
      <text:p text:style-name="P1402">Dziękuję. Od kolegi Morica kto? Kopalnia<text:s/>„Gottwald”.</text:p>
      <text:p text:style-name="P1403"><text:span text:style-name="T1404">Ob.<text:s/></text:span><text:span text:style-name="T1405">M</text:span><text:span text:style-name="T1406">arian Peterko</text:span>:</text:p>
      <text:p text:style-name="P1407">Marian Peter<text:span text:style-name="T1408">k</text:span>o pracownik kopalni<text:s/>„Gottwald”<text:s/>- członek prezydium Federacji Zw. Zaw.<text:s/><text:span text:style-name="T1409">G</text:span>órników.</text:p>
      <text:p text:style-name="P1410">Jednym z bardzo istotnych zagadnień wywołujących w górniczym społeczeństwie duże niezadowolenie jest czas pracy. Aktualnie jesteśmy jedyną grupą zawodową, legitymującą się najdłuższym tygodniowym czasem pracy, bo bardzo często 7-dniowym tygodniem pracy.</text:p>
      <text:p text:style-name="P1411">Zgodnie z porozumieniem społecznym w Jastrzębiu we wrześniu 1980 roku w górnictwie wszystkie soboty i niedziele są dniami wolnymi od pracy. Konsekwencją tych porozumień jest zasada<text:s/><text:soft-page-break/>bezwarunkowego przestrzegania dobrowolności pracy w dni wolne od pracy, przywilej w zakresie czasu pracy potwierdzony został również w rozporządzeniu Rady Ministrów z grudnia<text:s/><text:span text:style-name="T1412">1</text:span>981 r.<text:s/>w tzw. Karcie Górnika. A § 11 w<text:s/>wym.<text:s/>rozporządzeniu stanowi, że oprócz niedziel i innych dni ustawowo wolnych od pracy, wszystkie soboty są dodatkowymi dniami.</text:p>
      <text:p text:style-name="P1413">Natomiast § 12 określony w nim został czas pracy, który dla pracowników kopalń pod ziemią wynosi 7,<text:span text:style-name="T1414">5</text:span><text:s/>godziny na dobę i 37,5 godziny na 5-dniowy tydzień pracy. Z<text:span text:style-name="T1415">at</text:span>em każdy dzień pracy ponad ustaloną normę powinien być pracą świadczoną na zasadach dobrowolności, a zasady wynagradza nie za pracę w te dni zostały określone uchwałą nr 199 z<text:s/><text:span text:style-name="T1416">1</text:span>9<text:span text:style-name="T1417">81</text:span><text:s/>r. Rady Ministrów.</text:p>
      <text:p text:style-name="P1418">Wydana w szczególnej sytuacji gospodarczej kraju dla zwiększenia wydobycia uchwała nr 199, potwierdz<text:span text:style-name="T1419">aj</text:span>ąc Porozumienie jastrzębskie, wprowadziła specjalny system wynagradzania za pracę<text:s/><text:span text:style-name="T1420">w</text:span><text:s/>te dni. Celem uchwały jest stworzenie motywacji do podejmowania pracy przez górników w wolne soboty i niedziele. Biorąc pod uwagę przytoczone rozwiązania pr<text:span text:style-name="T1421">aw</text:span>ne, a nie znajdujące w praktyce potwierdzenia dobrowolności pracy w dni wolne<text:span text:style-name="T1422">,</text:span><text:s/>przewodniczący Federacji<text:s/><text:span text:style-name="T1423">Zw</text:span>. Zaw. Górnik<text:span text:style-name="T1424">ów</text:span><text:s/>w dniu 5 stycznia br. podpisał wraz z ministrem przemysłu ustalenia dotyczące zasad dobrowolności pracy w soboty i inne dni ustawowo wolne, które jednak nie spełniają wymogów podstawy prawnej tej dobrowolności.</text:p>
      <text:p text:style-name="P1425">Praktycznie ustalenia te dają możl<text:span text:style-name="T1426">i</text:span>wo<text:span text:style-name="T1427">ść</text:span><text:s/>zwolnienia<text:s/><text:span text:style-name="T1428">s</text:span>ię pracownika z obowiązku przyjścia do pracy w dzień wolny bez poniesienia konsekwencji dysc<text:span text:style-name="T1429">ypli</text:span>narnych.</text:p>
      <text:p text:style-name="P1430">Federacja Zw. Zaw.<text:s/><text:span text:style-name="T1431">G</text:span>órników stoi na stanowisku, że konsekwencją tych ustaleń musi być wydanie odpowiedniej rangi aktu prawnego,<text:s/><text:span text:style-name="T1432">g</text:span>warantującego pełną dobrowolność pracy w te dni. Zagwarantowana porozumieniem społecznym w Jastrzębiu dobrowolność pracy, została rozporządzeniem Rady Ministrów z 21 lutego 1<text:span text:style-name="T1433">9</text:span>86 r. w sprawie podw<text:span text:style-name="T1434">yż</text:span>szonego wymiaru pracy w niektórych zakładach, na lata 19<text:span text:style-name="T1435">86-</text:span>90 zamieniona na obowiązkową pracę w dni, o których mówię.</text:p>
      <text:p text:style-name="P1436"><text:span text:style-name="T1437">W</text:span><text:s/>sytuacji przyjmowania przez resort ciągłego wzrostu zadań wydobywczych, przy<text:span text:style-name="T1438"><text:s/></text:span>stopniowym<text:s/>samo w<text:span text:style-name="T1439">y</text:span>parciu<text:s/>polskiego górnictwa, przez nieinwestowanie w jego rozwój oraz wcześniejsze od zakładanego wyeksploatowanie zasobów, jak również braku zasadnej gospodarki, ale wydobytym węglem, przymus pracy przez minimum dni tygodni<text:span text:style-name="T1440">a<text:s/></text:span>bulwersuje załogi górnicze,<text:s/><text:span text:style-name="T1441">s</text:span>tawi<text:span text:style-name="T1442">aj</text:span>ąc je równocześnie poza marginesem zdobyczy socjalnych osiągniętych przez inne grupy zawodowe.</text:p>
      <text:p text:style-name="P1443">Następnie powodem niepok<text:span text:style-name="T1444">oj</text:span>ących nastrojów jest niezaprzeczalny fakt, destrukc<text:span text:style-name="T1445">yj</text:span>nego urabiania opinii o tzw. górniczym lobby, astronomicznych zarobkach, w tym wypłacalnych w walucie wymienialnej oraz nadzwycz<text:span text:style-name="T1446">aj</text:span>nie dobrze zaopatrzonych sklepach górniczych. Sklepy te powinny by<text:span text:style-name="T1447">ć<text:s/></text:span>- w myśl uchwały 199 - motywacją do wyrażania woli dobrowolnej pracy w soboty i niedzielę, a rzeczywistość jest taka, że ich oferta handlowa jest uboższa od przeciętnego sklepu nie<text:s/>górniczego, znajdującego się poza zasięgiem sklepów tzw. PZG.</text:p>
      <text:p text:style-name="P1448">5-dniowy tydzień pracy w górnictwie musi stać się w<text:s/>najbliższym czasie faktem dokonanym<text:s/><text:span text:style-name="T1449">i</text:span><text:s/>prawnie usankcjonowanym. Tym samym muszą się zmienić zasady planowania zadań wydobywczych dla górnictwa węglowego, z uwzględnieniem szeroko pojętego postępu, a dotyczącego zróżnicowanych form prawnych jednostek, zmian prawnych w systemie bankowym i podatkowym, zasad finansowania, ocenie przedsiębiorstw itp.</text:p>
      <text:p text:style-name="P1450">Uważamy, że nie można godzić się na bierną rolę przemysłu węglowego w oczekiwaniu na centralne<text:s/><text:soft-page-break/>rozwiązania problemów, zaspokajania potrzeb kraju na paliwa stałe oraz jego rozwój. Powinniśmy przejść do oceny kopalń, uwzględniając możliwość poziomu utrzymania produkcji, oceniać na podstawie wynikowej zdolności produkcyjnej kopalń i na tej podstawie planować wydobycie na<text:s/><text:span text:style-name="T1451">5</text:span><text:s/>dni tygodni<text:span text:style-name="T1452">a</text:span>.</text:p>
      <text:p text:style-name="P1453">Szósty natomiast dzień - czyli sobota i inne ustawowe dni wolne, o ile zachodzi potrzeba, mogą być zago<text:span text:style-name="T1454">sp</text:span>odarowane na zasadach pełnej dobrowolności.</text:p>
      <text:p text:style-name="P1455">Pozorną rekompensatą za górniczy trud w soboty i niedziele stały się na mocy zarządzenia Ministra Przemysłu z 21 kwietnia<text:s/><text:span text:style-name="T1456">1</text:span>988 r. możliwe inne dni wolne od pracy w tygodniu. Jednakże pod warunkiem przepracowania określonej ilości tzw. soboto-niedziel.</text:p>
      <text:p text:style-name="P1457">Stworzenie górnikowi możliwości wypoczynku w większości przypadków staje się fi<text:span text:style-name="T1458">k</text:span>cją, bowiem albo tak się organizuje zamawianie pracowników w niektórych zakładach, że pracownik ten wbrew swej woli nie spełni warunków do uzyskania dodatkowego dnia wolnego lub namawia się go do tak zwanego sprzedania wypracowania dnia, co stanowi prawie że ponad 80 przypadków w zakładach górniczych.</text:p>
      <text:p text:style-name="P1459">Stąd nader ważnym elementem w całym procesie produkcyjnym jest również właściwe gospodarowanie zasobami ludzkimi, uwzględni<text:span text:style-name="T1460">aj</text:span>ąc z jednej strony ich obowiązek, a z drugiej wolę dobrowolnego decydowania o sobie.</text:p>
      <text:p text:style-name="P1461">Unormowanie zagadnienia czasu pracy jest fundamentalnym zadaniem Federacji Związku Zawodowego Górników, obecnie stosowany system zatrudnienia - jakby na sprawę nie spojrzeć - jest systemem obligatoryjnym, wymuszającym rezygnację z ustawowych gwarancji do wypoczynku w 5-dniowym tygodniu pracy.</text:p>
      <text:p text:style-name="P1462">Taki stan doprowadza do obniżenia, a nawet wyzbywania się ludzkiego potencjału w wieku produkcyjnym, o czym wspominał również w swym wystąpieniu na pierwszym plenarnym posiedzeniu uczestników Okrągłego Stołu pan Alojzy Pietrzyk.</text:p>
      <text:p text:style-name="P1463">Niewątpliwie do tamtego stanu rzeczy przyczyniają się odgórnie wymuszane wielkości wydobycia węgla ponad możliwości wynikowe, nie opierające się na zdolnościach wydobywczych przedsiębiorstw i kopalń, w wielu przypadkach ten trend wspomagają prymitywne, można by rzec, nawet archaiczne metody pracy, niezbyt odbiegające od metod stosowanych przez naszych dziadków, brak uzbrojenia w górnictwie na miarę europ<text:span text:style-name="T1464">ejs</text:span>kiego standardu prac przygotowawczych remontowo-konserwacyjnych, prowadzi do nieefektywnoś<text:span text:style-name="T1465">ci</text:span><text:s/>pracy i coraz większej gamy schorzeń, zwanych potocznie cywilizacyjnymi.</text:p>
      <text:p text:style-name="P1466">Dlatego związki zawodowe zgrupowane w Federac<text:span text:style-name="T1467">ji<text:s/></text:span>Związków Zawodowych Górników stoją na stanowisku, iż na równi z ratowaniem ekologii i środo<text:span text:style-name="T1468">w</text:span>iska naturalnego ratować musimy człowieka.</text:p>
      <text:p text:style-name="P1469">Dziękuję za uwagę.</text:p>
      <text:p text:style-name="P1470"><text:span text:style-name="T1471">Przewodnicząc</text:span><text:span text:style-name="T1472">y</text:span>:</text:p>
      <text:p text:style-name="P1473">Dziękuję bardzo koledze Peterko, za przekazanie stanowiska Federacji<text:span text:style-name="T1474">.</text:span></text:p>
      <text:p text:style-name="P1475">P<text:span text:style-name="T1476">ro</text:span>szę bardzo kolego Pietrzyk, kto ze strony<text:s/><text:span text:style-name="T1477">„</text:span>Solidarności<text:span text:style-name="T1478">”</text:span>?</text:p>
      <text:p text:style-name="P1479"><text:span text:style-name="T1480">Ob.<text:s/></text:span><text:span text:style-name="T1481">A</text:span><text:span text:style-name="T1482">lojzy Pietrzyk</text:span>:</text:p>
      <text:p text:style-name="P1483">Z naszej strony Piotr Polmański.</text:p>
      <text:p text:style-name="P1484"><text:span text:style-name="T1485">O</text:span><text:span text:style-name="T1486">b</text:span><text:span text:style-name="T1487">.</text:span><text:span text:style-name="T1488"><text:s/>Piotr Polmański</text:span>:</text:p>
      <text:p text:style-name="P1489">Jestem przewodniczącym<text:s/>„Solidarności<text:span text:style-name="T1490">”</text:span><text:s/>na kopalni<text:s/>„Andaluzj<text:span text:style-name="T1491">a</text:span><text:span text:style-name="T1492">”</text:span><text:span text:style-name="T1493">.</text:span><text:s/>Tak się dobrze składa, że również moim tematem jest czas pracy w górnictwie. Ten temat będzie korespondował z moim szanownym<text:s/><text:soft-page-break/>przedmówcą.</text:p>
      <text:p text:style-name="P1494">Ja jestem świa<text:span text:style-name="T1495">do</text:span>m, że problematyka czasu pracy w górnictwie i płacy, obok zmian struktur<text:span text:style-name="T1496">al</text:span>nych i organizacyjnych w całym górnictwie czy w przemyśle wydobywczym, jest sprawą pierwszoplanową, być może n<text:span text:style-name="T1497">aj</text:span>ważni<text:span text:style-name="T1498">ejs</text:span>zą<text:span text:style-name="T1499">,</text:span><text:s/>gdyż dotyka ona nas górników i nasze rodziny bezpośrednio Problemy narosłe w tym zakresie są ogromne, trudne, ale przecież możliwe do przezwyciężenia. Inaczej byśmy się tutaj wszyscy nie spotkali, nie miałoby to n<text:span text:style-name="T1500">aj</text:span>mniejszego sensu.</text:p>
      <text:p text:style-name="P1501">Wiemy doskonale, wszyscy, że strajki z sierpnia 1988 roku oprócz żądania legalizacji<text:s/>„Solidarności<text:span text:style-name="T1502">”</text:span><text:span text:style-name="T1503"><text:s/></text:span>miały również podłoże płacowe i dotyczyły również czasu pracy. Jest to zupełnie zrozumiałe, jeżeli weźmie się pod uwagę fakt, że praca górnika jakże ciężka i niebezpieczna jest w dalszym ciągu niedoceniana i źle opłacana. Jeżeli górnik, aby wyżywić rodzinę musi pracować w soboty, a nierzadko również niedziele.<text:s/><text:span text:style-name="T1504">W</text:span><text:s/>dalszym ciągu płaca w górnictwie jest w zasadzie oderwana od kosztów wydobycia węgla i jest mówiąc najoględniej pojęciem abstrakcyjn<text:span text:style-name="T1505">y</text:span>m,<text:span text:style-name="T1506"><text:s/></text:span>którego wielkość jest ustalana w drodze administracyjnej.</text:p>
      <text:p text:style-name="P1507">Jest to wreszcie wielkość ustanawiana, która nie bierze pod uwagę ani wydajności pracy, ani kwalifikacji<text:s/><text:span text:style-name="T1508">g</text:span>órniczych. Nadal jest brak mechanizmów autentycznie umoż<text:span text:style-name="T1509">li</text:span>wi<text:span text:style-name="T1510">aj</text:span>ących przeszeregowanie do wyższych grup czy stawek. Brak jest regulaminów premiowania pracowników<text:s/><text:span text:style-name="T1511">w</text:span><text:s/>górnictwie, w zasadzie wszystkie dotychczasowe premie mają charakter uznaniowy, co powoduje zbyt dużą zależność pracownika od kierownika.</text:p>
      <text:p text:style-name="P1512">Jest to wreszcie system płac, który nie zmusza ani też nie zachęca do oszczędności materiałów i energii. Wynika z tego jasno, co powiedziałem, że sprawa czasu pracy i wynagrodzenia górników, że tę spr<text:span text:style-name="T1513">a</text:span>wę należy jak n<text:span text:style-name="T1514">ajs</text:span>zybciej zmienić, dopasować do wymogów reformy gospodarczej, która jak widać do górnictwa jeszcze nie trafiła. I to jest fakt, i to należy zmienić. Normalnego górnika w zasadzie nie interesują cyfry podane tutaj chociażby przed chwilą przez<text:s/>stronę<text:s/>rządową, ani to czy przewodniczący Federacji stoi na gruncie Porozumień jastrz<text:span text:style-name="T1515">ę</text:span>bskich. Normal<text:span text:style-name="T1516">n</text:span>ego górnika interesuje to, za co on wyżywi swoją rodzinę i jak ma on pracować, aby było bezpiecznie<text:span text:style-name="T1517"><text:s/></text:span>i jak najdłużej.</text:p>
      <text:p text:style-name="P1518">I to należy zmienić, bo jest źle i przekazać w<text:s/><text:span text:style-name="T1519">d</text:span>ół w taki sposób, aby normalny górnik potrafił to zrozumieć, i aby jego warunki uległy znacznej poprawie. Mówię tu zarówno o warunkach pracy jak i płacy.</text:p>
      <text:p text:style-name="P1520">Można by tutaj krzyknąć wyzwanie, że panowie nie o<text:s/>„zabiegi kosmetyczne”<text:s/>nam chodzi, ale o głębokie reformy, które do górnictwa jeszcze de facto nie zostały wpr<text:span text:style-name="T1521">o</text:span>wadzone. Chciałbym jak na ironię przypomnieć, że ostatnie podwyżki płac w górnictwie z lipca 1988 roku spowodowały falę strajkową. To najlepiej świadczy o skali problemu jaki drzemie w górnictwie i przy dzisiejszej inflacji tym pseudo-podwyżkom należy zaniechać, ponieważ one w niczym nie polepszają naszego bytu.</text:p>
      <text:p text:style-name="P1522">Górnicy oprócz tego, że mają prawo do własnej niezależnej reprezenta<text:span text:style-name="T1523">cji</text:span><text:s/>związkowej, mają również prawo do godziwej zapłaty za swoją pracę z uwzględnieniem ich niezbywalnego prawa - wolne soboty.</text:p>
      <text:p text:style-name="P1524">Wolne soboty to status quo, którego nie wolno nam tutaj naruszyć na tej sali, albowiem wynikają one z porozumień jastrzębskich i należy tego chronić. Tak się bowiem składa, że my górnicy jako jedyni w tej chwili w kraju pr<text:span text:style-name="T1525">a</text:span>cujemy w wolne soboty, które żeśmy postulowali jako wolne 19<text:span text:style-name="T1526">8</text:span>0 roku.</text:p>
      <text:p text:style-name="P1527">Nic nie może w zasadzie usprawiedliwić władze reso<text:span text:style-name="T1528">r</text:span>tu górnictwa za to, że zmusiły nas górników do pracy w soboty, gdyż uczyniono to z pełną świadomością, a powiem jeszcze ostrzej z całą premedyta<text:span text:style-name="T1529">cj</text:span>ą.<text:s/><text:span text:style-name="T1530">W</text:span><text:s/>myśl zasady dziel i rządź<text:span text:style-name="T1531">.</text:span></text:p>
      <text:soft-page-break/>
      <text:p text:style-name="P1532">Dziwić może jedynie fakt, że panowie związkowcy z OPZZ, a w tym przypadku reprezenta<text:span text:style-name="T1533">cj</text:span>a Federacji Górniczej przeszli nad tym faktem do porządku dziennego i bezduszni<text:span text:style-name="T1534">e<text:s/></text:span>w zasadzie podpisali porozumienie z Ministrem Przemysłu, które de facto<text:s/>sankcjonuje<text:s/>obecnie istniejący stan w górnictwie, a wiemy, że jest źle, a może powiem ostrzej bardzo źle.</text:p>
      <text:p text:style-name="P1535">I powoływanie się w tym momencie przez przewodniczącego Federacji Górniczej na porozumienia jastrzębskie jest chyba grubym nieporozumieniem. Dlatego my uważamy, jeżeli chodzi o czas pracy w górnictwie, że biorąc pod uwagę porozumienia jastrzębskie zawarte 3 września 1980 roku oraz postulaty załóg górniczych wysunięte podczas strajków sierpnia 1988 roku<text:s/>odnośnie<text:s/>czasu pracy prze<text:span text:style-name="T1536">ds</text:span>tawiamy następujące postulaty:</text:p>
      <text:p text:style-name="P1537">Po pierwsze należy przyjąć zasad<text:span text:style-name="T1538">ę</text:span><text:s/>5 dni pracy tygodniowo, pracownika w górnictwie oraz zasadę autentycznej dobrowolności pracy w wolne soboty, to znaczy zniesienie wszelkiego przymusu - zarówno bezpośredniego jak i ekonomicznego.</text:p>
      <text:p text:style-name="P1539">Po drugie należy przyjąć zasadę<text:s/><text:span text:style-name="T1540">5</text:span><text:s/>dni wydobywczych od poniedziałku do piątku, w kopalniach, przy przeznaczeniu sobót na prace konserwac<text:span text:style-name="T1541">yj</text:span>no-remontowe i przy niezmniejszaniu zarobków.</text:p>
      <text:p text:style-name="P1542">Po trzecie - rozumiemy, że wprowadzanie tych zasad będzie wymagało pewnego okresu, jednakże czas ten nie może być dłuższy niż 2 lata.</text:p>
      <text:p text:style-name="P1543">I tak od 1 marca 19<text:span text:style-name="T1544">8</text:span>9 roku zostałby zlikwidowany ruch wydobywczy kopalń we wszystkie niedzi<text:span text:style-name="T1545">e</text:span>le i święta<text:s/>całego roku.<text:s/>W 1989 r. w miesiącach marzec, kwiecień, październik, listopad i grudzie<text:span text:style-name="T1546">ń</text:span><text:s/>wprowadzono by<text:s/>ostatnią sobotę miesiąca dniem bez wydobycia.<text:s/><text:span text:style-name="T1547">W</text:span><text:s/>1989 r. również w miesiącach maj, czerwiec, l<text:span text:style-name="T1548">i</text:span>piec, sierpień i wrzesień wprowadza się drugą i ostatnią sobotę miesiąca dniem bez wydobycia. W roku następnym, 1990 w miesiącach styczeń, marzec, październik, listopad i grudzień wprowadza się drugą i ostatnią sobotę miesiąca dniem bez wydobycia.<text:s/><text:span text:style-name="T1549">W</text:span><text:s/>tym samym roku 1990 w miesiącach kwiecień, maj, czerwiec, lipiec i sierpień oraz wrzesień wprowadza się drugą, trzecią i ostatnią sobotę miesiąca dniem bez wydobycia.</text:p>
      <text:p text:style-name="P1550"><text:span text:style-name="T1551">W</text:span><text:s/>roku następnym, 1991, w miesiącach styczeń i luty wprowadza się drugą, trzecią i ostatnią sobotę miesiąca dniem bez wydobycia.</text:p>
      <text:p text:style-name="P1552">Po 1 marca 1991 r. wszystkie soboty w górnictwie są dniami bez wydobycia.</text:p>
      <text:p text:style-name="P1553">Krótkie uzasadnienie może do tego, do tych czterech właśnie..<text:span text:style-name="T1554">.</text:span></text:p>
      <text:p text:style-name="P1555">Zapomniałem w ferworze tego, że jest jeszcze czwarty punkt, który byłby sankcjonował ten stan rzeczy, tzn<text:span text:style-name="T1556">.<text:s/></text:span>należy uchylić rozporządzenie Rady Ministrów z 21 lutego 1986 r. w sprawie podwyższonego wymiaru czasu pracy w niektórych zakładach pracy w latach 1986-90. I należy również uchylić słynną już na dzisiaj uchwałę 199 Rady Ministrów z 11 września 1981 r.</text:p>
      <text:p text:style-name="P1557">Stan dotychczasowy, który panuje w górnictwie, powoduje po pierwsze - dyskrymina<text:span text:style-name="T1558">cję</text:span><text:s/>górniczej grupy zawodowej w stosunku od ogółu zatrudnionych w Polsce, co stanowi naruszenie praw obywatelskich i równości konst<text:span text:style-name="T1559">yt</text:span>uc<text:span text:style-name="T1560">yj</text:span>nej.</text:p>
      <text:p text:style-name="P1561">Po drugie - naruszenie ogólnego u<text:span text:style-name="T1562">st</text:span>awodaw<text:span text:style-name="T1563">st</text:span>wa pracy obowiązu<text:span text:style-name="T1564">ją</text:span>cego w PRL oraz konwencji nr 111 Międzyn<text:span text:style-name="T1565">a</text:span>rodowej Organizacji Pracy, dotyczącej dyskrymina<text:span text:style-name="T1566">cj</text:span>i w zakresie zatrudniania i wykon<text:span text:style-name="T1567">yw</text:span>ania zawodu oraz innych konwencji MO<text:span text:style-name="T1568">P</text:span>.</text:p>
      <text:p text:style-name="P1569">Prz<text:span text:style-name="T1570">ys</text:span>pieszanie niedopuszczalne niszczenia zdrowia pracowników, zwiększoną podatność na wypadki<text:s/><text:soft-page-break/>oraz poważne skrócenie okresu pracy zawodowej i przedwczesne przechodzenie na renty.</text:p>
      <text:p text:style-name="P1571">Naruszenie tradycyjnych dobrych zwyczajów na Śląsku wspólnego rodzinnego odpoczynku sobotnio-niedzi<text:span text:style-name="T1572">el</text:span>nego i rozrywki kulturaln<text:span text:style-name="T1573">ej.</text:span><text:s/>Sprawa organizacji wypoczynku jest nie mniej ważna niż sprawa organizacji pracy, szczególnie zdajemy sobie chyba dzisiaj sprawę.</text:p>
      <text:p text:style-name="P1574">Brak warunków do właściwego przygotowania frontu robót górniczych, konserwacji maszyn i urządzeń oraz kontrolowania warunków bhp, co powoduje wzrastającą liczbę przestojów w czasie pracy i wzrost liczby wypadków.<text:s/><text:span text:style-name="T1575">N</text:span>ie będę tego komentował, bo jest to zbyteczne.</text:p>
      <text:p text:style-name="P1576">Następnie wzrost cwaniactwa i kombinacji płacowych, prz<text:span text:style-name="T1577">ej</text:span>awia<text:span text:style-name="T1578">ją</text:span>c<text:span text:style-name="T1579">ej</text:span><text:s/>się zwiększoną absen<text:span text:style-name="T1580">c</text:span>ją w dniach od poniedziałku do piątku i sztucznie powiększonym zakresem wysokopłatnych dniówek sobotnio-niedzieln<text:span text:style-name="T1581">yc</text:span>h.</text:p>
      <text:p text:style-name="P1582">Z kolei nasze zasady, które postulujemy, aby zostały wprowadzone, spowodowałyby niewielkie, może około 10-pr<text:span text:style-name="T1583">o</text:span>c.<text:s/>zmnie<text:span text:style-name="T1584">js</text:span>zenie liczby dni pracy pracownika w ciągu roku oraz znaczniejsze zwiększenie liczby lat pracy zawodow<text:span text:style-name="T1585">ej,</text:span><text:s/>co łącznie powinno zwiększyć ilość pracy produkcyjnej średniego pracownika.</text:p>
      <text:p text:style-name="P1586">Po drugie<text:s/><text:span text:style-name="T1587">-</text:span><text:s/>niewielkie może, około 10-proc. zmienienie wydobycia rocznego poszczególnych kopalń, przy równoczesnym zwiększaniu liczby lat ich starannie<text:span text:style-name="T1588">js</text:span>zej eksploatac<text:span text:style-name="T1589">ji</text:span>, w sytuacji wyczerpu<text:span text:style-name="T1590">ją</text:span>cych się zasobów, co łącznie powinno nieco zwiększyć ogólną masę uzyskiwanego surowca z kopalni oraz przedłużyć żywotność maszyn i urządzeń, a przede wszystkim przyhamować rabunkową gospodarkę złożem.</text:p>
      <text:p text:style-name="P1591">Minimalny wzrost kosztów wydobycia w<text:span text:style-name="T1592">ę</text:span>gla o około 3 proc. wywołany niewielkim wzrostem kosztów robocizny przy rocznym technicznym i inflacyjnym wzroście kosztów wydobycia w granicach od 30 do 60 proc. Te zmiany spowodowałyby również pewne niewielkie zmiany w krajowym bilansie energetycznym, stosunkowo łatwy do zaplanowania i przeprowadzenia. Przy praktycznie 3<text:span text:style-name="T1593">-</text:span>letnim okresie wprowadzania ustalonych zasad, wynikający z nich spadek wydobycia nie przekroczy 4 proc. rocznie.</text:p>
      <text:p text:style-name="P1594">Tymczasem naturalne wahania rocznego zapotrzebowania na węgiel w kraju pomiędzy zimą ostrą, średnią a łagodną wynoszą i zamykają się w przedziale od plus 10 proc. do minus 5. W obecnym roku wyjątkowo łagodnej zimy spadek krajowego rocznego zużycia wyniesie zapewne, według naszych obliczeń, około 7 proc. To ułatwia wprowadzanie ustalonych zasad już od najbliższych miesięcy.</text:p>
      <text:p text:style-name="P1595">Powrót do 5-dniowego tygodnia pracy w górnictwie ułatwi pozyskiwanie nowych pracowników, a pracownikom i ich<text:s/>rodzinom przywróci warunki do życia bardziej ludzkiego i kulturalnego, zapewniając niezbędną regenerację sił fizycznych i duchowych.</text:p>
      <text:p text:style-name="P1596">Dziękuję.</text:p>
      <text:p text:style-name="P1597"><text:span text:style-name="T1598">Przewodnicząc</text:span><text:span text:style-name="T1599">y</text:span><text:span text:style-name="T1600">:</text:span></text:p>
      <text:p text:style-name="P1601">Dziękuję bardzo. Proszę uprzejmie kolego M<text:span text:style-name="T1602">o</text:span>ric.</text:p>
      <text:p text:style-name="P1603"><text:span text:style-name="T1604">O</text:span><text:span text:style-name="T1605">b. Rajmund Moric</text:span>:</text:p>
      <text:p text:style-name="P1606">Panie przewodniczący, w kontekście wypowiedzi pana Pulmańskiego chciałbym w imieniu tzw. OPZZ-owskiej siły, jak nas nazywają, złożyć oświadczenie.</text:p>
      <text:p text:style-name="P1607">Chcę - po pierwsze - oświadczyć, że porozumienia jastrzębskie podpisywali górnicy siedzący dzisiaj - tak się składa - po obydwu stronach tego związkowego stołu. I w związku z tym proszę nie posądzać nas o zawłaszczenie sobie tych porozumień. Myśmy po prostu też w nich uczestniczyli. Tak się składa, że ja<text:s/><text:soft-page-break/>osobiście pracowałem na kopalni, która jako pierwsza w katowickim również poparła te sprawy w roku 1980. I broniła ich bardzo mocno w roku 1981, bardziej zdecydowanie niż gdzie indzi<text:span text:style-name="T1608">ej.</text:span></text:p>
      <text:p text:style-name="P1609">Natomiast chcę powiedzieć, że podpisaliśmy wszyscy, ale nie zrealizowaliśmy. Chcę oświadczyć, że jak od momentu powstania naszej struktury staramy się tą sprawę zrealizować. I bardzo mi przykro, że pan Polmański nie zauważył, że od tego czasu wprowadzono dodatkowe dni wolne urlopowe w ramach rekompensat za wydłużony czas pracy. Że na dzień dzisiejszy jest dla pracowników, którzy nie chcą pracować w soboty faktyczna dobrowolność pracy, mogą tej pracy nie podjąć. Nie ma tu żadnych sankcji.</text:p>
      <text:p text:style-name="P1610">A więc sprawa przez nas prowadzona do roku 1983, jak powstała Federacja, idzie w dobrą stronę dla górników. Natomiast mam nadzieję, że przy wspólnych działaniach teraz sprawa ta przyspieszy. Natomiast stawianie w sposób konfrontacyjny sprawy i nie uznawania czyichś osiągnięć, nie za dobrze stwarza, nie za dobre perspektywy dla naszych<text:s/>rozmów. Uważam, że w tematach wspólnych nie powinniśmy się dzielić, a wspomagać.<text:s/><text:span text:style-name="T1611">I</text:span><text:s/>zamiast wypominek,<text:s/><text:span text:style-name="T1612">u</text:span>szanować trud każdego z nas w tym temacie.</text:p>
      <text:p text:style-name="P1613">Dzięku<text:span text:style-name="T1614">ję</text:span><text:s/>bardzo.</text:p>
      <text:p text:style-name="P1615"><text:span text:style-name="T1616">Przewodnicząc</text:span><text:span text:style-name="T1617">y</text:span>:</text:p>
      <text:p text:style-name="P1618">Dziękuję bardzo. Proszę bardzo.</text:p>
      <text:p text:style-name="P1619">Jan Lityński<text:s/><text:span text:style-name="T1620">-</text:span><text:s/>proszę.</text:p>
      <text:p text:style-name="P1621"><text:span text:style-name="T1622">Ob. Jan Lityński</text:span>:</text:p>
      <text:p text:style-name="P1623">Dziękuję bardzo.</text:p>
      <text:p text:style-name="P1624">Ja występuję tu z niejakim wstydem, dlatego że ja jestem chyba jedynym niegórnikiem spośród tego grona.<text:s/><text:span text:style-name="T1625">I</text:span><text:s/>w związku z tym nie znam górniczego trudu. Natomiast wydaje mi się, że jako osoba w pewnym sensie z zewnątrz mam coś do powiedzenia na temat sytuacji robotnika i także - o czym będę mówił - mojej pewnej wizji tego, jak to widziałem, jak to widziałam podczas strajku, jak widziałem Śląsk<text:span text:style-name="T1626">.</text:span></text:p>
      <text:p text:style-name="P1627">Nie chciałbym, aby mój głos był traktowany jako przerwanie dyskusji nad sprawami górniczymi. Wręcz przeciwnie, chciałbym, aby wejść do tej dyskusji nie ja jako ja, tylko ja jako człowiek, którego Alojzy Pietrzyk i górnicy obdarzyli jakimś zaufaniem podczas strajku, w którym starałem się im pomóc i dzięku<text:span text:style-name="T1628">ję</text:span><text:s/>im za to, że mnie tym zaufaniem obdarzyli. Ja naprawdę nie chciałbym, aby mój głos był odebrany jako wtrącanie się do spraw górniczych, bo uważam że rzeczywiście sprawy górnicze, sprawy zawodowe górników, powinny być załatwiane przez samych górników, bo wierzę, że mogą być załatwione z uwzględnieniem interesów całego kra<text:span text:style-name="T1629">ju</text:span>.</text:p>
      <text:p text:style-name="P1630">I chciałbym tutaj zauważyć, że nasz zespół obraduje niejako na marginesie<text:s/>„okrągłego stołu”.<text:s/>Jego decyzje będą tylko tłem dla decyzji o charakterze zasadniczym. Niemniej jednak będą to decyzje bardzo ważne. Rezultaty naszych obrad będą sprawdzianem, rodzajem papierka lakmusowego dla całego, zawartego niedługo - mam nadzie<text:span text:style-name="T1631">ję</text:span><text:s/>- kontraktu. Tu bowiem będziemy omawiali problemy, właściwie panowie będziecie omawiali problemy, które górnic<text:span text:style-name="T1632">y</text:span><text:s/>podjęli w swoich strajkach. I porozumienie osiągnięte tutaj, może stać się dowodem, że kontrakt społeczny wciela się w życie, że kontrakt może praktycznie rozwiązywać problemy ludzi pracy. Stanie się więc dobrą wróżbą dla przyszłości Polski.</text:p>
      <text:p text:style-name="P1633">Zły wynik naszych obrad może oznaczać nie tylko, że Polska stanie w obliczu strajków w niedalekiej przyszłości, lecz również upadek nadziei dla całego kraju.</text:p>
      <text:p text:style-name="P1634">Niedawno słyszeliśmy hasło, że zakłady pracy nie mogą być areną walki.<text:s/><text:span text:style-name="T1635">Z</text:span>gadzam się z tym hasłem,<text:s/><text:soft-page-break/>lecz rzeczywistość była inna i wydaje się, że dotychczas jest inna. Przez całe 40 lat powojennej historii Polski, fabryki, zakłady pracy, były areną walki. Także, a może nawet zwłaszcza, kopalnie. Toczyła się tu ostra walka o wyciśnięcie jak najwięcej z trudu robotnika, walka toczona przez władze centralne, przez dyrekcje i nadzór. Walka, w której robotnicy mieli do dyspozycji jedynie bierny opór i wybuchające co pewien czas strajki i bunt<text:span text:style-name="T1636">y</text:span>.</text:p>
      <text:p text:style-name="P1637">Ostrym podziałom w tej walce towarzyszyła stale<text:s/>gra władzy na rozbicie środowisk pracowniczych.</text:p>
      <text:p text:style-name="P1638">Kiedy w 1976 roku jeździłem do Radomia jako przedstawiciel Komitetu Obrony Robotników, to te właśnie sprawy uderzyły mnie najbardziej - przepaść dzieląca robotnika od majstra i całkowite rozbicie więzów między robotnikami. Potem w latach 1977-80, dzięki pracy w<text:s/>„Robotnik”, które było pismem działającym na rzecz wolnych związków zawodowych zobaczyłem, że nie jest to problem Radomia, ale jest to problem całego kraju. Te bariery łamał sierpień 1980 r. łamała je także<text:s/><text:span text:style-name="T1639">„</text:span>Solidarność”. I stan wojenny przywrócił te bariery. Dlatego górnicy zastr<text:span text:style-name="T1640">aj</text:span>kowali w sierpniu<text:s/><text:span text:style-name="T1641">19</text:span>88 r.</text:p>
      <text:p text:style-name="P1642">Charakterystyczne jest, że w tych strajkach sierpniowych brali udział prawie wyłącznie robotnicy. Cały niemal nadzór stanął po stronie przeciwnej. Co więcej - część pracowników dozoru była używana do łamania strajków, do bicia<text:s/><text:span text:style-name="T1643">i</text:span><text:s/>terroryzowania str<text:span text:style-name="T1644">aj</text:span>kujących górników.</text:p>
      <text:p text:style-name="P1645">I ten stan walki musi zostać zlikwidowany. Inaczej czeka nas konfrontacja dla Polski w skutkach nieobliczalnych. Zakłady pracy, fabryki, kopalnie muszą stać się miejscem pracy i współpracy.</text:p>
      <text:p text:style-name="P1646">Wydaje mi się, że sytuacja konfrontac<text:span text:style-name="T1647">yj</text:span>na jest wynikiem zasadniczego braku równości szans. Jest to nierówność systemowa, bowiem pracodawca dysponuje aparatem przemocy, sondami, środkami przekazu, lecz także nierówność ta objawia się także w szczegółach. I wydaje mi się, że znowu jest to wyraźne bardzo w kopalniach. Podczas negocjacji podczas strajków dyrektorzy zwracali się<text:s/>„per ty<text:span text:style-name="T1648">”</text:span><text:s/>do swoich pracowników<text:span text:style-name="T1649">,</text:span><text:s/>pr<text:span text:style-name="T1650">ó</text:span>bowali obrażać i<text:span text:style-name="T1651">ch</text:span>,<text:s/>łamać ich poczucie godności osobistej. Jednocześnie nie dopuszczali do rozmów ekspertów i doradców str<text:span text:style-name="T1652">aj</text:span>kujących. Starali się wymusić na nich złamanie eleme<text:span text:style-name="T1653">nt</text:span>arnego poczucia<text:span text:style-name="T1654"><text:s/></text:span>solidarności, poprzez wyrzucenie osób wspomag<text:span text:style-name="T1655">aj</text:span>ących.</text:p>
      <text:p text:style-name="P1656">I tu dotykamy jak gdyby kolejnego problemu, istotnego. Aby zapewnić sobie przewagę władze dążyły<text:s/><text:span text:style-name="T1657">-</text:span><text:s/>i mam nadzieję - wydaje mi się, że można już mówić o tym w czasie przeszłym, do rozbicia więzi międzyśrodowiskowych, do zaprowadzenia wzajemnej nieufności i nienawiści. Najbardziej może widocznym przejawem takiej polityki był marzec 1968 ze swoimi hasłami:<text:s/><text:span text:style-name="T1658">„</text:span>Literaci do pióra, studenci do nauki”. Dziś hasła te już brzmią śmiesznie, lecz nikt nie może docenić szkód, jakie spowodowały w świadomości społecznej: nienawiść grupowa, pokoleniowa, rasowa, jako zasada polityki.</text:p>
      <text:p text:style-name="P1659">Ów totalno-<text:span text:style-name="T1660">fe</text:span>udalny sposób sprawowania władzy musi zniknąć i mam nadzieję, że on zanika. Wydaje mi się i jestem przekonany, że on zanika.</text:p>
      <text:p text:style-name="P1661"><text:span text:style-name="T1662">Z</text:span><text:s/>niepokojem trzeba jednak zauważyć, że do tych rozmów też przystępują w tej sytuacji nierówności stron. I też mam nadzieję, że to zniknie.</text:p>
      <text:p text:style-name="P1663">Na pismo przewodniczącego naszej grupy Alojzego Pietrzyka z wnioskiem o udostępnienie nam danych o sytuacji w górnictwie padła odpowiedź, że osobom prywatnym informacji nie udziela się. Ja mam nadzieję, że była to odpowiedź z poprzedniego etapu, że obecnie - wydaje mi się - w tej atmosferze jaka tutaj istnieje dzisiaj, mamy szansę tę równość uzyskać.</text:p>
      <text:p text:style-name="P1664">Są tutaj przedstawiciele różnych środowisk górniczych z różnych regionów kraju. Jednakże wydaje mi<text:s/><text:soft-page-break/>się, że na hasło górnictwo, przeciętn<text:span text:style-name="T1665">y</text:span><text:s/>Polak odpowiada<text:s/>odzewem<text:s/>-<text:s/><text:span text:style-name="T1666">Ś</text:span>ląsk. I dlatego chciałbym poświęcić kilka sł<text:span text:style-name="T1667">ó</text:span>w właśnie<text:s/><text:span text:style-name="T1668">Ś</text:span>ląskowi, mimo że nie jestem mieszkańcem<text:s/><text:span text:style-name="T1669">Ś</text:span>ląska, jak już powiedziałem, mimo że nie jestem górnikiem. Myślę, że właśnie na<text:s/><text:span text:style-name="T1670">Ś</text:span>ląsku, jak w soczewce skupia się i uwypukla większość problemów nurtujących nasz kraj.</text:p>
      <text:p text:style-name="P1671">Prz<text:span text:style-name="T1672">yj</text:span>eżdż<text:span text:style-name="T1673">aj</text:span>ąc na Ś<text:span text:style-name="T1674">lą</text:span>sk ma się wrażenie, że przybywa się do innego kraju. Krajobraz jest tu bardziej ponury, ludzie bardziej zmęczeni i zrezygnowani. Tu na Śląsku widać jak głęboko zasz<text:span text:style-name="T1675">ł</text:span>o zniszczenie kultury, zniszczenie środowisko naturalnego, wreszcie zniszczenie człowieka. Tu właśnie kolejni władcy polscy czy to Bierut, Gomułka, czy Gierek dokonywali gigantycznego eksperymentu<text:s/><text:span text:style-name="T1676">-</text:span><text:s/>przypisania człowieka do fabryki, do kopalni na chwałę ideologii. Towarzyszyło temu budowanie barier. Nawet między<text:s/><text:span text:style-name="T1677">Ś</text:span>ląskiem a resztą kraju. Bariery między<text:s/><text:span text:style-name="T1678">Ś</text:span>lązakami a nowymi mieszkańcami<text:s/><text:span text:style-name="T1679">Ś</text:span>ląska, wreszcie bariery pomiędzy poszczególnymi regionami w samym<text:s/><text:span text:style-name="T1680">Ś</text:span>ląsku<text:span text:style-name="T1681">.</text:span></text:p>
      <text:p text:style-name="P1682">Gdy ruch strajkowy w 1980 roku zaczął te bariery łamać, właśnie na<text:s/><text:span text:style-name="T1683">Ś</text:span>ląsku władze chwyciły się niezwykle perfidnego sposobu by temu zapobiec, posłużyły się metodą infiltracji. I tak udało się wprowadzić na czoło strajku, a następnie<text:s/>„Solidarności”<text:s/>człowieka, który miał odegrać rolę agenturalną. Nie będę wymieniał tu jego nazwiska, bo nie o to chodzi. Jego działalność miała na celu skłócenie<text:s/><text:span text:style-name="T1684">Ś</text:span>ląska z resztą kraju. Wprowadzenie zamętu w samej śl<text:span text:style-name="T1685">ą</text:span>skiej<text:s/>„Solidarności<text:span text:style-name="T1686">”</text:span>.<text:s/><text:span text:style-name="T1687">I</text:span><text:s/>wydaje mi się, że resztki jadu, które zaszczepił on i jego ekipa obecne są do dziś w życiu społecznym<text:s/><text:span text:style-name="T1688">Ś</text:span>ląska. I wydaje mi się, że trzeba się ich jak najszybciej pozbyć. I wydaje mi się - że ich się właśnie dzisiaj pozbywamy, że p<text:span text:style-name="T1689">o</text:span>zbywaliśmy się także na strajkach w sierpniu 1988 roku.</text:p>
      <text:p text:style-name="P1690">Tworzy się pewne mity, tworzy się mity o górniczych zarobkach, o ich bogactwie. Jeżeli powstawały tu jakieś fortuny, to na pewno nie były to fortuny górników, którzy strajkowali powszechnie w roku 1988.</text:p>
      <text:p text:style-name="P1691">I bolesna sprawa.<text:s/><text:span text:style-name="T1692">W</text:span><text:s/>ostatnich latach powstały w Jastrzębiu kolejne pałace realnego socjalizmu, symbole bezmyślności i zadufania - stadion i klub NOT-u, zbudowany w mieście, gdzie brak jest podstawowych urządzeń kulturalnych.<text:s/>I tutaj obowiązuje, jak gdyby stara rzymska zasada - chleba i igrzysk, która zatrium<text:span text:style-name="T1693">fo</text:span>wała na Śląsku w skrajnej postaci, bo po zakalcowaty chleb stoi się w kolejkach, zaś igrzyska są śmieszną farsą.</text:p>
      <text:p text:style-name="P1694">I lekceważenie górniczego trudu jest widoczne dla mnie jako dla człowieka zajmującego się związkami zawodowymi, działalnością wśród robotników, sławetnej ustawy 199<text:span text:style-name="T1695">.<text:s/></text:span>Jeżeli bowiem praca w dni wolne ma być opłacana 3-krotnymi stawkami, to ile warta jest praca górnika? Czy tyle ile otrzymuje on od poniedziałku do piątku, czy tyle ile otrzymuje on w soboty? Ile w ogóle wart jest wydobywany węgiel?</text:p>
      <text:p text:style-name="P1696">Właściwie już dziś górnicy powinni zażądać 3<text:span text:style-name="T1697">-</text:span>krotnego podwyższania stawek, lecz nie żądają i nie zażądają. Dlatego, że są odpowiedzialni - odpowiedzialni za siebie, za swoich bliskich i za kraj. Dowodem tego są ich postulaty strajkowe, z kt<text:span text:style-name="T1698">ó</text:span>rych niektóre są wręcz przeciwne i bezpośrednim interesom, lecz uwzględniają perspektywiczny interes kraju.</text:p>
      <text:p text:style-name="P1699">Z przykrością stwierdzam, że to poczucie nie przyświecało górniczym władzom, kiedy odmawiały rozmów ze str<text:span text:style-name="T1700">aj</text:span>kującymi, przedłużając strajk ponad naprawdę widoczne potrzeby lub gdy rozmowy te władze górnicze pozorowały i gdy wymuszały hańbiące porozumienie na górnikach, jak to miało miejsce w kopalni<text:s/><text:span text:style-name="T1701">„</text:span>Jastrzębie”, gdzie strajkujący podpisywali n<text:span text:style-name="T1702">a</text:span><text:s/>siebie wyroki dyscyplinarnego usuwania z pracy. Naz<text:span text:style-name="T1703">y</text:span>wało się to porozumieniem.</text:p>
      <text:soft-page-break/>
      <text:p text:style-name="P1704">Przejawem prywaty - wydaje mi się - było blokowanie szybów i nie dopuszczanie do prac konserwac<text:span text:style-name="T1705">yj</text:span>nych tylko po to, aby przerwać strajk. Takim samym przejawem było rozpuszczanie wieści o pożarach w str<text:span text:style-name="T1706">aj</text:span>kujących kopalniach.</text:p>
      <text:p text:style-name="P1707">W imię przerwania tego łańcucha, w imię odpowiedzialności górnicy zażądali legalizacji<text:s/><text:span text:style-name="T1708">„</text:span>Solidarności”.<text:s/>„Solidarnoś<text:span text:style-name="T1709">ć</text:span><text:span text:style-name="T1710">”</text:span><text:span text:style-name="T1711"><text:s/></text:span>chce być bowiem związkiem odpowiedzialnym, nie chce tylko krzyczeć<text:s/>„dajcie”, nie chce jedynie brać. Chce natomiast wziąć udział, a będzie to udział nie błahy, lecz decydujący - udział w przebudowie kraju, w budowaniu lepszej przyszłości w zdrowym systemie gospodarczym i politycznym.</text:p>
      <text:p text:style-name="P1712">Jak stwierdził przewodniczący naszej grupy podczas obrad rozpoczęcia Okrągłego Stołu - chcemy kroków odważnych i poważnych. Jesteśmy w pełni przygotowani na takie propozycje ze strony rządow<text:span text:style-name="T1713">ej.</text:span><text:s/>Nasz pakiet żądań, który nakreślił Alojzy Pietrzyk, który zawiera jeden postu<text:span text:style-name="T1714">lat<text:s/></text:span>bezdyskusyjny - jest to ten postulat, który przedstawił mecenas Piotrowski - powrót do prac ludzi wyrzuconych<text:s/><text:span text:style-name="T1715">w</text:span><text:s/>wyniku działalności związkowej i który już rozpoczęliśmy przedstawiać, który przedstawił Grzegorz Stawski, Piotr Polmański. Jest to pakiet związkowy, jest on wyrazem umiarkowania, wykazuje poczucie odpowiedzialności całego naszego związku. Jesteśmy częścią jednego związku, który właśnie domaga się legalizacji i otrzyma tą legalizację - jest to<text:s/>„Solidarno<text:span text:style-name="T1716">ść</text:span>”.</text:p>
      <text:p text:style-name="P1717">I jesteśmy przekonani o tym, że dobra wola ze strony rządowej, że likwidowanie napięć pomiędzy nami a OP<text:span text:style-name="T1718">ZZ</text:span>, a są to duże napięcia, nawet sądząc z tego co się dzieje przy tym stole. Ale powoli - mam nadzieję, że po legalizacji<text:s/>„Solidarności”<text:s/>te napięcia będą zanikały.</text:p>
      <text:p text:style-name="P1719">I wierzymy, że uda się nam bez<text:s/><text:span text:style-name="T1720">st</text:span>arć i konfliktów uzyskać zapis satysfakc<text:span text:style-name="T1721">jo</text:span>nu<text:span text:style-name="T1722">ją</text:span>cy wszystkich. Przede wszystkim jeżeli chodzi o spojrzenie nasze, związku zawodowego - przede wszystkim górników.<text:s/><text:span text:style-name="T1723">N</text:span>atomiast zapis ten powinien by<text:span text:style-name="T1724">ć</text:span><text:s/>korzystny dla całego kraju.</text:p>
      <text:p text:style-name="P1725">Dziękuję bardzo.</text:p>
      <text:p text:style-name="P1726"><text:span text:style-name="T1727">Przewodnicząc</text:span><text:span text:style-name="T1728">y</text:span>:</text:p>
      <text:p text:style-name="P1729">Dziękuję bardzo.</text:p>
      <text:p text:style-name="P1730">Ja proponuję jeżeli można, żeby zabrał<text:s/><text:span text:style-name="T1731">g</text:span>łos w celu zaprezentowania stanowiska kolega Kaczmarczyk z nafty i gazu, jako że to górnictwo dzisiaj jeszcze nie było prezentowane.</text:p>
      <text:p text:style-name="P1732"><text:span text:style-name="T1733">Ob</text:span><text:span text:style-name="T1734">.</text:span><text:span text:style-name="T1735"><text:s/>Mieczysław Kaczmarczyk</text:span>:</text:p>
      <text:p text:style-name="P1736">Reprezentuję polskie górnictwo naftowe i gazownictwo jedną ogólnokr<text:span text:style-name="T1737">ajo</text:span>wą branżę<text:span text:style-name="T1738">,</text:span><text:s/>która zajmuje się trochę odwrotnie niż w tytule, bo mówi się górnictwo naftowe i gazownictwo, a de facto to naszym podstawowym zadaniem jest zaopatrywanie całego kraju w gaz i to głównie gaz ziemny przy jego wzr<text:span text:style-name="T1739">as</text:span>t<text:span text:style-name="T1740">aj</text:span>ących ilościach w stosunku do gazu koksowniczego, czy innych gazów miejskich.</text:p>
      <text:p text:style-name="P1741">Ja mam świadomość pełną, że przy tym dzisiejszym podzespole główny ciężar rozmów dotyczy górnictwa węglowego, które w naszym kraju tradycyjnie stanowi podstawę działalności energetyki. Jest to 80% energii pierwotnej, chciałbym powiedzieć, że gaz ziemny obecnie stanowi zaledwie 7<text:span text:style-name="T1742">%</text:span><text:s/>energii pierwotnej i dlatego też wydaje mi si<text:span text:style-name="T1743">ę,<text:s/></text:span>że to co ja powiem dotyczy bardziej dalekiej przyszłości aniżeli obecnego stanu.</text:p>
      <text:p text:style-name="P1744">Chciałbym uświadomić może parę cyfr niewiele, że w ciągu roku w kraju rozprowadzamy 14 miliardów metrów sześciennych gazu, z czego połowa pochodzi z importu z jednego importu, bo gazu się nie da przywozić, a trzeba sprowadzać rurą, a reszta pochodzi ze źródeł krajowych z tego 5 miliardów z groszami<text:s/><text:soft-page-break/>wydobycia krajowego gazu ziemnego przez nas odkrywanego i wydobywanego, a około 2 miliardy gazu koksowniczego. Miejski gaz, który z gazowni jest produkowany stanowi już szczątkową sprawę i musi być do 9<text:span text:style-name="T1745">2</text:span><text:s/>roku zamknięty jako że gazownie miejskie - nawet tych kilka, które jeszcze teraz działają - to jest średniowiecze, t<text:span text:style-name="T1746">o</text:span><text:s/>jest praca niegodna ludzi.<text:s/>Stąd też jest oczywiście i również bardzo drogi gaz.</text:p>
      <text:p text:style-name="P1747">Jako branża działamy w określony może niewidocznych warunkach. Nasze gazociągi, których jest 45 tys. km w całym<text:span text:style-name="T1748"><text:s/></text:span>kraju połączone ze sobą w jednym systemie, nie są widoczne jak inne no<text:span text:style-name="T1749">ś</text:span>niki energii. Stąd też, a równocześnie chciałbym przypomnieć i takie pytanie może zadać - w ciągu powojennych lat, które ja pamiętam nie zdarzyło się chyba, żeby kiedykolwiek ludziom pod kuchnią gazową zabrakło gazu, nawet na krótki czas, wyłączam z tego jakieś wyjątkowo awaryjne sytuacje lokalne w normalnym zakresie sprawy.</text:p>
      <text:p text:style-name="P1750">Mo<text:span text:style-name="T1751">ż</text:span>na powiedzieć, że ci,<text:s/><text:span text:style-name="T1752">k</text:span>tórzy ten gaz już mają w swoich mieszkaniach, a jest tego 5 300 tysięcy odbiorców przyjmując na rodzinę około 3 osoby, 3,5 statystycznie to można powiedzieć, że większość obywateli naszego kraju w życiu codziennym korzysta z gazu do swoich niezbędnych potrzeb.</text:p>
      <text:p text:style-name="P1753">Nie dlatego można by powiedzieć, że ten gaz dostarczamy tak dobrze, bo to idzie łatwo, idzie w sposób jakiś taki bezkonfliktowy. Chciałbym powiedzieć, że nasze załogi - sam jestem tutaj, nie ma naszej Federacji, nie ma przedstawicieli związkowych, ale chciałbym powiedzie<text:span text:style-name="T1754">ć</text:span>, że 47 tys. ludzi, którzy na całym obszarze kraju zajmują się tym problemem od poszuk<text:span text:style-name="T1755">i</text:span>wania, od biologicznej pracy, aż do dostarczenia tego gazu do mieszkania i do przemysłu - nie dlatego nie uczestniczymy w akcjach protestac<text:span text:style-name="T1756">yj</text:span>nych, że po pierwsze byłoby aż tak dobrze z płacami i z warunkami pracy albo że były tak zastraszone i tak w jakiś sposób represjonowane i zagrożone, żeby się bały, po prostu<text:span text:style-name="T1757"><text:s/></text:span>gazu do mieszkań nie można zatrzymać nawet na godzinę.<text:s/>Dlatego że zatrzymanie gazu na godzinę powoduje natychmiastową konieczność sprawdzenia każdego pojedynczego odbiorcy. Jest to być może jedyny towar w kraju, który w żaden sposób - my<text:span text:style-name="T1758">ś</text:span>lę o ludności<text:s/><text:span text:style-name="T1759">-</text:span><text:s/>nie może być reglamentowany. Dlatego, że stanowi bardzo poważne zagrożenie bezpieczeństwa publicznego w przypadku, a gdyby powiedzmy zabrakło tego gazu, gdyby w jakiś sposób go ponownie podłączono to w przypadku braku prądu gdzieś tam się przepali coś, przy braku ponownego włączenia wody mieszkanie<text:s/><text:span text:style-name="T1760">s</text:span>i<text:span text:style-name="T1761">ę</text:span><text:s/>zaleje, w przypadku ponownego włączenia gazu gdyby takie zatrzymanie zaistniało, to upływający w mieszkaniach gdzieś gaz może doprowadzić do nieobliczalnych skutków, które się czasem w kraju niestety zdarzały, z różnych porodów.</text:p>
      <text:p text:style-name="P1762">Mogę powiedzieć, w imieniu ludzi, którzy pracują przy tym, że w większości przypadków zdecydowanej wi<text:span text:style-name="T1763">ę</text:span>kszości przypadków, nie z winy tych ludzi i nie z winy tych fachow<text:span text:style-name="T1764">có</text:span>w.</text:p>
      <text:p text:style-name="P1765">To daje pewien obraz niezbędnej jakby to powiedzie<text:span text:style-name="T1766">ć<text:s/></text:span>pracy i sanowi również coś o tych ludziach, którzy tu pracują na okrągło, cały tydzień, cały rok zwłaszcza w okresach świąt, gdzie pobór gazu myślę cały czas, mówię o komun<text:span text:style-name="T1767">al</text:span>no-b<text:span text:style-name="T1768">yto</text:span>wym sektorze. Oczywiście dajemy ten gaz również dla przemysłu. I ter<text:span text:style-name="T1769">az</text:span><text:s/>warunki ekonomiczne w jakich kto pracuje są dosyć kłopotliwe, jest cena urzędowa dla lu<text:span text:style-name="T1770">d</text:span>no<text:span text:style-name="T1771">śc</text:span>i, która wynosi 10 złotych za metr sześcienny po wielu latach, gdy jeszcze do ubiegłego roku wynosiła pięć<text:span text:style-name="T1772">.</text:span></text:p>
      <text:p text:style-name="P1773">Co to oznacza? Że za jedną złotówkę można dostać 10<text:span text:style-name="T1774">0</text:span><text:s/>decymetrów sześciennych gazu o kaloryczności 820 czyli można na tym ugotować 8 litrów wody za jed<text:span text:style-name="T1775">n</text:span>ą złotówkę.</text:p>
      <text:p text:style-name="P1776">Natomiast po stronie zakupu branża musi zakupywać wszystkie swoje do działalności niezbędne środki po cenach umownych, najczęściej. Stąd też istnieje pewna dysproporcja między możliwością samo<text:span text:style-name="T1777">fi</text:span>nansowania się tego, a między jej działalnością.</text:p>
      <text:soft-page-break/>
      <text:p text:style-name="P1778">Dlaczego ja o tym mówię? Bo tu nie ma alternatywy, że w jakiś sposób można przerwać lub zmniejszyć tę działalność. Ta podaż gazu dla sektora komunalnego i bytowego, zresztą z naszych opracowań widzimy, że to jest p<text:span text:style-name="T1779">a</text:span>liwo najbardziej predysponowane w naszym kraju do tego, żeby dotarło do szerokiej ludności. Nie tylko do przemysłu, ale przede wszystkim do ludności.<text:s/><text:span text:style-name="T1780">I</text:span><text:s/><text:span text:style-name="T1781">k</text:span>iedy słyszę, że coraz to trudniej jest z tym węglem, to oczywiście naszym jakimś moralnym obowiązkiem służącym społeczeństwu jest, ażeby zaoferować coś<text:s/><text:span text:style-name="T1782">al</text:span>tern<text:span text:style-name="T1783">at</text:span>ywnego i tu chcę z całą mocą podkreślić z tego miejsca, nie traktujemy gazu jako alternatywy dla węgla, jako wypieranie węgla, bo nie można wypierać ani oszczędzać czegoś, czego w przyszłości będzie coraz mniej. Ale jest obowiązkiem uważam nas,<text:s/><text:span text:style-name="T1784">k</text:span>tórzy są odpowiedzialni za energetyczną str<text:span text:style-name="T1785">o</text:span>nę kraju, żeby pamiętać, że 2000 roku ludność nasza nie będzie mniejsza, że ludzie będą chcieli i musieli żyć, i to nie tylko w mieście, ale i również na wsi. Stąd programy gazyfikacji wsi, w których my jako branża chcemy uczestniczyć czynnie.</text:p>
      <text:p text:style-name="P1786">A paradoks polega na tym, że powiększając z całym poczuciem odpowiedzialności ilość ludzi, którzy z tego gazu korzystają, działamy jakby wbrew własnemu inter<text:span text:style-name="T1787">e</text:span>sowi<text:s/>finansowemu, gdybyśmy patrzyli na<text:s/><text:span text:style-name="T1788">t</text:span>o od strony własnego, ciasnego punktu widzenia, to byłoby dla nas korzystne nie zwiększać tego gazu dla ludności, a to jest niemożliwe. Dlatego też jednym z zadań nas tutaj stanowiąc<text:span text:style-name="T1789">y</text:span>ch obrady na tle wielkiego Okrągłeg<text:span text:style-name="T1790">o</text:span><text:s/>Stołu, jest nie tylko myślenie o bieżących sprawach, ale chyba również zastanowienie się nad tym co należy przygotować już na lata następne, bo w końcu 2000 rok to jest raptem 11 l<text:span text:style-name="T1791">at.</text:span></text:p>
      <text:p text:style-name="P1792">To już nie jest tak wiele, większość z nas tu się doczeka i wtedy nas się zapytają, tak jak się teraz pytamy co się działo w dawnych czasach, że nie pomyślano o tym.</text:p>
      <text:p text:style-name="P1793">Ja chciałbym tutaj ten swój punkt widzenia zaprezentować chociażby w takim kontekście. Otóż nie ma nic gorszego<text:span text:style-name="T1794"><text:s/></text:span>jak uszczęśli<text:span text:style-name="T1795">wi</text:span>anie społeczeństwa na siłę. Słyszeliśmy to z wielkiego<text:s/>„okrągłego stołu”<text:s/>i my jako b<text:span text:style-name="T1796">r</text:span>anża prezentując pewne poglądy, prezentując pewne nasze wizje przyszłości<text:span text:style-name="T1797">,</text:span><text:s/>mamy świadomość, że nic s<text:span text:style-name="T1798">i</text:span>ę nie dzieje za darmo, że wszystko to kosztu<text:span text:style-name="T1799">je</text:span>,<text:s/><text:span text:style-name="T1800">w</text:span>sz<text:span text:style-name="T1801">ystk</text:span>o to wymaga określonych wyrzeczeń. Ale nie ma niczego za darmo, ale nie chcielibyśmy naszych punktów widzenia prezentować wbrew zapotrzebowaniu społeczeństwa, które myśli w jakimś szerokim aspekcie, w aspekcie górniczym w tej chwili. Górnictwa węglowego. Jest tutaj reprezentowane i nie tylko tutaj na te<text:span text:style-name="T1802">j</text:span><text:s/>sali<text:span text:style-name="T1803">.</text:span></text:p>
      <text:p text:style-name="P1804">Wydaje mi się, że chciałbym coś powiedzi<text:span text:style-name="T1805">e</text:span>ć jako wniosek, że dobrze byłoby, ażeby zastanowić się nad tym, czy nie należał<text:span text:style-name="T1806">o</text:span>by w tym całym aspekcie górnictwa, bo tutaj koledzy na temat skalnictwa mówili i wielu innych ważnych dla kraju spraw, żeby pomyśleć o tym,<text:s/><text:span text:style-name="T1807">ż</text:span>e w 2000 ro<text:span text:style-name="T1808">ku</text:span><text:s/>na pewno więcej niż obecnie<text:s/><text:span text:style-name="T1809">l</text:span>udności będzie chciało mieć ten gaz, a chcę jeszcze dodatkowo powiedzieć, że gaz ziemny<text:s/>jest najczystszym paliwem uznanym na świecie. Gaz ziemny spalając się daje w efekcie parę wodną i dwutlenek węgla może być tak oczyszczony, że nie zanieczyszcza powietrza.<text:s/><text:span text:style-name="T1810">A</text:span><text:s/>powietrze mamy w kraju takie jakie wiemy, i nie tylko w kraju, bo i emisje nasze idą poza kraj, o czym była mow<text:span text:style-name="T1811">a</text:span><text:s/>na spotkaniu z panią premier, panią minister z Norwegii. I z innych krajów, gdzie zarzuca się nam w jakiś sposób zaśmiecanie.</text:p>
      <text:p text:style-name="P1812">Dla mnie na<text:span text:style-name="T1813">ji</text:span>stotnie<text:span text:style-name="T1814">js</text:span>za rzecz jest w pewnym sensie zaśmiecanie również naszego kraju. Tenże Śląsk, z którego ja się osobiście wywodzę, jest rzeczywiście kolebką węgl<text:span text:style-name="T1815">a<text:s/></text:span>jest soczewką, w której skupiają się te wszystkie sprawy bardzo ostro, ale równocześnie nie jest<text:s/><text:span text:style-name="T1816">m</text:span>iejscem do godnego życia. Bardzo często.</text:p>
      <text:p text:style-name="P1817">Ja nie twierdzę, że gaz ziemny załatwi wszystko. Ale uważam, że przybywanie tego gazu ziemnego w<text:s/><text:soft-page-break/>całości naszego kraju, w tych miejscach gdzie on występuje, na pewno już nie powoduje dodatkowej degradac<text:span text:style-name="T1818">ji</text:span><text:s/>powi<text:span text:style-name="T1819">etr</text:span>za i środowiska.</text:p>
      <text:p text:style-name="P1820">Myślę, że bez bardzo sprecyzowanego wniosku, chciałbym ten temat postawić pod sumienie i zastanowienie się obrad tego podzespołu.</text:p>
      <text:p text:style-name="P1821">Dziękuję za uwagę.</text:p>
      <text:p text:style-name="P1822"><text:span text:style-name="T1823">Przewodnicząc</text:span><text:span text:style-name="T1824">y</text:span>:</text:p>
      <text:p text:style-name="P1825">Dziękuję bardzo. Ja rozumiem, że przed przerwą jeszcze kolega M<text:span text:style-name="T1826">o</text:span>ric chciał.</text:p>
      <text:p text:style-name="P1827">Proszę bardzo.</text:p>
      <text:p text:style-name="P1828"><text:span text:style-name="T1829">O</text:span><text:span text:style-name="T1830">b. Rajmund Moric</text:span>:</text:p>
      <text:p text:style-name="P1831">Jeżeli panowie przewodniczący pozwolą, proponuję, żeby jeszcze przed przerwą, już kończąc niejako taki cykl prezentacji poszczeg<text:span text:style-name="T1832">ól</text:span>n<text:span text:style-name="T1833">yc</text:span>h rodza<text:span text:style-name="T1834">jó</text:span>w górnictwa, zabrał głos kol. Ciesielski<text:s/><text:span text:style-name="T1835">J</text:span>an. Myślę, że nam wybaczą organizatorzy i zupa za bardzo nie wystygnie. On ma krótkie wystąpienie. Możemy przyj<text:span text:style-name="T1836">ą</text:span>ć?</text:p>
      <text:p text:style-name="P1837"><text:span text:style-name="T1838">Przewodnicząc</text:span><text:span text:style-name="T1839">y</text:span><text:span text:style-name="T1840">:</text:span></text:p>
      <text:p text:style-name="P1841">Pros<text:span text:style-name="T1842">zę</text:span><text:s/>bardzo.</text:p>
      <text:p text:style-name="P1843"><text:span text:style-name="T1844">Ob</text:span><text:span text:style-name="T1845">.</text:span><text:span text:style-name="T1846"><text:s/>Jan Ciesielski</text:span>:</text:p>
      <text:p text:style-name="P1847">Szan<text:span text:style-name="T1848">owni</text:span><text:s/>Pa<text:span text:style-name="T1849">ń</text:span>stw<text:span text:style-name="T1850">o</text:span>!</text:p>
      <text:p text:style-name="P1851">Reprezentuję branżę węgla brunatnego przy Federa<text:span text:style-name="T1852">cji</text:span><text:s/>Związków Zawodowych Górników, Katowice. Mój głos przede wszystkim będzie skierowany pod kątem takim, żeby na tej sali i nie tylko na tej sali wypowiada się bardzo wiele słów na temat górnictwa, najczęściej zapominając o górnictwie w<text:span text:style-name="T1853">ę</text:span>gla brunatnego. Dziedzina o której chcę mówić jest dziedziną, jak wydaje mi się, przyszłościową - to po pierwsze. A po drugie ma perspektywy rozwoju.</text:p>
      <text:p text:style-name="P1854">Chciałbym również powiedzieć parę słów na temat problemów pracownicz<text:span text:style-name="T1855">yc</text:span>h wynikających z tej pracy. Jeżeli chodzi o górnictwo węgla brunatnego, posiada bazę dla dalszego rozwoju, tj. zwiększania wydobycia węgla. Baza została zbudowana na przestrzeni okresu ostatnich 40 lat. Do bazy należy zaliczyć bardzo dobrą kadrę techniczną, wysoką technikę liczącą się w skali światowej, zaplecze naukowe, m.in. AGH, Polska Akademia Nauk, uniwersytety itd. Zaplecze projektowe, Centralny Ośrodek Badawczo-Rozw<text:span text:style-name="T1856">oj</text:span>ow<text:span text:style-name="T1857">y<text:s/></text:span>„Poltegor”, szereg biur projektowych, zaplecze<text:s/>„Komago”<text:s/>i F<text:span text:style-name="T1858">a</text:span>bryki Urządzeń Górnictwa Odkrywkowego.</text:p>
      <text:p text:style-name="P1859">Do realizacji rozwoju byłego<text:s/><text:span text:style-name="T1860">O</text:span>GWB Wrocław opracowano program rozwoju przemysłu węgla brunatnego na lata 1986-2000 i kierunkowo do 2020 r<text:span text:style-name="T1861">.</text:span><text:s/>Program opracowano w dwóch podstawowych wariantach. Przewiduje kontynuację wydobycia węgla z istniejących kopalń przy budowie jedynie nowych odkrywek w Szczercu, przy kopalni<text:s/>„Bełchatów, kopalni<text:s/>„K<text:span text:style-name="T1862">o</text:span>nin”, przy kopalni<text:s/>„Adamów”<text:s/>oraz nowych odkrywek przy kopalni Ko...,<text:s/>„Kazimierz Północ”,<text:s/>„Drzewce”<text:s/>i innych prowadzone są prace poszukiwawcze. To jest program, który w zasadzie oscyluje wokół tego, wykonywane jest obecnie, na zasadzie rozpoznawczej aniżeli szeroko widzianych perspektyw w górnictwie.</text:p>
      <text:p text:style-name="P1863">Wariant drugi podzielono przede wszystkim na budowę takich kopalń,<text:s/>„Gubin”,<text:s/>„Mosty”,<text:s/>„Trzcianka”,<text:s/>„Legnica”<text:s/>oraz<text:s/>„Sieniawa”<text:s/>i<text:s/>„Babina”.</text:p>
      <text:p text:style-name="P1864">Do obecnej pory brak jest odpowiednich decyzji co do wyboru wariantu. Przedstawiona powyżej baza daje pełne gwarancje co do rozwoju górnictwa węgla brunatnego. Czynnik ekologicznego sprzeciwu zmniejsza się, górnictwo oddaje rolnictwu i leśnictwu tereny zrekultywowane, ponad<text:s/><text:span text:style-name="T1865">5</text:span><text:s/>tys. ha. A<text:s/><text:soft-page-break/>doświadczenia krajowe i zagraniczne dowodzą, że problem<text:s/>odaz<text:span text:style-name="T1866">o</text:span>towania<text:s/>spalin można zmniejszyć w zasadzie do minimum.</text:p>
      <text:p text:style-name="P1867">Potrzebne są szybkie decyzje. I konieczny jest przecież wzrost mocy energet<text:span text:style-name="T1868">yc</text:span>zn<text:span text:style-name="T1869">yc</text:span>h naszemu krajowi, co w istocie z obecnie proponowaną energetyką jądrową staje się coraz bardziej realne.</text:p>
      <text:p text:style-name="P1870">Jeżeli chodzi o zaplecze techniczne,<text:s/><text:span text:style-name="T1871">k</text:span>opalnie w<text:span text:style-name="T1872">ę</text:span>g<text:span text:style-name="T1873">la<text:s/></text:span>brunatnego takowe posiadają, współpracują z hutami Stalową Wolą, ze Stomilem i innymi jeszcze zakładami. Do zaplecza należy też zaliczyć przedsiębiorstwa robót górniczych, rekultywac<text:span text:style-name="T1874">yj</text:span>ne - o których mówiłem - itd.</text:p>
      <text:p text:style-name="P1875">Zasoby węgla brunatnego. Kopalnie czynne posiadają zasoby geologiczne około 3 mln ton, w tym złoże w Szczercu, złoża przewidziane do zagospodarowania posiadają zasoby około 8 mln ton, do których należy zaliczyć złoże<text:s/>„Legnica Wschód”,<text:s/>„P<text:span text:style-name="T1876">ó</text:span>łnoc”,<text:s/>„Gubin”,<text:s/>„Strzegom”,<text:s/>„Mosty”<text:s/>itd.</text:p>
      <text:p text:style-name="P1877"><text:span text:style-name="T1878">W</text:span><text:s/>tym wszystkim, o czym mówiłem państwu, cały rozwój górnictwa wę<text:span text:style-name="T1879">g</text:span>la brunatnego podcinany jest przez źle prowadzoną politykę strukturalną, jeżeli chodzi o górnictwo węgla brunatnego. Temat ten przewija się przez ponad 20 lat. Postulowane było utworzenie resortu przemysłu w<text:span text:style-name="T1880">yd</text:span>ob<text:span text:style-name="T1881">yw</text:span>czego i praktycznie rzecz biorąc związki zawodowe, sama kadra techniczna, zespoły naukowe i projektowe poszczególnych gałęzi tą sprawę podnosiły. Eksperymenty, jakie były prowadzone w ostatnim czasie nie dały pozytywnych rezultatów, jeżeli chodzi o rozstrzygnięcia prz<text:span text:style-name="T1882">ys</text:span>złościowe. Te, które są realizowane są raczej wymuszonymi z konieczności na bilans energetyczny.</text:p>
      <text:p text:style-name="P1883">Jeżeli chodzi o górnictwo węgla brunatnego, jest to nieco odmienny temat i struktura organizacy<text:span text:style-name="T1884">jn</text:span>a powinna być ściśle powiązana wokół jednej bazy, to jest kopalnie, zaplecze<text:span text:style-name="T1885"><text:s/></text:span>naukowe, techniczne, projektowe, techniczne. Inaczej mówiąc, same kopalnie bez tworzonego przez te kopalnie tzw.<text:s/><text:span text:style-name="T1886">z</text:span>aplecza nie mogą po prostu istnieć. Istniejąca baza praktycznie rzecz biorąc przy obecnej strukturze może na zasadzie reformatorskich działań..<text:span text:style-name="T1887">.</text:span><text:s/>na zasadzie odśrodkowych działań<text:s/><text:span text:style-name="T1888">-</text:span><text:s/>przepraszam - wypaść z tej branży i kopalnie zostaną same sobie.</text:p>
      <text:p text:style-name="P1889">Resort przemysłu wydob<text:span text:style-name="T1890">yw</text:span>czego, jaki proponujemy, może przy nim być utworzona, tzn. w nim izba górnicza wę<text:span text:style-name="T1891">gl</text:span>a brunatnego czy też departament, byłby wystarcza<text:span text:style-name="T1892">ją</text:span>cą strukturą jeżeli chodzi o realizację spraw związanych z węglem brunatnym na przyszłość.<text:s/><text:span text:style-name="T1893">I</text:span>nnymi słowy ta struktura, która w tej chwili jest, powinna ulec likwidacji. Myślę tutaj o oddziałach czy też innych strukturach pośrednich.<text:s/><text:span text:style-name="T1894">I</text:span>nnymi słowy powinno być silne ogniwo, które by na zasadzie ministerstwa przemysłu bezpośrednio w przedsiębiorstwach realizować zadania na przyszłość<text:span text:style-name="T1895">.</text:span></text:p>
      <text:p text:style-name="P1896">Niezmie<text:span text:style-name="T1897">n</text:span>nym elementem jest uzyskiwanie środków na wynagrodzenia, jeżeli chodzi o węgiel brunatny. Generalnie rzecz biorąc i nie wypomina<text:span text:style-name="T1898">ją</text:span>c górnikom węgla kamiennego odpowiedniego poziomu wynagrodzenia, w górnictwie w<text:span text:style-name="T1899">ę</text:span><text:span text:style-name="T1900">g</text:span><text:span text:style-name="T1901">la<text:s/></text:span>brunatnego jest wręcz odwrotna sytuacja, jeżeli chodzi o poziom wynagrodzeń. Praca jest bardzo trudna, złożona i c<text:span text:style-name="T1902">ię</text:span>żka, i nie ulega żadnej wątpliwości, że w roku ubiegłym podpisane porozumienie o wskaźniku poziomu wynagrodzeń 1-<text:span text:style-name="T1903">5</text:span><text:s/>do przemysłu przetwórczego, kopalnie węgla brunatnego nie uzyskały.</text:p>
      <text:p text:style-name="P1904">Wnioskuję, aby było to minimum poziomu wynagrodzeń jeżeli chodzi o węgiel brunatny. Niezależnie od tego również wnioskuję o zmianę zasad tworzenia środków na wyna<text:span text:style-name="T1905">gr</text:span>odzenia. Ta obecna sytuacja jaka jest, a znana jest państwu, nie daje żadnej motywacji do efektywniejsz<text:span text:style-name="T1906">ej</text:span><text:s/>pracy i sądzę, że to powinno w najbliższym czasie ulec zmianie.</text:p>
      <text:soft-page-break/>
      <text:p text:style-name="P1907">Jeżeli chodzi o problemy związane ze sprawami pracowniczymi. Wymagana jest zmiana, naszym zdaniem, zmiana zapisów<text:s/>„Karty Górnika”. Specjalne wynagrodzenie z Karty Górnika jest dziś na powrót znaczącym składnikiem wynagrodzeń i takim ma być, i ma pozostać. Ma preferować pracę jako pracy długole<text:span text:style-name="T1908">tn</text:span>iego pracownika, jak i również mieć odbicie w swoich proporcjach płacowych. Jeżeli chodzi o to specjalne wyna<text:span text:style-name="T1909">gr</text:span>odzenie.<text:s/><text:span text:style-name="T1910">W</text:span><text:s/>ślad za tym zachodzi również pilna potrzeba nowelizacji zmiany<text:s/>„Karty Górnika”.<text:s/><text:span text:style-name="T1911">W</text:span><text:s/>węglu brunatnym czas pracy jest dłuższy i w ślad za tym chodzi o to, aby czym dłużej pracownik pracuje, jego po prostu wymiar z tej Karty Górnika proporcjonalnie rósł do lat pracy.</text:p>
      <text:p text:style-name="P1912">Również sytuacja jeśli chodzi o deputat węglowy. Okazuje się, że pracownik pracujący<text:s/><text:span text:style-name="T1913">w</text:span><text:s/>kop<text:span text:style-name="T1914">al</text:span>ni,<text:s/><text:span text:style-name="T1915">w</text:span>raz z jego... pracownik i żona, jeden otrzymuje deputat, drugi otrzymuje po prostu ten najniższy, najniższą prowizję deputatową, natomiast w przypadku jeżeli pracownik pracuje w kopalni, żona np. w kol<text:span text:style-name="T1916">ej</text:span>nictwie, otrzymują pełne deputaty. Jest to po prostu, moim zdaniom, nieporozumienie i<text:s/><text:span text:style-name="T1917">w</text:span><text:s/><text:span text:style-name="T1918">ś</text:span>lad za tym chodzi o to<text:span text:style-name="T1919">,</text:span><text:s/>aby ustalić d<text:span text:style-name="T1920">e</text:span>putat dla wszystkich pracujących niezależnie, czy będzi<text:span text:style-name="T1921">e</text:span><text:s/>z rodziny pracowało trzech, czy czterech nawet<text:span text:style-name="T1922">.</text:span></text:p>
      <text:p text:style-name="P1923">Je<text:span text:style-name="T1924">że</text:span>li chodzi o cza<text:span text:style-name="T1925">s</text:span><text:s/>pracy w węglu brunatnym, on jest skupiony n<text:span text:style-name="T1926">a</text:span><text:s/>z<text:span text:style-name="T1927">asa</text:span>d<text:span text:style-name="T1928">zi</text:span>e organizacji ruchu ci<text:span text:style-name="T1929">ą</text:span>głego, natomia<text:span text:style-name="T1930">s</text:span>t j<text:span text:style-name="T1931">e</text:span>st do rozważenia sprawa pracy pierwszej zmiany, jak i również ewentualnej modyfikacji systemu 4-brygadowej organizacji pracy<text:span text:style-name="T1932">.</text:span></text:p>
      <text:p text:style-name="P1933">Sądzę,<text:s/><text:span text:style-name="T1934">że</text:span><text:s/>tutaj byłyby wymagane niezbyt znaczące zmiany, aczkolwiek ono by m<text:span text:style-name="T1935">i</text:span>ały mieć wpływ na poprawę rentowności samych kopalń i też stosunku zatrudnienia pracownika<text:span text:style-name="T1936">.</text:span></text:p>
      <text:p text:style-name="P1937">Na zakończenie chcę podnieść jeszcze jeden temat dotyczący węgla brunatnego, to po<text:span text:style-name="T1938">stu</text:span>lowany od dawien dawna, a pracuję w kopalni już ponad 20 lat, i ten temat jak tylko przyszedłem był poruszany i dotykany<text:span text:style-name="T1939">,</text:span><text:s/>Sprawy obniżenia wieku emerytalnego górników węgla brunatnego. Sprawa do dziś nie jest rozs<text:span text:style-name="T1940">tr</text:span>zygnięta<text:s/><text:span text:style-name="T1941">i</text:span><text:s/>badania, jakie przeprowadziły organiz<text:span text:style-name="T1942">acj</text:span>e związkowe zostały przekazane rządowi, który już praktycznie rzecz biorą<text:span text:style-name="T1943">c</text:span><text:s/>odszedł, i żadnych rezultatów z tego nie ma<text:span text:style-name="T1944">.</text:span><text:s/>Jest to jak gdyby dys<text:span text:style-name="T1945">kr</text:span>y<text:span text:style-name="T1946">minacy</text:span>j<text:span text:style-name="T1947">n</text:span>e podejście do górników węgla brunatnego, z tego względu, że w kopalniach węgla kamiennego obniżony jest ten wiek emerytalny, w siarce, natomiast górnicy węgla brunatnego tego się nie doczekali.</text:p>
      <text:p text:style-name="P1948">Chcę przytoczyć państwu takie dane, że większość górników idzie na rentę chorobowa, aniżeli odchodzi na zas<text:span text:style-name="T1949">łu</text:span>żo<text:span text:style-name="T1950">n</text:span>ą eme<text:span text:style-name="T1951">rytu</text:span>rę<text:span text:style-name="T1952">.</text:span><text:s/>Badania ws<text:span text:style-name="T1953">k</text:span>a<text:span text:style-name="T1954">zuj</text:span>ą w sposób<text:s/><text:span text:style-name="T1955">j</text:span>edn<text:span text:style-name="T1956">oz</text:span>nac<text:span text:style-name="T1957">z</text:span>n<text:span text:style-name="T1958">y,<text:s/></text:span>że zatrudnianie jakiekolwiek tych osób jest ekonomicznie nieuzasadnione. Takimi danymi po prostu służymy i wnoszę, aby ze względów nawet moralnych, jak i etycznych<text:s/><text:span text:style-name="T1959">w</text:span><text:s/>stosunku do tych ludzi za<text:span text:style-name="T1960">tr</text:span>udnionych, sprawa była w sposób jednoznaczny uregulowana przy zmianie ustawy o zaopatrzeniu emerytalnym górników i ich rodzin. S<text:span text:style-name="T1961">ą</text:span>dzę, jest to jeden z podstawowych tematów.<text:s/><text:span text:style-name="T1962">J</text:span>est również moim zdaniem, paradoksalna sytuacja i następny wniosek na zakończenie stawiam - odmawia się górnikom węgla brunatnego uznania chorób zawodowych. Twierdzi się, że ten górnik pracujący na okrągło w butach gumowych, w różnej porze roku, latem, zimą używa tych butów, a różnice temperatur są znaczne, nabywa się chorób zawodowych i te choroby są po prostu nie uznane. Twierdzenia są tak absurdalne w swych wyjaśnieniach, że praktycznie rzecz biorąc jakby spojrzeć na całość tego zagadnienia, to wyglądałoby na to, że wszyscy w Polsce chorują na choroby reumatyczne.</text:p>
      <text:p text:style-name="P1963">Wnoszę wniosek, aby uznać choroby zawodowe gośćca stawowego i kręgosłupa w węglu brunatnym.</text:p>
      <text:p text:style-name="P1964">Jeżeli chodzi o poruszone sprawy, gdyby wymagały dodatkowego wyjaśnienia<text:s/><text:span text:style-name="T1965">w</text:span><text:s/>dalszym toku obrad,<text:s/><text:soft-page-break/>służę materiałami i swoją osobą.</text:p>
      <text:p text:style-name="P1966">Dziękuję za uwa<text:span text:style-name="T1967">g</text:span>ę.</text:p>
      <text:p text:style-name="P1968"><text:span text:style-name="T1969">Przewodnicząc</text:span><text:span text:style-name="T1970">y</text:span>:</text:p>
      <text:p text:style-name="P1971">Dziękuję bardzo.</text:p>
      <text:p text:style-name="P1972">Zanim ogłosimy tutaj wspólnie przerwę obiadową, ja ponawiam ten wniosek, aby sekretarze, asystenci próbowali zebrać te tematy najistotniejsze, żebyśmy mogli po przerwie obiadowej jakoś skonkretyzować sobie kalendarz tematów,<text:s/>żebyśmy na następnych posiedzeniach tak nie gadali o wszystkim, ale żebyśmy wzięli na stół jakiś temat przygotowany, zajęli stanowisko i do przodu. Bo moje zdanie takie jest, że w historii trzeba grzebać na tyle, na ile nam to jest potrzebne, a żeby w tej Polsce i górnictwie było lepiej, to trzeba iść do przodu i trzeba pewne sprawy załatwiać, trzeba je konkretyzować.</text:p>
      <text:p text:style-name="P1973">Jeżeli nie ma innej jakiejś propozycji, to mam propozycje, aby do godziny 15 zrobić przerwę. Urząd Rady Ministrów, organizatorzy zapraszaj<text:span text:style-name="T1974">ą</text:span><text:s/>na obiad i o 15 spotykamy się na sali.</text:p>
      <text:p text:style-name="P1975">Dziękuję bardzo.</text:p>
      <text:p text:style-name="P1976"/>
      <text:p text:style-name="P1977">/P<text:span text:style-name="T1978">r</text:span>z<text:span text:style-name="T1979">er</text:span>wa/.</text:p>
      <text:p text:style-name="P1980"/>
      <text:p text:style-name="P1981">/Po p<text:span text:style-name="T1982">rze</text:span>rwie/.</text:p>
      <text:p text:style-name="P1983"/>
      <text:p text:style-name="P1984"><text:span text:style-name="T1985">/</text:span>Przewodni<text:span text:style-name="T1986">ct</text:span>wo<text:s/>obrad przejmuje<text:s/><text:span text:style-name="T1987">o</text:span><text:span text:style-name="T1988">b.</text:span><text:span text:style-name="T1989"><text:s/>Marian Gustek</text:span><text:span text:style-name="T1990">/</text:span>.</text:p>
      <text:p text:style-name="P1991"><text:span text:style-name="T1992">Przewodnicząc</text:span><text:span text:style-name="T1993">y</text:span>:</text:p>
      <text:p text:style-name="P1994">Przepraszam<text:span text:style-name="T1995">,</text:span><text:s/>jeżeli<text:s/><text:span text:style-name="T1996">m</text:span>ożna to chcielibyśmy po<text:span text:style-name="T1997">p</text:span>rowad<text:span text:style-name="T1998">z</text:span>ić dale<text:span text:style-name="T1999">j,</text:span><text:s/>przy c<text:span text:style-name="T2000">zy</text:span>m mam takie<text:s/><text:span text:style-name="T2001">p</text:span>ytanie, czy<text:s/><text:span text:style-name="T2002">dz</text:span>isia<text:span text:style-name="T2003">j</text:span><text:s/>będzie j<text:span text:style-name="T2004">ak</text:span>aś<text:s/><text:span text:style-name="T2005">p</text:span>rezentac<text:span text:style-name="T2006">j</text:span>a stanowisk? Ja osobiście nie chciałbym niczego sugerować, ale moglibyśmy się tak jeszcze prezentować parę dni<text:span text:style-name="T2007">.</text:span><text:s/>Natomiast ja mam sugestię taką, tutaj w cz<text:span text:style-name="T2008">a</text:span>s przerwy, ja rozumiem, że to sekretarze zrobili w porozumieniu zgrupowali te tematy, które<text:s/><text:span text:style-name="T2009">-</text:span><text:s/>bo one się pokrywają w jakim<text:span text:style-name="T2010">ś</text:span><text:s/>sensie, to znaczy sam temat z naszej strony, z OPZZ, ze strony<text:s/>„Solidarności”<text:s/>i tutaj wyłonili takich 8 tematów, bardzo połączonych, bardzo szerokich.<text:s/><text:span text:style-name="T2011">I</text:span><text:s/>byłaby propozycja taka, żebyśmy na kolejne posiedzenie prz<text:span text:style-name="T2012">yg</text:span>otowali już w stosunku do tych,<text:s/><text:span text:style-name="T2013">k</text:span>tóre wybierzemy tematów konkretne stanowiska, to znaczy strona rządowa powie, że w tej sprawie chcemy robi<text:span text:style-name="T2014">ć</text:span><text:s/>to, i to<text:span text:style-name="T2015">.</text:span><text:s/>Każdy z nas, każda ze strony by powiedziała,<text:s/><text:span text:style-name="T2016">ż</text:span>ebyśmy do czegoś doszli. Nie wiem czy tam są takie tematy.</text:p>
      <text:p text:style-name="P2017">Pierwsza sprawa to są represje postrajkowe, w tej sprawie jest powołana grupa, która się tym z<text:span text:style-name="T2018">aj</text:span>mie i stanowisko nam w tej sprawie przedłoży na pierwszym posiedzeniu. Tą sprawę mamy jakby już zadekretowaną.</text:p>
      <text:p text:style-name="P2019">Są następne, drugi temat: poziom wydobycia surowców mineralnych - zasady planowania, inwestycje. Tu oczywiście chodzi o kierunki, tutaj nie chodzi o to, żebyśmy znowu wzięli jakiś formularz i wypełniali, że na to damy tyle, na to tyle, bo nawet nie jesteśmy tutaj bardzo<text:s/><text:span text:style-name="T2020">ja</text:span>koś do tych spraw upoważnieni.</text:p>
      <text:p text:style-name="P2021">Jest trzeci system ekonomiczno-<text:span text:style-name="T2022">fi</text:span>nansowy w przemyśle wydobywczym. To co tutaj się pokrywa, bo tutaj strona rządowa wychodziła z tym, koledzy z tym wychodzili, jest sprawa struktury organizacyjnej w przemyśle wydobywczym<text:span text:style-name="T2023">.</text:span></text:p>
      <text:p text:style-name="P2024">Piąte<text:s/><text:span text:style-name="T2025">-</text:span><text:s/>czas pracy w górnictwie, system wynagradzania i relacje płacowe<text:span text:style-name="T2026">.</text:span></text:p>
      <text:soft-page-break/>
      <text:p text:style-name="P2027">Jako siódme zagadnienie widziałbym działalnoś<text:span text:style-name="T2028">ć<text:s/></text:span>so<text:span text:style-name="T2029">cj</text:span>alno<text:span text:style-name="T2030">-</text:span>by<text:span text:style-name="T2031">to</text:span>wą, ochrona zdrowia, ochrona środowiska. No jest cały szereg zagadnień tutaj w tym punkcie.</text:p>
      <text:p text:style-name="P2032">Osiem: wypracowanie wspólnego<text:s/><text:span text:style-name="T2033">st</text:span>ano<text:span text:style-name="T2034">w</text:span>iska w sprawie kierunków oszczędzania węgla, czy energii, to znaczy węgla jako nośnika pierwotnego<text:span text:style-name="T2035">.</text:span></text:p>
      <text:p text:style-name="P2036">Czy te tematy koledzy one w jakiś sposób grupują to wszystko cośmy dzisiaj tutaj mówili, czy są jeszcze jakieś inne uwagi?</text:p>
      <text:p text:style-name="P2037">Proszę bardzo.</text:p>
      <text:p text:style-name="P2038"><text:span text:style-name="T2039">Ob. Jan Lityński</text:span>:</text:p>
      <text:p text:style-name="P2040">Ja chciałem jeszcze raz przeprosić w imieniu przewodniczącego, który nie znał pańskiej słusznej uwagi, panie dyrektorze na temat naszego spóźnienia, naszego zespołu.</text:p>
      <text:p text:style-name="P2041">Natomiast chciałem przeprosi<text:span text:style-name="T2042">ć</text:span>, że to było tak, że dla nas czas w którym możemy przedstawić społeczeństwu swoje wnioski, rzeczywiście jest czasem niezwykle istotnym i chciałem jeszcze raz przeprosić wszystkich, że musieli czekać, ale rzeczywiście przez lat 8 rzeczywiście nie mieliśmy możliwości prze<text:span text:style-name="T2043">ds</text:span>tawiania naszego stanowiska.</text:p>
      <text:p text:style-name="P2044">Natomiast jeż<text:span text:style-name="T2045">e</text:span>l<text:span text:style-name="T2046">i</text:span><text:s/>chodzi o propozycje, to my ramowo, tylko że to<text:s/><text:span text:style-name="T2047">z</text:span><text:s/>naszym sekretarzem nie było uzgadnianie - my ramowo się zgadzamy na tego typu propozycje, ale wolelibyśmy, aby rozpoczą<text:span text:style-name="T2048">ć</text:span><text:s/>od tych tematów, które myśmy rozpoczynali, czyli od struktur i od czasu pracy, tym bardziej, że wydaje mi się, że szczególnie w dziedzinie czasu pracy przedstawiliśmy w miarę całościowy i spójny projekt, natomiast przejś<text:span text:style-name="T2049">ć</text:span><text:s/>do tematów numer 1 i nr 2 w późniejszym okresie kiedy załatwimy jak gdyby te sprawy n<text:span text:style-name="T2050">aj</text:span>bardzi<text:span text:style-name="T2051">ej</text:span><text:s/>drażniące sprawy związkowe.</text:p>
      <text:p text:style-name="P2052">Przepraszam bardzo, nie temat jeden, bo temat jeden załatwiony oddzielnym trybem oczywiście, to jest sprawa represji, to jest ta komisja, która przedstawi nam mam nadzieję pozytywny wynik na pierwszym posiedzeniu czy na n<text:span text:style-name="T2053">as</text:span>tępnym.</text:p>
      <text:p text:style-name="P2054"><text:span text:style-name="T2055">O</text:span><text:span text:style-name="T2056">b.<text:s/></text:span><text:span text:style-name="T2057">L</text:span><text:span text:style-name="T2058">eszek Piotrowski</text:span>:</text:p>
      <text:p text:style-name="P2059">Ja proszę o głos.</text:p>
      <text:p text:style-name="P2060">Mianowicie mam takie pytanie do pana przewodniczącego czy w tych tematach, które pan przewodniczący w tej chwili wymienił, widzi pan również problematykę odpowiedzialności za wypadki przy pracy i choroby zawodowe?</text:p>
      <text:p text:style-name="P2061"><text:span text:style-name="T2062">Przewodniczący</text:span>:</text:p>
      <text:p text:style-name="P2063">Jest hasło ochrona zdrowia.</text:p>
      <text:p text:style-name="P2064"><text:span text:style-name="T2065">O</text:span><text:span text:style-name="T2066">b.<text:s/></text:span><text:span text:style-name="T2067">L</text:span><text:span text:style-name="T2068">eszek Piotrowski</text:span><text:span text:style-name="T2069">:</text:span></text:p>
      <text:p text:style-name="P2070">Ja ze swojej strony chcę zgłosić, że my mamy temat odpowiedzialności za wypadki przy pracy i choroby zawodowe.</text:p>
      <text:p text:style-name="P2071"><text:span text:style-name="T2072">Przewodnicząc</text:span><text:span text:style-name="T2073">y</text:span>:</text:p>
      <text:p text:style-name="P2074">A czy nie bardziej istotną sprawą jest, żeby wypadków nie było? To jest sprawa bezpieczeństwa pracy w ogóle.</text:p>
      <text:p text:style-name="P2075"><text:span text:style-name="T2076">O</text:span><text:span text:style-name="T2077">b.<text:s/></text:span><text:span text:style-name="T2078">L</text:span><text:span text:style-name="T2079">eszek Piotrowski</text:span><text:span text:style-name="T2080">:</text:span></text:p>
      <text:p text:style-name="P2081"><text:span text:style-name="T2082">P</text:span>anie Ministrze! Wypadki były są i będą, szczególnie w górnictwie. My nie zlikwidujemy tutaj przy tym stole wypadków, natomiast musimy poprawić nie dolę,<text:s/>lecz raczej niedole sierot po górnikach i inwa<text:span text:style-name="T2083">li</text:span>dów<text:s/><text:soft-page-break/>pracy.</text:p>
      <text:p text:style-name="P2084"><text:span text:style-name="T2085">Przewodniczący</text:span>:<text:s/></text:p>
      <text:p text:style-name="P2086">A to jest zupełnie inne zagadnienie. To nie jest sprawa odpowiedzialności za wypadek, bo ja to tak zrozumiałem, przepraszam bardzo jestem z wykształcenia inżynierem, mogę niektórych zwrotów prawnych nie uchwycić dobrze, ale tutaj jest sprawa odszkodowań za wypadki, a nie odpowiedzialności za wypadki.</text:p>
      <text:p text:style-name="P2087"><text:span text:style-name="T2088">O</text:span><text:span text:style-name="T2089">b.<text:s/></text:span><text:span text:style-name="T2090">L</text:span><text:span text:style-name="T2091">eszek Piotrowski</text:span><text:span text:style-name="T2092">:</text:span></text:p>
      <text:p text:style-name="P2093"><text:span text:style-name="T2094">W</text:span>i<text:span text:style-name="T2095">ęc</text:span><text:s/>odszkodowanie za wypadek to jest to samo co pan minister powiedział. Odpowiedzialność a odszkodowanie, to są dwa te same słowa.</text:p>
      <text:p text:style-name="P2096"><text:span text:style-name="T2097">Przewodniczący</text:span>:</text:p>
      <text:p text:style-name="P2098"><text:span text:style-name="T2099">J</text:span>a my<text:span text:style-name="T2100">ś</text:span>lę, że my niepotrzebnie dyskutujemy nad drobnym tematem i tu się w takie tematy moglibyś<text:span text:style-name="T2101">m</text:span>y wszyscy wcisnąć. Ja rozumiem odpowiedzialność za wypadek, to czy jest poszkodowany, który<text:s/>zawinił<text:s/>wypadek, czy dozór który nie dopilnował.<text:s/><text:span text:style-name="T2102">W</text:span><text:s/>tym sensie. Upraszczam oczywiście.</text:p>
      <text:p text:style-name="P2103"><text:span text:style-name="T2104">Ob. L.<text:s/></text:span><text:span text:style-name="T2105">P</text:span><text:span text:style-name="T2106">iotrowski</text:span>:</text:p>
      <text:p text:style-name="P2107">Będę ścisły, tym razem będę już naprawdę<text:s/><text:span text:style-name="T2108">ś</text:span>cisły. Chodzi mi o odpowiedzialność majątkową zakładu pracy za wypadek przy pracy i chorobę zawodową<text:span text:style-name="T2109">.</text:span></text:p>
      <text:p text:style-name="P2110"><text:span text:style-name="T2111">Przewodniczący</text:span>:</text:p>
      <text:p text:style-name="P2112">To jest w pkt. 7.</text:p>
      <text:p text:style-name="P2113"><text:span text:style-name="T2114">O</text:span><text:span text:style-name="T2115">b</text:span><text:span text:style-name="T2116">.</text:span><text:span text:style-name="T2117"><text:s/>A.</text:span><text:span text:style-name="T2118"><text:s/></text:span><text:span text:style-name="T2119">Moric</text:span><text:span text:style-name="T2120">:</text:span></text:p>
      <text:p text:style-name="P2121">Można zabrać głos, panie przewodniczący?</text:p>
      <text:p text:style-name="P2122"><text:span text:style-name="T2123">Przewodnicząc</text:span><text:span text:style-name="T2124">y</text:span>:</text:p>
      <text:p text:style-name="P2125">Proszę.</text:p>
      <text:p text:style-name="P2126"><text:span text:style-name="T2127">O</text:span><text:span text:style-name="T2128">b.</text:span><text:span text:style-name="T2129"><text:s/></text:span><text:span text:style-name="T2130">A</text:span><text:span text:style-name="T2131">. M</text:span><text:span text:style-name="T2132">or</text:span><text:span text:style-name="T2133">ic</text:span>:</text:p>
      <text:p text:style-name="P2134">Ja rozumiem, że w zasadzie tutaj zarówno stron rządowa, jak i opozycyjno-solidarn<text:span text:style-name="T2135">oś</text:span>ciowa nie wniosła zastrzeżeń co do tematów, co do 8 tematów tu przedłożonych. My ich też nie wnosimy, natomiast uważamy, że kolejność ich poruszania nie jest tutaj zbyt dobrze dobrana, bo w zasadzie powinno wynikać temat z tematu, a nie przeskakiwać, byśmy tu nie wracali po jakimś następnym posiedzeniu do tematu. I w tym układzie gdyby się państwo zgodzili, uważamy, że oczywiście poza punktem pierwszym, który nie podważany, jest tu specjalny zespół, który specjalnym<text:s/><text:span text:style-name="T2136">t</text:span>ry<text:span text:style-name="T2137">b</text:span>em leci, natomiast jako praprzyczynę wszystkiego uważamy, że jest to sprawa systemu ekonomiczno-finansowego<text:s/><text:span text:style-name="T2138">w</text:span><text:s/>przemyśle wydobywczym i to jako pierwsze. Z niego by wynikała - drugi temat struktura organizacyjna w przemyśle wydobywczym, bo t<text:span text:style-name="T2139">o</text:span><text:s/>jest pochodna, podzespołu o ile ja się znam trochę na organizacji, podsystemu finansowego w przemyśle rodzi si<text:span text:style-name="T2140">ę</text:span><text:s/>struktura, następnie omówić sprawę czasu pracy i wtedy wyjdzie nam poziom wydobycia surowców mineralnych, zasady, jego wielkość i zasady jego planowania i oczywiście następnie z tym zwi<text:span text:style-name="T2141">ą</text:span>zane wynagrodzenia i pozostałe dwa tematy<text:span text:style-name="T2142">.</text:span></text:p>
      <text:p text:style-name="P2143"><text:span text:style-name="T2144">Ob. Pietrzyk</text:span>:</text:p>
      <text:p text:style-name="P2145">Czy mogę?</text:p>
      <text:p text:style-name="P2146"><text:span text:style-name="T2147">Przewodniczący</text:span>:</text:p>
      <text:p text:style-name="P2148">Proszę bardzo.</text:p>
      <text:p text:style-name="P2149"><text:span text:style-name="T2150">O</text:span><text:span text:style-name="T2151">b</text:span><text:span text:style-name="T2152">. A.<text:s/></text:span><text:span text:style-name="T2153">P</text:span><text:span text:style-name="T2154">ietrzyk</text:span>:</text:p>
      <text:soft-page-break/>
      <text:p text:style-name="P2155">Nasza strona nie<text:s/><text:span text:style-name="T2156">z</text:span>gad<text:span text:style-name="T2157">z</text:span>a się<text:s/><text:span text:style-name="T2158">z t</text:span>ym<text:s/><text:span text:style-name="T2159">z</text:span>a<text:span text:style-name="T2160">k</text:span>resem tematycznym prac zespołu między innymi, dlatego że nie nastąpiła z naszej strony pełna prezentacja naszych stanowisk. Dopiero ruszyliśmy trzy nasze podstawowe tematy, pozostał nam system ekonomiczno-finansowy kopalń, uniezależnienie bhp od zakładu, wypadki, choroby zawodowe, wybór lekarza, renty i emerytury, i ochrona środowiska. Bardzo szeroki zakres tematyczny, który nie został jes<text:span text:style-name="T2161">zc</text:span>ze przez nas poruszony, a już nam narzucono tu zakres tematyczny prac zespołu.</text:p>
      <text:p text:style-name="P2162"><text:span text:style-name="T2163">Przewodnic</text:span><text:span text:style-name="T2164">z</text:span><text:span text:style-name="T2165">ąc</text:span><text:span text:style-name="T2166">y</text:span><text:span text:style-name="T2167">:</text:span></text:p>
      <text:p text:style-name="P2168">Przepraszam bardzo, tu jest jakieś nieporozumienie. Nikt nikomu to nie chce narzuca<text:span text:style-name="T2169">ć</text:span>, tylko przed przerwą umawialiśmy się<text:s/><text:span text:style-name="T2170">-</text:span><text:s/>jeszcze przed o<text:span text:style-name="T2171">b</text:span>iadową przerwą - żebyśmy doszli do jakiejś konkretnej pracy, że sobie zgrupujemy te tematy i na przyszłe posiedzenie przygotujemy je - jeden, dwa tematy - i będziemy tylko na ich temat rozmawiać, to znaczy każda ze stron w tym temacie przedstawi swoje stanowisko.</text:p>
      <text:p text:style-name="P2172">No, jeżeli uważacie, że to jeszcze za wcześnie, że jeszcze potrzeba poświęcić jedno posiedzenie prezentowaniu stanowisk, no to możemy dyskutować.</text:p>
      <text:p text:style-name="P2173">Proszę bardzo uprzejmie.</text:p>
      <text:p text:style-name="P2174"><text:span text:style-name="T2175">Obywatel<text:s/></text:span><text:span text:style-name="T2176">J</text:span><text:span text:style-name="T2177">an Lityńsk</text:span><text:span text:style-name="T2178">i</text:span>:</text:p>
      <text:p text:style-name="P2179">My zgadzamy się z tym, że można próbować ustalić jakąś kolejność w tej chwili, to nam pomoże w pracy, szczególnie w przygotowaniu się, natomiast myśmy od początku mówili, że my chcemy zaprezentować pewne całościowe stanowisko i bez kolejnych naszych wypowiedzi, uważamy, że nie możemy w ogóle rozpocząć dyskusji. I wydaje nam si<text:span text:style-name="T2180">ę</text:span>, że powinniśmy rozpocząć jednak późniejszą dyskusję po przedstawieniu wszystkich stanowisk, od struktur organizac<text:span text:style-name="T2181">yjn</text:span>ych w górnictwie, z czego ma wynikać system ekonomiczno-<text:span text:style-name="T2182">fi</text:span>nansowy. Tak że wydaje mi się, że to jest minimalna różnica, i wydaje mi się, że jakoś się pogodzimy. Może jakoś tam łącznie, ale wydaje mi się, że te struktury są najbardziej palącą sprawą i najbardziej widoczną, najbardziej widoczną dla górników, dla których postulatem numer dwa,<text:s/><text:span text:style-name="T2183">M</text:span>KS-ów, w Jastrzębiu były właśnie struktury i nam na tym bardzo zależy, żeby zacząć od tych struktur.</text:p>
      <text:p text:style-name="P2184"><text:span text:style-name="T2185">Przewodnicząc</text:span><text:span text:style-name="T2186">y</text:span><text:span text:style-name="T2187">:</text:span></text:p>
      <text:p text:style-name="P2188">Czy można wobec tego postawić tak sprawę, że kolejne posiedzenie będzie poświęcone nadal prezentowaniu stanowisk. I teraz, żeby wyliczyć w jakich kwestiach jeszcze będą stanowiska prezen<text:span text:style-name="T2189">to</text:span>wane, bo pan ze strony<text:s/>„Solidarności”, pan Pietrzyk tutaj przedtem powiedział, ja<text:s/><text:span text:style-name="T2190">ju</text:span>ż nie zapisałem sobie, czy tak bym miał to rozumieć, tak to mam<text:span text:style-name="T2191">y</text:span>,<text:s/><text:span text:style-name="T2192">r</text:span>ozumie<text:span text:style-name="T2193">ć</text:span>, że kolejne posiedzenie będzie poświęcone na prezentowanie stanowisk w określonych tematach?</text:p>
      <text:p text:style-name="P2194"><text:span text:style-name="T2195">Ob. Pietrzy</text:span><text:span text:style-name="T2196">k</text:span>:</text:p>
      <text:p text:style-name="P2197">T<text:span text:style-name="T2198">a</text:span>k oczywiście, z tym, że ja uważam, że to nie jest wcale czas stracony, bo m.in. jest prezentacja stanowisk i odbywa się też dyskusja. A musimy wiedzieć, w którym momencie się znajdujemy w tym wszystkim, z którego momentu mamy ruszyć, żeby poczynić jakieś zdecydowane posunięcia.</text:p>
      <text:p text:style-name="P2199"><text:span text:style-name="T2200">Przewodnicząc</text:span><text:span text:style-name="T2201">y</text:span><text:span text:style-name="T2202">:</text:span></text:p>
      <text:p text:style-name="P2203">Ja nie twierdzę, że to jest czas stracony, po prostu byłem przekonany jakoś, pytałem czy jeszcze będę jakieś prezentacje, jakoś nie słyszałem, więc.</text:p>
      <text:p text:style-name="P2204">Oczywiście, ja nie mam nic przeciwko temu i chyba nie mamy nic przeciwko temu, że kolejne posiedzenie poświęcimy dalszej prezentacji stanowisk.</text:p>
      <text:soft-page-break/>
      <text:p text:style-name="P2205">Tylko mnie chodzi o to, ponieważ dzisiaj przyszliśmy na to posiedzenie bez jakiegoś wstępnego domawiani<text:span text:style-name="T2206">a</text:span>,<text:s/><text:span text:style-name="T2207">j</text:span>akie tematy będziemy poruszać i każdy wyszedł z jakimś tam tematem, który uważał za słuszny ze swojej strony. Dzisiaj już mamy pewne tematy wstępne przedyskutowane, wobec tego, jeżeli można by prosić, to bym prosił, żebyśmy sobie dzisiaj, co oczywiście nie zamyka sprawy tematów w ogóle, ale żebyśmy sobie powiedzieli, że na przyszłe posiedzenie spotykamy się i dyskutujemy na 5 takich, czy trzy, czy cztery, czy dziesięć tematów takich i takich, czy dwa.</text:p>
      <text:p text:style-name="P2208"><text:span text:style-name="T2209">Obywatel Grzegorz Stawski</text:span>:</text:p>
      <text:p text:style-name="P2210">Chciałbym tu może uporządkować pewne sprawy, bo nieporozumienie zdaje mi si<text:span text:style-name="T2211">ę</text:span><text:s/>wyniknęło z niezrozumienia tego wszystkiego przez, niestety, stronę pana ministra, bo kolega Pietrzyk<text:s/><text:span text:style-name="T2212">w</text:span><text:s/>programie,<text:s/><text:span text:style-name="T2213">w</text:span><text:s/>swoim przemówieniu wyszczególnił wszystkie poszczególne punkty, które będziemy referowali i te punkty zostały odczytane. I po prostu całe nieporozumienie z tego wyniknęło, że nie były te punkty powiedziałbym odhaczane przez stronę pana ministra.</text:p>
      <text:p text:style-name="P2214"><text:span text:style-name="T2215">Pr</text:span><text:span text:style-name="T2216">zewodnicząc</text:span><text:span text:style-name="T2217">y</text:span><text:span text:style-name="T2218">:</text:span></text:p>
      <text:p text:style-name="P2219">Ja wnikliwie słuchałem, ale wszystkiego nie zapamiętałem. Natomiast ja jestem przekonany, czyli do tej pory nadal, i prosiłem, żeby sekretarze ustalili te punkty, m.in. to co od kolegi Pietrzyka.<text:s/><text:span text:style-name="T2220">H</text:span>o, ale dobrze, jest tak<text:s/><text:span text:style-name="T2221">ja</text:span>k<text:s/><text:span text:style-name="T2222">je</text:span>s<text:span text:style-name="T2223">t</text:span>.</text:p>
      <text:p text:style-name="P2224">Na jakie<text:s/><text:span text:style-name="T2225">t</text:span>ematy rozmawiamy na przyszłym po<text:span text:style-name="T2226">w</text:span>iedzeniu?</text:p>
      <text:p text:style-name="P2227"><text:span text:style-name="T2228">Ob</text:span><text:span text:style-name="T2229">. Piotrowski</text:span>:</text:p>
      <text:p text:style-name="P2230">Ja by<text:span text:style-name="T2231">m</text:span><text:s/>proponował ten zakres tematyczny prac już w tej chwili tak ustawić, on i tak jest nie do przerobienia na następnym posiedzeniu, ale chciałbym, żeby on nie był zamknięty, żeby on był rozszerzony o tę tematykę uniezależnienie bhp od zakładu.</text:p>
      <text:p text:style-name="P2232"><text:span text:style-name="T2233">Przewodniczący</text:span>:</text:p>
      <text:p text:style-name="P2234"><text:span text:style-name="T2235">...</text:span>Pan Pietrzyk, że na następne posiedzenie idziemy dalej z prezentacją stanowisk, to co wyście tam w swoim wstępnym przemówieniu powiedzieli.</text:p>
      <text:p text:style-name="P2236"><text:span text:style-name="T2237">Ob. Pietrzyk</text:span>:</text:p>
      <text:p text:style-name="P2238">Tak oczywiście, takie jest nasze stanowisko.</text:p>
      <text:p text:style-name="P2239"><text:span text:style-name="T2240">Przewodnicząc</text:span><text:span text:style-name="T2241">y</text:span><text:span text:style-name="T2242">:</text:span></text:p>
      <text:p text:style-name="P2243">Bardzo proszę, żeby pan podyktował nam te tematy...</text:p>
      <text:p text:style-name="P2244"><text:span text:style-name="T2245">Ob. Pietrzyk</text:span>:</text:p>
      <text:p text:style-name="P2246">Dobrze, już to robię. To jest tak: cztery, system ekonomiczno-<text:span text:style-name="T2247">fi</text:span>nansowy kopalń. Uniezależnienie bhp od zakładu.</text:p>
      <text:p text:style-name="P2248"><text:span text:style-name="T2249">J</text:span>ak będziemy w temacie to akurat będzie możliwość.</text:p>
      <text:p text:style-name="P2250">Wypadki, choroby zawodowe, wybór lekarza.<text:s/>Renty i emerytury. I ochrona środowiska.</text:p>
      <text:p text:style-name="P2251">A co do dzisiejszego spotkania to proponuję przyjąć formułę, żeśmy się spotkali i pracowali.</text:p>
      <text:p text:style-name="P2252">Dziękuję.</text:p>
      <text:p text:style-name="P2253"><text:span text:style-name="T2254">Przewodnicząc</text:span><text:span text:style-name="T2255">y</text:span>:</text:p>
      <text:p text:style-name="P2256">Formułę, czyśmy wymienili poglądy na te określone tematy, które żeśmy tu dzisiaj poruszali.</text:p>
      <text:p text:style-name="P2257"><text:span text:style-name="T2258">Ob. Pietrzyk</text:span>:</text:p>
      <text:p text:style-name="P2259">Prezentacja stanowisk i oczywiście musimy uzgodnić datę następnego spotkania.</text:p>
      <text:soft-page-break/>
      <text:p text:style-name="P2260"><text:span text:style-name="T2261">Przewodnicząc</text:span><text:span text:style-name="T2262">y</text:span>:</text:p>
      <text:p text:style-name="P2263">Proponuję 23 we czwartek przyszły.</text:p>
      <text:p text:style-name="P2264">To nie tylko jest z mojej strony, próbowałem się dowiedzieć jak wyglądają, bo tutaj jest tych posiedzeń sporo i wtorek, środa są pozajmowane już sale wszystkie.</text:p>
      <text:p text:style-name="P2265">Ale proszę bardzo, to jest moja sugestia.</text:p>
      <text:p text:style-name="P2266">Proszę uprzejmie.</text:p>
      <text:p text:style-name="P2267"><text:span text:style-name="T2268">Ob. Moric</text:span>:</text:p>
      <text:p text:style-name="P2269"><text:span text:style-name="T2270">J</text:span>a bardzo szanuję tutaj wszystkich obecnych przy tym stole. Nie bez kozery w swoim wystąpieniu na samym początku stwierdziłem, że reprezentu<text:span text:style-name="T2271">je</text:span>my tutaj niezależną siłę i proszę nas tak traktować. Ja rozumiem, że zasada Okrągłego Stołu jest przyjęta, że się osiąga w tym consensus czyli, że wszyscy są zgodni do techniki działania i co do tematyki prezentowanej, jak i co do rozwiązań. Jeżeli następuje brak consensusu, przechodzi się - w kwestiach merytorycznych oczywiście - przechodzi to na<text:s/>„stół gospodarczy”. Ja rozumiem, że oczywiście, jestem o tym święcie przekonany, że w kwestiach proceduralnych, jak i<text:s/><text:span text:style-name="T2272">w</text:span><text:s/>kwestiach tematycznych, to my się porozumiemy, ale prosiłbym, żeby to robić równocześnie. Ja do tej pory, tutaj nie rozumiemy jaka jest propozycja co do kolejności, bo ostatnie wejście wystąpienie pana przewodniczącego Pietrzyka, mówiło o czwórce, tylko nie rozumiem, czy struktura organizac<text:span text:style-name="T2273">yjn</text:span>a miała być pierwszym tematem, czy nie i później następne.<text:s/>Bo tutaj właśnie było... jakieś niezrozumienie, wyszło.<text:s/>J<text:span text:style-name="T2274">a</text:span><text:s/>chcę tutaj podkreślić, że naszym zdaniem, wszystkie tematy tu poruszone w wystąpieniu pana Pietrzyka zasygn<text:span text:style-name="T2275">al</text:span>izowane są bardzo istotne i bardzo ważne, natomiast s<text:span text:style-name="T2276">ą</text:span>dzę, że należy rozwiązywać wpierw, podejmować tematy systemowe, a potem w ramach rozwiązań systemowych znajdować rozwiązania szczegółow<text:span text:style-name="T2277">e</text:span>.</text:p>
      <text:p text:style-name="P2278">Domyślam się o co chodzi w sprawach n<text:span text:style-name="T2279">p</text:span>. niezależności służb bhp od zakładu pracy, ale przynajmniej dla nas jest to zrozumiałe, że mieści to się w temacie struktur organizacyjnych w przemyśle wydobywczym, jako jeden z tematów, bo to jest organizacja przemysłu, a<text:s/><text:span text:style-name="T2280">w</text:span>ięc struktura. To ja rozumiem, od premiera a skończywszy służbie bhp w zakładzie pracy. Jeżeli tak miałoby to być zrozumiane czy dobrze to zrozumiałem, to bym prosił jednak, żeby pójść na rozwiązania systemowe i dlatego sądzę, tu jestem zgodny ze stroną panów, że oczywiście system ekonomiczny i system organizacy<text:span text:style-name="T2281">jn</text:span>y w przemyśle są to dwie związane grupy tematyczne i można by je razem ująć jako pierwsze.</text:p>
      <text:p text:style-name="P2282">Dziękuję bardzo.</text:p>
      <text:p text:style-name="P2283"><text:span text:style-name="T2284">Obywatel Lityński</text:span>:</text:p>
      <text:p text:style-name="P2285">Tu nastąpiło rzeczywiście pewne nieporozumienie. Nie wydaje mi się, żebyśmy byli zbyt daleko.</text:p>
      <text:p text:style-name="P2286">Nam chodzi o to, aby zakończyć prezentowanie naszego pakietu propozycji.<text:s/><text:span text:style-name="T2287">I</text:span><text:s/>w tym sensie wyróżniliśmy służby bhp, które prezentował pan Pietrzyk.<text:s/><text:span text:style-name="T2288">W</text:span><text:s/>tym sensie wyróżnia<text:span text:style-name="T2289">m</text:span>y służby bhp od struktur organizacyjnych, że uważamy, że służby bhp da się załatwić niezależnie od struktur organizac<text:span text:style-name="T2290">yj</text:span>nych. Po prostu marny pewne propozycje, które można by zrobić nawet w ramach obecnego systemu. Natomiast tamto wymaga znacznie dalej idących zmian.</text:p>
      <text:p text:style-name="P2291">Natomiast chodzi nam głównie o to, że chcemy zaprezentować własne stanowiska.</text:p>
      <text:p text:style-name="P2292">Dziękuję bardzo.</text:p>
      <text:p text:style-name="P2293"><text:span text:style-name="T2294">Przewodnicząc</text:span><text:span text:style-name="T2295">y</text:span>:</text:p>
      <text:soft-page-break/>
      <text:p text:style-name="P2296">Proszę - pan Pietrzyk.</text:p>
      <text:p text:style-name="P2297"><text:span text:style-name="T2298">Ob. Alojzy Pietrzyk</text:span>:</text:p>
      <text:p text:style-name="P2299">Szczególnie, że wychodzimy z założenia, że ten consensus powinien być zachowany.<text:s/><text:span text:style-name="T2300">I</text:span><text:s/>w sytuacji kiedy prezentujemy wspólnie stanowiska uzgodniliśmy, że przekazujemy sobie materiały. I ostatecznie jesteśmy tu po to, żeby brać pod uwagę jak najlepsze rozwiązania. I chcemy poznać w tych tematach stanowiska kolegów z OPZZ, stanowiska panów, panie przewodniczący. No i wtedy konkretnie ruszyć z pracą do przodu.</text:p>
      <text:p text:style-name="P2301">Dziękuję.</text:p>
      <text:p text:style-name="P2302"><text:span text:style-name="T2303">Przewodnicząc</text:span><text:span text:style-name="T2304">y</text:span><text:span text:style-name="T2305">:</text:span></text:p>
      <text:p text:style-name="P2306">Czyli żeby nie było...</text:p>
      <text:p text:style-name="P2307">Proszę.</text:p>
      <text:p text:style-name="P2308"><text:span text:style-name="T2309">Ob.<text:s/></text:span><text:span text:style-name="T2310">P</text:span><text:span text:style-name="T2311">ietrzyk</text:span>:</text:p>
      <text:p text:style-name="P2312">Przepraszam.<text:s/>Albo można wymienić, no różnie.</text:p>
      <text:p text:style-name="P2313"><text:span text:style-name="T2314">Przewodnicząc</text:span><text:span text:style-name="T2315">y</text:span>:</text:p>
      <text:p text:style-name="P2316">Ja myślę tak, żeby nie było dalszych ni<text:span text:style-name="T2317">ep</text:span>orozumień to my kolejne posiedzenie poświęcamy dalszemu przedstawian<text:span text:style-name="T2318">iu</text:span><text:s/>stanowisk, w tych kt<text:span text:style-name="T2319">ó</text:span>re tutaj kol. Pietrzyk zaproponował pięciu określonych tematach.</text:p>
      <text:p text:style-name="P2320">Czy strona OPZZ ma jakieś do prezentacji jeszcze sprawy?</text:p>
      <text:p text:style-name="P2321"><text:span text:style-name="T2322">Ob.<text:s/></text:span><text:span text:style-name="T2323">Raj</text:span><text:span text:style-name="T2324">mund Moric</text:span>:</text:p>
      <text:p text:style-name="P2325">Przepraszam, ale za bardzo na technice to ja się nie znam, jako właśnie typowy górnik.</text:p>
      <text:p text:style-name="P2326">Chcę powiedzieć tak - mamy tu jeszcze sprawę rent i emerytur w tej tematyce, też będziemy prezentowali swoje poglądy.</text:p>
      <text:p text:style-name="P2327">Mamy jeszcze do zaprezentowania stanowisko nasze w zakresie systemów wynagradzania, którego też nie prezentowaliśmy, a które chcielibyśmy zaprezentować. Są tu tematy związane również z wypadkowością pracy.<text:s/><text:span text:style-name="T2328">I</text:span><text:s/>w ogóle tu cały pakiet spraw socjalnych, myśmy to tylko zamarkowali. Rozumiem, że my byśmy to też prezentowali w ramach tych tematów.</text:p>
      <text:p text:style-name="P2329">Jeszcze tutaj dochodzi sprawa samorządów, którą<text:span text:style-name="T2330"><text:s/></text:span>też chcemy włączyć w ten pakiet spraw omawianych, prezentowanych na następnym posiedzeniu<text:span text:style-name="T2331">.</text:span></text:p>
      <text:p text:style-name="P2332"><text:span text:style-name="T2333">Przewodnicząc</text:span><text:span text:style-name="T2334">y</text:span><text:span text:style-name="T2335">:</text:span></text:p>
      <text:p text:style-name="P2336">Proszę kolegów, nie ja tutaj nie żebym przyspieszał. Tylko według mnie to wy macie kawał do Jastrzębia,<text:s/>do Krakowa. No, ale mnie o co inne chodzi. Jeżeli kolejne posiedzenie poświęcamy prezentacji stanowisk, jeżeli zgłosiła strona<text:s/>„Solidarności”, że system ekonomiczno- finansowy kopalń. Strona<text:s/>„Solidarności”<text:s/>prezentuje swoje zdanie w tej sprawie, strona rządowa prezentuje w tej sprawie swoje zdania i strona OPZZ.<text:s/><text:span text:style-name="T2337">W</text:span><text:s/>jaki sposób ustosunkowuje, czyli prezentuje swoje stanowisko.</text:p>
      <text:p text:style-name="P2338">Strona<text:s/>„Solidarności”<text:s/>przedstawiła<text:s/><text:span text:style-name="T2339">5</text:span><text:s/>tematów do prezentacji na przyszłym posiedzeniu. Proszę stronę OPZZ jakie macie wy do prezentacji - czy w ogóle macie? Bo wypowiadamy się wszyscy do każdego tematu.</text:p>
      <text:p text:style-name="P2340"><text:span text:style-name="T2341">O</text:span><text:span text:style-name="T2342">b</text:span><text:span text:style-name="T2343">.<text:s/></text:span><text:span text:style-name="T2344">Rajmund</text:span><text:span text:style-name="T2345"><text:s/>M</text:span><text:span text:style-name="T2346">o</text:span><text:span text:style-name="T2347">r</text:span><text:span text:style-name="T2348">i</text:span><text:span text:style-name="T2349">c</text:span>:</text:p>
      <text:p text:style-name="P2350">Panie przewodniczący, oprócz tych tematów, które tu były zaprezentowan<text:span text:style-name="T2351">e</text:span>, zaproponowane, proponujemy jeszcze temat samorządów pracownicz<text:span text:style-name="T2352">yc</text:span>h, które w przypadku zmian strukturalnych w<text:s/><text:soft-page-break/>górnictwie będą miały istotne znaczenie i w dobie reformy gospodarcz<text:span text:style-name="T2353">ej.</text:span></text:p>
      <text:p text:style-name="P2354">Ja rozumiem - system płac tak, którego nie podał pan Pietrzyk<text:s/><text:span text:style-name="T2355">w</text:span><text:s/>tym zestawieniu.</text:p>
      <text:p text:style-name="P2356"><text:span text:style-name="T2357">Prz</text:span><text:span text:style-name="T2358">e</text:span><text:span text:style-name="T2359">wodnicz</text:span><text:span text:style-name="T2360">ą</text:span><text:span text:style-name="T2361">cy</text:span>:</text:p>
      <text:p text:style-name="P2362">Czy koledzy z innych branż poza węglem kamiennym chcą prezentować na przyszły raz jakieś stanowiska? Bo dzisiaj były prezentowane skalne.</text:p>
      <text:p text:style-name="P2363">Węgiel brunatny.</text:p>
      <text:p text:style-name="P2364"><text:span text:style-name="T2365">Ob.<text:s/></text:span><text:span text:style-name="T2366">R</text:span><text:span text:style-name="T2367">ajmund Moric</text:span><text:span text:style-name="T2368">:</text:span></text:p>
      <text:p text:style-name="P2369">Ja myślę, że jeżeli te tematy, które są tutaj i będą omawiane, to będą również dotyczyły wszystkich<text:s/><text:span text:style-name="T2370">bran</text:span>ż.</text:p>
      <text:p text:style-name="P2371"><text:span text:style-name="T2372">Prz</text:span><text:span text:style-name="T2373">e</text:span><text:span text:style-name="T2374">wodnicz</text:span><text:span text:style-name="T2375">ą</text:span><text:span text:style-name="T2376">cy</text:span>:</text:p>
      <text:p text:style-name="P2377">Wszystkich bran<text:span text:style-name="T2378">ż</text:span><text:s/>górnictwa, ja ta<text:span text:style-name="T2379">k</text:span><text:s/>rozumiem<text:span text:style-name="T2380">.</text:span></text:p>
      <text:p text:style-name="P2381">Czyli mamy na pr<text:span text:style-name="T2382">zy</text:span>s<text:span text:style-name="T2383">z</text:span>ły t<text:span text:style-name="T2384">y</text:span>d<text:span text:style-name="T2385">z</text:span>ień<text:span text:style-name="T2386">,</text:span><text:s/>na<text:s/><text:span text:style-name="T2387">p</text:span>r<text:span text:style-name="T2388">zysz</text:span>łe posi<text:span text:style-name="T2389">e</text:span>d<text:span text:style-name="T2390">z</text:span>enie 7 tematów. A dopiero na kolejne posiedzenie przejdziemy do tych takich, cośmy dzisiaj mówili - konkretnych.</text:p>
      <text:p text:style-name="P2391">Kiedy w takim razie robimy kolejny posiedzenie?</text:p>
      <text:p text:style-name="P2392">Proponowałem konkretny termin to jest 23 lutego w czw<text:span text:style-name="T2393">ar</text:span>tek.</text:p>
      <text:p text:style-name="P2394"><text:span text:style-name="T2395">R</text:span><text:span text:style-name="T2396">aj</text:span><text:span text:style-name="T2397">mund Mor</text:span><text:span text:style-name="T2398">ic</text:span>:</text:p>
      <text:p text:style-name="P2399">Jeżeli można panie przewodniczący 23, mamy posiedzenie Rady OPZZ.<text:s/><text:span text:style-name="T2400">I</text:span><text:s/>jest to bardzo istotne posiedzenie w świetle przygotowania się i dyskusji na<text:s/>„okrągłym stole<text:span text:style-name="T2401">”</text:span>. Dlatego ten 23 nie jest dla nas zbyt wygodny. Gdyby można było prosi<text:span text:style-name="T2402">ć</text:span><text:s/>ustalenie terminu na 24 - bardzo chętnie byśmy go przyjęli albo 25<text:s/><text:span text:style-name="T2403">-</text:span><text:s/>sobota.</text:p>
      <text:p text:style-name="P2404"><text:span text:style-name="T2405">Ob.<text:s/></text:span><text:span text:style-name="T2406">A</text:span><text:span text:style-name="T2407">lojzy Pietrzyk</text:span>:</text:p>
      <text:p text:style-name="P2408">Natomiast ja jestem ograniczony tą datą 24, jako że mamy zespół pluralizmu związkowego. A może więc środa w następnym tygodniu?</text:p>
      <text:p text:style-name="P2409"><text:span text:style-name="T2410">Ob.<text:s/></text:span><text:span text:style-name="T2411">Raj</text:span><text:span text:style-name="T2412">mund Moric</text:span>:</text:p>
      <text:p text:style-name="P2413">Przepraszam, ale zdaje się, że będziemy mieli okazję zarobić 300%<text:s/>w sobotę.</text:p>
      <text:p text:style-name="P2414"><text:span text:style-name="T2415">Prz</text:span><text:span text:style-name="T2416">e</text:span><text:span text:style-name="T2417">wodnicz</text:span><text:span text:style-name="T2418">ą</text:span><text:span text:style-name="T2419">cy</text:span>:</text:p>
      <text:p text:style-name="P2420">Bardzo chętnie prz<text:span text:style-name="T2421">yj</text:span>dziemy<text:s/><text:span text:style-name="T2422">w</text:span><text:s/>sobotę, społecznie.</text:p>
      <text:p text:style-name="P2423"><text:span text:style-name="T2424">Ob.<text:s/></text:span><text:span text:style-name="T2425">A</text:span><text:span text:style-name="T2426">lojzy Pietrzyk:</text:span></text:p>
      <text:p text:style-name="P2427">Panie ministrze, akurat<text:s/>w tej<text:s/>chwili sekretarz naszego zespołu poszedł się<text:s/>zorientować czy<text:s/>jest<text:s/>akurat<text:s/>możliwość<text:s/>w<text:s/>środę, względnie we wtorek.</text:p>
      <text:p text:style-name="P2428"><text:span text:style-name="T2429">Przewodnicząc</text:span><text:span text:style-name="T2430">y</text:span><text:span text:style-name="T2431">:</text:span></text:p>
      <text:p text:style-name="P2432"><text:span text:style-name="T2433">W</text:span>e wtorek prosi<text:span text:style-name="T2434">ł</text:span>bym nie, ponie<text:span text:style-name="T2435">waż</text:span><text:s/>mamy posiedzenie Państwowej Rady Górniczej.</text:p>
      <text:p text:style-name="P2436"><text:span text:style-name="T2437">Ob.<text:s/></text:span><text:span text:style-name="T2438">A</text:span><text:span text:style-name="T2439">lojzy Pietrzyk</text:span>:</text:p>
      <text:p text:style-name="P2440">Może się uda coś przesunąć, przestawić, Zawsze jakoś można chyba.</text:p>
      <text:p text:style-name="P2441"><text:span text:style-name="T2442">Przewodni</text:span><text:span text:style-name="T2443">cz</text:span><text:span text:style-name="T2444">ący</text:span>:</text:p>
      <text:p text:style-name="P2445">Koledzy z OPZZ - czy cały dzień 23 macie zajęty?</text:p>
      <text:p text:style-name="P2446"><text:span text:style-name="T2447">O</text:span><text:span text:style-name="T2448">b.</text:span><text:span text:style-name="T2449"><text:s/></text:span><text:span text:style-name="T2450">Rajmu</text:span><text:span text:style-name="T2451">nd Mo</text:span><text:span text:style-name="T2452">ric</text:span><text:span text:style-name="T2453">:</text:span></text:p>
      <text:p text:style-name="P2454">22 mamy Komitet Wykonawcz<text:span text:style-name="T2455">y</text:span>, 23 mamy Radę OPZZ, tu są akurat dwa dni<text:span text:style-name="T2456">.<text:s/></text:span>Najlepiej jednak odpowiadałyby sobota.</text:p>
      <text:soft-page-break/>
      <text:p text:style-name="P2457"><text:span text:style-name="T2458">Przewodnicząc</text:span><text:span text:style-name="T2459">y</text:span>:</text:p>
      <text:p text:style-name="P2460">Proszę bardzo.</text:p>
      <text:p text:style-name="P2461"><text:span text:style-name="T2462">Ob.<text:s/></text:span><text:span text:style-name="T2463">L</text:span><text:span text:style-name="T2464">ityński Jan</text:span><text:span text:style-name="T2465">:</text:span></text:p>
      <text:p text:style-name="P2466">Tylko, że sobota jest niewygodna, nie będziemy mogli ustalić terminu tego bliskiego dnia następnego. Mnie się wydaje, że to jest zbyt wolno, jeżeli będzie odkładać posiedzenia na ponad tydzień przy takiej ilości tematów.<text:s/>Zależałoby nam na tym, żeby jednak szybko przedstawić ten temat i przejść do omawiania konkretnych zagadnień.<text:s/>A więc jednak uważam<text:span text:style-name="T2467">y</text:span>, że ponad tydzień czasu jest troszeczkę za dużo.</text:p>
      <text:p text:style-name="P2468"><text:span text:style-name="T2469">Przewodnicząc</text:span><text:span text:style-name="T2470">y</text:span><text:span text:style-name="T2471">:</text:span></text:p>
      <text:p text:style-name="P2472">Ja jeszcze mam takie pytanie do kol.<text:s/><text:span text:style-name="T2473">M</text:span>orica<text:s/><text:span text:style-name="T2474">-<text:s/></text:span>kol.<text:s/><text:span text:style-name="T2475">M</text:span>oric<text:s/><text:span text:style-name="T2476">-</text:span><text:s/>czy wszyscy członkowie delegacji biorą udział w OPZZ? Może by ktoś w zastępstwie za was był tutaj.</text:p>
      <text:p text:style-name="P2477">Bo to są prezentacje.</text:p>
      <text:p text:style-name="P2478"><text:span text:style-name="T2479">Ob.<text:s/></text:span><text:span text:style-name="T2480">Raj</text:span><text:span text:style-name="T2481">mund Moric</text:span>:</text:p>
      <text:p text:style-name="P2482">Panie ministrze, ja muszę powiedzieć, że niestety wszyscy. Bo albo są członkami organów, albo są przez te organy rozliczani.<text:s/><text:span text:style-name="T2483">I</text:span><text:s/>akurat jest taki temat, że tak powiem, gdzie się coś prezentuje co się dzieje na<text:s/><text:span text:style-name="T2484">„</text:span>okrągłym stole”.</text:p>
      <text:p text:style-name="P2485">Jeżeli można coś w temacie panów to może mógłbym coś zaproponować.</text:p>
      <text:p text:style-name="P2486"><text:span text:style-name="T2487">Ob. Jarosław<text:s/></text:span><text:span text:style-name="T2488">S</text:span><text:span text:style-name="T2489">zczepa</text:span><text:span text:style-name="T2490">ńs</text:span><text:span text:style-name="T2491">k</text:span><text:span text:style-name="T2492">i</text:span>:</text:p>
      <text:p text:style-name="P2493">Ja chciałbym podać terminy, które zostały poniedziałek najbliższy albo sobota za tydzień. Takie są możliwości salowe, jakimi dysponuje URM.</text:p>
      <text:p text:style-name="P2494">Dziękuję.</text:p>
      <text:p text:style-name="P2495"><text:span text:style-name="T2496">Przewodnicząc</text:span><text:span text:style-name="T2497">y</text:span><text:span text:style-name="T2498">:</text:span></text:p>
      <text:p text:style-name="P2499">Ja roz<text:span text:style-name="T2500">u</text:span>miem, że wszystkie inne komisje sobie zajęły środek, a nam górników dalej - sobota i nas gonią do roboty.</text:p>
      <text:p text:style-name="P2501"><text:span text:style-name="T2502">Przewodnicząc</text:span><text:span text:style-name="T2503">y</text:span><text:span text:style-name="T2504">:</text:span></text:p>
      <text:p text:style-name="P2505">A proszę bardzo,<text:s/><text:span text:style-name="T2506">m</text:span>oże ponie<text:span text:style-name="T2507">d</text:span>ziałek. J<text:span text:style-name="T2508">a</text:span>k jest<text:s/><text:span text:style-name="T2509">p</text:span>rezentac<text:span text:style-name="T2510">j</text:span>a, to możemy w poniedziałek. Tylko do poniedziałku nie przygotują prawdopodobnie tych spraw związanych z repre<text:span text:style-name="T2511">sj</text:span>ą<text:span text:style-name="T2512">.</text:span></text:p>
      <text:p text:style-name="P2513">Bo dziś jest piątek, to przecież do poniedziałku nic w sprawie tych cośmy ustalili tych repres<text:span text:style-name="T2514">yj</text:span>nych.</text:p>
      <text:p text:style-name="P2515"><text:span text:style-name="T2516">Ob.<text:s/></text:span><text:span text:style-name="T2517">A</text:span><text:span text:style-name="T2518">lojzy Pietrzyk</text:span>:</text:p>
      <text:p text:style-name="P2519">Represje można by przełożyć. Ale my mamy<text:s/><text:span text:style-name="T2520">5</text:span><text:s/>tematów przygotowanych i trudno, żeby czekać do soboty z prezentacją stanowisk.</text:p>
      <text:p text:style-name="P2521"><text:span text:style-name="T2522">Przewodniczący</text:span>:</text:p>
      <text:p text:style-name="P2523">Ja jestem za poniedziałkiem.</text:p>
      <text:p text:style-name="P2524"><text:span text:style-name="T2525">Ob.<text:s/></text:span><text:span text:style-name="T2526">Raj</text:span><text:span text:style-name="T2527">mund Moric</text:span>:</text:p>
      <text:p text:style-name="P2528">Nie chcę znowu mieszać, ale w poniedziałek mamy s<text:span text:style-name="T2529">p</text:span>otkanie wszystkich struktur w Katowicach.</text:p>
      <text:p text:style-name="P2530">No<text:span text:style-name="T2531">,</text:span><text:s/>tak jest, zwołanych już wcześni<text:span text:style-name="T2532">ej.</text:span></text:p>
      <text:p text:style-name="P2533"><text:span text:style-name="T2534">Ob.<text:s/></text:span><text:span text:style-name="T2535">A</text:span><text:span text:style-name="T2536">lojzy Pietrzyk</text:span>:</text:p>
      <text:p text:style-name="P2537"><text:span text:style-name="T2538">W</text:span><text:s/>tej sytuacji ja widzę, że tu zaczyna się te problemy, które my tu mamy rozwiązać, trochę traktować lekceważąco, drugorzędnie, a moim zdaniem raczej chyba te problemy tutaj są pierwszorzędne.</text:p>
      <text:p text:style-name="P2539"><text:span text:style-name="T2540">A</text:span><text:span text:style-name="T2541">.<text:s/></text:span><text:span text:style-name="T2542">P</text:span><text:span text:style-name="T2543">ietrzyk</text:span>:</text:p>
      <text:soft-page-break/>
      <text:p text:style-name="P2544">Nasza strona<text:s/><text:span text:style-name="T2545">j</text:span>est za poniedziałkiem oczywiście, czym szybciej, tym lepiej uważamy.</text:p>
      <text:p text:style-name="P2546"><text:span text:style-name="T2547">Przewodnicząc</text:span><text:span text:style-name="T2548">y</text:span>:</text:p>
      <text:p text:style-name="P2549">Stronie rządowej poniedziałek też odpowiada.</text:p>
      <text:p text:style-name="P2550"><text:span text:style-name="T2551">P</text:span><text:span text:style-name="T2552">rz</text:span><text:span text:style-name="T2553">ewodniczą</text:span><text:span text:style-name="T2554">cy</text:span><text:span text:style-name="T2555">:</text:span><text:s/></text:p>
      <text:p text:style-name="P2556">No dobrze, ale czwartek już powiedzieli, że nie. No więc koledzy słuchajcie, my w drobnych sprawach nie potrafimy się do tego.<text:s/><text:span text:style-name="T2557">J</text:span>est poniedziałek, czwartek,<text:s/><text:span text:style-name="T2558">s</text:span>obot<text:span text:style-name="T2559">a.</text:span><text:s/>Z w<text:span text:style-name="T2560">yj</text:span>ątkiem wtorku mnie wszystkie dni tygodnia pasują. Mnie kwestia tutaj która ogranicza, to jest sprawa sal, bo można by w innej sali zrobić, w innym miejscu. Ale są pewne zasady, że ma się to odbywać tutaj, więc nie burzmy tego. Soboty to nie z własnego wygodnictwa tylko mówię.</text:p>
      <text:p text:style-name="P2561"><text:span text:style-name="T2562">A.</text:span><text:span text:style-name="T2563"><text:s/></text:span><text:span text:style-name="T2564">Pietrz</text:span><text:span text:style-name="T2565">y</text:span><text:span text:style-name="T2566">k</text:span><text:span text:style-name="T2567">:</text:span></text:p>
      <text:p text:style-name="P2568">W<text:span text:style-name="T2569">s</text:span>z<text:span text:style-name="T2570">y</text:span>sc<text:span text:style-name="T2571">y</text:span><text:s/>inni z telewizji będą sobie robić środę, a my będziemy sobotę.</text:p>
      <text:p text:style-name="P2572"><text:span text:style-name="T2573">Z</text:span><text:s/>tym, że ja bym się<text:s/><text:span text:style-name="T2574">j</text:span>eszcze dalej posunął, że i poniedziałek i sobotę od razu sobie byśmy ustalili.</text:p>
      <text:p text:style-name="P2575">Spotykamy się w poniedziałek i w sobotę, kolejne już z wyprzedzeniem spotkanie.</text:p>
      <text:p text:style-name="P2576"><text:span text:style-name="T2577">Przewodniczący</text:span>:</text:p>
      <text:p text:style-name="P2578">W następny poniedziałek i wtorek są już zajęte sale.</text:p>
      <text:p text:style-name="P2579"><text:span text:style-name="T2580">Ob.<text:s/></text:span><text:span text:style-name="T2581">Raj</text:span><text:span text:style-name="T2582">mund Moric</text:span>:</text:p>
      <text:p text:style-name="P2583"><text:span text:style-name="T2584">P</text:span>anie Przewodniczący! Oczywiście na sobotę się zgadzamy, w poniedziałek niestety nie będziemy<text:s/>mogli brać udziału, natomiast bardzo chętnie gdy materiał nam zostanie przesłany byśmy<text:s/><text:span text:style-name="T2585">si</text:span>ę ewentualnie u<text:span text:style-name="T2586">sto</text:span>sunkowali później w sobotę do tych zagadnień.</text:p>
      <text:p text:style-name="P2587"><text:span text:style-name="T2588">Przewodnicząc</text:span><text:span text:style-name="T2589">y</text:span>:</text:p>
      <text:p text:style-name="P2590"><text:span text:style-name="T2591">T</text:span>o ja mam rozumieć, że w poniedziałek robimy bez OPZZ?</text:p>
      <text:p text:style-name="P2592"><text:span text:style-name="T2593">Ob. A.<text:s/></text:span><text:span text:style-name="T2594">M</text:span><text:span text:style-name="T2595">o</text:span><text:span text:style-name="T2596">ri</text:span><text:span text:style-name="T2597">c</text:span>:</text:p>
      <text:p text:style-name="P2598">Z<text:s/>częściowym udziałem.</text:p>
      <text:p text:style-name="P2599"><text:span text:style-name="T2600">Przewodnicząc</text:span><text:span text:style-name="T2601">y</text:span>:</text:p>
      <text:p text:style-name="P2602">Obserwatorzy<text:s/>mogą brać udział.</text:p>
      <text:p text:style-name="P2603"><text:span text:style-name="T2604">Ob. A.<text:s/></text:span><text:span text:style-name="T2605">M</text:span><text:span text:style-name="T2606">o</text:span><text:span text:style-name="T2607">ri</text:span><text:span text:style-name="T2608">c</text:span>:</text:p>
      <text:p text:style-name="P2609"><text:span text:style-name="T2610">Jeże</text:span>l<text:span text:style-name="T2611">i</text:span><text:s/>można, będę tutaj... my tu prześlemy obserwatorów, którzy będą uczestniczyli<text:s/><text:span text:style-name="T2612">w</text:span><text:s/>sobotę, oczywiście materiały przejmą i w sobotę, czy w poniedziałek<text:span text:style-name="T2613"><text:s/></text:span>- przepraszam - i w sobotę ewentualnie potem, jeśli panowie, państwo zgodzą się, żebyśmy ewentualnie ustosunkowali bardzo skondensowane stanowisko do prze<text:span text:style-name="T2614">ds</text:span>tawionych nam tematów.</text:p>
      <text:p text:style-name="P2615">Możemy przyjąć taką propozycję?</text:p>
      <text:p text:style-name="P2616"><text:span text:style-name="T2617">Przewodniczący</text:span>:</text:p>
      <text:p text:style-name="P2618">Ja uważam, żeby przyjąć to, przy czym mam prośbę taką, żebyśmy się wszyscy zgodzili co do jednej sprawy, że tej sprawy represji postr<text:span text:style-name="T2619">aj</text:span>kowych w poniedziałek<text:span text:style-name="T2620"><text:s/></text:span>nie załatwimy, bo po prostu fizycznie to jest niemoż<text:span text:style-name="T2621">l</text:span>iwe i zostawić to na sobotę.</text:p>
      <text:p text:style-name="P2622"><text:span text:style-name="T2623">Ob. Piotrowski</text:span>:</text:p>
      <text:p text:style-name="P2624">Ja uważam,<text:s/>że jest to możliwe. Jesteśmy umówieni, mówię o tej szóstce wytypowanej do załatwienia sprawy, że zostajemy tu po posiedzeniu i prze<text:span text:style-name="T2625"><text:s/></text:span>prowadzimy konferencję na ten temat.</text:p>
      <text:p text:style-name="P2626"><text:span text:style-name="T2627">Przewodnicząc</text:span><text:span text:style-name="T2628">y</text:span><text:span text:style-name="T2629">:</text:span></text:p>
      <text:soft-page-break/>
      <text:p text:style-name="P2630">Proszę bardzo, jak będziecie panowie gotowi, to proszę, ale jak ja się orientuję ze strony tutaj na przykład Wspólnoty Węgla Kamiennego, jak robią rozeznanie to oni tam nie mają wielkich spr<text:span text:style-name="T2631">a</text:span>w, bo tam<text:span text:style-name="T2632"><text:s/></text:span>wielkiej sprawy nie ma. Ale jest cały szereg spraw, kt<text:span text:style-name="T2633">ó</text:span>re ja widzę<text:s/><text:span text:style-name="T2634">-</text:span><text:s/>dzisiaj jest piątek i ktoś przyjedzie jutro, powie jest sobota i w poniedziałek rano tutaj przyjedzie i z czym? W niedzielę nic nie zał<text:span text:style-name="T2635">a</text:span>twi. J<text:span text:style-name="T2636">a</text:span><text:s/>jestem realistą. To nie są nawet biurokratyczne sprawy, tylko taka jest<text:s/><text:span text:style-name="T2637">p</text:span>rawda<text:span text:style-name="T2638">.</text:span></text:p>
      <text:p text:style-name="P2639"><text:span text:style-name="T2640">Ob. Pietrzyk</text:span>:</text:p>
      <text:p text:style-name="P2641"><text:span text:style-name="T2642">J</text:span>aka godzina w poniedziałek?</text:p>
      <text:p text:style-name="P2643"><text:span text:style-name="T2644">Prze</text:span><text:span text:style-name="T2645">wo</text:span><text:span text:style-name="T2646">dni</text:span><text:span text:style-name="T2647">cz</text:span><text:span text:style-name="T2648">ąc</text:span><text:span text:style-name="T2649">y</text:span><text:span text:style-name="T2650">:</text:span></text:p>
      <text:p text:style-name="P2651"><text:span text:style-name="T2652">W</text:span><text:s/>poniedziałek godzina 10, tak?</text:p>
      <text:p text:style-name="P2653"><text:span text:style-name="T2654">Ob. Pietrzyk</text:span>:</text:p>
      <text:p text:style-name="P2655">Tak, nasza strona przyjmuje poniedziałek godzina 10, z tym że twierdzimy, że i w sobotę godzina 10.</text:p>
      <text:p text:style-name="P2656"><text:span text:style-name="T2657">Przewodniczący</text:span>:</text:p>
      <text:p text:style-name="P2658"><text:span text:style-name="T2659">I</text:span><text:s/>sobota godzina 10. I w poniedziałek jeszcze omawiamy, prezentujemy zdanie w sprawach systemu ekonomiczno-<text:span text:style-name="T2660">fi</text:span>nansowego kopalń, uniezależnienie bhp od zakładu<text:span text:style-name="T2661">,</text:span><text:s/>wypadki, choroby, renty i emerytury, ochrona środowiska, samorządy, system płac i poniedziałek godzina 10 i sobota godzina 10.</text:p>
      <text:p text:style-name="P2662">Czy moglibyśmy się w ten sposób zbliżać do końca,<text:s/><text:span text:style-name="T2663">c</text:span>zy są jeszcze jakieś wnioski?</text:p>
      <text:p text:style-name="P2664"><text:span text:style-name="T2665">Ob. Piotrowski</text:span>:</text:p>
      <text:p text:style-name="P2666">Pytanie mam. Czy strona rządowa na poniedziałek może przygotować dane liczbowe dotyczące wypadków przy pracy w górnictwie i chorób zawodowych w górnictwie. Chodzi mi o cyfry.</text:p>
      <text:p text:style-name="P2667"><text:span text:style-name="T2668">Przewodnicząc</text:span><text:span text:style-name="T2669">y</text:span>:</text:p>
      <text:p text:style-name="P2670">Czy w całym górnictwie, czy w węglu kamiennym?</text:p>
      <text:p text:style-name="P2671"><text:span text:style-name="T2672">Ob. Piotrowski</text:span>:</text:p>
      <text:p text:style-name="P2673"><text:span text:style-name="T2674">W</text:span><text:s/>całym górnict<text:span text:style-name="T2675">wi</text:span>e.</text:p>
      <text:p text:style-name="P2676"><text:span text:style-name="T2677">Przewodniczący</text:span>:</text:p>
      <text:p text:style-name="P2678">Według mnie nie i za jaki okres czasu?</text:p>
      <text:p text:style-name="P2679">/Piotrowski:<text:s/><text:span text:style-name="T2680">Z</text:span>a rok 1988/.</text:p>
      <text:p text:style-name="P2681">Panie prezesie Zygadłowicz, czy st<text:span text:style-name="T2682">a</text:span>tystyka wypadków Wyższego Urzędu Górniczego jest gotowa?</text:p>
      <text:p text:style-name="P2683"><text:span text:style-name="T2684">/</text:span><text:span text:style-name="T2685">O</text:span><text:span text:style-name="T2686">b</text:span><text:span text:style-name="T2687">.</text:span><text:span text:style-name="T2688"><text:s/></text:span><text:span text:style-name="T2689">Z</text:span><text:span text:style-name="T2690">ygadłowic</text:span><text:span text:style-name="T2691">z:<text:s/></text:span>Formu<text:span text:style-name="T2692">l</text:span>arze GUS-u przychodzą w marcu, 15 marca/.</text:p>
      <text:p text:style-name="P2693"><text:span text:style-name="T2694">Ob. Piotrowski</text:span>:</text:p>
      <text:p text:style-name="P2695"><text:span text:style-name="T2696">W</text:span><text:s/>t<text:span text:style-name="T2697">a</text:span>kie<text:span text:style-name="T2698">j</text:span><text:s/>sytuacji pro<text:span text:style-name="T2699">s</text:span>zę<text:s/><text:span text:style-name="T2700">o</text:span><text:s/><text:span text:style-name="T2701">dane</text:span><text:s/><text:span text:style-name="T2702">za</text:span><text:s/>rok 19<text:span text:style-name="T2703">8</text:span>7<text:span text:style-name="T2704">.</text:span></text:p>
      <text:p text:style-name="P2705"><text:span text:style-name="T2706">Ob.<text:s/></text:span><text:bookmark-start text:name="_Hlk149589698"/><text:span text:style-name="T2707">Zygadłowicz</text:span><text:bookmark-end text:name="_Hlk149589698"/>:</text:p>
      <text:p text:style-name="P2708">Możemy to przygotować<text:span text:style-name="T2709">.</text:span></text:p>
      <text:p text:style-name="P2710"><text:span text:style-name="T2711">Przewodniczący</text:span>:</text:p>
      <text:p text:style-name="P2712">To ja myślę, że 19<text:span text:style-name="T2713">8</text:span>7 ni<text:span text:style-name="T2714">c</text:span><text:s/>specjalnie nowego nie trzeba przygotować, tylko wyciąg ze sprawozdania<text:s/><text:span text:style-name="T2715">W</text:span>UG za 1987 rok w zakresie wypadkowoś<text:span text:style-name="T2716">ci</text:span>. To co idzie do G<text:span text:style-name="T2717">US</text:span>-u<text:span text:style-name="T2718">.</text:span></text:p>
      <text:p text:style-name="P2719"><text:span text:style-name="T2720">Ob</text:span><text:span text:style-name="T2721">.</text:span><text:span text:style-name="T2722"><text:s/>Zygadłowicz</text:span>:</text:p>
      <text:p text:style-name="P2723">Nie ma pełnych danych GUS, te dane znajdują si<text:span text:style-name="T2724">ę</text:span><text:s/>w GUS, natomiast na<text:span text:style-name="T2725">s</text:span>ze dane dotyczą wypadków śmiertelnych i wskaźnika wypadkowości.<text:s/>Odnośnie<text:s/>pozostałych są tylko dane sumaryczne<text:span text:style-name="T2726">.</text:span></text:p>
      <text:p text:style-name="P2727">/<text:span text:style-name="T2728">Przewodniczący</text:span>: Za 198<text:span text:style-name="T2729">7</text:span><text:s/>rok?/.</text:p>
      <text:soft-page-break/>
      <text:p text:style-name="P2730">Tak, za 1987 rok.</text:p>
      <text:p text:style-name="P2731"><text:span text:style-name="T2732">Ob.<text:s/></text:span><text:span text:style-name="T2733">P</text:span><text:span text:style-name="T2734">i</text:span><text:span text:style-name="T2735">ot</text:span><text:span text:style-name="T2736">rowsk</text:span><text:span text:style-name="T2737">i</text:span>:</text:p>
      <text:p text:style-name="P2738"><text:span text:style-name="T2739">W</text:span><text:s/>takim razie proszę o dane za 19<text:span text:style-name="T2740">87</text:span><text:s/>rok.</text:p>
      <text:p text:style-name="P2741"><text:span text:style-name="T2742">/Ob.</text:span><text:span text:style-name="T2743"><text:s/></text:span><text:span text:style-name="T2744">Zygadłowicz</text:span>:<text:s/>Odnośnie<text:s/>wypadkowości mogą<text:span text:style-name="T2745">,</text:span><text:s/>być<text:s/>odnośnie<text:s/>chorób zawodowych wszystkich danych nie ma/.</text:p>
      <text:p text:style-name="P2746">Dziękuję prz<text:span text:style-name="T2747">yj</text:span>ąłem do wiadomości.</text:p>
      <text:p text:style-name="P2748"><text:span text:style-name="T2749">O</text:span><text:span text:style-name="T2750">b</text:span><text:span text:style-name="T2751">.</text:span><text:span text:style-name="T2752"><text:s/>Pietrzyk</text:span>:</text:p>
      <text:p text:style-name="P2753"><text:span text:style-name="T2754">J</text:span>a si<text:span text:style-name="T2755">ę</text:span><text:s/>zwracał<text:span text:style-name="T2756">e</text:span>m 7 października ubiegłego roku z pismem - ewentualnie opracowań - o udostępnienie w temacie gospodarka zasobami węgla w świetle porozumień jastrzębskich z 3 września 1980 r. struktura zatrudnienia w górnictwie w poszczególnych gwarectwach - nakłady, plany i struktura inwestycji w górnictwie, szkody górnicze i problemy ochrony środowiska, statystyka wypadków w górnictwie, rent górniczych, odszkodowań. Czy ja mogą liczyć na te materiały?</text:p>
      <text:p text:style-name="P2757"><text:span text:style-name="T2758">Przewodniczą</text:span><text:span text:style-name="T2759">c</text:span><text:span text:style-name="T2760">y</text:span><text:span text:style-name="T2761">:</text:span></text:p>
      <text:p text:style-name="P2762"><text:span text:style-name="T2763">Do</text:span><text:s/>kogo pan się zwracał, mówi pan, że na piśmie się pan zwracał?</text:p>
      <text:p text:style-name="P2764"><text:span text:style-name="T2765">Ob</text:span><text:span text:style-name="T2766">.</text:span><text:span text:style-name="T2767"><text:s/>Pie</text:span><text:span text:style-name="T2768">t</text:span><text:span text:style-name="T2769">rzyk</text:span>:</text:p>
      <text:p text:style-name="P2770">To jeszcze było do ministra przemysłu Jerzego Bilipa.</text:p>
      <text:p text:style-name="P2771"><text:span text:style-name="T2772">Przewodniczący</text:span><text:span text:style-name="T2773">:</text:span></text:p>
      <text:p text:style-name="P2774">Co pan generalny dyrektor Pawł<text:span text:style-name="T2775">o</text:span>wski<text:s/><text:span text:style-name="T2776">na</text:span><text:s/>to?</text:p>
      <text:p text:style-name="P2777"><text:span text:style-name="T2778">Ob. Pawłowski</text:span>:</text:p>
      <text:p text:style-name="P2779">Nie znam sprawy<text:span text:style-name="T2780">.</text:span></text:p>
      <text:p text:style-name="P2781"><text:span text:style-name="T2782">Przewodnicząc</text:span><text:span text:style-name="T2783">y</text:span><text:span text:style-name="T2784">:</text:span></text:p>
      <text:p text:style-name="P2785">A Bilipa znałeś?</text:p>
      <text:p text:style-name="P2786"><text:span text:style-name="T2787">Ob. Pawłowski</text:span>:</text:p>
      <text:p text:style-name="P2788">Znałem. Ale sobie nie przypominam, żeby było takie wystąpienie, niby jaki tytuł wystąpienia?</text:p>
      <text:p text:style-name="P2789"><text:span text:style-name="T2790">Przewodnicząc</text:span><text:span text:style-name="T2791">y</text:span><text:span text:style-name="T2792">:</text:span></text:p>
      <text:p text:style-name="P2793">Nie ja oczywiście dlatego, że ja lubię cza<text:span text:style-name="T2794">s</text:span>em pożartować, bo wtedy i Pawłowskiego w tym ministerstwie nie było. Ale prosiłbym, żeby to tam, bo jeżeli pod tym adres<text:span text:style-name="T2795">e</text:span>m, no to pod tym adresem.</text:p>
      <text:p text:style-name="P2796"><text:span text:style-name="T2797">Ob. Pawłowski</text:span>:</text:p>
      <text:p text:style-name="P2798">To trzeba zapisać. Bo wiadomo, że nie dostanę tak szybko. Sprawdzę po prostu.</text:p>
      <text:p text:style-name="P2799"><text:span text:style-name="T2800">Przewodniczący</text:span>:</text:p>
      <text:p text:style-name="P2801">Ja mam taką propozycję. Czy jest kopia, czy fotokopia tego pisma, żeby przekazać to panu dyrektorowi generalnemu Pawłowskiemu?</text:p>
      <text:p text:style-name="P2802">Proszę bardzo jakie jeszcze sprawy są?</text:p>
      <text:p text:style-name="P2803"><text:span text:style-name="T2804">O</text:span><text:span text:style-name="T2805">b. Pietrzyk</text:span>:</text:p>
      <text:p text:style-name="P2806">Proponowałbym na dzisiaj zako<text:span text:style-name="T2807">ń</text:span>czy<text:span text:style-name="T2808">ć</text:span>, jeżeli pan przewodniczący nie ma nic przeciwko temu?</text:p>
      <text:p text:style-name="P2809"><text:span text:style-name="T2810">Przewodnicząc</text:span><text:span text:style-name="T2811">y</text:span>:</text:p>
      <text:p text:style-name="P2812">Pan Moric?</text:p>
      <text:p text:style-name="P2813"><text:span text:style-name="T2814">O</text:span><text:span text:style-name="T2815">bywatel Moric</text:span><text:span text:style-name="T2816">:</text:span></text:p>
      <text:p text:style-name="P2817">Oczywiście też przychylam się do tego wniosku. Przypominam i prosiłbym, żeby w poniedziałek nasi<text:s/><text:soft-page-break/>przedstawiciele mogli uzyskać materiały i wystąpienia, żebyśmy się mogli przygotować w skondensowanej formie i jednocześnie też proszę organizatorów o w miarę szybkie dostarczenie stenogramów z dzisiejszego posiedzenia.</text:p>
      <text:p text:style-name="P2818"><text:span text:style-name="T2819">Przewodnicząc</text:span><text:span text:style-name="T2820">y</text:span>:</text:p>
      <text:p text:style-name="P2821">Dziękuję bardzo.</text:p>
      <text:p text:style-name="P2822"><text:span text:style-name="T2823">J</text:span>eżeli mi wolno, to chciałbym serdecznie podzięko<text:span text:style-name="T2824">w</text:span>ać za dzisiejsze spotkanie. Ja myślę, że ono było i konstruktywne i atmosfera była bardzo dobra.<text:s/><text:span text:style-name="T2825">W</text:span><text:s/>końcu spotykamy się przy<text:s/>„okrągłym stole”, nie ludzie, którzy przyszli się tutaj głaskać, ale chcemy coś wypracować, jakieś wspólne<text:span text:style-name="T2826"><text:s/></text:span>stanowisko. Bardzo serdecznie kolegom wszystkim dziękuję i do zobaczenia w ponied<text:span text:style-name="T2827">z</text:span>iałek.</text:p>
      <text:p text:style-name="P2828">Dziękuję bardzo.</text:p>
      <text:p text:style-name="P2829">/Koniec posiedzenia/<text:span text:style-name="T283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7in" fo:page-height="11.6944in" style:print-orientation="portrait" fo:margin-top="0.2479in" fo:margin-left="0.2479in" fo:margin-bottom="0.2479in" fo:margin-right="0.2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2:00Z</meta:creation-date>
    <dc:date>2023-10-30T19:22:00Z</dc:date>
    <meta:template xlink:href="Normal.dotm" xlink:type="simple"/>
    <meta:editing-cycles>2</meta:editing-cycles>
    <meta:editing-duration>PT420S</meta:editing-duration>
    <meta:document-statistic meta:page-count="59" meta:paragraph-count="356" meta:word-count="25537" meta:character-count="178409" meta:row-count="1276" meta:non-whitespace-character-count="153228"/>
  </office:meta>
</office:document-meta>
</file>